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2.0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4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3.63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1.697cm"/>
    </style:style>
    <style:style style:name="co34" style:family="table-column">
      <style:table-column-properties fo:break-before="auto" style:column-width="2.704cm"/>
    </style:style>
    <style:style style:name="co35" style:family="table-column">
      <style:table-column-properties fo:break-before="auto" style:column-width="3.221cm"/>
    </style:style>
    <style:style style:name="co36" style:family="table-column">
      <style:table-column-properties fo:break-before="auto" style:column-width="3.113cm"/>
    </style:style>
    <style:style style:name="co37" style:family="table-column">
      <style:table-column-properties fo:break-before="auto" style:column-width="2.921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2.187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TT2_VPN_inges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16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4" table:default-cell-style-name="ce1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27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3" table:default-cell-style-name="ce1"/>
        <table:table-column table:style-name="co39" table:default-cell-style-name="ce1"/>
        <table:table-column table:style-name="co2" table:default-cell-style-name="ce1"/>
        <table:table-column table:style-name="co40" table:number-columns-repeated="963" table:default-cell-style-name="ce1"/>
        <table:table-row table:style-name="ro1">
          <table:table-cell table:style-name="ce2" office:value-type="string" calcext:value-type="string">
            <text:p>rtt (ms) of vpn \ ingest</text:p>
          </table:table-cell>
          <table:table-cell office:value-type="string" calcext:value-type="string">
            <text:p>Ashburn_VA3</text:p>
          </table:table-cell>
          <table:table-cell office:value-type="string" calcext:value-type="string">
            <text:p>Ashburn_VA5</text:p>
          </table:table-cell>
          <table:table-cell office:value-type="string" calcext:value-type="string">
            <text:p>Atlanta_GA</text:p>
          </table:table-cell>
          <table:table-cell office:value-type="string" calcext:value-type="string">
            <text:p>Austria_Vienna2</text:p>
          </table:table-cell>
          <table:table-cell office:value-type="string" calcext:value-type="string">
            <text:p>Brazil_Fortaleza1</text:p>
          </table:table-cell>
          <table:table-cell office:value-type="string" calcext:value-type="string">
            <text:p>Brazil_Rio_de_Janeiro</text:p>
          </table:table-cell>
          <table:table-cell office:value-type="string" calcext:value-type="string">
            <text:p>Canada_Toronto</text:p>
          </table:table-cell>
          <table:table-cell office:value-type="string" calcext:value-type="string">
            <text:p>Chicago_IL2</text:p>
          </table:table-cell>
          <table:table-cell office:value-type="string" calcext:value-type="string">
            <text:p>Chicago_IL3</text:p>
          </table:table-cell>
          <table:table-cell office:value-type="string" calcext:value-type="string">
            <text:p>Czech_Republic_Prague</text:p>
          </table:table-cell>
          <table:table-cell office:value-type="string" calcext:value-type="string">
            <text:p>Denmark_Copenhagen</text:p>
          </table:table-cell>
          <table:table-cell office:value-type="string" calcext:value-type="string">
            <text:p>Finland_Helsinki</text:p>
          </table:table-cell>
          <table:table-cell office:value-type="string" calcext:value-type="string">
            <text:p>France_Marseille</text:p>
          </table:table-cell>
          <table:table-cell office:value-type="string" calcext:value-type="string">
            <text:p>France_Marseille2</text:p>
          </table:table-cell>
          <table:table-cell office:value-type="string" calcext:value-type="string">
            <text:p>France_Paris10</text:p>
          </table:table-cell>
          <table:table-cell office:value-type="string" calcext:value-type="string">
            <text:p>Germany_Berlin</text:p>
          </table:table-cell>
          <table:table-cell office:value-type="string" calcext:value-type="string">
            <text:p>Germany_Düsseldorf1</text:p>
          </table:table-cell>
          <table:table-cell office:value-type="string" calcext:value-type="string">
            <text:p>Germany_Frankfurt2</text:p>
          </table:table-cell>
          <table:table-cell office:value-type="string" calcext:value-type="string">
            <text:p>Germany_Frankfurt5</text:p>
          </table:table-cell>
          <table:table-cell office:value-type="string" calcext:value-type="string">
            <text:p>Hong_Kong</text:p>
          </table:table-cell>
          <table:table-cell office:value-type="string" calcext:value-type="string">
            <text:p>Houston_TX</text:p>
          </table:table-cell>
          <table:table-cell office:value-type="string" calcext:value-type="string">
            <text:p>India_Bangalore1</text:p>
          </table:table-cell>
          <table:table-cell office:value-type="string" calcext:value-type="string">
            <text:p>India_Chennai</text:p>
          </table:table-cell>
          <table:table-cell office:value-type="string" calcext:value-type="string">
            <text:p>India_Hyderabad1</text:p>
          </table:table-cell>
          <table:table-cell office:value-type="string" calcext:value-type="string">
            <text:p>India_Mumbai</text:p>
          </table:table-cell>
          <table:table-cell office:value-type="string" calcext:value-type="string">
            <text:p>Italy_Milan2</text:p>
          </table:table-cell>
          <table:table-cell office:value-type="string" calcext:value-type="string">
            <text:p>Japan_Tokyo1</text:p>
          </table:table-cell>
          <table:table-cell office:value-type="string" calcext:value-type="string">
            <text:p>Japan_Tokyo3</text:p>
          </table:table-cell>
          <table:table-cell office:value-type="string" calcext:value-type="string">
            <text:p>Japan_Tokyo5</text:p>
          </table:table-cell>
          <table:table-cell office:value-type="string" calcext:value-type="string">
            <text:p>Los_Angeles_CA</text:p>
          </table:table-cell>
          <table:table-cell office:value-type="string" calcext:value-type="string">
            <text:p>Mexico_Queretaro1</text:p>
          </table:table-cell>
          <table:table-cell office:value-type="string" calcext:value-type="string">
            <text:p>Mexico_Queretaro2</text:p>
          </table:table-cell>
          <table:table-cell office:value-type="string" calcext:value-type="string">
            <text:p>Miami_FL5</text:p>
          </table:table-cell>
          <table:table-cell office:value-type="string" calcext:value-type="string">
            <text:p>Netherlands_Amsterdam2</text:p>
          </table:table-cell>
          <table:table-cell office:value-type="string" calcext:value-type="string">
            <text:p>Netherlands_Amsterdam3</text:p>
          </table:table-cell>
          <table:table-cell office:value-type="string" calcext:value-type="string">
            <text:p>New_York_NY</text:p>
          </table:table-cell>
          <table:table-cell office:value-type="string" calcext:value-type="string">
            <text:p>Norway_Oslo</text:p>
          </table:table-cell>
          <table:table-cell office:value-type="string" calcext:value-type="string">
            <text:p>Phoenix_AZ</text:p>
          </table:table-cell>
          <table:table-cell office:value-type="string" calcext:value-type="string">
            <text:p>Poland_Warsaw</text:p>
          </table:table-cell>
          <table:table-cell office:value-type="string" calcext:value-type="string">
            <text:p>Portland_OR</text:p>
          </table:table-cell>
          <table:table-cell office:value-type="string" calcext:value-type="string">
            <text:p>Salt_Lake_City_UT</text:p>
          </table:table-cell>
          <table:table-cell office:value-type="string" calcext:value-type="string">
            <text:p>San_Francisco_CA</text:p>
          </table:table-cell>
          <table:table-cell office:value-type="string" calcext:value-type="string">
            <text:p>San_Jose_CA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outh_Korea_Seoul1</text:p>
          </table:table-cell>
          <table:table-cell office:value-type="string" calcext:value-type="string">
            <text:p>South_Korea_Seoul3</text:p>
          </table:table-cell>
          <table:table-cell office:value-type="string" calcext:value-type="string">
            <text:p>Sweden_Stockholm</text:p>
          </table:table-cell>
          <table:table-cell office:value-type="string" calcext:value-type="string">
            <text:p>Sydney1</text:p>
          </table:table-cell>
          <table:table-cell office:value-type="string" calcext:value-type="string">
            <text:p>Sydney2</text:p>
          </table:table-cell>
          <table:table-cell office:value-type="string" calcext:value-type="string">
            <text:p>Taiwan_Taipei1</text:p>
          </table:table-cell>
          <table:table-cell office:value-type="string" calcext:value-type="string">
            <text:p>Taiwan_Taipei3</text:p>
          </table:table-cell>
          <table:table-cell office:value-type="string" calcext:value-type="string">
            <text:p>Thailand_Bangkok</text:p>
          </table:table-cell>
          <table:table-cell office:value-type="string" calcext:value-type="string">
            <text:p>UK_London3</text:p>
          </table:table-cell>
          <table:table-cell office:value-type="string" calcext:value-type="string">
            <text:p>UK_London4</text:p>
          </table:table-cell>
          <table:table-cell office:value-type="string" calcext:value-type="string">
            <text:p>Brazil_Sao_Paulo</text:p>
          </table:table-cell>
          <table:table-cell office:value-type="string" calcext:value-type="string">
            <text:p>Canada_Quebec</text:p>
          </table:table-cell>
          <table:table-cell office:value-type="string" calcext:value-type="string">
            <text:p>Dallas_TX</text:p>
          </table:table-cell>
          <table:table-cell office:value-type="string" calcext:value-type="string">
            <text:p>Denver_Co</text:p>
          </table:table-cell>
          <table:table-cell office:value-type="string" calcext:value-type="string">
            <text:p>Seattle_WA</text:p>
          </table:table-cell>
          <table:table-cell office:value-type="string" calcext:value-type="string">
            <text:p>Spain_Madrid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irana</text:p>
          </table:table-cell>
          <table:table-cell office:value-type="float" office:value="136.608" calcext:value-type="float">
            <text:p>136.608</text:p>
          </table:table-cell>
          <table:table-cell office:value-type="float" office:value="136.665" calcext:value-type="float">
            <text:p>136.665</text:p>
          </table:table-cell>
          <table:table-cell office:value-type="float" office:value="147.354" calcext:value-type="float">
            <text:p>147.354</text:p>
          </table:table-cell>
          <table:table-cell office:value-type="float" office:value="38.962" calcext:value-type="float">
            <text:p>38.962</text:p>
          </table:table-cell>
          <table:table-cell office:value-type="float" office:value="229.141" calcext:value-type="float">
            <text:p>229.141</text:p>
          </table:table-cell>
          <table:table-cell office:value-type="float" office:value="274.141" calcext:value-type="float">
            <text:p>274.141</text:p>
          </table:table-cell>
          <table:table-cell office:value-type="float" office:value="143.622" calcext:value-type="float">
            <text:p>143.622</text:p>
          </table:table-cell>
          <table:table-cell office:value-type="float" office:value="147.775" calcext:value-type="float">
            <text:p>147.775</text:p>
          </table:table-cell>
          <table:table-cell office:value-type="float" office:value="143.926" calcext:value-type="float">
            <text:p>143.926</text:p>
          </table:table-cell>
          <table:table-cell office:value-type="float" office:value="51.985" calcext:value-type="float">
            <text:p>51.985</text:p>
          </table:table-cell>
          <table:table-cell office:value-type="float" office:value="68.629" calcext:value-type="float">
            <text:p>68.629</text:p>
          </table:table-cell>
          <table:table-cell office:value-type="float" office:value="68.676" calcext:value-type="float">
            <text:p>68.676</text:p>
          </table:table-cell>
          <table:table-cell office:value-type="float" office:value="51.683" calcext:value-type="float">
            <text:p>51.683</text:p>
          </table:table-cell>
          <table:table-cell office:value-type="float" office:value="53.188" calcext:value-type="float">
            <text:p>53.188</text:p>
          </table:table-cell>
          <table:table-cell office:value-type="float" office:value="54.737" calcext:value-type="float">
            <text:p>54.737</text:p>
          </table:table-cell>
          <table:table-cell office:value-type="float" office:value="56.864" calcext:value-type="float">
            <text:p>56.864</text:p>
          </table:table-cell>
          <table:table-cell office:value-type="float" office:value="52.956" calcext:value-type="float">
            <text:p>52.956</text:p>
          </table:table-cell>
          <table:table-cell office:value-type="float" office:value="50.195" calcext:value-type="float">
            <text:p>50.195</text:p>
          </table:table-cell>
          <table:table-cell office:value-type="float" office:value="49.831" calcext:value-type="float">
            <text:p>49.831</text:p>
          </table:table-cell>
          <table:table-cell office:value-type="float" office:value="236.471" calcext:value-type="float">
            <text:p>236.471</text:p>
          </table:table-cell>
          <table:table-cell office:value-type="float" office:value="168.768" calcext:value-type="float">
            <text:p>168.768</text:p>
          </table:table-cell>
          <table:table-cell office:value-type="float" office:value="284.511" calcext:value-type="float">
            <text:p>284.511</text:p>
          </table:table-cell>
          <table:table-cell office:value-type="float" office:value="183.556" calcext:value-type="float">
            <text:p>183.556</text:p>
          </table:table-cell>
          <table:table-cell office:value-type="float" office:value="187.472" calcext:value-type="float">
            <text:p>187.472</text:p>
          </table:table-cell>
          <table:table-cell office:value-type="float" office:value="161.709" calcext:value-type="float">
            <text:p>161.709</text:p>
          </table:table-cell>
          <table:table-cell office:value-type="float" office:value="44.863" calcext:value-type="float">
            <text:p>44.863</text:p>
          </table:table-cell>
          <table:table-cell office:value-type="float" office:value="270.391" calcext:value-type="float">
            <text:p>270.391</text:p>
          </table:table-cell>
          <table:table-cell office:value-type="float" office:value="270.156" calcext:value-type="float">
            <text:p>270.156</text:p>
          </table:table-cell>
          <table:table-cell office:value-type="float" office:value="290.122" calcext:value-type="float">
            <text:p>290.122</text:p>
          </table:table-cell>
          <table:table-cell office:value-type="float" office:value="192.015" calcext:value-type="float">
            <text:p>192.015</text:p>
          </table:table-cell>
          <table:table-cell office:value-type="float" office:value="190.53" calcext:value-type="float">
            <text:p>190.53</text:p>
          </table:table-cell>
          <table:table-cell office:value-type="float" office:value="190.665" calcext:value-type="float">
            <text:p>190.665</text:p>
          </table:table-cell>
          <table:table-cell office:value-type="float" office:value="163.883" calcext:value-type="float">
            <text:p>163.883</text:p>
          </table:table-cell>
          <table:table-cell office:value-type="float" office:value="58.828" calcext:value-type="float">
            <text:p>58.828</text:p>
          </table:table-cell>
          <table:table-cell office:value-type="float" office:value="56.322" calcext:value-type="float">
            <text:p>56.322</text:p>
          </table:table-cell>
          <table:table-cell office:value-type="float" office:value="131.972" calcext:value-type="float">
            <text:p>131.972</text:p>
          </table:table-cell>
          <table:table-cell office:value-type="float" office:value="76.595" calcext:value-type="float">
            <text:p>76.595</text:p>
          </table:table-cell>
          <table:table-cell office:value-type="float" office:value="191.779" calcext:value-type="float">
            <text:p>191.779</text:p>
          </table:table-cell>
          <table:table-cell office:value-type="float" office:value="62.73" calcext:value-type="float">
            <text:p>62.73</text:p>
          </table:table-cell>
          <table:table-cell office:value-type="float" office:value="202.151" calcext:value-type="float">
            <text:p>202.151</text:p>
          </table:table-cell>
          <table:table-cell office:value-type="float" office:value="192.833" calcext:value-type="float">
            <text:p>192.833</text:p>
          </table:table-cell>
          <table:table-cell office:value-type="float" office:value="193.204" calcext:value-type="float">
            <text:p>193.204</text:p>
          </table:table-cell>
          <table:table-cell office:value-type="float" office:value="194.812" calcext:value-type="float">
            <text:p>194.812</text:p>
          </table:table-cell>
          <table:table-cell office:value-type="float" office:value="193.954" calcext:value-type="float">
            <text:p>193.954</text:p>
          </table:table-cell>
          <table:table-cell office:value-type="float" office:value="357.651" calcext:value-type="float">
            <text:p>357.651</text:p>
          </table:table-cell>
          <table:table-cell office:value-type="float" office:value="368.686" calcext:value-type="float">
            <text:p>368.686</text:p>
          </table:table-cell>
          <table:table-cell office:value-type="float" office:value="69.015" calcext:value-type="float">
            <text:p>69.015</text:p>
          </table:table-cell>
          <table:table-cell office:value-type="float" office:value="399.515" calcext:value-type="float">
            <text:p>399.515</text:p>
          </table:table-cell>
          <table:table-cell office:value-type="float" office:value="401.464" calcext:value-type="float">
            <text:p>401.464</text:p>
          </table:table-cell>
          <table:table-cell office:value-type="float" office:value="254.076" calcext:value-type="float">
            <text:p>254.076</text:p>
          </table:table-cell>
          <table:table-cell office:value-type="float" office:value="297.426" calcext:value-type="float">
            <text:p>297.426</text:p>
          </table:table-cell>
          <table:table-cell office:value-type="float" office:value="266.796" calcext:value-type="float">
            <text:p>266.796</text:p>
          </table:table-cell>
          <table:table-cell office:value-type="float" office:value="62.337" calcext:value-type="float">
            <text:p>62.337</text:p>
          </table:table-cell>
          <table:table-cell office:value-type="float" office:value="59.383" calcext:value-type="float">
            <text:p>59.383</text:p>
          </table:table-cell>
          <table:table-cell office:value-type="float" office:value="252.451" calcext:value-type="float">
            <text:p>252.451</text:p>
          </table:table-cell>
          <table:table-cell office:value-type="float" office:value="132.908" calcext:value-type="float">
            <text:p>132.908</text:p>
          </table:table-cell>
          <table:table-cell office:value-type="float" office:value="156.404" calcext:value-type="float">
            <text:p>156.404</text:p>
          </table:table-cell>
          <table:table-cell office:value-type="float" office:value="192.736" calcext:value-type="float">
            <text:p>192.736</text:p>
          </table:table-cell>
          <table:table-cell office:value-type="float" office:value="193.351" calcext:value-type="float">
            <text:p>193.351</text:p>
          </table:table-cell>
          <table:table-cell office:value-type="float" office:value="53.471" calcext:value-type="float">
            <text:p>53.47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uenos_Aires</text:p>
          </table:table-cell>
          <table:table-cell office:value-type="float" office:value="161.465" calcext:value-type="float">
            <text:p>161.465</text:p>
          </table:table-cell>
          <table:table-cell office:value-type="float" office:value="146.416" calcext:value-type="float">
            <text:p>146.416</text:p>
          </table:table-cell>
          <table:table-cell office:value-type="float" office:value="147.194" calcext:value-type="float">
            <text:p>147.194</text:p>
          </table:table-cell>
          <table:table-cell office:value-type="float" office:value="237.574" calcext:value-type="float">
            <text:p>237.574</text:p>
          </table:table-cell>
          <table:table-cell office:value-type="float" office:value="154.336" calcext:value-type="float">
            <text:p>154.336</text:p>
          </table:table-cell>
          <table:table-cell office:value-type="float" office:value="37.411" calcext:value-type="float">
            <text:p>37.411</text:p>
          </table:table-cell>
          <table:table-cell office:value-type="float" office:value="161.259" calcext:value-type="float">
            <text:p>161.259</text:p>
          </table:table-cell>
          <table:table-cell office:value-type="float" office:value="162.53" calcext:value-type="float">
            <text:p>162.53</text:p>
          </table:table-cell>
          <table:table-cell office:value-type="float" office:value="162.686" calcext:value-type="float">
            <text:p>162.686</text:p>
          </table:table-cell>
          <table:table-cell office:value-type="float" office:value="231.457" calcext:value-type="float">
            <text:p>231.457</text:p>
          </table:table-cell>
          <table:table-cell office:value-type="float" office:value="239.473" calcext:value-type="float">
            <text:p>239.473</text:p>
          </table:table-cell>
          <table:table-cell office:value-type="float" office:value="247.895" calcext:value-type="float">
            <text:p>247.895</text:p>
          </table:table-cell>
          <table:table-cell office:value-type="float" office:value="234.156" calcext:value-type="float">
            <text:p>234.156</text:p>
          </table:table-cell>
          <table:table-cell office:value-type="float" office:value="232.639" calcext:value-type="float">
            <text:p>232.639</text:p>
          </table:table-cell>
          <table:table-cell office:value-type="float" office:value="223.245" calcext:value-type="float">
            <text:p>223.245</text:p>
          </table:table-cell>
          <table:table-cell office:value-type="float" office:value="926.597" calcext:value-type="float">
            <text:p>926.597</text:p>
          </table:table-cell>
          <table:table-cell office:value-type="float" office:value="239.429" calcext:value-type="float">
            <text:p>239.429</text:p>
          </table:table-cell>
          <table:table-cell office:value-type="float" office:value="227.886" calcext:value-type="float">
            <text:p>227.886</text:p>
          </table:table-cell>
          <table:table-cell office:value-type="float" office:value="264.378" calcext:value-type="float">
            <text:p>264.378</text:p>
          </table:table-cell>
          <table:table-cell office:value-type="float" office:value="398.762" calcext:value-type="float">
            <text:p>398.762</text:p>
          </table:table-cell>
          <table:table-cell office:value-type="float" office:value="170.572" calcext:value-type="float">
            <text:p>170.572</text:p>
          </table:table-cell>
          <table:table-cell office:value-type="float" office:value="427.934" calcext:value-type="float">
            <text:p>427.934</text:p>
          </table:table-cell>
          <table:table-cell office:value-type="float" office:value="364.745" calcext:value-type="float">
            <text:p>364.745</text:p>
          </table:table-cell>
          <table:table-cell office:value-type="float" office:value="378.902" calcext:value-type="float">
            <text:p>378.902</text:p>
          </table:table-cell>
          <table:table-cell office:value-type="float" office:value="376.159" calcext:value-type="float">
            <text:p>376.159</text:p>
          </table:table-cell>
          <table:table-cell office:value-type="float" office:value="239.33" calcext:value-type="float">
            <text:p>239.33</text:p>
          </table:table-cell>
          <table:table-cell office:value-type="float" office:value="380.002" calcext:value-type="float">
            <text:p>380.002</text:p>
          </table:table-cell>
          <table:table-cell office:value-type="float" office:value="293.023" calcext:value-type="float">
            <text:p>293.023</text:p>
          </table:table-cell>
          <table:table-cell office:value-type="float" office:value="420.955" calcext:value-type="float">
            <text:p>420.955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188.495" calcext:value-type="float">
            <text:p>188.495</text:p>
          </table:table-cell>
          <table:table-cell office:value-type="float" office:value="188.059" calcext:value-type="float">
            <text:p>188.059</text:p>
          </table:table-cell>
          <table:table-cell office:value-type="float" office:value="147.566" calcext:value-type="float">
            <text:p>147.56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33.59" calcext:value-type="float">
            <text:p>233.59</text:p>
          </table:table-cell>
          <table:table-cell office:value-type="float" office:value="144.533" calcext:value-type="float">
            <text:p>144.533</text:p>
          </table:table-cell>
          <table:table-cell office:value-type="float" office:value="252.017" calcext:value-type="float">
            <text:p>252.017</text:p>
          </table:table-cell>
          <table:table-cell office:value-type="float" office:value="175.914" calcext:value-type="float">
            <text:p>175.914</text:p>
          </table:table-cell>
          <table:table-cell office:value-type="float" office:value="245.563" calcext:value-type="float">
            <text:p>245.563</text:p>
          </table:table-cell>
          <table:table-cell office:value-type="float" office:value="204.832" calcext:value-type="float">
            <text:p>204.832</text:p>
          </table:table-cell>
          <table:table-cell office:value-type="float" office:value="183.973" calcext:value-type="float">
            <text:p>183.973</text:p>
          </table:table-cell>
          <table:table-cell office:value-type="float" office:value="201.632" calcext:value-type="float">
            <text:p>201.632</text:p>
          </table:table-cell>
          <table:table-cell office:value-type="float" office:value="234.05" calcext:value-type="float">
            <text:p>234.05</text:p>
          </table:table-cell>
          <table:table-cell office:value-type="float" office:value="378.639" calcext:value-type="float">
            <text:p>378.639</text:p>
          </table:table-cell>
          <table:table-cell office:value-type="float" office:value="370.423" calcext:value-type="float">
            <text:p>370.423</text:p>
          </table:table-cell>
          <table:table-cell office:value-type="float" office:value="450.994" calcext:value-type="float">
            <text:p>450.994</text:p>
          </table:table-cell>
          <table:table-cell office:value-type="float" office:value="254.313" calcext:value-type="float">
            <text:p>254.313</text:p>
          </table:table-cell>
          <table:table-cell office:value-type="float" office:value="400.385" calcext:value-type="float">
            <text:p>400.385</text:p>
          </table:table-cell>
          <table:table-cell office:value-type="float" office:value="461.916" calcext:value-type="float">
            <text:p>461.91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78.35" calcext:value-type="float">
            <text:p>378.35</text:p>
          </table:table-cell>
          <table:table-cell office:value-type="float" office:value="399.15" calcext:value-type="float">
            <text:p>399.15</text:p>
          </table:table-cell>
          <table:table-cell office:value-type="float" office:value="220.132" calcext:value-type="float">
            <text:p>220.132</text:p>
          </table:table-cell>
          <table:table-cell office:value-type="float" office:value="224.342" calcext:value-type="float">
            <text:p>224.342</text:p>
          </table:table-cell>
          <table:table-cell office:value-type="float" office:value="91.28" calcext:value-type="float">
            <text:p>91.28</text:p>
          </table:table-cell>
          <table:table-cell office:value-type="float" office:value="161.093" calcext:value-type="float">
            <text:p>161.093</text:p>
          </table:table-cell>
          <table:table-cell office:value-type="float" office:value="158.901" calcext:value-type="float">
            <text:p>158.901</text:p>
          </table:table-cell>
          <table:table-cell office:value-type="float" office:value="180.912" calcext:value-type="float">
            <text:p>180.912</text:p>
          </table:table-cell>
          <table:table-cell office:value-type="float" office:value="214.791" calcext:value-type="float">
            <text:p>214.791</text:p>
          </table:table-cell>
          <table:table-cell office:value-type="float" office:value="257.614" calcext:value-type="float">
            <text:p>257.61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118.507" calcext:value-type="float">
            <text:p>118.507</text:p>
          </table:table-cell>
          <table:table-cell office:value-type="float" office:value="117.703" calcext:value-type="float">
            <text:p>117.703</text:p>
          </table:table-cell>
          <table:table-cell office:value-type="float" office:value="132.587" calcext:value-type="float">
            <text:p>132.587</text:p>
          </table:table-cell>
          <table:table-cell office:value-type="float" office:value="20.525" calcext:value-type="float">
            <text:p>20.525</text:p>
          </table:table-cell>
          <table:table-cell office:value-type="float" office:value="208.474" calcext:value-type="float">
            <text:p>208.474</text:p>
          </table:table-cell>
          <table:table-cell office:value-type="float" office:value="238.475" calcext:value-type="float">
            <text:p>238.475</text:p>
          </table:table-cell>
          <table:table-cell office:value-type="float" office:value="122.006" calcext:value-type="float">
            <text:p>122.006</text:p>
          </table:table-cell>
          <table:table-cell office:value-type="float" office:value="127.144" calcext:value-type="float">
            <text:p>127.144</text:p>
          </table:table-cell>
          <table:table-cell office:value-type="float" office:value="127.324" calcext:value-type="float">
            <text:p>127.324</text:p>
          </table:table-cell>
          <table:table-cell office:value-type="float" office:value="35.746" calcext:value-type="float">
            <text:p>35.746</text:p>
          </table:table-cell>
          <table:table-cell office:value-type="float" office:value="36.749" calcext:value-type="float">
            <text:p>36.749</text:p>
          </table:table-cell>
          <table:table-cell office:value-type="float" office:value="46.6" calcext:value-type="float">
            <text:p>46.6</text:p>
          </table:table-cell>
          <table:table-cell office:value-type="float" office:value="43.401" calcext:value-type="float">
            <text:p>43.401</text:p>
          </table:table-cell>
          <table:table-cell office:value-type="float" office:value="45.337" calcext:value-type="float">
            <text:p>45.337</text:p>
          </table:table-cell>
          <table:table-cell office:value-type="float" office:value="34.152" calcext:value-type="float">
            <text:p>34.152</text:p>
          </table:table-cell>
          <table:table-cell office:value-type="float" office:value="31.552" calcext:value-type="float">
            <text:p>31.552</text:p>
          </table:table-cell>
          <table:table-cell office:value-type="float" office:value="29.926" calcext:value-type="float">
            <text:p>29.926</text:p>
          </table:table-cell>
          <table:table-cell office:value-type="float" office:value="34.36" calcext:value-type="float">
            <text:p>34.36</text:p>
          </table:table-cell>
          <table:table-cell office:value-type="float" office:value="26.947" calcext:value-type="float">
            <text:p>26.947</text:p>
          </table:table-cell>
          <table:table-cell office:value-type="float" office:value="212.22" calcext:value-type="float">
            <text:p>212.22</text:p>
          </table:table-cell>
          <table:table-cell office:value-type="float" office:value="148.134" calcext:value-type="float">
            <text:p>148.134</text:p>
          </table:table-cell>
          <table:table-cell office:value-type="float" office:value="213.131" calcext:value-type="float">
            <text:p>213.131</text:p>
          </table:table-cell>
          <table:table-cell office:value-type="float" office:value="175.69" calcext:value-type="float">
            <text:p>175.69</text:p>
          </table:table-cell>
          <table:table-cell office:value-type="float" office:value="159.957" calcext:value-type="float">
            <text:p>159.957</text:p>
          </table:table-cell>
          <table:table-cell office:value-type="float" office:value="139.115" calcext:value-type="float">
            <text:p>139.115</text:p>
          </table:table-cell>
          <table:table-cell office:value-type="float" office:value="39.315" calcext:value-type="float">
            <text:p>39.315</text:p>
          </table:table-cell>
          <table:table-cell office:value-type="float" office:value="274.746" calcext:value-type="float">
            <text:p>274.746</text:p>
          </table:table-cell>
          <table:table-cell office:value-type="float" office:value="274.709" calcext:value-type="float">
            <text:p>274.709</text:p>
          </table:table-cell>
          <table:table-cell office:value-type="float" office:value="260.902" calcext:value-type="float">
            <text:p>260.902</text:p>
          </table:table-cell>
          <table:table-cell office:value-type="float" office:value="173.852" calcext:value-type="float">
            <text:p>173.852</text:p>
          </table:table-cell>
          <table:table-cell office:value-type="float" office:value="170.792" calcext:value-type="float">
            <text:p>170.792</text:p>
          </table:table-cell>
          <table:table-cell office:value-type="float" office:value="170.243" calcext:value-type="float">
            <text:p>170.243</text:p>
          </table:table-cell>
          <table:table-cell office:value-type="float" office:value="144.187" calcext:value-type="float">
            <text:p>144.187</text:p>
          </table:table-cell>
          <table:table-cell office:value-type="float" office:value="34.216" calcext:value-type="float">
            <text:p>34.216</text:p>
          </table:table-cell>
          <table:table-cell office:value-type="float" office:value="33.816" calcext:value-type="float">
            <text:p>33.816</text:p>
          </table:table-cell>
          <table:table-cell office:value-type="float" office:value="115.064" calcext:value-type="float">
            <text:p>115.064</text:p>
          </table:table-cell>
          <table:table-cell office:value-type="float" office:value="49.207" calcext:value-type="float">
            <text:p>49.207</text:p>
          </table:table-cell>
          <table:table-cell office:value-type="float" office:value="169.609" calcext:value-type="float">
            <text:p>169.609</text:p>
          </table:table-cell>
          <table:table-cell office:value-type="float" office:value="47.228" calcext:value-type="float">
            <text:p>47.228</text:p>
          </table:table-cell>
          <table:table-cell office:value-type="float" office:value="186.867" calcext:value-type="float">
            <text:p>186.867</text:p>
          </table:table-cell>
          <table:table-cell office:value-type="float" office:value="160.792" calcext:value-type="float">
            <text:p>160.792</text:p>
          </table:table-cell>
          <table:table-cell office:value-type="float" office:value="175.031" calcext:value-type="float">
            <text:p>175.031</text:p>
          </table:table-cell>
          <table:table-cell office:value-type="float" office:value="177.567" calcext:value-type="float">
            <text:p>177.567</text:p>
          </table:table-cell>
          <table:table-cell office:value-type="float" office:value="184.77" calcext:value-type="float">
            <text:p>184.77</text:p>
          </table:table-cell>
          <table:table-cell office:value-type="float" office:value="287.456" calcext:value-type="float">
            <text:p>287.456</text:p>
          </table:table-cell>
          <table:table-cell office:value-type="float" office:value="301.441" calcext:value-type="float">
            <text:p>301.441</text:p>
          </table:table-cell>
          <table:table-cell office:value-type="float" office:value="47.178" calcext:value-type="float">
            <text:p>47.178</text:p>
          </table:table-cell>
          <table:table-cell office:value-type="float" office:value="316.294" calcext:value-type="float">
            <text:p>316.294</text:p>
          </table:table-cell>
          <table:table-cell office:value-type="float" office:value="319.025" calcext:value-type="float">
            <text:p>319.025</text:p>
          </table:table-cell>
          <table:table-cell office:value-type="float" office:value="271.979" calcext:value-type="float">
            <text:p>271.979</text:p>
          </table:table-cell>
          <table:table-cell office:value-type="float" office:value="292.039" calcext:value-type="float">
            <text:p>292.039</text:p>
          </table:table-cell>
          <table:table-cell office:value-type="float" office:value="251.714" calcext:value-type="float">
            <text:p>251.714</text:p>
          </table:table-cell>
          <table:table-cell office:value-type="float" office:value="37.273" calcext:value-type="float">
            <text:p>37.273</text:p>
          </table:table-cell>
          <table:table-cell office:value-type="float" office:value="37.821" calcext:value-type="float">
            <text:p>37.821</text:p>
          </table:table-cell>
          <table:table-cell office:value-type="float" office:value="240.535" calcext:value-type="float">
            <text:p>240.535</text:p>
          </table:table-cell>
          <table:table-cell office:value-type="float" office:value="114.636" calcext:value-type="float">
            <text:p>114.636</text:p>
          </table:table-cell>
          <table:table-cell office:value-type="float" office:value="145.121" calcext:value-type="float">
            <text:p>145.121</text:p>
          </table:table-cell>
          <table:table-cell office:value-type="float" office:value="144.142" calcext:value-type="float">
            <text:p>144.142</text:p>
          </table:table-cell>
          <table:table-cell office:value-type="float" office:value="174.51" calcext:value-type="float">
            <text:p>174.51</text:p>
          </table:table-cell>
          <table:table-cell office:value-type="float" office:value="49.242" calcext:value-type="float">
            <text:p>49.24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196.032" calcext:value-type="float">
            <text:p>196.032</text:p>
          </table:table-cell>
          <table:table-cell office:value-type="float" office:value="193.557" calcext:value-type="float">
            <text:p>193.557</text:p>
          </table:table-cell>
          <table:table-cell office:value-type="float" office:value="181.87" calcext:value-type="float">
            <text:p>181.87</text:p>
          </table:table-cell>
          <table:table-cell office:value-type="float" office:value="249.732" calcext:value-type="float">
            <text:p>249.732</text:p>
          </table:table-cell>
          <table:table-cell office:value-type="float" office:value="362.97" calcext:value-type="float">
            <text:p>362.97</text:p>
          </table:table-cell>
          <table:table-cell office:value-type="float" office:value="420.235" calcext:value-type="float">
            <text:p>420.235</text:p>
          </table:table-cell>
          <table:table-cell office:value-type="float" office:value="244.431" calcext:value-type="float">
            <text:p>244.431</text:p>
          </table:table-cell>
          <table:table-cell office:value-type="float" office:value="183.4" calcext:value-type="float">
            <text:p>183.4</text:p>
          </table:table-cell>
          <table:table-cell office:value-type="float" office:value="187.4" calcext:value-type="float">
            <text:p>187.4</text:p>
          </table:table-cell>
          <table:table-cell office:value-type="float" office:value="244.251" calcext:value-type="float">
            <text:p>244.251</text:p>
          </table:table-cell>
          <table:table-cell office:value-type="float" office:value="258.237" calcext:value-type="float">
            <text:p>258.237</text:p>
          </table:table-cell>
          <table:table-cell office:value-type="float" office:value="263.846" calcext:value-type="float">
            <text:p>263.846</text:p>
          </table:table-cell>
          <table:table-cell office:value-type="float" office:value="254.193" calcext:value-type="float">
            <text:p>254.193</text:p>
          </table:table-cell>
          <table:table-cell office:value-type="float" office:value="255.37" calcext:value-type="float">
            <text:p>255.37</text:p>
          </table:table-cell>
          <table:table-cell office:value-type="float" office:value="245.074" calcext:value-type="float">
            <text:p>245.074</text:p>
          </table:table-cell>
          <table:table-cell office:value-type="float" office:value="257.719" calcext:value-type="float">
            <text:p>257.719</text:p>
          </table:table-cell>
          <table:table-cell office:value-type="float" office:value="246.242" calcext:value-type="float">
            <text:p>246.242</text:p>
          </table:table-cell>
          <table:table-cell office:value-type="float" office:value="245.75" calcext:value-type="float">
            <text:p>245.75</text:p>
          </table:table-cell>
          <table:table-cell office:value-type="float" office:value="246.04" calcext:value-type="float">
            <text:p>246.04</text:p>
          </table:table-cell>
          <table:table-cell office:value-type="float" office:value="123.181" calcext:value-type="float">
            <text:p>123.181</text:p>
          </table:table-cell>
          <table:table-cell office:value-type="float" office:value="167.152" calcext:value-type="float">
            <text:p>167.152</text:p>
          </table:table-cell>
          <table:table-cell office:value-type="float" office:value="166.827" calcext:value-type="float">
            <text:p>166.827</text:p>
          </table:table-cell>
          <table:table-cell office:value-type="float" office:value="124.923" calcext:value-type="float">
            <text:p>124.923</text:p>
          </table:table-cell>
          <table:table-cell office:value-type="float" office:value="158.731" calcext:value-type="float">
            <text:p>158.731</text:p>
          </table:table-cell>
          <table:table-cell office:value-type="float" office:value="152.736" calcext:value-type="float">
            <text:p>152.736</text:p>
          </table:table-cell>
          <table:table-cell office:value-type="float" office:value="253.532" calcext:value-type="float">
            <text:p>253.532</text:p>
          </table:table-cell>
          <table:table-cell office:value-type="float" office:value="164.18" calcext:value-type="float">
            <text:p>164.18</text:p>
          </table:table-cell>
          <table:table-cell office:value-type="float" office:value="164.246" calcext:value-type="float">
            <text:p>164.246</text:p>
          </table:table-cell>
          <table:table-cell office:value-type="float" office:value="134.791" calcext:value-type="float">
            <text:p>134.791</text:p>
          </table:table-cell>
          <table:table-cell office:value-type="float" office:value="133.123" calcext:value-type="float">
            <text:p>133.123</text:p>
          </table:table-cell>
          <table:table-cell office:value-type="float" office:value="184.246" calcext:value-type="float">
            <text:p>184.246</text:p>
          </table:table-cell>
          <table:table-cell office:value-type="float" office:value="184.294" calcext:value-type="float">
            <text:p>184.294</text:p>
          </table:table-cell>
          <table:table-cell office:value-type="float" office:value="258.732" calcext:value-type="float">
            <text:p>258.732</text:p>
          </table:table-cell>
          <table:table-cell office:value-type="float" office:value="247.737" calcext:value-type="float">
            <text:p>247.737</text:p>
          </table:table-cell>
          <table:table-cell office:value-type="float" office:value="245.331" calcext:value-type="float">
            <text:p>245.331</text:p>
          </table:table-cell>
          <table:table-cell office:value-type="float" office:value="251.195" calcext:value-type="float">
            <text:p>251.195</text:p>
          </table:table-cell>
          <table:table-cell office:value-type="float" office:value="265.751" calcext:value-type="float">
            <text:p>265.751</text:p>
          </table:table-cell>
          <table:table-cell office:value-type="float" office:value="145.865" calcext:value-type="float">
            <text:p>145.865</text:p>
          </table:table-cell>
          <table:table-cell office:value-type="float" office:value="259.353" calcext:value-type="float">
            <text:p>259.353</text:p>
          </table:table-cell>
          <table:table-cell office:value-type="float" office:value="200.488" calcext:value-type="float">
            <text:p>200.488</text:p>
          </table:table-cell>
          <table:table-cell office:value-type="float" office:value="209.365" calcext:value-type="float">
            <text:p>209.365</text:p>
          </table:table-cell>
          <table:table-cell office:value-type="float" office:value="141.941" calcext:value-type="float">
            <text:p>141.941</text:p>
          </table:table-cell>
          <table:table-cell office:value-type="float" office:value="143.386" calcext:value-type="float">
            <text:p>143.386</text:p>
          </table:table-cell>
          <table:table-cell office:value-type="float" office:value="92.025" calcext:value-type="float">
            <text:p>92.025</text:p>
          </table:table-cell>
          <table:table-cell office:value-type="float" office:value="193.654" calcext:value-type="float">
            <text:p>193.654</text:p>
          </table:table-cell>
          <table:table-cell office:value-type="float" office:value="193.619" calcext:value-type="float">
            <text:p>193.619</text:p>
          </table:table-cell>
          <table:table-cell office:value-type="float" office:value="262.8" calcext:value-type="float">
            <text:p>262.8</text:p>
          </table:table-cell>
          <table:table-cell office:value-type="float" office:value="1.103" calcext:value-type="float">
            <text:p>1.103</text:p>
          </table:table-cell>
          <table:table-cell office:value-type="float" office:value="1.056" calcext:value-type="float">
            <text:p>1.056</text:p>
          </table:table-cell>
          <table:table-cell office:value-type="float" office:value="141.742" calcext:value-type="float">
            <text:p>141.742</text:p>
          </table:table-cell>
          <table:table-cell office:value-type="float" office:value="140.746" calcext:value-type="float">
            <text:p>140.746</text:p>
          </table:table-cell>
          <table:table-cell office:value-type="float" office:value="148.005" calcext:value-type="float">
            <text:p>148.005</text:p>
          </table:table-cell>
          <table:table-cell office:value-type="float" office:value="245.974" calcext:value-type="float">
            <text:p>245.974</text:p>
          </table:table-cell>
          <table:table-cell office:value-type="float" office:value="245.19" calcext:value-type="float">
            <text:p>245.19</text:p>
          </table:table-cell>
          <table:table-cell office:value-type="float" office:value="514.575" calcext:value-type="float">
            <text:p>514.575</text:p>
          </table:table-cell>
          <table:table-cell office:value-type="float" office:value="389.069" calcext:value-type="float">
            <text:p>389.069</text:p>
          </table:table-cell>
          <table:table-cell office:value-type="float" office:value="365.706" calcext:value-type="float">
            <text:p>365.706</text:p>
          </table:table-cell>
          <table:table-cell office:value-type="float" office:value="354.869" calcext:value-type="float">
            <text:p>354.869</text:p>
          </table:table-cell>
          <table:table-cell office:value-type="float" office:value="341.636" calcext:value-type="float">
            <text:p>341.636</text:p>
          </table:table-cell>
          <table:table-cell office:value-type="float" office:value="375.447" calcext:value-type="float">
            <text:p>375.44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301.59" calcext:value-type="float">
            <text:p>301.59</text:p>
          </table:table-cell>
          <table:table-cell office:value-type="float" office:value="303.735" calcext:value-type="float">
            <text:p>303.735</text:p>
          </table:table-cell>
          <table:table-cell office:value-type="float" office:value="296.82" calcext:value-type="float">
            <text:p>296.82</text:p>
          </table:table-cell>
          <table:table-cell office:value-type="float" office:value="334.494" calcext:value-type="float">
            <text:p>334.494</text:p>
          </table:table-cell>
          <table:table-cell office:value-type="float" office:value="376.641" calcext:value-type="float">
            <text:p>376.641</text:p>
          </table:table-cell>
          <table:table-cell office:value-type="float" office:value="424.99" calcext:value-type="float">
            <text:p>424.99</text:p>
          </table:table-cell>
          <table:table-cell office:value-type="float" office:value="301.38" calcext:value-type="float">
            <text:p>301.38</text:p>
          </table:table-cell>
          <table:table-cell office:value-type="float" office:value="290.072" calcext:value-type="float">
            <text:p>290.072</text:p>
          </table:table-cell>
          <table:table-cell office:value-type="float" office:value="290.892" calcext:value-type="float">
            <text:p>290.892</text:p>
          </table:table-cell>
          <table:table-cell office:value-type="float" office:value="327.717" calcext:value-type="float">
            <text:p>327.717</text:p>
          </table:table-cell>
          <table:table-cell office:value-type="float" office:value="342.317" calcext:value-type="float">
            <text:p>342.317</text:p>
          </table:table-cell>
          <table:table-cell office:value-type="float" office:value="349.5" calcext:value-type="float">
            <text:p>349.5</text:p>
          </table:table-cell>
          <table:table-cell office:value-type="float" office:value="352.376" calcext:value-type="float">
            <text:p>352.376</text:p>
          </table:table-cell>
          <table:table-cell office:value-type="float" office:value="323.492" calcext:value-type="float">
            <text:p>323.492</text:p>
          </table:table-cell>
          <table:table-cell office:value-type="float" office:value="324.48" calcext:value-type="float">
            <text:p>324.48</text:p>
          </table:table-cell>
          <table:table-cell office:value-type="float" office:value="344.203" calcext:value-type="float">
            <text:p>344.203</text:p>
          </table:table-cell>
          <table:table-cell office:value-type="float" office:value="329.819" calcext:value-type="float">
            <text:p>329.819</text:p>
          </table:table-cell>
          <table:table-cell office:value-type="float" office:value="328.479" calcext:value-type="float">
            <text:p>328.479</text:p>
          </table:table-cell>
          <table:table-cell office:value-type="float" office:value="331.779" calcext:value-type="float">
            <text:p>331.779</text:p>
          </table:table-cell>
          <table:table-cell office:value-type="float" office:value="294.624" calcext:value-type="float">
            <text:p>294.624</text:p>
          </table:table-cell>
          <table:table-cell office:value-type="float" office:value="281.522" calcext:value-type="float">
            <text:p>281.522</text:p>
          </table:table-cell>
          <table:table-cell office:value-type="float" office:value="329.95" calcext:value-type="float">
            <text:p>329.95</text:p>
          </table:table-cell>
          <table:table-cell office:value-type="float" office:value="323.413" calcext:value-type="float">
            <text:p>323.413</text:p>
          </table:table-cell>
          <table:table-cell office:value-type="float" office:value="348.174" calcext:value-type="float">
            <text:p>348.174</text:p>
          </table:table-cell>
          <table:table-cell office:value-type="float" office:value="322.858" calcext:value-type="float">
            <text:p>322.858</text:p>
          </table:table-cell>
          <table:table-cell office:value-type="float" office:value="328.148" calcext:value-type="float">
            <text:p>328.148</text:p>
          </table:table-cell>
          <table:table-cell office:value-type="float" office:value="255.531" calcext:value-type="float">
            <text:p>255.531</text:p>
          </table:table-cell>
          <table:table-cell office:value-type="float" office:value="251.992" calcext:value-type="float">
            <text:p>251.992</text:p>
          </table:table-cell>
          <table:table-cell office:value-type="float" office:value="250.383" calcext:value-type="float">
            <text:p>250.383</text:p>
          </table:table-cell>
          <table:table-cell office:value-type="float" office:value="245.64" calcext:value-type="float">
            <text:p>245.64</text:p>
          </table:table-cell>
          <table:table-cell office:value-type="float" office:value="295.816" calcext:value-type="float">
            <text:p>295.816</text:p>
          </table:table-cell>
          <table:table-cell office:value-type="float" office:value="296.427" calcext:value-type="float">
            <text:p>296.427</text:p>
          </table:table-cell>
          <table:table-cell office:value-type="float" office:value="305.51" calcext:value-type="float">
            <text:p>305.51</text:p>
          </table:table-cell>
          <table:table-cell office:value-type="float" office:value="339.765" calcext:value-type="float">
            <text:p>339.765</text:p>
          </table:table-cell>
          <table:table-cell office:value-type="float" office:value="335.396" calcext:value-type="float">
            <text:p>335.396</text:p>
          </table:table-cell>
          <table:table-cell office:value-type="float" office:value="305.397" calcext:value-type="float">
            <text:p>305.397</text:p>
          </table:table-cell>
          <table:table-cell office:value-type="float" office:value="351.802" calcext:value-type="float">
            <text:p>351.802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370.071" calcext:value-type="float">
            <text:p>370.071</text:p>
          </table:table-cell>
          <table:table-cell office:value-type="float" office:value="244.708" calcext:value-type="float">
            <text:p>244.708</text:p>
          </table:table-cell>
          <table:table-cell office:value-type="float" office:value="257.647" calcext:value-type="float">
            <text:p>257.647</text:p>
          </table:table-cell>
          <table:table-cell office:value-type="float" office:value="247.517" calcext:value-type="float">
            <text:p>247.517</text:p>
          </table:table-cell>
          <table:table-cell office:value-type="float" office:value="246.524" calcext:value-type="float">
            <text:p>246.524</text:p>
          </table:table-cell>
          <table:table-cell office:value-type="float" office:value="158.373" calcext:value-type="float">
            <text:p>158.373</text:p>
          </table:table-cell>
          <table:table-cell office:value-type="float" office:value="368.538" calcext:value-type="float">
            <text:p>368.538</text:p>
          </table:table-cell>
          <table:table-cell office:value-type="float" office:value="370.23" calcext:value-type="float">
            <text:p>370.23</text:p>
          </table:table-cell>
          <table:table-cell office:value-type="float" office:value="349.827" calcext:value-type="float">
            <text:p>349.827</text:p>
          </table:table-cell>
          <table:table-cell office:value-type="float" office:value="88.959" calcext:value-type="float">
            <text:p>88.959</text:p>
          </table:table-cell>
          <table:table-cell office:value-type="float" office:value="88.29" calcext:value-type="float">
            <text:p>88.29</text:p>
          </table:table-cell>
          <table:table-cell office:value-type="float" office:value="215.426" calcext:value-type="float">
            <text:p>215.426</text:p>
          </table:table-cell>
          <table:table-cell office:value-type="float" office:value="303.829" calcext:value-type="float">
            <text:p>303.829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369.24" calcext:value-type="float">
            <text:p>369.24</text:p>
          </table:table-cell>
          <table:table-cell office:value-type="float" office:value="374.245" calcext:value-type="float">
            <text:p>374.245</text:p>
          </table:table-cell>
          <table:table-cell office:value-type="float" office:value="417.939" calcext:value-type="float">
            <text:p>417.939</text:p>
          </table:table-cell>
          <table:table-cell office:value-type="float" office:value="254.226" calcext:value-type="float">
            <text:p>254.226</text:p>
          </table:table-cell>
          <table:table-cell office:value-type="float" office:value="173.614" calcext:value-type="float">
            <text:p>173.614</text:p>
          </table:table-cell>
          <table:table-cell office:value-type="float" office:value="191.266" calcext:value-type="float">
            <text:p>191.266</text:p>
          </table:table-cell>
          <table:table-cell office:value-type="float" office:value="170.433" calcext:value-type="float">
            <text:p>170.433</text:p>
          </table:table-cell>
          <table:table-cell office:value-type="float" office:value="236.148" calcext:value-type="float">
            <text:p>236.14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313.774" calcext:value-type="float">
            <text:p>313.774</text:p>
          </table:table-cell>
          <table:table-cell office:value-type="float" office:value="311.6" calcext:value-type="float">
            <text:p>311.6</text:p>
          </table:table-cell>
          <table:table-cell office:value-type="float" office:value="306.558" calcext:value-type="float">
            <text:p>306.558</text:p>
          </table:table-cell>
          <table:table-cell office:value-type="float" office:value="367.105" calcext:value-type="float">
            <text:p>367.105</text:p>
          </table:table-cell>
          <table:table-cell office:value-type="float" office:value="386.246" calcext:value-type="float">
            <text:p>386.246</text:p>
          </table:table-cell>
          <table:table-cell office:value-type="float" office:value="421.049" calcext:value-type="float">
            <text:p>421.049</text:p>
          </table:table-cell>
          <table:table-cell office:value-type="float" office:value="309.938" calcext:value-type="float">
            <text:p>309.938</text:p>
          </table:table-cell>
          <table:table-cell office:value-type="float" office:value="298.556" calcext:value-type="float">
            <text:p>298.556</text:p>
          </table:table-cell>
          <table:table-cell office:value-type="float" office:value="298.641" calcext:value-type="float">
            <text:p>298.641</text:p>
          </table:table-cell>
          <table:table-cell office:value-type="float" office:value="345.881" calcext:value-type="float">
            <text:p>345.881</text:p>
          </table:table-cell>
          <table:table-cell office:value-type="float" office:value="373.613" calcext:value-type="float">
            <text:p>373.613</text:p>
          </table:table-cell>
          <table:table-cell office:value-type="float" office:value="370.968" calcext:value-type="float">
            <text:p>370.968</text:p>
          </table:table-cell>
          <table:table-cell office:value-type="float" office:value="371.169" calcext:value-type="float">
            <text:p>371.169</text:p>
          </table:table-cell>
          <table:table-cell office:value-type="float" office:value="341.02" calcext:value-type="float">
            <text:p>341.02</text:p>
          </table:table-cell>
          <table:table-cell office:value-type="float" office:value="346.299" calcext:value-type="float">
            <text:p>346.299</text:p>
          </table:table-cell>
          <table:table-cell office:value-type="float" office:value="357.905" calcext:value-type="float">
            <text:p>357.905</text:p>
          </table:table-cell>
          <table:table-cell office:value-type="float" office:value="348.991" calcext:value-type="float">
            <text:p>348.991</text:p>
          </table:table-cell>
          <table:table-cell office:value-type="float" office:value="360.463" calcext:value-type="float">
            <text:p>360.463</text:p>
          </table:table-cell>
          <table:table-cell office:value-type="float" office:value="350.273" calcext:value-type="float">
            <text:p>350.273</text:p>
          </table:table-cell>
          <table:table-cell office:value-type="float" office:value="315.572" calcext:value-type="float">
            <text:p>315.572</text:p>
          </table:table-cell>
          <table:table-cell office:value-type="float" office:value="290.019" calcext:value-type="float">
            <text:p>290.019</text:p>
          </table:table-cell>
          <table:table-cell office:value-type="float" office:value="262.424" calcext:value-type="float">
            <text:p>262.424</text:p>
          </table:table-cell>
          <table:table-cell office:value-type="float" office:value="342.761" calcext:value-type="float">
            <text:p>342.761</text:p>
          </table:table-cell>
          <table:table-cell office:value-type="float" office:value="359.902" calcext:value-type="float">
            <text:p>359.902</text:p>
          </table:table-cell>
          <table:table-cell office:value-type="float" office:value="343.376" calcext:value-type="float">
            <text:p>343.376</text:p>
          </table:table-cell>
          <table:table-cell office:value-type="float" office:value="344.012" calcext:value-type="float">
            <text:p>344.012</text:p>
          </table:table-cell>
          <table:table-cell office:value-type="float" office:value="267.553" calcext:value-type="float">
            <text:p>267.553</text:p>
          </table:table-cell>
          <table:table-cell office:value-type="float" office:value="272.783" calcext:value-type="float">
            <text:p>272.783</text:p>
          </table:table-cell>
          <table:table-cell office:value-type="float" office:value="276.269" calcext:value-type="float">
            <text:p>276.269</text:p>
          </table:table-cell>
          <table:table-cell office:value-type="float" office:value="255.877" calcext:value-type="float">
            <text:p>255.877</text:p>
          </table:table-cell>
          <table:table-cell office:value-type="float" office:value="306.144" calcext:value-type="float">
            <text:p>306.144</text:p>
          </table:table-cell>
          <table:table-cell office:value-type="float" office:value="306.116" calcext:value-type="float">
            <text:p>306.116</text:p>
          </table:table-cell>
          <table:table-cell office:value-type="float" office:value="314.708" calcext:value-type="float">
            <text:p>314.708</text:p>
          </table:table-cell>
          <table:table-cell office:value-type="float" office:value="357.243" calcext:value-type="float">
            <text:p>357.243</text:p>
          </table:table-cell>
          <table:table-cell office:value-type="float" office:value="355.103" calcext:value-type="float">
            <text:p>355.103</text:p>
          </table:table-cell>
          <table:table-cell office:value-type="float" office:value="313.599" calcext:value-type="float">
            <text:p>313.599</text:p>
          </table:table-cell>
          <table:table-cell office:value-type="float" office:value="380.187" calcext:value-type="float">
            <text:p>380.187</text:p>
          </table:table-cell>
          <table:table-cell office:value-type="float" office:value="268.091" calcext:value-type="float">
            <text:p>268.091</text:p>
          </table:table-cell>
          <table:table-cell office:value-type="float" office:value="394.116" calcext:value-type="float">
            <text:p>394.116</text:p>
          </table:table-cell>
          <table:table-cell office:value-type="float" office:value="254.545" calcext:value-type="float">
            <text:p>254.545</text:p>
          </table:table-cell>
          <table:table-cell office:value-type="float" office:value="267.224" calcext:value-type="float">
            <text:p>267.224</text:p>
          </table:table-cell>
          <table:table-cell office:value-type="float" office:value="256.9" calcext:value-type="float">
            <text:p>256.9</text:p>
          </table:table-cell>
          <table:table-cell office:value-type="float" office:value="255.454" calcext:value-type="float">
            <text:p>255.454</text:p>
          </table:table-cell>
          <table:table-cell office:value-type="float" office:value="189.553" calcext:value-type="float">
            <text:p>189.553</text:p>
          </table:table-cell>
          <table:table-cell office:value-type="float" office:value="390.537" calcext:value-type="float">
            <text:p>390.537</text:p>
          </table:table-cell>
          <table:table-cell office:value-type="float" office:value="303.406" calcext:value-type="float">
            <text:p>303.406</text:p>
          </table:table-cell>
          <table:table-cell office:value-type="float" office:value="372.279" calcext:value-type="float">
            <text:p>372.279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46" calcext:value-type="float">
            <text:p>97.846</text:p>
          </table:table-cell>
          <table:table-cell office:value-type="float" office:value="310.375" calcext:value-type="float">
            <text:p>310.375</text:p>
          </table:table-cell>
          <table:table-cell office:value-type="float" office:value="311.437" calcext:value-type="float">
            <text:p>311.437</text:p>
          </table:table-cell>
          <table:table-cell office:value-type="float" office:value="251.084" calcext:value-type="float">
            <text:p>251.084</text:p>
          </table:table-cell>
          <table:table-cell office:value-type="float" office:value="350.562" calcext:value-type="float">
            <text:p>350.562</text:p>
          </table:table-cell>
          <table:table-cell office:value-type="float" office:value="349.67" calcext:value-type="float">
            <text:p>349.67</text:p>
          </table:table-cell>
          <table:table-cell office:value-type="float" office:value="424.751" calcext:value-type="float">
            <text:p>424.751</text:p>
          </table:table-cell>
          <table:table-cell office:value-type="float" office:value="306.665" calcext:value-type="float">
            <text:p>306.665</text:p>
          </table:table-cell>
          <table:table-cell office:value-type="float" office:value="284.42" calcext:value-type="float">
            <text:p>284.42</text:p>
          </table:table-cell>
          <table:table-cell office:value-type="float" office:value="275.93" calcext:value-type="float">
            <text:p>275.93</text:p>
          </table:table-cell>
          <table:table-cell office:value-type="float" office:value="254.15" calcext:value-type="float">
            <text:p>254.15</text:p>
          </table:table-cell>
          <table:table-cell office:value-type="float" office:value="255.788" calcext:value-type="float">
            <text:p>255.78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erth</text:p>
          </table:table-cell>
          <table:table-cell office:value-type="float" office:value="241.994" calcext:value-type="float">
            <text:p>241.994</text:p>
          </table:table-cell>
          <table:table-cell office:value-type="float" office:value="241.273" calcext:value-type="float">
            <text:p>241.273</text:p>
          </table:table-cell>
          <table:table-cell office:value-type="float" office:value="231.279" calcext:value-type="float">
            <text:p>231.279</text:p>
          </table:table-cell>
          <table:table-cell office:value-type="float" office:value="205.11" calcext:value-type="float">
            <text:p>205.11</text:p>
          </table:table-cell>
          <table:table-cell office:value-type="float" office:value="365.472" calcext:value-type="float">
            <text:p>365.472</text:p>
          </table:table-cell>
          <table:table-cell office:value-type="float" office:value="376.593" calcext:value-type="float">
            <text:p>376.593</text:p>
          </table:table-cell>
          <table:table-cell office:value-type="float" office:value="244.758" calcext:value-type="float">
            <text:p>244.758</text:p>
          </table:table-cell>
          <table:table-cell office:value-type="float" office:value="229.345" calcext:value-type="float">
            <text:p>229.345</text:p>
          </table:table-cell>
          <table:table-cell office:value-type="float" office:value="233.301" calcext:value-type="float">
            <text:p>233.301</text:p>
          </table:table-cell>
          <table:table-cell office:value-type="float" office:value="198.767" calcext:value-type="float">
            <text:p>198.767</text:p>
          </table:table-cell>
          <table:table-cell office:value-type="float" office:value="212.593" calcext:value-type="float">
            <text:p>212.593</text:p>
          </table:table-cell>
          <table:table-cell office:value-type="float" office:value="217.372" calcext:value-type="float">
            <text:p>217.372</text:p>
          </table:table-cell>
          <table:table-cell office:value-type="float" office:value="210.22" calcext:value-type="float">
            <text:p>210.22</text:p>
          </table:table-cell>
          <table:table-cell office:value-type="float" office:value="210.972" calcext:value-type="float">
            <text:p>210.972</text:p>
          </table:table-cell>
          <table:table-cell office:value-type="float" office:value="200.306" calcext:value-type="float">
            <text:p>200.306</text:p>
          </table:table-cell>
          <table:table-cell office:value-type="float" office:value="212.391" calcext:value-type="float">
            <text:p>212.391</text:p>
          </table:table-cell>
          <table:table-cell office:value-type="float" office:value="202.93" calcext:value-type="float">
            <text:p>202.93</text:p>
          </table:table-cell>
          <table:table-cell office:value-type="float" office:value="199.011" calcext:value-type="float">
            <text:p>199.011</text:p>
          </table:table-cell>
          <table:table-cell office:value-type="float" office:value="198.368" calcext:value-type="float">
            <text:p>198.368</text:p>
          </table:table-cell>
          <table:table-cell office:value-type="float" office:value="77.605" calcext:value-type="float">
            <text:p>77.605</text:p>
          </table:table-cell>
          <table:table-cell office:value-type="float" office:value="213.132" calcext:value-type="float">
            <text:p>213.132</text:p>
          </table:table-cell>
          <table:table-cell office:value-type="float" office:value="120.585" calcext:value-type="float">
            <text:p>120.585</text:p>
          </table:table-cell>
          <table:table-cell office:value-type="float" office:value="79.769" calcext:value-type="float">
            <text:p>79.769</text:p>
          </table:table-cell>
          <table:table-cell office:value-type="float" office:value="116.087" calcext:value-type="float">
            <text:p>116.087</text:p>
          </table:table-cell>
          <table:table-cell office:value-type="float" office:value="104.992" calcext:value-type="float">
            <text:p>104.992</text:p>
          </table:table-cell>
          <table:table-cell office:value-type="float" office:value="210.262" calcext:value-type="float">
            <text:p>210.262</text:p>
          </table:table-cell>
          <table:table-cell office:value-type="float" office:value="118.672" calcext:value-type="float">
            <text:p>118.672</text:p>
          </table:table-cell>
          <table:table-cell office:value-type="float" office:value="118.674" calcext:value-type="float">
            <text:p>118.674</text:p>
          </table:table-cell>
          <table:table-cell office:value-type="float" office:value="119.366" calcext:value-type="float">
            <text:p>119.366</text:p>
          </table:table-cell>
          <table:table-cell office:value-type="float" office:value="179.147" calcext:value-type="float">
            <text:p>179.147</text:p>
          </table:table-cell>
          <table:table-cell office:value-type="float" office:value="228.076" calcext:value-type="float">
            <text:p>228.076</text:p>
          </table:table-cell>
          <table:table-cell office:value-type="float" office:value="228.892" calcext:value-type="float">
            <text:p>228.892</text:p>
          </table:table-cell>
          <table:table-cell office:value-type="float" office:value="257.18" calcext:value-type="float">
            <text:p>257.18</text:p>
          </table:table-cell>
          <table:table-cell office:value-type="float" office:value="202.486" calcext:value-type="float">
            <text:p>202.486</text:p>
          </table:table-cell>
          <table:table-cell office:value-type="float" office:value="200.691" calcext:value-type="float">
            <text:p>200.691</text:p>
          </table:table-cell>
          <table:table-cell office:value-type="float" office:value="251.673" calcext:value-type="float">
            <text:p>251.673</text:p>
          </table:table-cell>
          <table:table-cell office:value-type="float" office:value="221.363" calcext:value-type="float">
            <text:p>221.363</text:p>
          </table:table-cell>
          <table:table-cell office:value-type="float" office:value="189.508" calcext:value-type="float">
            <text:p>189.508</text:p>
          </table:table-cell>
          <table:table-cell office:value-type="float" office:value="216.876" calcext:value-type="float">
            <text:p>216.876</text:p>
          </table:table-cell>
          <table:table-cell office:value-type="float" office:value="200.244" calcext:value-type="float">
            <text:p>200.244</text:p>
          </table:table-cell>
          <table:table-cell office:value-type="float" office:value="207.599" calcext:value-type="float">
            <text:p>207.599</text:p>
          </table:table-cell>
          <table:table-cell office:value-type="float" office:value="187.947" calcext:value-type="float">
            <text:p>187.947</text:p>
          </table:table-cell>
          <table:table-cell office:value-type="float" office:value="188.081" calcext:value-type="float">
            <text:p>188.081</text:p>
          </table:table-cell>
          <table:table-cell office:value-type="float" office:value="46.587" calcext:value-type="float">
            <text:p>46.587</text:p>
          </table:table-cell>
          <table:table-cell office:value-type="float" office:value="148.18" calcext:value-type="float">
            <text:p>148.18</text:p>
          </table:table-cell>
          <table:table-cell office:value-type="float" office:value="148.214" calcext:value-type="float">
            <text:p>148.214</text:p>
          </table:table-cell>
          <table:table-cell office:value-type="float" office:value="218.301" calcext:value-type="float">
            <text:p>218.301</text:p>
          </table:table-cell>
          <table:table-cell office:value-type="float" office:value="49.741" calcext:value-type="float">
            <text:p>49.741</text:p>
          </table:table-cell>
          <table:table-cell office:value-type="float" office:value="48.213" calcext:value-type="float">
            <text:p>48.213</text:p>
          </table:table-cell>
          <table:table-cell office:value-type="float" office:value="97.879" calcext:value-type="float">
            <text:p>97.879</text:p>
          </table:table-cell>
          <table:table-cell office:value-type="float" office:value="99.458" calcext:value-type="float">
            <text:p>99.458</text:p>
          </table:table-cell>
          <table:table-cell office:value-type="float" office:value="104.736" calcext:value-type="float">
            <text:p>104.736</text:p>
          </table:table-cell>
          <table:table-cell office:value-type="float" office:value="201.368" calcext:value-type="float">
            <text:p>201.368</text:p>
          </table:table-cell>
          <table:table-cell office:value-type="float" office:value="201.818" calcext:value-type="float">
            <text:p>201.818</text:p>
          </table:table-cell>
          <table:table-cell office:value-type="float" office:value="371.371" calcext:value-type="float">
            <text:p>371.371</text:p>
          </table:table-cell>
          <table:table-cell office:value-type="float" office:value="242.877" calcext:value-type="float">
            <text:p>242.877</text:p>
          </table:table-cell>
          <table:table-cell office:value-type="float" office:value="209.972" calcext:value-type="float">
            <text:p>209.972</text:p>
          </table:table-cell>
          <table:table-cell office:value-type="float" office:value="210.431" calcext:value-type="float">
            <text:p>210.431</text:p>
          </table:table-cell>
          <table:table-cell office:value-type="float" office:value="211.674" calcext:value-type="float">
            <text:p>211.674</text:p>
          </table:table-cell>
          <table:table-cell office:value-type="float" office:value="199.065" calcext:value-type="float">
            <text:p>199.06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delaide</text:p>
          </table:table-cell>
          <table:table-cell office:value-type="float" office:value="289.936" calcext:value-type="float">
            <text:p>289.936</text:p>
          </table:table-cell>
          <table:table-cell office:value-type="float" office:value="281.336" calcext:value-type="float">
            <text:p>281.336</text:p>
          </table:table-cell>
          <table:table-cell office:value-type="float" office:value="285.006" calcext:value-type="float">
            <text:p>285.006</text:p>
          </table:table-cell>
          <table:table-cell office:value-type="float" office:value="304.335" calcext:value-type="float">
            <text:p>304.335</text:p>
          </table:table-cell>
          <table:table-cell office:value-type="float" office:value="366.526" calcext:value-type="float">
            <text:p>366.526</text:p>
          </table:table-cell>
          <table:table-cell office:value-type="float" office:value="413.927" calcext:value-type="float">
            <text:p>413.927</text:p>
          </table:table-cell>
          <table:table-cell office:value-type="float" office:value="290.102" calcext:value-type="float">
            <text:p>290.10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278.763" calcext:value-type="float">
            <text:p>278.763</text:p>
          </table:table-cell>
          <table:table-cell office:value-type="float" office:value="310.568" calcext:value-type="float">
            <text:p>310.568</text:p>
          </table:table-cell>
          <table:table-cell office:value-type="float" office:value="314.47" calcext:value-type="float">
            <text:p>314.47</text:p>
          </table:table-cell>
          <table:table-cell office:value-type="float" office:value="323.616" calcext:value-type="float">
            <text:p>323.616</text:p>
          </table:table-cell>
          <table:table-cell office:value-type="float" office:value="295.637" calcext:value-type="float">
            <text:p>295.637</text:p>
          </table:table-cell>
          <table:table-cell office:value-type="float" office:value="294.821" calcext:value-type="float">
            <text:p>294.821</text:p>
          </table:table-cell>
          <table:table-cell office:value-type="float" office:value="310.309" calcext:value-type="float">
            <text:p>310.309</text:p>
          </table:table-cell>
          <table:table-cell office:value-type="float" office:value="322.601" calcext:value-type="float">
            <text:p>322.601</text:p>
          </table:table-cell>
          <table:table-cell office:value-type="float" office:value="311.757" calcext:value-type="float">
            <text:p>311.757</text:p>
          </table:table-cell>
          <table:table-cell office:value-type="float" office:value="312.766" calcext:value-type="float">
            <text:p>312.766</text:p>
          </table:table-cell>
          <table:table-cell office:value-type="float" office:value="301.514" calcext:value-type="float">
            <text:p>301.514</text:p>
          </table:table-cell>
          <table:table-cell office:value-type="float" office:value="283.659" calcext:value-type="float">
            <text:p>283.659</text:p>
          </table:table-cell>
          <table:table-cell office:value-type="float" office:value="268.839" calcext:value-type="float">
            <text:p>268.839</text:p>
          </table:table-cell>
          <table:table-cell office:value-type="float" office:value="319.823" calcext:value-type="float">
            <text:p>319.823</text:p>
          </table:table-cell>
          <table:table-cell office:value-type="float" office:value="314.277" calcext:value-type="float">
            <text:p>314.277</text:p>
          </table:table-cell>
          <table:table-cell office:value-type="float" office:value="313.432" calcext:value-type="float">
            <text:p>313.432</text:p>
          </table:table-cell>
          <table:table-cell office:value-type="float" office:value="299.79" calcext:value-type="float">
            <text:p>299.79</text:p>
          </table:table-cell>
          <table:table-cell office:value-type="float" office:value="290.684" calcext:value-type="float">
            <text:p>290.684</text:p>
          </table:table-cell>
          <table:table-cell office:value-type="float" office:value="218.657" calcext:value-type="float">
            <text:p>218.657</text:p>
          </table:table-cell>
          <table:table-cell office:value-type="float" office:value="227.405" calcext:value-type="float">
            <text:p>227.405</text:p>
          </table:table-cell>
          <table:table-cell office:value-type="float" office:value="217.281" calcext:value-type="float">
            <text:p>217.281</text:p>
          </table:table-cell>
          <table:table-cell office:value-type="float" office:value="222.204" calcext:value-type="float">
            <text:p>222.204</text:p>
          </table:table-cell>
          <table:table-cell office:value-type="float" office:value="267.636" calcext:value-type="float">
            <text:p>267.636</text:p>
          </table:table-cell>
          <table:table-cell office:value-type="float" office:value="267.614" calcext:value-type="float">
            <text:p>267.614</text:p>
          </table:table-cell>
          <table:table-cell office:value-type="float" office:value="293.359" calcext:value-type="float">
            <text:p>293.359</text:p>
          </table:table-cell>
          <table:table-cell office:value-type="float" office:value="308.39" calcext:value-type="float">
            <text:p>308.39</text:p>
          </table:table-cell>
          <table:table-cell office:value-type="float" office:value="304.354" calcext:value-type="float">
            <text:p>304.354</text:p>
          </table:table-cell>
          <table:table-cell office:value-type="float" office:value="291.785" calcext:value-type="float">
            <text:p>291.785</text:p>
          </table:table-cell>
          <table:table-cell office:value-type="float" office:value="323.021" calcext:value-type="float">
            <text:p>323.021</text:p>
          </table:table-cell>
          <table:table-cell office:value-type="float" office:value="247.259" calcext:value-type="float">
            <text:p>247.259</text:p>
          </table:table-cell>
          <table:table-cell office:value-type="float" office:value="359.192" calcext:value-type="float">
            <text:p>359.192</text:p>
          </table:table-cell>
          <table:table-cell office:value-type="float" office:value="235.656" calcext:value-type="float">
            <text:p>235.656</text:p>
          </table:table-cell>
          <table:table-cell office:value-type="float" office:value="247.408" calcext:value-type="float">
            <text:p>247.408</text:p>
          </table:table-cell>
          <table:table-cell office:value-type="float" office:value="234.683" calcext:value-type="float">
            <text:p>234.683</text:p>
          </table:table-cell>
          <table:table-cell office:value-type="float" office:value="164.672" calcext:value-type="float">
            <text:p>164.672</text:p>
          </table:table-cell>
          <table:table-cell office:value-type="float" office:value="140.586" calcext:value-type="float">
            <text:p>140.586</text:p>
          </table:table-cell>
          <table:table-cell office:value-type="float" office:value="254.335" calcext:value-type="float">
            <text:p>254.335</text:p>
          </table:table-cell>
          <table:table-cell office:value-type="float" office:value="354.73" calcext:value-type="float">
            <text:p>354.73</text:p>
          </table:table-cell>
          <table:table-cell office:value-type="float" office:value="328.03" calcext:value-type="float">
            <text:p>328.03</text:p>
          </table:table-cell>
          <table:table-cell office:value-type="float" office:value="89.378" calcext:value-type="float">
            <text:p>89.378</text:p>
          </table:table-cell>
          <table:table-cell office:value-type="float" office:value="88.601" calcext:value-type="float">
            <text:p>88.601</text:p>
          </table:table-cell>
          <table:table-cell office:value-type="float" office:value="268.812" calcext:value-type="float">
            <text:p>268.812</text:p>
          </table:table-cell>
          <table:table-cell office:value-type="float" office:value="270.144" calcext:value-type="float">
            <text:p>270.144</text:p>
          </table:table-cell>
          <table:table-cell office:value-type="float" office:value="203.673" calcext:value-type="float">
            <text:p>203.673</text:p>
          </table:table-cell>
          <table:table-cell office:value-type="float" office:value="303.123" calcext:value-type="float">
            <text:p>303.123</text:p>
          </table:table-cell>
          <table:table-cell office:value-type="float" office:value="303.985" calcext:value-type="float">
            <text:p>303.985</text:p>
          </table:table-cell>
          <table:table-cell office:value-type="float" office:value="434.665" calcext:value-type="float">
            <text:p>434.665</text:p>
          </table:table-cell>
          <table:table-cell office:value-type="float" office:value="257.597" calcext:value-type="float">
            <text:p>257.597</text:p>
          </table:table-cell>
          <table:table-cell office:value-type="float" office:value="180.91" calcext:value-type="float">
            <text:p>180.91</text:p>
          </table:table-cell>
          <table:table-cell office:value-type="float" office:value="186.585" calcext:value-type="float">
            <text:p>186.585</text:p>
          </table:table-cell>
          <table:table-cell office:value-type="float" office:value="181.776" calcext:value-type="float">
            <text:p>181.776</text:p>
          </table:table-cell>
          <table:table-cell office:value-type="float" office:value="234.363" calcext:value-type="float">
            <text:p>234.36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124.477" calcext:value-type="float">
            <text:p>124.477</text:p>
          </table:table-cell>
          <table:table-cell office:value-type="float" office:value="123.711" calcext:value-type="float">
            <text:p>123.711</text:p>
          </table:table-cell>
          <table:table-cell office:value-type="float" office:value="129.263" calcext:value-type="float">
            <text:p>129.263</text:p>
          </table:table-cell>
          <table:table-cell office:value-type="float" office:value="21.346" calcext:value-type="float">
            <text:p>21.346</text:p>
          </table:table-cell>
          <table:table-cell office:value-type="float" office:value="224.05" calcext:value-type="float">
            <text:p>224.05</text:p>
          </table:table-cell>
          <table:table-cell office:value-type="float" office:value="243.688" calcext:value-type="float">
            <text:p>243.688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135.422" calcext:value-type="float">
            <text:p>135.422</text:p>
          </table:table-cell>
          <table:table-cell office:value-type="float" office:value="142.709" calcext:value-type="float">
            <text:p>142.709</text:p>
          </table:table-cell>
          <table:table-cell office:value-type="float" office:value="46.898" calcext:value-type="float">
            <text:p>46.898</text:p>
          </table:table-cell>
          <table:table-cell office:value-type="float" office:value="60.949" calcext:value-type="float">
            <text:p>60.949</text:p>
          </table:table-cell>
          <table:table-cell office:value-type="float" office:value="51.789" calcext:value-type="float">
            <text:p>51.789</text:p>
          </table:table-cell>
          <table:table-cell office:value-type="float" office:value="59.011" calcext:value-type="float">
            <text:p>59.011</text:p>
          </table:table-cell>
          <table:table-cell office:value-type="float" office:value="46.294" calcext:value-type="float">
            <text:p>46.294</text:p>
          </table:table-cell>
          <table:table-cell office:value-type="float" office:value="44.244" calcext:value-type="float">
            <text:p>44.244</text:p>
          </table:table-cell>
          <table:table-cell office:value-type="float" office:value="34.575" calcext:value-type="float">
            <text:p>34.575</text:p>
          </table:table-cell>
          <table:table-cell office:value-type="float" office:value="33.882" calcext:value-type="float">
            <text:p>33.882</text:p>
          </table:table-cell>
          <table:table-cell office:value-type="float" office:value="48.666" calcext:value-type="float">
            <text:p>48.666</text:p>
          </table:table-cell>
          <table:table-cell office:value-type="float" office:value="46.357" calcext:value-type="float">
            <text:p>46.357</text:p>
          </table:table-cell>
          <table:table-cell office:value-type="float" office:value="216.887" calcext:value-type="float">
            <text:p>216.887</text:p>
          </table:table-cell>
          <table:table-cell office:value-type="float" office:value="155.028" calcext:value-type="float">
            <text:p>155.028</text:p>
          </table:table-cell>
          <table:table-cell office:value-type="float" office:value="251.944" calcext:value-type="float">
            <text:p>251.944</text:p>
          </table:table-cell>
          <table:table-cell office:value-type="float" office:value="195.796" calcext:value-type="float">
            <text:p>195.796</text:p>
          </table:table-cell>
          <table:table-cell office:value-type="float" office:value="194.648" calcext:value-type="float">
            <text:p>194.648</text:p>
          </table:table-cell>
          <table:table-cell office:value-type="float" office:value="194.737" calcext:value-type="float">
            <text:p>194.737</text:p>
          </table:table-cell>
          <table:table-cell office:value-type="float" office:value="57.195" calcext:value-type="float">
            <text:p>57.195</text:p>
          </table:table-cell>
          <table:table-cell office:value-type="float" office:value="253.636" calcext:value-type="float">
            <text:p>253.636</text:p>
          </table:table-cell>
          <table:table-cell office:value-type="float" office:value="250.88" calcext:value-type="float">
            <text:p>250.88</text:p>
          </table:table-cell>
          <table:table-cell office:value-type="float" office:value="250.056" calcext:value-type="float">
            <text:p>250.056</text:p>
          </table:table-cell>
          <table:table-cell office:value-type="float" office:value="174.673" calcext:value-type="float">
            <text:p>174.673</text:p>
          </table:table-cell>
          <table:table-cell office:value-type="float" office:value="172.53" calcext:value-type="float">
            <text:p>172.53</text:p>
          </table:table-cell>
          <table:table-cell office:value-type="float" office:value="172.526" calcext:value-type="float">
            <text:p>172.526</text:p>
          </table:table-cell>
          <table:table-cell office:value-type="float" office:value="143.322" calcext:value-type="float">
            <text:p>143.322</text:p>
          </table:table-cell>
          <table:table-cell office:value-type="float" office:value="50.3" calcext:value-type="float">
            <text:p>50.3</text:p>
          </table:table-cell>
          <table:table-cell office:value-type="float" office:value="46.567" calcext:value-type="float">
            <text:p>46.567</text:p>
          </table:table-cell>
          <table:table-cell office:value-type="float" office:value="112.262" calcext:value-type="float">
            <text:p>112.262</text:p>
          </table:table-cell>
          <table:table-cell office:value-type="float" office:value="54.387" calcext:value-type="float">
            <text:p>54.387</text:p>
          </table:table-cell>
          <table:table-cell office:value-type="float" office:value="183.859" calcext:value-type="float">
            <text:p>183.859</text:p>
          </table:table-cell>
          <table:table-cell office:value-type="float" office:value="55.654" calcext:value-type="float">
            <text:p>55.654</text:p>
          </table:table-cell>
          <table:table-cell office:value-type="float" office:value="185.264" calcext:value-type="float">
            <text:p>185.264</text:p>
          </table:table-cell>
          <table:table-cell office:value-type="float" office:value="169.654" calcext:value-type="float">
            <text:p>169.654</text:p>
          </table:table-cell>
          <table:table-cell office:value-type="float" office:value="185.915" calcext:value-type="float">
            <text:p>185.915</text:p>
          </table:table-cell>
          <table:table-cell office:value-type="float" office:value="186.644" calcext:value-type="float">
            <text:p>186.644</text:p>
          </table:table-cell>
          <table:table-cell office:value-type="float" office:value="178.105" calcext:value-type="float">
            <text:p>178.105</text:p>
          </table:table-cell>
          <table:table-cell office:value-type="float" office:value="278.976" calcext:value-type="float">
            <text:p>278.976</text:p>
          </table:table-cell>
          <table:table-cell office:value-type="float" office:value="278.677" calcext:value-type="float">
            <text:p>278.677</text:p>
          </table:table-cell>
          <table:table-cell office:value-type="float" office:value="50.244" calcext:value-type="float">
            <text:p>50.244</text:p>
          </table:table-cell>
          <table:table-cell office:value-type="float" office:value="263.412" calcext:value-type="float">
            <text:p>263.412</text:p>
          </table:table-cell>
          <table:table-cell office:value-type="float" office:value="265.649" calcext:value-type="float">
            <text:p>265.649</text:p>
          </table:table-cell>
          <table:table-cell office:value-type="float" office:value="226.571" calcext:value-type="float">
            <text:p>226.571</text:p>
          </table:table-cell>
          <table:table-cell office:value-type="float" office:value="260.608" calcext:value-type="float">
            <text:p>260.608</text:p>
          </table:table-cell>
          <table:table-cell office:value-type="float" office:value="236.273" calcext:value-type="float">
            <text:p>236.273</text:p>
          </table:table-cell>
          <table:table-cell office:value-type="float" office:value="46.177" calcext:value-type="float">
            <text:p>46.177</text:p>
          </table:table-cell>
          <table:table-cell office:value-type="float" office:value="46.425" calcext:value-type="float">
            <text:p>46.425</text:p>
          </table:table-cell>
          <table:table-cell office:value-type="float" office:value="249.771" calcext:value-type="float">
            <text:p>249.771</text:p>
          </table:table-cell>
          <table:table-cell office:value-type="float" office:value="135.416" calcext:value-type="float">
            <text:p>135.416</text:p>
          </table:table-cell>
          <table:table-cell office:value-type="float" office:value="142.018" calcext:value-type="float">
            <text:p>142.018</text:p>
          </table:table-cell>
          <table:table-cell office:value-type="float" office:value="162.525" calcext:value-type="float">
            <text:p>162.525</text:p>
          </table:table-cell>
          <table:table-cell office:value-type="float" office:value="178.975" calcext:value-type="float">
            <text:p>178.975</text:p>
          </table:table-cell>
          <table:table-cell office:value-type="float" office:value="50.964" calcext:value-type="float">
            <text:p>50.96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89.087" calcext:value-type="float">
            <text:p>89.087</text:p>
          </table:table-cell>
          <table:table-cell office:value-type="float" office:value="85.32" calcext:value-type="float">
            <text:p>85.32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7.601" calcext:value-type="float">
            <text:p>17.601</text:p>
          </table:table-cell>
          <table:table-cell office:value-type="float" office:value="181.731" calcext:value-type="float">
            <text:p>181.731</text:p>
          </table:table-cell>
          <table:table-cell office:value-type="float" office:value="207.094" calcext:value-type="float">
            <text:p>207.094</text:p>
          </table:table-cell>
          <table:table-cell office:value-type="float" office:value="89.282" calcext:value-type="float">
            <text:p>89.282</text:p>
          </table:table-cell>
          <table:table-cell office:value-type="float" office:value="97.597" calcext:value-type="float">
            <text:p>97.597</text:p>
          </table:table-cell>
          <table:table-cell office:value-type="float" office:value="92.919" calcext:value-type="float">
            <text:p>92.919</text:p>
          </table:table-cell>
          <table:table-cell office:value-type="float" office:value="4.481" calcext:value-type="float">
            <text:p>4.481</text:p>
          </table:table-cell>
          <table:table-cell office:value-type="float" office:value="10.899" calcext:value-type="float">
            <text:p>10.899</text:p>
          </table:table-cell>
          <table:table-cell office:value-type="float" office:value="21.116" calcext:value-type="float">
            <text:p>21.116</text:p>
          </table:table-cell>
          <table:table-cell office:value-type="float" office:value="22.142" calcext:value-type="float">
            <text:p>22.142</text:p>
          </table:table-cell>
          <table:table-cell office:value-type="float" office:value="22.079" calcext:value-type="float">
            <text:p>22.079</text:p>
          </table:table-cell>
          <table:table-cell office:value-type="float" office:value="10.883" calcext:value-type="float">
            <text:p>10.883</text:p>
          </table:table-cell>
          <table:table-cell office:value-type="float" office:value="14.336" calcext:value-type="float">
            <text:p>14.336</text:p>
          </table:table-cell>
          <table:table-cell office:value-type="float" office:value="2.97" calcext:value-type="float">
            <text:p>2.97</text:p>
          </table:table-cell>
          <table:table-cell office:value-type="float" office:value="4.604" calcext:value-type="float">
            <text:p>4.604</text:p>
          </table:table-cell>
          <table:table-cell office:value-type="float" office:value="8.488" calcext:value-type="float">
            <text:p>8.488</text:p>
          </table:table-cell>
          <table:table-cell office:value-type="float" office:value="204.033" calcext:value-type="float">
            <text:p>204.033</text:p>
          </table:table-cell>
          <table:table-cell office:value-type="float" office:value="114.59" calcext:value-type="float">
            <text:p>114.59</text:p>
          </table:table-cell>
          <table:table-cell office:value-type="float" office:value="191.518" calcext:value-type="float">
            <text:p>191.518</text:p>
          </table:table-cell>
          <table:table-cell office:value-type="float" office:value="176.247" calcext:value-type="float">
            <text:p>176.247</text:p>
          </table:table-cell>
          <table:table-cell office:value-type="float" office:value="135.391" calcext:value-type="float">
            <text:p>135.391</text:p>
          </table:table-cell>
          <table:table-cell office:value-type="float" office:value="124.702" calcext:value-type="float">
            <text:p>124.702</text:p>
          </table:table-cell>
          <table:table-cell office:value-type="float" office:value="15.118" calcext:value-type="float">
            <text:p>15.118</text:p>
          </table:table-cell>
          <table:table-cell office:value-type="float" office:value="239.515" calcext:value-type="float">
            <text:p>239.515</text:p>
          </table:table-cell>
          <table:table-cell office:value-type="float" office:value="247.56" calcext:value-type="float">
            <text:p>247.56</text:p>
          </table:table-cell>
          <table:table-cell office:value-type="float" office:value="264.965" calcext:value-type="float">
            <text:p>264.965</text:p>
          </table:table-cell>
          <table:table-cell office:value-type="float" office:value="144.14" calcext:value-type="float">
            <text:p>144.14</text:p>
          </table:table-cell>
          <table:table-cell office:value-type="float" office:value="139.135" calcext:value-type="float">
            <text:p>139.135</text:p>
          </table:table-cell>
          <table:table-cell office:value-type="float" office:value="139.195" calcext:value-type="float">
            <text:p>139.195</text:p>
          </table:table-cell>
          <table:table-cell office:value-type="float" office:value="115.529" calcext:value-type="float">
            <text:p>115.529</text:p>
          </table:table-cell>
          <table:table-cell office:value-type="float" office:value="1.107" calcext:value-type="float">
            <text:p>1.107</text:p>
          </table:table-cell>
          <table:table-cell office:value-type="float" office:value="0" calcext:value-type="float">
            <text:p>0</text:p>
          </table:table-cell>
          <table:table-cell office:value-type="float" office:value="80.76" calcext:value-type="float">
            <text:p>80.76</text:p>
          </table:table-cell>
          <table:table-cell office:value-type="float" office:value="17.597" calcext:value-type="float">
            <text:p>17.597</text:p>
          </table:table-cell>
          <table:table-cell office:value-type="float" office:value="136.346" calcext:value-type="float">
            <text:p>136.346</text:p>
          </table:table-cell>
          <table:table-cell office:value-type="float" office:value="23.967" calcext:value-type="float">
            <text:p>23.967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4.727" calcext:value-type="float">
            <text:p>124.727</text:p>
          </table:table-cell>
          <table:table-cell office:value-type="float" office:value="143.696" calcext:value-type="float">
            <text:p>143.696</text:p>
          </table:table-cell>
          <table:table-cell office:value-type="float" office:value="142.093" calcext:value-type="float">
            <text:p>142.093</text:p>
          </table:table-cell>
          <table:table-cell office:value-type="float" office:value="176.355" calcext:value-type="float">
            <text:p>176.355</text:p>
          </table:table-cell>
          <table:table-cell office:value-type="float" office:value="265.747" calcext:value-type="float">
            <text:p>265.747</text:p>
          </table:table-cell>
          <table:table-cell office:value-type="float" office:value="279.486" calcext:value-type="float">
            <text:p>279.486</text:p>
          </table:table-cell>
          <table:table-cell office:value-type="float" office:value="21.233" calcext:value-type="float">
            <text:p>21.233</text:p>
          </table:table-cell>
          <table:table-cell office:value-type="float" office:value="286.933" calcext:value-type="float">
            <text:p>286.933</text:p>
          </table:table-cell>
          <table:table-cell office:value-type="float" office:value="303.626" calcext:value-type="float">
            <text:p>303.626</text:p>
          </table:table-cell>
          <table:table-cell office:value-type="float" office:value="245.526" calcext:value-type="float">
            <text:p>245.526</text:p>
          </table:table-cell>
          <table:table-cell office:value-type="float" office:value="248.676" calcext:value-type="float">
            <text:p>248.676</text:p>
          </table:table-cell>
          <table:table-cell office:value-type="float" office:value="216.363" calcext:value-type="float">
            <text:p>216.363</text:p>
          </table:table-cell>
          <table:table-cell office:value-type="float" office:value="5.158" calcext:value-type="float">
            <text:p>5.158</text:p>
          </table:table-cell>
          <table:table-cell office:value-type="float" office:value="5.747" calcext:value-type="float">
            <text:p>5.747</text:p>
          </table:table-cell>
          <table:table-cell office:value-type="float" office:value="248.511" calcext:value-type="float">
            <text:p>248.511</text:p>
          </table:table-cell>
          <table:table-cell office:value-type="float" office:value="131.844" calcext:value-type="float">
            <text:p>131.844</text:p>
          </table:table-cell>
          <table:table-cell office:value-type="float" office:value="164.816" calcext:value-type="float">
            <text:p>164.816</text:p>
          </table:table-cell>
          <table:table-cell office:value-type="float" office:value="165.163" calcext:value-type="float">
            <text:p>165.163</text:p>
          </table:table-cell>
          <table:table-cell office:value-type="float" office:value="194.177" calcext:value-type="float">
            <text:p>194.177</text:p>
          </table:table-cell>
          <table:table-cell office:value-type="float" office:value="60.661" calcext:value-type="float">
            <text:p>60.66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100.775" calcext:value-type="float">
            <text:p>100.775</text:p>
          </table:table-cell>
          <table:table-cell office:value-type="float" office:value="97.712" calcext:value-type="float">
            <text:p>97.712</text:p>
          </table:table-cell>
          <table:table-cell office:value-type="float" office:value="105.543" calcext:value-type="float">
            <text:p>105.543</text:p>
          </table:table-cell>
          <table:table-cell office:value-type="float" office:value="5.704" calcext:value-type="float">
            <text:p>5.704</text:p>
          </table:table-cell>
          <table:table-cell office:value-type="float" office:value="195.936" calcext:value-type="float">
            <text:p>195.936</text:p>
          </table:table-cell>
          <table:table-cell office:value-type="float" office:value="223.609" calcext:value-type="float">
            <text:p>223.609</text:p>
          </table:table-cell>
          <table:table-cell office:value-type="float" office:value="106.231" calcext:value-type="float">
            <text:p>106.231</text:p>
          </table:table-cell>
          <table:table-cell office:value-type="float" office:value="108.644" calcext:value-type="float">
            <text:p>108.644</text:p>
          </table:table-cell>
          <table:table-cell office:value-type="float" office:value="116.423" calcext:value-type="float">
            <text:p>116.423</text:p>
          </table:table-cell>
          <table:table-cell office:value-type="float" office:value="7.14" calcext:value-type="float">
            <text:p>7.14</text:p>
          </table:table-cell>
          <table:table-cell office:value-type="float" office:value="15.777" calcext:value-type="float">
            <text:p>15.777</text:p>
          </table:table-cell>
          <table:table-cell office:value-type="float" office:value="23.35" calcext:value-type="float">
            <text:p>23.35</text:p>
          </table:table-cell>
          <table:table-cell office:value-type="float" office:value="19.054" calcext:value-type="float">
            <text:p>19.054</text:p>
          </table:table-cell>
          <table:table-cell office:value-type="float" office:value="18.106" calcext:value-type="float">
            <text:p>18.106</text:p>
          </table:table-cell>
          <table:table-cell office:value-type="float" office:value="18.776" calcext:value-type="float">
            <text:p>18.776</text:p>
          </table:table-cell>
          <table:table-cell office:value-type="float" office:value="8.145" calcext:value-type="float">
            <text:p>8.145</text:p>
          </table:table-cell>
          <table:table-cell office:value-type="float" office:value="9.067" calcext:value-type="float">
            <text:p>9.067</text:p>
          </table:table-cell>
          <table:table-cell office:value-type="float" office:value="3.484" calcext:value-type="float">
            <text:p>3.484</text:p>
          </table:table-cell>
          <table:table-cell office:value-type="float" office:value="8.521" calcext:value-type="float">
            <text:p>8.521</text:p>
          </table:table-cell>
          <table:table-cell office:value-type="float" office:value="198.558" calcext:value-type="float">
            <text:p>198.558</text:p>
          </table:table-cell>
          <table:table-cell office:value-type="float" office:value="121.46" calcext:value-type="float">
            <text:p>121.46</text:p>
          </table:table-cell>
          <table:table-cell office:value-type="float" office:value="212.099" calcext:value-type="float">
            <text:p>212.099</text:p>
          </table:table-cell>
          <table:table-cell office:value-type="float" office:value="157.433" calcext:value-type="float">
            <text:p>157.433</text:p>
          </table:table-cell>
          <table:table-cell office:value-type="float" office:value="144.159" calcext:value-type="float">
            <text:p>144.159</text:p>
          </table:table-cell>
          <table:table-cell office:value-type="float" office:value="125.958" calcext:value-type="float">
            <text:p>125.958</text:p>
          </table:table-cell>
          <table:table-cell office:value-type="float" office:value="15.189" calcext:value-type="float">
            <text:p>15.189</text:p>
          </table:table-cell>
          <table:table-cell office:value-type="float" office:value="255.469" calcext:value-type="float">
            <text:p>255.469</text:p>
          </table:table-cell>
          <table:table-cell office:value-type="float" office:value="244.569" calcext:value-type="float">
            <text:p>244.569</text:p>
          </table:table-cell>
          <table:table-cell office:value-type="float" office:value="248.189" calcext:value-type="float">
            <text:p>248.189</text:p>
          </table:table-cell>
          <table:table-cell office:value-type="float" office:value="155.587" calcext:value-type="float">
            <text:p>155.587</text:p>
          </table:table-cell>
          <table:table-cell office:value-type="float" office:value="144.897" calcext:value-type="float">
            <text:p>144.897</text:p>
          </table:table-cell>
          <table:table-cell office:value-type="float" office:value="151.345" calcext:value-type="float">
            <text:p>151.345</text:p>
          </table:table-cell>
          <table:table-cell office:value-type="float" office:value="115.346" calcext:value-type="float">
            <text:p>115.346</text:p>
          </table:table-cell>
          <table:table-cell office:value-type="float" office:value="10.227" calcext:value-type="float">
            <text:p>10.227</text:p>
          </table:table-cell>
          <table:table-cell office:value-type="float" office:value="11.783" calcext:value-type="float">
            <text:p>11.783</text:p>
          </table:table-cell>
          <table:table-cell office:value-type="float" office:value="95.858" calcext:value-type="float">
            <text:p>95.858</text:p>
          </table:table-cell>
          <table:table-cell office:value-type="float" office:value="27.629" calcext:value-type="float">
            <text:p>27.629</text:p>
          </table:table-cell>
          <table:table-cell office:value-type="float" office:value="150.022" calcext:value-type="float">
            <text:p>150.022</text:p>
          </table:table-cell>
          <table:table-cell office:value-type="float" office:value="20.776" calcext:value-type="float">
            <text:p>20.776</text:p>
          </table:table-cell>
          <table:table-cell office:value-type="float" office:value="173.87" calcext:value-type="float">
            <text:p>173.87</text:p>
          </table:table-cell>
          <table:table-cell office:value-type="float" office:value="160.471" calcext:value-type="float">
            <text:p>160.471</text:p>
          </table:table-cell>
          <table:table-cell office:value-type="float" office:value="162.163" calcext:value-type="float">
            <text:p>162.163</text:p>
          </table:table-cell>
          <table:table-cell office:value-type="float" office:value="171.416" calcext:value-type="float">
            <text:p>171.416</text:p>
          </table:table-cell>
          <table:table-cell office:value-type="float" office:value="174.502" calcext:value-type="float">
            <text:p>174.502</text:p>
          </table:table-cell>
          <table:table-cell office:value-type="float" office:value="275.244" calcext:value-type="float">
            <text:p>275.244</text:p>
          </table:table-cell>
          <table:table-cell office:value-type="float" office:value="276.005" calcext:value-type="float">
            <text:p>276.005</text:p>
          </table:table-cell>
          <table:table-cell office:value-type="float" office:value="23.759" calcext:value-type="float">
            <text:p>23.759</text:p>
          </table:table-cell>
          <table:table-cell office:value-type="float" office:value="304.829" calcext:value-type="float">
            <text:p>304.829</text:p>
          </table:table-cell>
          <table:table-cell office:value-type="float" office:value="292.789" calcext:value-type="float">
            <text:p>292.789</text:p>
          </table:table-cell>
          <table:table-cell office:value-type="float" office:value="263.036" calcext:value-type="float">
            <text:p>263.036</text:p>
          </table:table-cell>
          <table:table-cell office:value-type="float" office:value="264.021" calcext:value-type="float">
            <text:p>264.021</text:p>
          </table:table-cell>
          <table:table-cell office:value-type="float" office:value="238.933" calcext:value-type="float">
            <text:p>238.933</text:p>
          </table:table-cell>
          <table:table-cell office:value-type="float" office:value="17.903" calcext:value-type="float">
            <text:p>17.903</text:p>
          </table:table-cell>
          <table:table-cell office:value-type="float" office:value="17.213" calcext:value-type="float">
            <text:p>17.213</text:p>
          </table:table-cell>
          <table:table-cell office:value-type="float" office:value="320.413" calcext:value-type="float">
            <text:p>320.413</text:p>
          </table:table-cell>
          <table:table-cell office:value-type="float" office:value="192.813" calcext:value-type="float">
            <text:p>192.813</text:p>
          </table:table-cell>
          <table:table-cell office:value-type="float" office:value="210.232" calcext:value-type="float">
            <text:p>210.232</text:p>
          </table:table-cell>
          <table:table-cell office:value-type="float" office:value="224.35" calcext:value-type="float">
            <text:p>224.35</text:p>
          </table:table-cell>
          <table:table-cell office:value-type="float" office:value="243.308" calcext:value-type="float">
            <text:p>243.308</text:p>
          </table:table-cell>
          <table:table-cell office:value-type="float" office:value="32.705" calcext:value-type="float">
            <text:p>32.70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21.301" calcext:value-type="float">
            <text:p>121.301</text:p>
          </table:table-cell>
          <table:table-cell office:value-type="float" office:value="122.033" calcext:value-type="float">
            <text:p>122.033</text:p>
          </table:table-cell>
          <table:table-cell office:value-type="float" office:value="115.357" calcext:value-type="float">
            <text:p>115.357</text:p>
          </table:table-cell>
          <table:table-cell office:value-type="float" office:value="221.194" calcext:value-type="float">
            <text:p>221.194</text:p>
          </table:table-cell>
          <table:table-cell office:value-type="float" office:value="67.378" calcext:value-type="float">
            <text:p>67.378</text:p>
          </table:table-cell>
          <table:table-cell office:value-type="float" office:value="31.471" calcext:value-type="float">
            <text:p>31.471</text:p>
          </table:table-cell>
          <table:table-cell office:value-type="float" office:value="137.937" calcext:value-type="float">
            <text:p>137.937</text:p>
          </table:table-cell>
          <table:table-cell office:value-type="float" office:value="141.475" calcext:value-type="float">
            <text:p>141.475</text:p>
          </table:table-cell>
          <table:table-cell office:value-type="float" office:value="140.667" calcext:value-type="float">
            <text:p>140.667</text:p>
          </table:table-cell>
          <table:table-cell office:value-type="float" office:value="205.023" calcext:value-type="float">
            <text:p>205.023</text:p>
          </table:table-cell>
          <table:table-cell office:value-type="float" office:value="213.906" calcext:value-type="float">
            <text:p>213.906</text:p>
          </table:table-cell>
          <table:table-cell office:value-type="float" office:value="226.556" calcext:value-type="float">
            <text:p>226.556</text:p>
          </table:table-cell>
          <table:table-cell office:value-type="float" office:value="212.49" calcext:value-type="float">
            <text:p>212.49</text:p>
          </table:table-cell>
          <table:table-cell office:value-type="float" office:value="214.626" calcext:value-type="float">
            <text:p>214.626</text:p>
          </table:table-cell>
          <table:table-cell office:value-type="float" office:value="201.386" calcext:value-type="float">
            <text:p>201.386</text:p>
          </table:table-cell>
          <table:table-cell office:value-type="float" office:value="219.26" calcext:value-type="float">
            <text:p>219.26</text:p>
          </table:table-cell>
          <table:table-cell office:value-type="float" office:value="212.177" calcext:value-type="float">
            <text:p>212.177</text:p>
          </table:table-cell>
          <table:table-cell office:value-type="float" office:value="207.836" calcext:value-type="float">
            <text:p>207.836</text:p>
          </table:table-cell>
          <table:table-cell office:value-type="float" office:value="208.351" calcext:value-type="float">
            <text:p>208.351</text:p>
          </table:table-cell>
          <table:table-cell office:value-type="float" office:value="342.543" calcext:value-type="float">
            <text:p>342.543</text:p>
          </table:table-cell>
          <table:table-cell office:value-type="float" office:value="128.29" calcext:value-type="float">
            <text:p>128.29</text:p>
          </table:table-cell>
          <table:table-cell office:value-type="float" office:value="379.661" calcext:value-type="float">
            <text:p>379.661</text:p>
          </table:table-cell>
          <table:table-cell office:value-type="float" office:value="345.621" calcext:value-type="float">
            <text:p>345.621</text:p>
          </table:table-cell>
          <table:table-cell office:value-type="float" office:value="344.887" calcext:value-type="float">
            <text:p>344.887</text:p>
          </table:table-cell>
          <table:table-cell office:value-type="float" office:value="345.736" calcext:value-type="float">
            <text:p>345.736</text:p>
          </table:table-cell>
          <table:table-cell office:value-type="float" office:value="214.957" calcext:value-type="float">
            <text:p>214.957</text:p>
          </table:table-cell>
          <table:table-cell office:value-type="float" office:value="352.42" calcext:value-type="float">
            <text:p>352.42</text:p>
          </table:table-cell>
          <table:table-cell office:value-type="float" office:value="354.502" calcext:value-type="float">
            <text:p>354.502</text:p>
          </table:table-cell>
          <table:table-cell office:value-type="float" office:value="352.416" calcext:value-type="float">
            <text:p>352.416</text:p>
          </table:table-cell>
          <table:table-cell office:value-type="float" office:value="172.105" calcext:value-type="float">
            <text:p>172.105</text:p>
          </table:table-cell>
          <table:table-cell office:value-type="float" office:value="155.278" calcext:value-type="float">
            <text:p>155.278</text:p>
          </table:table-cell>
          <table:table-cell office:value-type="float" office:value="154.39" calcext:value-type="float">
            <text:p>154.39</text:p>
          </table:table-cell>
          <table:table-cell office:value-type="float" office:value="103.239" calcext:value-type="float">
            <text:p>103.239</text:p>
          </table:table-cell>
          <table:table-cell office:value-type="float" office:value="202.773" calcext:value-type="float">
            <text:p>202.773</text:p>
          </table:table-cell>
          <table:table-cell office:value-type="float" office:value="206.229" calcext:value-type="float">
            <text:p>206.229</text:p>
          </table:table-cell>
          <table:table-cell office:value-type="float" office:value="122.633" calcext:value-type="float">
            <text:p>122.633</text:p>
          </table:table-cell>
          <table:table-cell office:value-type="float" office:value="230.008" calcext:value-type="float">
            <text:p>230.008</text:p>
          </table:table-cell>
          <table:table-cell office:value-type="float" office:value="151.424" calcext:value-type="float">
            <text:p>151.424</text:p>
          </table:table-cell>
          <table:table-cell office:value-type="float" office:value="226.058" calcext:value-type="float">
            <text:p>226.058</text:p>
          </table:table-cell>
          <table:table-cell office:value-type="float" office:value="174.645" calcext:value-type="float">
            <text:p>174.645</text:p>
          </table:table-cell>
          <table:table-cell office:value-type="float" office:value="157.617" calcext:value-type="float">
            <text:p>157.617</text:p>
          </table:table-cell>
          <table:table-cell office:value-type="float" office:value="181.011" calcext:value-type="float">
            <text:p>181.011</text:p>
          </table:table-cell>
          <table:table-cell office:value-type="float" office:value="171.057" calcext:value-type="float">
            <text:p>171.057</text:p>
          </table:table-cell>
          <table:table-cell office:value-type="float" office:value="347.293" calcext:value-type="float">
            <text:p>347.293</text:p>
          </table:table-cell>
          <table:table-cell office:value-type="float" office:value="416.687" calcext:value-type="float">
            <text:p>416.687</text:p>
          </table:table-cell>
          <table:table-cell office:value-type="float" office:value="412.809" calcext:value-type="float">
            <text:p>412.809</text:p>
          </table:table-cell>
          <table:table-cell office:value-type="float" office:value="228.942" calcext:value-type="float">
            <text:p>228.942</text:p>
          </table:table-cell>
          <table:table-cell office:value-type="float" office:value="371.207" calcext:value-type="float">
            <text:p>371.207</text:p>
          </table:table-cell>
          <table:table-cell office:value-type="float" office:value="371.631" calcext:value-type="float">
            <text:p>371.631</text:p>
          </table:table-cell>
          <table:table-cell office:value-type="float" office:value="344.214" calcext:value-type="float">
            <text:p>344.214</text:p>
          </table:table-cell>
          <table:table-cell office:value-type="float" office:value="345.753" calcext:value-type="float">
            <text:p>345.753</text:p>
          </table:table-cell>
          <table:table-cell office:value-type="float" office:value="361.036" calcext:value-type="float">
            <text:p>361.036</text:p>
          </table:table-cell>
          <table:table-cell office:value-type="float" office:value="196.429" calcext:value-type="float">
            <text:p>196.429</text:p>
          </table:table-cell>
          <table:table-cell office:value-type="float" office:value="203.583" calcext:value-type="float">
            <text:p>203.583</text:p>
          </table:table-cell>
          <table:table-cell office:value-type="float" office:value="31.725" calcext:value-type="float">
            <text:p>31.725</text:p>
          </table:table-cell>
          <table:table-cell office:value-type="float" office:value="146.36" calcext:value-type="float">
            <text:p>146.36</text:p>
          </table:table-cell>
          <table:table-cell office:value-type="float" office:value="152.698" calcext:value-type="float">
            <text:p>152.698</text:p>
          </table:table-cell>
          <table:table-cell office:value-type="float" office:value="164.523" calcext:value-type="float">
            <text:p>164.523</text:p>
          </table:table-cell>
          <table:table-cell office:value-type="float" office:value="194.799" calcext:value-type="float">
            <text:p>194.799</text:p>
          </table:table-cell>
          <table:table-cell office:value-type="float" office:value="204.561" calcext:value-type="float">
            <text:p>204.56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4.718" calcext:value-type="float">
            <text:p>24.718</text:p>
          </table:table-cell>
          <table:table-cell office:value-type="float" office:value="26.403" calcext:value-type="float">
            <text:p>26.403</text:p>
          </table:table-cell>
          <table:table-cell office:value-type="float" office:value="35.391" calcext:value-type="float">
            <text:p>35.391</text:p>
          </table:table-cell>
          <table:table-cell office:value-type="float" office:value="113.594" calcext:value-type="float">
            <text:p>113.594</text:p>
          </table:table-cell>
          <table:table-cell office:value-type="float" office:value="128.314" calcext:value-type="float">
            <text:p>128.314</text:p>
          </table:table-cell>
          <table:table-cell office:value-type="float" office:value="160.76" calcext:value-type="float">
            <text:p>160.76</text:p>
          </table:table-cell>
          <table:table-cell office:value-type="float" office:value="9.619" calcext:value-type="float">
            <text:p>9.619</text:p>
          </table:table-cell>
          <table:table-cell office:value-type="float" office:value="20.945" calcext:value-type="float">
            <text:p>20.945</text:p>
          </table:table-cell>
          <table:table-cell office:value-type="float" office:value="19.357" calcext:value-type="float">
            <text:p>19.357</text:p>
          </table:table-cell>
          <table:table-cell office:value-type="float" office:value="107.905" calcext:value-type="float">
            <text:p>107.905</text:p>
          </table:table-cell>
          <table:table-cell office:value-type="float" office:value="102.419" calcext:value-type="float">
            <text:p>102.419</text:p>
          </table:table-cell>
          <table:table-cell office:value-type="float" office:value="110.672" calcext:value-type="float">
            <text:p>110.672</text:p>
          </table:table-cell>
          <table:table-cell office:value-type="float" office:value="113.385" calcext:value-type="float">
            <text:p>113.385</text:p>
          </table:table-cell>
          <table:table-cell office:value-type="float" office:value="113.089" calcext:value-type="float">
            <text:p>113.089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107.218" calcext:value-type="float">
            <text:p>107.218</text:p>
          </table:table-cell>
          <table:table-cell office:value-type="float" office:value="102.125" calcext:value-type="float">
            <text:p>102.125</text:p>
          </table:table-cell>
          <table:table-cell office:value-type="float" office:value="106.11" calcext:value-type="float">
            <text:p>106.11</text:p>
          </table:table-cell>
          <table:table-cell office:value-type="float" office:value="102.216" calcext:value-type="float">
            <text:p>102.216</text:p>
          </table:table-cell>
          <table:table-cell office:value-type="float" office:value="274.409" calcext:value-type="float">
            <text:p>274.409</text:p>
          </table:table-cell>
          <table:table-cell office:value-type="float" office:value="46.943" calcext:value-type="float">
            <text:p>46.943</text:p>
          </table:table-cell>
          <table:table-cell office:value-type="float" office:value="258.651" calcext:value-type="float">
            <text:p>258.651</text:p>
          </table:table-cell>
          <table:table-cell office:value-type="float" office:value="226.109" calcext:value-type="float">
            <text:p>226.109</text:p>
          </table:table-cell>
          <table:table-cell office:value-type="float" office:value="227.512" calcext:value-type="float">
            <text:p>227.512</text:p>
          </table:table-cell>
          <table:table-cell office:value-type="float" office:value="205.94" calcext:value-type="float">
            <text:p>205.94</text:p>
          </table:table-cell>
          <table:table-cell office:value-type="float" office:value="113.994" calcext:value-type="float">
            <text:p>113.994</text:p>
          </table:table-cell>
          <table:table-cell office:value-type="float" office:value="260.086" calcext:value-type="float">
            <text:p>260.086</text:p>
          </table:table-cell>
          <table:table-cell office:value-type="float" office:value="260.135" calcext:value-type="float">
            <text:p>260.135</text:p>
          </table:table-cell>
          <table:table-cell office:value-type="float" office:value="271.121" calcext:value-type="float">
            <text:p>271.121</text:p>
          </table:table-cell>
          <table:table-cell office:value-type="float" office:value="73.603" calcext:value-type="float">
            <text:p>73.603</text:p>
          </table:table-cell>
          <table:table-cell office:value-type="float" office:value="66.803" calcext:value-type="float">
            <text:p>66.803</text:p>
          </table:table-cell>
          <table:table-cell office:value-type="float" office:value="66.707" calcext:value-type="float">
            <text:p>66.707</text:p>
          </table:table-cell>
          <table:table-cell office:value-type="float" office:value="48.425" calcext:value-type="float">
            <text:p>48.425</text:p>
          </table:table-cell>
          <table:table-cell office:value-type="float" office:value="98.975" calcext:value-type="float">
            <text:p>98.975</text:p>
          </table:table-cell>
          <table:table-cell office:value-type="float" office:value="99.08" calcext:value-type="float">
            <text:p>99.08</text:p>
          </table:table-cell>
          <table:table-cell office:value-type="float" office:value="19.708" calcext:value-type="float">
            <text:p>19.708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63.456" calcext:value-type="float">
            <text:p>63.456</text:p>
          </table:table-cell>
          <table:table-cell office:value-type="float" office:value="120.88" calcext:value-type="float">
            <text:p>120.88</text:p>
          </table:table-cell>
          <table:table-cell office:value-type="float" office:value="70.964" calcext:value-type="float">
            <text:p>70.964</text:p>
          </table:table-cell>
          <table:table-cell office:value-type="float" office:value="53.301" calcext:value-type="float">
            <text:p>53.301</text:p>
          </table:table-cell>
          <table:table-cell office:value-type="float" office:value="67.332" calcext:value-type="float">
            <text:p>67.332</text:p>
          </table:table-cell>
          <table:table-cell office:value-type="float" office:value="75.323" calcext:value-type="float">
            <text:p>75.323</text:p>
          </table:table-cell>
          <table:table-cell office:value-type="float" office:value="276.825" calcext:value-type="float">
            <text:p>276.825</text:p>
          </table:table-cell>
          <table:table-cell office:value-type="float" office:value="347.967" calcext:value-type="float">
            <text:p>347.967</text:p>
          </table:table-cell>
          <table:table-cell office:value-type="float" office:value="333.439" calcext:value-type="float">
            <text:p>333.439</text:p>
          </table:table-cell>
          <table:table-cell office:value-type="float" office:value="110.818" calcext:value-type="float">
            <text:p>110.818</text:p>
          </table:table-cell>
          <table:table-cell office:value-type="float" office:value="280.609" calcext:value-type="float">
            <text:p>280.609</text:p>
          </table:table-cell>
          <table:table-cell office:value-type="float" office:value="280.626" calcext:value-type="float">
            <text:p>280.626</text:p>
          </table:table-cell>
          <table:table-cell office:value-type="float" office:value="274.183" calcext:value-type="float">
            <text:p>274.183</text:p>
          </table:table-cell>
          <table:table-cell office:value-type="float" office:value="263.258" calcext:value-type="float">
            <text:p>263.258</text:p>
          </table:table-cell>
          <table:table-cell office:value-type="float" office:value="271.024" calcext:value-type="float">
            <text:p>271.024</text:p>
          </table:table-cell>
          <table:table-cell office:value-type="float" office:value="98.631" calcext:value-type="float">
            <text:p>98.631</text:p>
          </table:table-cell>
          <table:table-cell office:value-type="float" office:value="99.83" calcext:value-type="float">
            <text:p>99.83</text:p>
          </table:table-cell>
          <table:table-cell office:value-type="float" office:value="150.199" calcext:value-type="float">
            <text:p>150.199</text:p>
          </table:table-cell>
          <table:table-cell office:value-type="float" office:value="4.671" calcext:value-type="float">
            <text:p>4.671</text:p>
          </table:table-cell>
          <table:table-cell office:value-type="float" office:value="38.392" calcext:value-type="float">
            <text:p>38.392</text:p>
          </table:table-cell>
          <table:table-cell office:value-type="float" office:value="38.938" calcext:value-type="float">
            <text:p>38.938</text:p>
          </table:table-cell>
          <table:table-cell office:value-type="float" office:value="60.081" calcext:value-type="float">
            <text:p>60.081</text:p>
          </table:table-cell>
          <table:table-cell office:value-type="float" office:value="118.415" calcext:value-type="float">
            <text:p>118.41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18.866" calcext:value-type="float">
            <text:p>18.866</text:p>
          </table:table-cell>
          <table:table-cell office:value-type="float" office:value="18.631" calcext:value-type="float">
            <text:p>18.631</text:p>
          </table:table-cell>
          <table:table-cell office:value-type="float" office:value="34.95" calcext:value-type="float">
            <text:p>34.95</text:p>
          </table:table-cell>
          <table:table-cell office:value-type="float" office:value="102.643" calcext:value-type="float">
            <text:p>102.643</text:p>
          </table:table-cell>
          <table:table-cell office:value-type="float" office:value="170.301" calcext:value-type="float">
            <text:p>170.301</text:p>
          </table:table-cell>
          <table:table-cell office:value-type="float" office:value="150.555" calcext:value-type="float">
            <text:p>150.555</text:p>
          </table:table-cell>
          <table:table-cell office:value-type="float" office:value="11.994" calcext:value-type="float">
            <text:p>11.994</text:p>
          </table:table-cell>
          <table:table-cell office:value-type="float" office:value="23.464" calcext:value-type="float">
            <text:p>23.464</text:p>
          </table:table-cell>
          <table:table-cell office:value-type="float" office:value="21.377" calcext:value-type="float">
            <text:p>21.377</text:p>
          </table:table-cell>
          <table:table-cell office:value-type="float" office:value="108.612" calcext:value-type="float">
            <text:p>108.612</text:p>
          </table:table-cell>
          <table:table-cell office:value-type="float" office:value="106.888" calcext:value-type="float">
            <text:p>106.888</text:p>
          </table:table-cell>
          <table:table-cell office:value-type="float" office:value="117.736" calcext:value-type="float">
            <text:p>117.736</text:p>
          </table:table-cell>
          <table:table-cell office:value-type="float" office:value="109.251" calcext:value-type="float">
            <text:p>109.251</text:p>
          </table:table-cell>
          <table:table-cell office:value-type="float" office:value="111.056" calcext:value-type="float">
            <text:p>111.056</text:p>
          </table:table-cell>
          <table:table-cell office:value-type="float" office:value="105.086" calcext:value-type="float">
            <text:p>105.086</text:p>
          </table:table-cell>
          <table:table-cell office:value-type="float" office:value="105.808" calcext:value-type="float">
            <text:p>105.808</text:p>
          </table:table-cell>
          <table:table-cell office:value-type="float" office:value="105.999" calcext:value-type="float">
            <text:p>105.999</text:p>
          </table:table-cell>
          <table:table-cell office:value-type="float" office:value="106.236" calcext:value-type="float">
            <text:p>106.236</text:p>
          </table:table-cell>
          <table:table-cell office:value-type="float" office:value="105.657" calcext:value-type="float">
            <text:p>105.657</text:p>
          </table:table-cell>
          <table:table-cell office:value-type="float" office:value="240.603" calcext:value-type="float">
            <text:p>240.603</text:p>
          </table:table-cell>
          <table:table-cell office:value-type="float" office:value="46.164" calcext:value-type="float">
            <text:p>46.164</text:p>
          </table:table-cell>
          <table:table-cell office:value-type="float" office:value="280.437" calcext:value-type="float">
            <text:p>280.437</text:p>
          </table:table-cell>
          <table:table-cell office:value-type="float" office:value="242.838" calcext:value-type="float">
            <text:p>242.838</text:p>
          </table:table-cell>
          <table:table-cell office:value-type="float" office:value="247.518" calcext:value-type="float">
            <text:p>247.518</text:p>
          </table:table-cell>
          <table:table-cell office:value-type="float" office:value="249.564" calcext:value-type="float">
            <text:p>249.564</text:p>
          </table:table-cell>
          <table:table-cell office:value-type="float" office:value="113.522" calcext:value-type="float">
            <text:p>113.522</text:p>
          </table:table-cell>
          <table:table-cell office:value-type="float" office:value="245.464" calcext:value-type="float">
            <text:p>245.464</text:p>
          </table:table-cell>
          <table:table-cell office:value-type="float" office:value="246.413" calcext:value-type="float">
            <text:p>246.413</text:p>
          </table:table-cell>
          <table:table-cell office:value-type="float" office:value="253.344" calcext:value-type="float">
            <text:p>253.344</text:p>
          </table:table-cell>
          <table:table-cell office:value-type="float" office:value="73.693" calcext:value-type="float">
            <text:p>73.693</text:p>
          </table:table-cell>
          <table:table-cell office:value-type="float" office:value="69.277" calcext:value-type="float">
            <text:p>69.277</text:p>
          </table:table-cell>
          <table:table-cell office:value-type="float" office:value="66.795" calcext:value-type="float">
            <text:p>66.795</text:p>
          </table:table-cell>
          <table:table-cell office:value-type="float" office:value="47.426" calcext:value-type="float">
            <text:p>47.42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4.01" calcext:value-type="float">
            <text:p>104.01</text:p>
          </table:table-cell>
          <table:table-cell office:value-type="float" office:value="15.364" calcext:value-type="float">
            <text:p>15.364</text:p>
          </table:table-cell>
          <table:table-cell office:value-type="float" office:value="120.587" calcext:value-type="float">
            <text:p>120.587</text:p>
          </table:table-cell>
          <table:table-cell office:value-type="float" office:value="67.991" calcext:value-type="float">
            <text:p>67.991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83.686" calcext:value-type="float">
            <text:p>83.686</text:p>
          </table:table-cell>
          <table:table-cell office:value-type="float" office:value="54.348" calcext:value-type="float">
            <text:p>54.348</text:p>
          </table:table-cell>
          <table:table-cell office:value-type="float" office:value="79.121" calcext:value-type="float">
            <text:p>79.121</text:p>
          </table:table-cell>
          <table:table-cell office:value-type="float" office:value="76.209" calcext:value-type="float">
            <text:p>76.209</text:p>
          </table:table-cell>
          <table:table-cell office:value-type="float" office:value="233.531" calcext:value-type="float">
            <text:p>233.531</text:p>
          </table:table-cell>
          <table:table-cell office:value-type="float" office:value="316.719" calcext:value-type="float">
            <text:p>316.719</text:p>
          </table:table-cell>
          <table:table-cell office:value-type="float" office:value="318.568" calcext:value-type="float">
            <text:p>318.568</text:p>
          </table:table-cell>
          <table:table-cell office:value-type="float" office:value="115.555" calcext:value-type="float">
            <text:p>115.555</text:p>
          </table:table-cell>
          <table:table-cell office:value-type="float" office:value="280.683" calcext:value-type="float">
            <text:p>280.683</text:p>
          </table:table-cell>
          <table:table-cell office:value-type="float" office:value="280.761" calcext:value-type="float">
            <text:p>280.761</text:p>
          </table:table-cell>
          <table:table-cell office:value-type="float" office:value="256.682" calcext:value-type="float">
            <text:p>256.682</text:p>
          </table:table-cell>
          <table:table-cell office:value-type="float" office:value="256.47" calcext:value-type="float">
            <text:p>256.47</text:p>
          </table:table-cell>
          <table:table-cell office:value-type="float" office:value="266.03" calcext:value-type="float">
            <text:p>266.03</text:p>
          </table:table-cell>
          <table:table-cell office:value-type="float" office:value="104.03" calcext:value-type="float">
            <text:p>104.03</text:p>
          </table:table-cell>
          <table:table-cell office:value-type="float" office:value="106.159" calcext:value-type="float">
            <text:p>106.159</text:p>
          </table:table-cell>
          <table:table-cell office:value-type="float" office:value="143.147" calcext:value-type="float">
            <text:p>143.147</text:p>
          </table:table-cell>
          <table:table-cell office:value-type="float" office:value="11.758" calcext:value-type="float">
            <text:p>11.758</text:p>
          </table:table-cell>
          <table:table-cell office:value-type="float" office:value="45.682" calcext:value-type="float">
            <text:p>45.682</text:p>
          </table:table-cell>
          <table:table-cell office:value-type="float" office:value="54.212" calcext:value-type="float">
            <text:p>54.212</text:p>
          </table:table-cell>
          <table:table-cell office:value-type="float" office:value="69.366" calcext:value-type="float">
            <text:p>69.366</text:p>
          </table:table-cell>
          <table:table-cell office:value-type="float" office:value="124.086" calcext:value-type="float">
            <text:p>124.08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71.767" calcext:value-type="float">
            <text:p>71.767</text:p>
          </table:table-cell>
          <table:table-cell office:value-type="float" office:value="71.743" calcext:value-type="float">
            <text:p>71.743</text:p>
          </table:table-cell>
          <table:table-cell office:value-type="float" office:value="67.189" calcext:value-type="float">
            <text:p>67.189</text:p>
          </table:table-cell>
          <table:table-cell office:value-type="float" office:value="161.939" calcext:value-type="float">
            <text:p>161.939</text:p>
          </table:table-cell>
          <table:table-cell office:value-type="float" office:value="154.441" calcext:value-type="float">
            <text:p>154.441</text:p>
          </table:table-cell>
          <table:table-cell office:value-type="float" office:value="185.603" calcext:value-type="float">
            <text:p>185.603</text:p>
          </table:table-cell>
          <table:table-cell office:value-type="float" office:value="61.558" calcext:value-type="float">
            <text:p>61.558</text:p>
          </table:table-cell>
          <table:table-cell office:value-type="float" office:value="52.942" calcext:value-type="float">
            <text:p>52.942</text:p>
          </table:table-cell>
          <table:table-cell office:value-type="float" office:value="52.977" calcext:value-type="float">
            <text:p>52.977</text:p>
          </table:table-cell>
          <table:table-cell office:value-type="float" office:value="150.164" calcext:value-type="float">
            <text:p>150.164</text:p>
          </table:table-cell>
          <table:table-cell office:value-type="float" office:value="158.529" calcext:value-type="float">
            <text:p>158.529</text:p>
          </table:table-cell>
          <table:table-cell office:value-type="float" office:value="168.312" calcext:value-type="float">
            <text:p>168.312</text:p>
          </table:table-cell>
          <table:table-cell office:value-type="float" office:value="153.084" calcext:value-type="float">
            <text:p>153.084</text:p>
          </table:table-cell>
          <table:table-cell office:value-type="float" office:value="153.366" calcext:value-type="float">
            <text:p>153.366</text:p>
          </table:table-cell>
          <table:table-cell office:value-type="float" office:value="142.622" calcext:value-type="float">
            <text:p>142.622</text:p>
          </table:table-cell>
          <table:table-cell office:value-type="float" office:value="160.454" calcext:value-type="float">
            <text:p>160.454</text:p>
          </table:table-cell>
          <table:table-cell office:value-type="float" office:value="149.266" calcext:value-type="float">
            <text:p>149.266</text:p>
          </table:table-cell>
          <table:table-cell office:value-type="float" office:value="153.036" calcext:value-type="float">
            <text:p>153.036</text:p>
          </table:table-cell>
          <table:table-cell office:value-type="float" office:value="152.661" calcext:value-type="float">
            <text:p>152.661</text:p>
          </table:table-cell>
          <table:table-cell office:value-type="float" office:value="155.271" calcext:value-type="float">
            <text:p>155.271</text:p>
          </table:table-cell>
          <table:table-cell office:value-type="float" office:value="55.949" calcext:value-type="float">
            <text:p>55.949</text:p>
          </table:table-cell>
          <table:table-cell office:value-type="float" office:value="226.251" calcext:value-type="float">
            <text:p>226.251</text:p>
          </table:table-cell>
          <table:table-cell office:value-type="float" office:value="247.852" calcext:value-type="float">
            <text:p>247.852</text:p>
          </table:table-cell>
          <table:table-cell office:value-type="float" office:value="262.388" calcext:value-type="float">
            <text:p>262.388</text:p>
          </table:table-cell>
          <table:table-cell office:value-type="float" office:value="250.252" calcext:value-type="float">
            <text:p>250.252</text:p>
          </table:table-cell>
          <table:table-cell office:value-type="float" office:value="159.442" calcext:value-type="float">
            <text:p>159.442</text:p>
          </table:table-cell>
          <table:table-cell office:value-type="float" office:value="124.899" calcext:value-type="float">
            <text:p>124.899</text:p>
          </table:table-cell>
          <table:table-cell office:value-type="float" office:value="124.822" calcext:value-type="float">
            <text:p>124.822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27.995" calcext:value-type="float">
            <text:p>27.995</text:p>
          </table:table-cell>
          <table:table-cell office:value-type="float" office:value="72.578" calcext:value-type="float">
            <text:p>72.578</text:p>
          </table:table-cell>
          <table:table-cell office:value-type="float" office:value="72.416" calcext:value-type="float">
            <text:p>72.416</text:p>
          </table:table-cell>
          <table:table-cell office:value-type="float" office:value="79.132" calcext:value-type="float">
            <text:p>79.132</text:p>
          </table:table-cell>
          <table:table-cell office:value-type="float" office:value="146.046" calcext:value-type="float">
            <text:p>146.046</text:p>
          </table:table-cell>
          <table:table-cell office:value-type="float" office:value="144.081" calcext:value-type="float">
            <text:p>144.081</text:p>
          </table:table-cell>
          <table:table-cell office:value-type="float" office:value="69.141" calcext:value-type="float">
            <text:p>69.141</text:p>
          </table:table-cell>
          <table:table-cell office:value-type="float" office:value="166.988" calcext:value-type="float">
            <text:p>166.988</text:p>
          </table:table-cell>
          <table:table-cell office:value-type="float" office:value="38.762" calcext:value-type="float">
            <text:p>38.762</text:p>
          </table:table-cell>
          <table:table-cell office:value-type="float" office:value="165.818" calcext:value-type="float">
            <text:p>165.818</text:p>
          </table:table-cell>
          <table:table-cell office:value-type="float" office:value="3.859" calcext:value-type="float">
            <text:p>3.859</text:p>
          </table:table-cell>
          <table:table-cell office:value-type="float" office:value="19.592" calcext:value-type="float">
            <text:p>19.592</text:p>
          </table:table-cell>
          <table:table-cell office:value-type="float" office:value="18.254" calcext:value-type="float">
            <text:p>18.254</text:p>
          </table:table-cell>
          <table:table-cell office:value-type="float" office:value="18.683" calcext:value-type="float">
            <text:p>18.683</text:p>
          </table:table-cell>
          <table:table-cell office:value-type="float" office:value="187.771" calcext:value-type="float">
            <text:p>187.771</text:p>
          </table:table-cell>
          <table:table-cell office:value-type="float" office:value="185.8" calcext:value-type="float">
            <text:p>185.8</text:p>
          </table:table-cell>
          <table:table-cell office:value-type="float" office:value="185.834" calcext:value-type="float">
            <text:p>185.834</text:p>
          </table:table-cell>
          <table:table-cell office:value-type="float" office:value="166.413" calcext:value-type="float">
            <text:p>166.413</text:p>
          </table:table-cell>
          <table:table-cell office:value-type="float" office:value="197.624" calcext:value-type="float">
            <text:p>197.624</text:p>
          </table:table-cell>
          <table:table-cell office:value-type="float" office:value="197.436" calcext:value-type="float">
            <text:p>197.436</text:p>
          </table:table-cell>
          <table:table-cell office:value-type="float" office:value="152.674" calcext:value-type="float">
            <text:p>152.674</text:p>
          </table:table-cell>
          <table:table-cell office:value-type="float" office:value="152.691" calcext:value-type="float">
            <text:p>152.691</text:p>
          </table:table-cell>
          <table:table-cell office:value-type="float" office:value="209.972" calcext:value-type="float">
            <text:p>209.972</text:p>
          </table:table-cell>
          <table:table-cell office:value-type="float" office:value="135.91" calcext:value-type="float">
            <text:p>135.91</text:p>
          </table:table-cell>
          <table:table-cell office:value-type="float" office:value="135.725" calcext:value-type="float">
            <text:p>135.725</text:p>
          </table:table-cell>
          <table:table-cell office:value-type="float" office:value="198.566" calcext:value-type="float">
            <text:p>198.566</text:p>
          </table:table-cell>
          <table:table-cell office:value-type="float" office:value="65.751" calcext:value-type="float">
            <text:p>65.751</text:p>
          </table:table-cell>
          <table:table-cell office:value-type="float" office:value="53.559" calcext:value-type="float">
            <text:p>53.559</text:p>
          </table:table-cell>
          <table:table-cell office:value-type="float" office:value="35.327" calcext:value-type="float">
            <text:p>35.327</text:p>
          </table:table-cell>
          <table:table-cell office:value-type="float" office:value="3.513" calcext:value-type="float">
            <text:p>3.513</text:p>
          </table:table-cell>
          <table:table-cell office:value-type="float" office:value="161.223" calcext:value-type="float">
            <text:p>161.22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96.87" calcext:value-type="float">
            <text:p>96.87</text:p>
          </table:table-cell>
          <table:table-cell office:value-type="float" office:value="98.952" calcext:value-type="float">
            <text:p>98.952</text:p>
          </table:table-cell>
          <table:table-cell office:value-type="float" office:value="113.962" calcext:value-type="float">
            <text:p>113.962</text:p>
          </table:table-cell>
          <table:table-cell office:value-type="float" office:value="9.014" calcext:value-type="float">
            <text:p>9.014</text:p>
          </table:table-cell>
          <table:table-cell office:value-type="float" office:value="191.64" calcext:value-type="float">
            <text:p>191.64</text:p>
          </table:table-cell>
          <table:table-cell office:value-type="float" office:value="237.909" calcext:value-type="float">
            <text:p>237.909</text:p>
          </table:table-cell>
          <table:table-cell office:value-type="float" office:value="100.8" calcext:value-type="float">
            <text:p>100.8</text:p>
          </table:table-cell>
          <table:table-cell office:value-type="float" office:value="111.863" calcext:value-type="float">
            <text:p>111.863</text:p>
          </table:table-cell>
          <table:table-cell office:value-type="float" office:value="106.671" calcext:value-type="float">
            <text:p>106.671</text:p>
          </table:table-cell>
          <table:table-cell office:value-type="float" office:value="8.326" calcext:value-type="float">
            <text:p>8.326</text:p>
          </table:table-cell>
          <table:table-cell office:value-type="float" office:value="20.853" calcext:value-type="float">
            <text:p>20.853</text:p>
          </table:table-cell>
          <table:table-cell office:value-type="float" office:value="28.382" calcext:value-type="float">
            <text:p>28.382</text:p>
          </table:table-cell>
          <table:table-cell office:value-type="float" office:value="12.11" calcext:value-type="float">
            <text:p>12.11</text:p>
          </table:table-cell>
          <table:table-cell office:value-type="float" office:value="11.389" calcext:value-type="float">
            <text:p>11.389</text:p>
          </table:table-cell>
          <table:table-cell office:value-type="float" office:value="17.058" calcext:value-type="float">
            <text:p>17.058</text:p>
          </table:table-cell>
          <table:table-cell office:value-type="float" office:value="18.63" calcext:value-type="float">
            <text:p>18.63</text:p>
          </table:table-cell>
          <table:table-cell office:value-type="float" office:value="11.381" calcext:value-type="float">
            <text:p>11.381</text:p>
          </table:table-cell>
          <table:table-cell office:value-type="float" office:value="5.187" calcext:value-type="float">
            <text:p>5.187</text:p>
          </table:table-cell>
          <table:table-cell office:value-type="float" office:value="9" calcext:value-type="float">
            <text:p>9</text:p>
          </table:table-cell>
          <table:table-cell office:value-type="float" office:value="184.229" calcext:value-type="float">
            <text:p>184.229</text:p>
          </table:table-cell>
          <table:table-cell office:value-type="float" office:value="127.281" calcext:value-type="float">
            <text:p>127.281</text:p>
          </table:table-cell>
          <table:table-cell office:value-type="float" office:value="211.044" calcext:value-type="float">
            <text:p>211.044</text:p>
          </table:table-cell>
          <table:table-cell office:value-type="float" office:value="169.439" calcext:value-type="float">
            <text:p>169.439</text:p>
          </table:table-cell>
          <table:table-cell office:value-type="float" office:value="183.258" calcext:value-type="float">
            <text:p>183.258</text:p>
          </table:table-cell>
          <table:table-cell office:value-type="float" office:value="163.534" calcext:value-type="float">
            <text:p>163.534</text:p>
          </table:table-cell>
          <table:table-cell office:value-type="float" office:value="0" calcext:value-type="float">
            <text:p>0</text:p>
          </table:table-cell>
          <table:table-cell office:value-type="float" office:value="224.892" calcext:value-type="float">
            <text:p>224.892</text:p>
          </table:table-cell>
          <table:table-cell office:value-type="float" office:value="234.056" calcext:value-type="float">
            <text:p>234.056</text:p>
          </table:table-cell>
          <table:table-cell office:value-type="float" office:value="242.52" calcext:value-type="float">
            <text:p>242.52</text:p>
          </table:table-cell>
          <table:table-cell office:value-type="float" office:value="152.04" calcext:value-type="float">
            <text:p>152.04</text:p>
          </table:table-cell>
          <table:table-cell office:value-type="float" office:value="149.937" calcext:value-type="float">
            <text:p>149.937</text:p>
          </table:table-cell>
          <table:table-cell office:value-type="float" office:value="149.433" calcext:value-type="float">
            <text:p>149.433</text:p>
          </table:table-cell>
          <table:table-cell office:value-type="float" office:value="123.541" calcext:value-type="float">
            <text:p>123.541</text:p>
          </table:table-cell>
          <table:table-cell office:value-type="float" office:value="14.737" calcext:value-type="float">
            <text:p>14.737</text:p>
          </table:table-cell>
          <table:table-cell office:value-type="float" office:value="14.612" calcext:value-type="float">
            <text:p>14.612</text:p>
          </table:table-cell>
          <table:table-cell office:value-type="float" office:value="94.049" calcext:value-type="float">
            <text:p>94.049</text:p>
          </table:table-cell>
          <table:table-cell office:value-type="float" office:value="26.596" calcext:value-type="float">
            <text:p>26.596</text:p>
          </table:table-cell>
          <table:table-cell office:value-type="float" office:value="148.55" calcext:value-type="float">
            <text:p>148.55</text:p>
          </table:table-cell>
          <table:table-cell office:value-type="float" office:value="23.681" calcext:value-type="float">
            <text:p>23.681</text:p>
          </table:table-cell>
          <table:table-cell office:value-type="float" office:value="165.672" calcext:value-type="float">
            <text:p>165.672</text:p>
          </table:table-cell>
          <table:table-cell office:value-type="float" office:value="139.265" calcext:value-type="float">
            <text:p>139.265</text:p>
          </table:table-cell>
          <table:table-cell office:value-type="float" office:value="162.051" calcext:value-type="float">
            <text:p>162.051</text:p>
          </table:table-cell>
          <table:table-cell office:value-type="float" office:value="164.048" calcext:value-type="float">
            <text:p>164.048</text:p>
          </table:table-cell>
          <table:table-cell office:value-type="float" office:value="143.529" calcext:value-type="float">
            <text:p>143.529</text:p>
          </table:table-cell>
          <table:table-cell office:value-type="float" office:value="269.252" calcext:value-type="float">
            <text:p>269.252</text:p>
          </table:table-cell>
          <table:table-cell office:value-type="float" office:value="244.221" calcext:value-type="float">
            <text:p>244.221</text:p>
          </table:table-cell>
          <table:table-cell office:value-type="float" office:value="31.945" calcext:value-type="float">
            <text:p>31.945</text:p>
          </table:table-cell>
          <table:table-cell office:value-type="float" office:value="305.7" calcext:value-type="float">
            <text:p>305.7</text:p>
          </table:table-cell>
          <table:table-cell office:value-type="float" office:value="308.508" calcext:value-type="float">
            <text:p>308.508</text:p>
          </table:table-cell>
          <table:table-cell office:value-type="float" office:value="195.911" calcext:value-type="float">
            <text:p>195.911</text:p>
          </table:table-cell>
          <table:table-cell office:value-type="float" office:value="206.126" calcext:value-type="float">
            <text:p>206.126</text:p>
          </table:table-cell>
          <table:table-cell office:value-type="float" office:value="208.389" calcext:value-type="float">
            <text:p>208.389</text:p>
          </table:table-cell>
          <table:table-cell office:value-type="float" office:value="19.701" calcext:value-type="float">
            <text:p>19.701</text:p>
          </table:table-cell>
          <table:table-cell office:value-type="float" office:value="19.627" calcext:value-type="float">
            <text:p>19.627</text:p>
          </table:table-cell>
          <table:table-cell office:value-type="float" office:value="229.866" calcext:value-type="float">
            <text:p>229.866</text:p>
          </table:table-cell>
          <table:table-cell office:value-type="float" office:value="113.503" calcext:value-type="float">
            <text:p>113.503</text:p>
          </table:table-cell>
          <table:table-cell office:value-type="float" office:value="141.746" calcext:value-type="float">
            <text:p>141.746</text:p>
          </table:table-cell>
          <table:table-cell office:value-type="float" office:value="144.264" calcext:value-type="float">
            <text:p>144.264</text:p>
          </table:table-cell>
          <table:table-cell office:value-type="float" office:value="172.745" calcext:value-type="float">
            <text:p>172.745</text:p>
          </table:table-cell>
          <table:table-cell office:value-type="float" office:value="61.1" calcext:value-type="float">
            <text:p>61.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129.613" calcext:value-type="float">
            <text:p>129.613</text:p>
          </table:table-cell>
          <table:table-cell office:value-type="float" office:value="128.87" calcext:value-type="float">
            <text:p>128.87</text:p>
          </table:table-cell>
          <table:table-cell office:value-type="float" office:value="120.573" calcext:value-type="float">
            <text:p>120.573</text:p>
          </table:table-cell>
          <table:table-cell office:value-type="float" office:value="241.061" calcext:value-type="float">
            <text:p>241.061</text:p>
          </table:table-cell>
          <table:table-cell office:value-type="float" office:value="106.272" calcext:value-type="float">
            <text:p>106.272</text:p>
          </table:table-cell>
          <table:table-cell office:value-type="float" office:value="69.65" calcext:value-type="float">
            <text:p>69.65</text:p>
          </table:table-cell>
          <table:table-cell office:value-type="float" office:value="143.457" calcext:value-type="float">
            <text:p>143.457</text:p>
          </table:table-cell>
          <table:table-cell office:value-type="float" office:value="144.323" calcext:value-type="float">
            <text:p>144.323</text:p>
          </table:table-cell>
          <table:table-cell office:value-type="float" office:value="144.397" calcext:value-type="float">
            <text:p>144.397</text:p>
          </table:table-cell>
          <table:table-cell office:value-type="float" office:value="225.65" calcext:value-type="float">
            <text:p>225.65</text:p>
          </table:table-cell>
          <table:table-cell office:value-type="float" office:value="237.274" calcext:value-type="float">
            <text:p>237.274</text:p>
          </table:table-cell>
          <table:table-cell office:value-type="float" office:value="246.917" calcext:value-type="float">
            <text:p>246.917</text:p>
          </table:table-cell>
          <table:table-cell office:value-type="float" office:value="223.849" calcext:value-type="float">
            <text:p>223.849</text:p>
          </table:table-cell>
          <table:table-cell office:value-type="float" office:value="220.534" calcext:value-type="float">
            <text:p>220.534</text:p>
          </table:table-cell>
          <table:table-cell office:value-type="float" office:value="275.59" calcext:value-type="float">
            <text:p>275.59</text:p>
          </table:table-cell>
          <table:table-cell office:value-type="float" office:value="261.185" calcext:value-type="float">
            <text:p>261.185</text:p>
          </table:table-cell>
          <table:table-cell office:value-type="float" office:value="229.611" calcext:value-type="float">
            <text:p>229.611</text:p>
          </table:table-cell>
          <table:table-cell office:value-type="float" office:value="220.362" calcext:value-type="float">
            <text:p>220.362</text:p>
          </table:table-cell>
          <table:table-cell office:value-type="float" office:value="244.069" calcext:value-type="float">
            <text:p>244.069</text:p>
          </table:table-cell>
          <table:table-cell office:value-type="float" office:value="343.648" calcext:value-type="float">
            <text:p>343.648</text:p>
          </table:table-cell>
          <table:table-cell office:value-type="float" office:value="135.33" calcext:value-type="float">
            <text:p>135.33</text:p>
          </table:table-cell>
          <table:table-cell office:value-type="float" office:value="403.159" calcext:value-type="float">
            <text:p>403.159</text:p>
          </table:table-cell>
          <table:table-cell office:value-type="float" office:value="408.175" calcext:value-type="float">
            <text:p>408.175</text:p>
          </table:table-cell>
          <table:table-cell office:value-type="float" office:value="437.492" calcext:value-type="float">
            <text:p>437.492</text:p>
          </table:table-cell>
          <table:table-cell office:value-type="float" office:value="432.063" calcext:value-type="float">
            <text:p>432.063</text:p>
          </table:table-cell>
          <table:table-cell office:value-type="float" office:value="244.79" calcext:value-type="float">
            <text:p>244.79</text:p>
          </table:table-cell>
          <table:table-cell office:value-type="float" office:value="302.561" calcext:value-type="float">
            <text:p>302.561</text:p>
          </table:table-cell>
          <table:table-cell office:value-type="float" office:value="302.796" calcext:value-type="float">
            <text:p>302.796</text:p>
          </table:table-cell>
          <table:table-cell office:value-type="float" office:value="301.769" calcext:value-type="float">
            <text:p>301.769</text:p>
          </table:table-cell>
          <table:table-cell office:value-type="float" office:value="163.592" calcext:value-type="float">
            <text:p>163.592</text:p>
          </table:table-cell>
          <table:table-cell office:value-type="float" office:value="158.36" calcext:value-type="float">
            <text:p>158.36</text:p>
          </table:table-cell>
          <table:table-cell office:value-type="float" office:value="158.432" calcext:value-type="float">
            <text:p>158.432</text:p>
          </table:table-cell>
          <table:table-cell office:value-type="float" office:value="106.292" calcext:value-type="float">
            <text:p>106.292</text:p>
          </table:table-cell>
          <table:table-cell office:value-type="float" office:value="249.985" calcext:value-type="float">
            <text:p>249.985</text:p>
          </table:table-cell>
          <table:table-cell office:value-type="float" office:value="222.643" calcext:value-type="float">
            <text:p>222.643</text:p>
          </table:table-cell>
          <table:table-cell office:value-type="float" office:value="133.81" calcext:value-type="float">
            <text:p>133.81</text:p>
          </table:table-cell>
          <table:table-cell office:value-type="float" office:value="248.8" calcext:value-type="float">
            <text:p>248.8</text:p>
          </table:table-cell>
          <table:table-cell office:value-type="float" office:value="153.078" calcext:value-type="float">
            <text:p>153.078</text:p>
          </table:table-cell>
          <table:table-cell office:value-type="float" office:value="267.035" calcext:value-type="float">
            <text:p>267.035</text:p>
          </table:table-cell>
          <table:table-cell office:value-type="float" office:value="181.294" calcext:value-type="float">
            <text:p>181.294</text:p>
          </table:table-cell>
          <table:table-cell office:value-type="float" office:value="175.08" calcext:value-type="float">
            <text:p>175.08</text:p>
          </table:table-cell>
          <table:table-cell office:value-type="float" office:value="169.939" calcext:value-type="float">
            <text:p>169.939</text:p>
          </table:table-cell>
          <table:table-cell office:value-type="float" office:value="170.363" calcext:value-type="float">
            <text:p>170.363</text:p>
          </table:table-cell>
          <table:table-cell office:value-type="float" office:value="373.833" calcext:value-type="float">
            <text:p>373.833</text:p>
          </table:table-cell>
          <table:table-cell office:value-type="float" office:value="376.28" calcext:value-type="float">
            <text:p>376.28</text:p>
          </table:table-cell>
          <table:table-cell office:value-type="float" office:value="378.968" calcext:value-type="float">
            <text:p>378.968</text:p>
          </table:table-cell>
          <table:table-cell office:value-type="float" office:value="250.689" calcext:value-type="float">
            <text:p>250.689</text:p>
          </table:table-cell>
          <table:table-cell office:value-type="float" office:value="393.218" calcext:value-type="float">
            <text:p>393.218</text:p>
          </table:table-cell>
          <table:table-cell office:value-type="float" office:value="386.3" calcext:value-type="float">
            <text:p>386.3</text:p>
          </table:table-cell>
          <table:table-cell office:value-type="float" office:value="383.84" calcext:value-type="float">
            <text:p>383.84</text:p>
          </table:table-cell>
          <table:table-cell office:value-type="float" office:value="387.595" calcext:value-type="float">
            <text:p>387.595</text:p>
          </table:table-cell>
          <table:table-cell office:value-type="float" office:value="396.261" calcext:value-type="float">
            <text:p>396.261</text:p>
          </table:table-cell>
          <table:table-cell office:value-type="float" office:value="215.63" calcext:value-type="float">
            <text:p>215.63</text:p>
          </table:table-cell>
          <table:table-cell office:value-type="float" office:value="214.36" calcext:value-type="float">
            <text:p>214.36</text:p>
          </table:table-cell>
          <table:table-cell office:value-type="float" office:value="66.55" calcext:value-type="float">
            <text:p>66.55</text:p>
          </table:table-cell>
          <table:table-cell office:value-type="float" office:value="129.2" calcext:value-type="float">
            <text:p>129.2</text:p>
          </table:table-cell>
          <table:table-cell office:value-type="float" office:value="111.658" calcext:value-type="float">
            <text:p>111.658</text:p>
          </table:table-cell>
          <table:table-cell office:value-type="float" office:value="180.489" calcext:value-type="float">
            <text:p>180.489</text:p>
          </table:table-cell>
          <table:table-cell office:value-type="float" office:value="165.667" calcext:value-type="float">
            <text:p>165.667</text:p>
          </table:table-cell>
          <table:table-cell office:value-type="float" office:value="236.644" calcext:value-type="float">
            <text:p>236.64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n_Jose</text:p>
          </table:table-cell>
          <table:table-cell office:value-type="float" office:value="73.949" calcext:value-type="float">
            <text:p>73.949</text:p>
          </table:table-cell>
          <table:table-cell office:value-type="float" office:value="73.699" calcext:value-type="float">
            <text:p>73.699</text:p>
          </table:table-cell>
          <table:table-cell office:value-type="float" office:value="73.548" calcext:value-type="float">
            <text:p>73.548</text:p>
          </table:table-cell>
          <table:table-cell office:value-type="float" office:value="172.896" calcext:value-type="float">
            <text:p>172.896</text:p>
          </table:table-cell>
          <table:table-cell office:value-type="float" office:value="188.356" calcext:value-type="float">
            <text:p>188.356</text:p>
          </table:table-cell>
          <table:table-cell office:value-type="float" office:value="155.734" calcext:value-type="float">
            <text:p>155.734</text:p>
          </table:table-cell>
          <table:table-cell office:value-type="float" office:value="100.849" calcext:value-type="float">
            <text:p>100.849</text:p>
          </table:table-cell>
          <table:table-cell office:value-type="float" office:value="102.082" calcext:value-type="float">
            <text:p>102.082</text:p>
          </table:table-cell>
          <table:table-cell office:value-type="float" office:value="96.591" calcext:value-type="float">
            <text:p>96.591</text:p>
          </table:table-cell>
          <table:table-cell office:value-type="float" office:value="161.588" calcext:value-type="float">
            <text:p>161.588</text:p>
          </table:table-cell>
          <table:table-cell office:value-type="float" office:value="168.075" calcext:value-type="float">
            <text:p>168.075</text:p>
          </table:table-cell>
          <table:table-cell office:value-type="float" office:value="176.139" calcext:value-type="float">
            <text:p>176.139</text:p>
          </table:table-cell>
          <table:table-cell office:value-type="float" office:value="174.157" calcext:value-type="float">
            <text:p>174.157</text:p>
          </table:table-cell>
          <table:table-cell office:value-type="float" office:value="178.827" calcext:value-type="float">
            <text:p>178.827</text:p>
          </table:table-cell>
          <table:table-cell office:value-type="float" office:value="154.721" calcext:value-type="float">
            <text:p>154.721</text:p>
          </table:table-cell>
          <table:table-cell office:value-type="float" office:value="174.243" calcext:value-type="float">
            <text:p>174.243</text:p>
          </table:table-cell>
          <table:table-cell office:value-type="float" office:value="176.07" calcext:value-type="float">
            <text:p>176.07</text:p>
          </table:table-cell>
          <table:table-cell office:value-type="float" office:value="163.222" calcext:value-type="float">
            <text:p>163.222</text:p>
          </table:table-cell>
          <table:table-cell office:value-type="float" office:value="173.928" calcext:value-type="float">
            <text:p>173.928</text:p>
          </table:table-cell>
          <table:table-cell office:value-type="float" office:value="268.484" calcext:value-type="float">
            <text:p>268.484</text:p>
          </table:table-cell>
          <table:table-cell office:value-type="float" office:value="78.573" calcext:value-type="float">
            <text:p>78.573</text:p>
          </table:table-cell>
          <table:table-cell office:value-type="float" office:value="374.054" calcext:value-type="float">
            <text:p>374.054</text:p>
          </table:table-cell>
          <table:table-cell office:value-type="float" office:value="316.006" calcext:value-type="float">
            <text:p>316.006</text:p>
          </table:table-cell>
          <table:table-cell office:value-type="float" office:value="329.836" calcext:value-type="float">
            <text:p>329.836</text:p>
          </table:table-cell>
          <table:table-cell office:value-type="float" office:value="320.323" calcext:value-type="float">
            <text:p>320.323</text:p>
          </table:table-cell>
          <table:table-cell office:value-type="float" office:value="178.808" calcext:value-type="float">
            <text:p>178.808</text:p>
          </table:table-cell>
          <table:table-cell office:value-type="float" office:value="298.186" calcext:value-type="float">
            <text:p>298.186</text:p>
          </table:table-cell>
          <table:table-cell office:value-type="float" office:value="298.143" calcext:value-type="float">
            <text:p>298.143</text:p>
          </table:table-cell>
          <table:table-cell office:value-type="float" office:value="301.586" calcext:value-type="float">
            <text:p>301.586</text:p>
          </table:table-cell>
          <table:table-cell office:value-type="float" office:value="117.946" calcext:value-type="float">
            <text:p>117.946</text:p>
          </table:table-cell>
          <table:table-cell office:value-type="float" office:value="127.541" calcext:value-type="float">
            <text:p>127.541</text:p>
          </table:table-cell>
          <table:table-cell office:value-type="float" office:value="128.947" calcext:value-type="float">
            <text:p>128.947</text:p>
          </table:table-cell>
          <table:table-cell office:value-type="float" office:value="49.867" calcext:value-type="float">
            <text:p>49.867</text:p>
          </table:table-cell>
          <table:table-cell office:value-type="float" office:value="164.375" calcext:value-type="float">
            <text:p>164.375</text:p>
          </table:table-cell>
          <table:table-cell office:value-type="float" office:value="167.357" calcext:value-type="float">
            <text:p>167.357</text:p>
          </table:table-cell>
          <table:table-cell office:value-type="float" office:value="80.92" calcext:value-type="float">
            <text:p>80.92</text:p>
          </table:table-cell>
          <table:table-cell office:value-type="float" office:value="171.415" calcext:value-type="float">
            <text:p>171.415</text:p>
          </table:table-cell>
          <table:table-cell office:value-type="float" office:value="117.433" calcext:value-type="float">
            <text:p>117.433</text:p>
          </table:table-cell>
          <table:table-cell office:value-type="float" office:value="181.199" calcext:value-type="float">
            <text:p>181.199</text:p>
          </table:table-cell>
          <table:table-cell office:value-type="float" office:value="129.871" calcext:value-type="float">
            <text:p>129.871</text:p>
          </table:table-cell>
          <table:table-cell office:value-type="float" office:value="114.787" calcext:value-type="float">
            <text:p>114.787</text:p>
          </table:table-cell>
          <table:table-cell office:value-type="float" office:value="117.276" calcext:value-type="float">
            <text:p>117.276</text:p>
          </table:table-cell>
          <table:table-cell office:value-type="float" office:value="118.595" calcext:value-type="float">
            <text:p>118.595</text:p>
          </table:table-cell>
          <table:table-cell office:value-type="float" office:value="311.407" calcext:value-type="float">
            <text:p>311.407</text:p>
          </table:table-cell>
          <table:table-cell office:value-type="float" office:value="418.038" calcext:value-type="float">
            <text:p>418.038</text:p>
          </table:table-cell>
          <table:table-cell office:value-type="float" office:value="423.585" calcext:value-type="float">
            <text:p>423.585</text:p>
          </table:table-cell>
          <table:table-cell office:value-type="float" office:value="176.219" calcext:value-type="float">
            <text:p>176.219</text:p>
          </table:table-cell>
          <table:table-cell office:value-type="float" office:value="359.492" calcext:value-type="float">
            <text:p>359.492</text:p>
          </table:table-cell>
          <table:table-cell office:value-type="float" office:value="354.877" calcext:value-type="float">
            <text:p>354.877</text:p>
          </table:table-cell>
          <table:table-cell office:value-type="float" office:value="346.539" calcext:value-type="float">
            <text:p>346.539</text:p>
          </table:table-cell>
          <table:table-cell office:value-type="float" office:value="346.344" calcext:value-type="float">
            <text:p>346.344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161.577" calcext:value-type="float">
            <text:p>161.577</text:p>
          </table:table-cell>
          <table:table-cell office:value-type="float" office:value="164.424" calcext:value-type="float">
            <text:p>164.424</text:p>
          </table:table-cell>
          <table:table-cell office:value-type="float" office:value="227.673" calcext:value-type="float">
            <text:p>227.673</text:p>
          </table:table-cell>
          <table:table-cell office:value-type="float" office:value="94.856" calcext:value-type="float">
            <text:p>94.856</text:p>
          </table:table-cell>
          <table:table-cell office:value-type="float" office:value="83.955" calcext:value-type="float">
            <text:p>83.955</text:p>
          </table:table-cell>
          <table:table-cell office:value-type="float" office:value="100.806" calcext:value-type="float">
            <text:p>100.806</text:p>
          </table:table-cell>
          <table:table-cell office:value-type="float" office:value="138.335" calcext:value-type="float">
            <text:p>138.335</text:p>
          </table:table-cell>
          <table:table-cell office:value-type="float" office:value="180.114" calcext:value-type="float">
            <text:p>180.11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94.032" calcext:value-type="float">
            <text:p>94.032</text:p>
          </table:table-cell>
          <table:table-cell office:value-type="float" office:value="89.85" calcext:value-type="float">
            <text:p>89.85</text:p>
          </table:table-cell>
          <table:table-cell office:value-type="float" office:value="107.907" calcext:value-type="float">
            <text:p>107.907</text:p>
          </table:table-cell>
          <table:table-cell office:value-type="float" office:value="27.298" calcext:value-type="float">
            <text:p>27.298</text:p>
          </table:table-cell>
          <table:table-cell office:value-type="float" office:value="181.578" calcext:value-type="float">
            <text:p>181.578</text:p>
          </table:table-cell>
          <table:table-cell office:value-type="float" office:value="217.327" calcext:value-type="float">
            <text:p>217.327</text:p>
          </table:table-cell>
          <table:table-cell office:value-type="float" office:value="100.136" calcext:value-type="float">
            <text:p>100.136</text:p>
          </table:table-cell>
          <table:table-cell office:value-type="float" office:value="107.653" calcext:value-type="float">
            <text:p>107.653</text:p>
          </table:table-cell>
          <table:table-cell office:value-type="float" office:value="107.596" calcext:value-type="float">
            <text:p>107.596</text:p>
          </table:table-cell>
          <table:table-cell office:value-type="float" office:value="25.266" calcext:value-type="float">
            <text:p>25.266</text:p>
          </table:table-cell>
          <table:table-cell office:value-type="float" office:value="38.084" calcext:value-type="float">
            <text:p>38.084</text:p>
          </table:table-cell>
          <table:table-cell office:value-type="float" office:value="46.981" calcext:value-type="float">
            <text:p>46.981</text:p>
          </table:table-cell>
          <table:table-cell office:value-type="float" office:value="17.14" calcext:value-type="float">
            <text:p>17.14</text:p>
          </table:table-cell>
          <table:table-cell office:value-type="float" office:value="16.923" calcext:value-type="float">
            <text:p>16.923</text:p>
          </table:table-cell>
          <table:table-cell office:value-type="float" office:value="27.431" calcext:value-type="float">
            <text:p>27.431</text:p>
          </table:table-cell>
          <table:table-cell office:value-type="float" office:value="31.074" calcext:value-type="float">
            <text:p>31.074</text:p>
          </table:table-cell>
          <table:table-cell office:value-type="float" office:value="25.085" calcext:value-type="float">
            <text:p>25.085</text:p>
          </table:table-cell>
          <table:table-cell office:value-type="float" office:value="23.19" calcext:value-type="float">
            <text:p>23.19</text:p>
          </table:table-cell>
          <table:table-cell office:value-type="float" office:value="16.379" calcext:value-type="float">
            <text:p>16.379</text:p>
          </table:table-cell>
          <table:table-cell office:value-type="float" office:value="275.35" calcext:value-type="float">
            <text:p>275.35</text:p>
          </table:table-cell>
          <table:table-cell office:value-type="float" office:value="121.566" calcext:value-type="float">
            <text:p>121.566</text:p>
          </table:table-cell>
          <table:table-cell office:value-type="float" office:value="297.691" calcext:value-type="float">
            <text:p>297.691</text:p>
          </table:table-cell>
          <table:table-cell office:value-type="float" office:value="166.483" calcext:value-type="float">
            <text:p>166.483</text:p>
          </table:table-cell>
          <table:table-cell office:value-type="float" office:value="200.919" calcext:value-type="float">
            <text:p>200.919</text:p>
          </table:table-cell>
          <table:table-cell office:value-type="float" office:value="202.689" calcext:value-type="float">
            <text:p>202.689</text:p>
          </table:table-cell>
          <table:table-cell office:value-type="float" office:value="16.491" calcext:value-type="float">
            <text:p>16.491</text:p>
          </table:table-cell>
          <table:table-cell office:value-type="float" office:value="243.603" calcext:value-type="float">
            <text:p>243.603</text:p>
          </table:table-cell>
          <table:table-cell office:value-type="float" office:value="258.171" calcext:value-type="float">
            <text:p>258.171</text:p>
          </table:table-cell>
          <table:table-cell office:value-type="float" office:value="297.511" calcext:value-type="float">
            <text:p>297.511</text:p>
          </table:table-cell>
          <table:table-cell office:value-type="float" office:value="147.134" calcext:value-type="float">
            <text:p>147.134</text:p>
          </table:table-cell>
          <table:table-cell office:value-type="float" office:value="144.68" calcext:value-type="float">
            <text:p>144.68</text:p>
          </table:table-cell>
          <table:table-cell office:value-type="float" office:value="138.349" calcext:value-type="float">
            <text:p>138.349</text:p>
          </table:table-cell>
          <table:table-cell office:value-type="float" office:value="119.275" calcext:value-type="float">
            <text:p>119.275</text:p>
          </table:table-cell>
          <table:table-cell office:value-type="float" office:value="21.458" calcext:value-type="float">
            <text:p>21.458</text:p>
          </table:table-cell>
          <table:table-cell office:value-type="float" office:value="20.699" calcext:value-type="float">
            <text:p>20.699</text:p>
          </table:table-cell>
          <table:table-cell office:value-type="float" office:value="89.514" calcext:value-type="float">
            <text:p>89.514</text:p>
          </table:table-cell>
          <table:table-cell office:value-type="float" office:value="38.142" calcext:value-type="float">
            <text:p>38.142</text:p>
          </table:table-cell>
          <table:table-cell office:value-type="float" office:value="141.39" calcext:value-type="float">
            <text:p>141.39</text:p>
          </table:table-cell>
          <table:table-cell office:value-type="float" office:value="37.934" calcext:value-type="float">
            <text:p>37.934</text:p>
          </table:table-cell>
          <table:table-cell office:value-type="float" office:value="168.59" calcext:value-type="float">
            <text:p>168.59</text:p>
          </table:table-cell>
          <table:table-cell office:value-type="float" office:value="135.533" calcext:value-type="float">
            <text:p>135.533</text:p>
          </table:table-cell>
          <table:table-cell office:value-type="float" office:value="158.759" calcext:value-type="float">
            <text:p>158.759</text:p>
          </table:table-cell>
          <table:table-cell office:value-type="float" office:value="160.71" calcext:value-type="float">
            <text:p>160.71</text:p>
          </table:table-cell>
          <table:table-cell office:value-type="float" office:value="148.563" calcext:value-type="float">
            <text:p>148.563</text:p>
          </table:table-cell>
          <table:table-cell office:value-type="float" office:value="338.736" calcext:value-type="float">
            <text:p>338.736</text:p>
          </table:table-cell>
          <table:table-cell office:value-type="float" office:value="302.709" calcext:value-type="float">
            <text:p>302.709</text:p>
          </table:table-cell>
          <table:table-cell office:value-type="float" office:value="49.736" calcext:value-type="float">
            <text:p>49.736</text:p>
          </table:table-cell>
          <table:table-cell office:value-type="float" office:value="359.833" calcext:value-type="float">
            <text:p>359.833</text:p>
          </table:table-cell>
          <table:table-cell office:value-type="float" office:value="341.333" calcext:value-type="float">
            <text:p>341.333</text:p>
          </table:table-cell>
          <table:table-cell office:value-type="float" office:value="257.196" calcext:value-type="float">
            <text:p>257.196</text:p>
          </table:table-cell>
          <table:table-cell office:value-type="float" office:value="289.006" calcext:value-type="float">
            <text:p>289.006</text:p>
          </table:table-cell>
          <table:table-cell office:value-type="float" office:value="302.189" calcext:value-type="float">
            <text:p>302.189</text:p>
          </table:table-cell>
          <table:table-cell office:value-type="float" office:value="15.716" calcext:value-type="float">
            <text:p>15.716</text:p>
          </table:table-cell>
          <table:table-cell office:value-type="float" office:value="15.408" calcext:value-type="float">
            <text:p>15.408</text:p>
          </table:table-cell>
          <table:table-cell office:value-type="float" office:value="224.505" calcext:value-type="float">
            <text:p>224.505</text:p>
          </table:table-cell>
          <table:table-cell office:value-type="float" office:value="117.225" calcext:value-type="float">
            <text:p>117.225</text:p>
          </table:table-cell>
          <table:table-cell office:value-type="float" office:value="135.927" calcext:value-type="float">
            <text:p>135.927</text:p>
          </table:table-cell>
          <table:table-cell office:value-type="float" office:value="147.565" calcext:value-type="float">
            <text:p>147.565</text:p>
          </table:table-cell>
          <table:table-cell office:value-type="float" office:value="155.151" calcext:value-type="float">
            <text:p>155.151</text:p>
          </table:table-cell>
          <table:table-cell office:value-type="float" office:value="109.214" calcext:value-type="float">
            <text:p>109.21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104.333" calcext:value-type="float">
            <text:p>104.333</text:p>
          </table:table-cell>
          <table:table-cell office:value-type="float" office:value="107.188" calcext:value-type="float">
            <text:p>107.188</text:p>
          </table:table-cell>
          <table:table-cell office:value-type="float" office:value="119.506" calcext:value-type="float">
            <text:p>119.506</text:p>
          </table:table-cell>
          <table:table-cell office:value-type="float" office:value="12.967" calcext:value-type="float">
            <text:p>12.967</text:p>
          </table:table-cell>
          <table:table-cell office:value-type="float" office:value="202.432" calcext:value-type="float">
            <text:p>202.432</text:p>
          </table:table-cell>
          <table:table-cell office:value-type="float" office:value="234.516" calcext:value-type="float">
            <text:p>234.516</text:p>
          </table:table-cell>
          <table:table-cell office:value-type="float" office:value="110.362" calcext:value-type="float">
            <text:p>110.362</text:p>
          </table:table-cell>
          <table:table-cell office:value-type="float" office:value="117.657" calcext:value-type="float">
            <text:p>117.657</text:p>
          </table:table-cell>
          <table:table-cell office:value-type="float" office:value="117.771" calcext:value-type="float">
            <text:p>117.771</text:p>
          </table:table-cell>
          <table:table-cell office:value-type="float" office:value="15.417" calcext:value-type="float">
            <text:p>15.417</text:p>
          </table:table-cell>
          <table:table-cell office:value-type="float" office:value="21.232" calcext:value-type="float">
            <text:p>21.232</text:p>
          </table:table-cell>
          <table:table-cell office:value-type="float" office:value="29.609" calcext:value-type="float">
            <text:p>29.609</text:p>
          </table:table-cell>
          <table:table-cell office:value-type="float" office:value="27.409" calcext:value-type="float">
            <text:p>27.409</text:p>
          </table:table-cell>
          <table:table-cell office:value-type="float" office:value="26.449" calcext:value-type="float">
            <text:p>26.449</text:p>
          </table:table-cell>
          <table:table-cell office:value-type="float" office:value="24.426" calcext:value-type="float">
            <text:p>24.426</text:p>
          </table:table-cell>
          <table:table-cell office:value-type="float" office:value="14.037" calcext:value-type="float">
            <text:p>14.037</text:p>
          </table:table-cell>
          <table:table-cell office:value-type="float" office:value="14.832" calcext:value-type="float">
            <text:p>14.832</text:p>
          </table:table-cell>
          <table:table-cell office:value-type="float" office:value="15.891" calcext:value-type="float">
            <text:p>15.891</text:p>
          </table:table-cell>
          <table:table-cell office:value-type="float" office:value="11.599" calcext:value-type="float">
            <text:p>11.599</text:p>
          </table:table-cell>
          <table:table-cell office:value-type="float" office:value="204.426" calcext:value-type="float">
            <text:p>204.426</text:p>
          </table:table-cell>
          <table:table-cell office:value-type="float" office:value="132.493" calcext:value-type="float">
            <text:p>132.493</text:p>
          </table:table-cell>
          <table:table-cell office:value-type="float" office:value="215.338" calcext:value-type="float">
            <text:p>215.338</text:p>
          </table:table-cell>
          <table:table-cell office:value-type="float" office:value="141.215" calcext:value-type="float">
            <text:p>141.215</text:p>
          </table:table-cell>
          <table:table-cell office:value-type="float" office:value="138.533" calcext:value-type="float">
            <text:p>138.533</text:p>
          </table:table-cell>
          <table:table-cell office:value-type="float" office:value="121.009" calcext:value-type="float">
            <text:p>121.009</text:p>
          </table:table-cell>
          <table:table-cell office:value-type="float" office:value="19.902" calcext:value-type="float">
            <text:p>19.902</text:p>
          </table:table-cell>
          <table:table-cell office:value-type="float" office:value="262.444" calcext:value-type="float">
            <text:p>262.444</text:p>
          </table:table-cell>
          <table:table-cell office:value-type="float" office:value="252.002" calcext:value-type="float">
            <text:p>252.002</text:p>
          </table:table-cell>
          <table:table-cell office:value-type="float" office:value="265.762" calcext:value-type="float">
            <text:p>265.762</text:p>
          </table:table-cell>
          <table:table-cell office:value-type="float" office:value="159.919" calcext:value-type="float">
            <text:p>159.919</text:p>
          </table:table-cell>
          <table:table-cell office:value-type="float" office:value="157.431" calcext:value-type="float">
            <text:p>157.431</text:p>
          </table:table-cell>
          <table:table-cell office:value-type="float" office:value="157.791" calcext:value-type="float">
            <text:p>157.791</text:p>
          </table:table-cell>
          <table:table-cell office:value-type="float" office:value="131.391" calcext:value-type="float">
            <text:p>131.391</text:p>
          </table:table-cell>
          <table:table-cell office:value-type="float" office:value="18.645" calcext:value-type="float">
            <text:p>18.645</text:p>
          </table:table-cell>
          <table:table-cell office:value-type="float" office:value="20.372" calcext:value-type="float">
            <text:p>20.372</text:p>
          </table:table-cell>
          <table:table-cell office:value-type="float" office:value="105.604" calcext:value-type="float">
            <text:p>105.604</text:p>
          </table:table-cell>
          <table:table-cell office:value-type="float" office:value="32.565" calcext:value-type="float">
            <text:p>32.565</text:p>
          </table:table-cell>
          <table:table-cell office:value-type="float" office:value="156.037" calcext:value-type="float">
            <text:p>156.037</text:p>
          </table:table-cell>
          <table:table-cell office:value-type="float" office:value="30.551" calcext:value-type="float">
            <text:p>30.551</text:p>
          </table:table-cell>
          <table:table-cell office:value-type="float" office:value="178.007" calcext:value-type="float">
            <text:p>178.007</text:p>
          </table:table-cell>
          <table:table-cell office:value-type="float" office:value="149.762" calcext:value-type="float">
            <text:p>149.762</text:p>
          </table:table-cell>
          <table:table-cell office:value-type="float" office:value="170.231" calcext:value-type="float">
            <text:p>170.231</text:p>
          </table:table-cell>
          <table:table-cell office:value-type="float" office:value="176.555" calcext:value-type="float">
            <text:p>176.555</text:p>
          </table:table-cell>
          <table:table-cell office:value-type="float" office:value="176.18" calcext:value-type="float">
            <text:p>176.18</text:p>
          </table:table-cell>
          <table:table-cell office:value-type="float" office:value="278.346" calcext:value-type="float">
            <text:p>278.346</text:p>
          </table:table-cell>
          <table:table-cell office:value-type="float" office:value="288.991" calcext:value-type="float">
            <text:p>288.991</text:p>
          </table:table-cell>
          <table:table-cell office:value-type="float" office:value="28.761" calcext:value-type="float">
            <text:p>28.761</text:p>
          </table:table-cell>
          <table:table-cell office:value-type="float" office:value="314.419" calcext:value-type="float">
            <text:p>314.419</text:p>
          </table:table-cell>
          <table:table-cell office:value-type="float" office:value="314.475" calcext:value-type="float">
            <text:p>314.475</text:p>
          </table:table-cell>
          <table:table-cell office:value-type="float" office:value="266.085" calcext:value-type="float">
            <text:p>266.085</text:p>
          </table:table-cell>
          <table:table-cell office:value-type="float" office:value="278.336" calcext:value-type="float">
            <text:p>278.336</text:p>
          </table:table-cell>
          <table:table-cell office:value-type="float" office:value="236.758" calcext:value-type="float">
            <text:p>236.758</text:p>
          </table:table-cell>
          <table:table-cell office:value-type="float" office:value="23.629" calcext:value-type="float">
            <text:p>23.629</text:p>
          </table:table-cell>
          <table:table-cell office:value-type="float" office:value="22.204" calcext:value-type="float">
            <text:p>22.204</text:p>
          </table:table-cell>
          <table:table-cell office:value-type="float" office:value="224.551" calcext:value-type="float">
            <text:p>224.551</text:p>
          </table:table-cell>
          <table:table-cell office:value-type="float" office:value="108.596" calcext:value-type="float">
            <text:p>108.596</text:p>
          </table:table-cell>
          <table:table-cell office:value-type="float" office:value="132.202" calcext:value-type="float">
            <text:p>132.202</text:p>
          </table:table-cell>
          <table:table-cell office:value-type="float" office:value="137.99" calcext:value-type="float">
            <text:p>137.99</text:p>
          </table:table-cell>
          <table:table-cell office:value-type="float" office:value="161.322" calcext:value-type="float">
            <text:p>161.322</text:p>
          </table:table-cell>
          <table:table-cell office:value-type="float" office:value="10.194" calcext:value-type="float">
            <text:p>10.19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134.153" calcext:value-type="float">
            <text:p>134.153</text:p>
          </table:table-cell>
          <table:table-cell office:value-type="float" office:value="137.458" calcext:value-type="float">
            <text:p>137.458</text:p>
          </table:table-cell>
          <table:table-cell office:value-type="float" office:value="143.587" calcext:value-type="float">
            <text:p>143.587</text:p>
          </table:table-cell>
          <table:table-cell office:value-type="float" office:value="47.393" calcext:value-type="float">
            <text:p>47.393</text:p>
          </table:table-cell>
          <table:table-cell office:value-type="float" office:value="205.988" calcext:value-type="float">
            <text:p>205.988</text:p>
          </table:table-cell>
          <table:table-cell office:value-type="float" office:value="247.058" calcext:value-type="float">
            <text:p>247.058</text:p>
          </table:table-cell>
          <table:table-cell office:value-type="float" office:value="132.449" calcext:value-type="float">
            <text:p>132.449</text:p>
          </table:table-cell>
          <table:table-cell office:value-type="float" office:value="140.431" calcext:value-type="float">
            <text:p>140.431</text:p>
          </table:table-cell>
          <table:table-cell office:value-type="float" office:value="139.947" calcext:value-type="float">
            <text:p>139.947</text:p>
          </table:table-cell>
          <table:table-cell office:value-type="float" office:value="42.956" calcext:value-type="float">
            <text:p>42.956</text:p>
          </table:table-cell>
          <table:table-cell office:value-type="float" office:value="53.862" calcext:value-type="float">
            <text:p>53.862</text:p>
          </table:table-cell>
          <table:table-cell office:value-type="float" office:value="60.557" calcext:value-type="float">
            <text:p>60.557</text:p>
          </table:table-cell>
          <table:table-cell office:value-type="float" office:value="61.874" calcext:value-type="float">
            <text:p>61.874</text:p>
          </table:table-cell>
          <table:table-cell office:value-type="float" office:value="58.515" calcext:value-type="float">
            <text:p>58.515</text:p>
          </table:table-cell>
          <table:table-cell office:value-type="float" office:value="52.445" calcext:value-type="float">
            <text:p>52.445</text:p>
          </table:table-cell>
          <table:table-cell office:value-type="float" office:value="49.527" calcext:value-type="float">
            <text:p>49.527</text:p>
          </table:table-cell>
          <table:table-cell office:value-type="float" office:value="46.56" calcext:value-type="float">
            <text:p>46.56</text:p>
          </table:table-cell>
          <table:table-cell office:value-type="float" office:value="45.909" calcext:value-type="float">
            <text:p>45.909</text:p>
          </table:table-cell>
          <table:table-cell office:value-type="float" office:value="43.57" calcext:value-type="float">
            <text:p>43.57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158.167" calcext:value-type="float">
            <text:p>158.167</text:p>
          </table:table-cell>
          <table:table-cell office:value-type="float" office:value="241.389" calcext:value-type="float">
            <text:p>241.389</text:p>
          </table:table-cell>
          <table:table-cell office:value-type="float" office:value="176.986" calcext:value-type="float">
            <text:p>176.986</text:p>
          </table:table-cell>
          <table:table-cell office:value-type="float" office:value="160.592" calcext:value-type="float">
            <text:p>160.592</text:p>
          </table:table-cell>
          <table:table-cell office:value-type="float" office:value="156.907" calcext:value-type="float">
            <text:p>156.907</text:p>
          </table:table-cell>
          <table:table-cell office:value-type="float" office:value="51.239" calcext:value-type="float">
            <text:p>51.239</text:p>
          </table:table-cell>
          <table:table-cell office:value-type="float" office:value="270.675" calcext:value-type="float">
            <text:p>270.675</text:p>
          </table:table-cell>
          <table:table-cell office:value-type="float" office:value="270.759" calcext:value-type="float">
            <text:p>270.759</text:p>
          </table:table-cell>
          <table:table-cell office:value-type="float" office:value="281.706" calcext:value-type="float">
            <text:p>281.706</text:p>
          </table:table-cell>
          <table:table-cell office:value-type="float" office:value="188.163" calcext:value-type="float">
            <text:p>188.163</text:p>
          </table:table-cell>
          <table:table-cell office:value-type="float" office:value="181.958" calcext:value-type="float">
            <text:p>181.958</text:p>
          </table:table-cell>
          <table:table-cell office:value-type="float" office:value="181.354" calcext:value-type="float">
            <text:p>181.354</text:p>
          </table:table-cell>
          <table:table-cell office:value-type="float" office:value="153.727" calcext:value-type="float">
            <text:p>153.727</text:p>
          </table:table-cell>
          <table:table-cell office:value-type="float" office:value="49.839" calcext:value-type="float">
            <text:p>49.839</text:p>
          </table:table-cell>
          <table:table-cell office:value-type="float" office:value="57.486" calcext:value-type="float">
            <text:p>57.486</text:p>
          </table:table-cell>
          <table:table-cell office:value-type="float" office:value="125.581" calcext:value-type="float">
            <text:p>125.581</text:p>
          </table:table-cell>
          <table:table-cell office:value-type="float" office:value="67.879" calcext:value-type="float">
            <text:p>67.879</text:p>
          </table:table-cell>
          <table:table-cell office:value-type="float" office:value="178.762" calcext:value-type="float">
            <text:p>178.762</text:p>
          </table:table-cell>
          <table:table-cell office:value-type="float" office:value="57.585" calcext:value-type="float">
            <text:p>57.585</text:p>
          </table:table-cell>
          <table:table-cell office:value-type="float" office:value="201.671" calcext:value-type="float">
            <text:p>201.671</text:p>
          </table:table-cell>
          <table:table-cell office:value-type="float" office:value="172.011" calcext:value-type="float">
            <text:p>172.011</text:p>
          </table:table-cell>
          <table:table-cell office:value-type="float" office:value="206.882" calcext:value-type="float">
            <text:p>206.882</text:p>
          </table:table-cell>
          <table:table-cell office:value-type="float" office:value="198.887" calcext:value-type="float">
            <text:p>198.887</text:p>
          </table:table-cell>
          <table:table-cell office:value-type="float" office:value="196.698" calcext:value-type="float">
            <text:p>196.698</text:p>
          </table:table-cell>
          <table:table-cell office:value-type="float" office:value="306.228" calcext:value-type="float">
            <text:p>306.228</text:p>
          </table:table-cell>
          <table:table-cell office:value-type="float" office:value="305.821" calcext:value-type="float">
            <text:p>305.821</text:p>
          </table:table-cell>
          <table:table-cell office:value-type="float" office:value="61.348" calcext:value-type="float">
            <text:p>61.348</text:p>
          </table:table-cell>
          <table:table-cell office:value-type="float" office:value="347.941" calcext:value-type="float">
            <text:p>347.941</text:p>
          </table:table-cell>
          <table:table-cell office:value-type="float" office:value="346.286" calcext:value-type="float">
            <text:p>346.286</text:p>
          </table:table-cell>
          <table:table-cell office:value-type="float" office:value="288.108" calcext:value-type="float">
            <text:p>288.108</text:p>
          </table:table-cell>
          <table:table-cell office:value-type="float" office:value="290.187" calcext:value-type="float">
            <text:p>290.187</text:p>
          </table:table-cell>
          <table:table-cell office:value-type="float" office:value="265.42" calcext:value-type="float">
            <text:p>265.42</text:p>
          </table:table-cell>
          <table:table-cell office:value-type="float" office:value="55.494" calcext:value-type="float">
            <text:p>55.494</text:p>
          </table:table-cell>
          <table:table-cell office:value-type="float" office:value="55.848" calcext:value-type="float">
            <text:p>55.848</text:p>
          </table:table-cell>
          <table:table-cell office:value-type="float" office:value="219.928" calcext:value-type="float">
            <text:p>219.928</text:p>
          </table:table-cell>
          <table:table-cell office:value-type="float" office:value="107.989" calcext:value-type="float">
            <text:p>107.989</text:p>
          </table:table-cell>
          <table:table-cell office:value-type="float" office:value="119.824" calcext:value-type="float">
            <text:p>119.824</text:p>
          </table:table-cell>
          <table:table-cell office:value-type="float" office:value="133.801" calcext:value-type="float">
            <text:p>133.801</text:p>
          </table:table-cell>
          <table:table-cell office:value-type="float" office:value="153.453" calcext:value-type="float">
            <text:p>153.453</text:p>
          </table:table-cell>
          <table:table-cell office:value-type="float" office:value="51.499" calcext:value-type="float">
            <text:p>51.49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121.985" calcext:value-type="float">
            <text:p>121.985</text:p>
          </table:table-cell>
          <table:table-cell office:value-type="float" office:value="123.041" calcext:value-type="float">
            <text:p>123.041</text:p>
          </table:table-cell>
          <table:table-cell office:value-type="float" office:value="136.151" calcext:value-type="float">
            <text:p>136.151</text:p>
          </table:table-cell>
          <table:table-cell office:value-type="float" office:value="47.51" calcext:value-type="float">
            <text:p>47.51</text:p>
          </table:table-cell>
          <table:table-cell office:value-type="float" office:value="211.703" calcext:value-type="float">
            <text:p>211.703</text:p>
          </table:table-cell>
          <table:table-cell office:value-type="float" office:value="244.401" calcext:value-type="float">
            <text:p>244.401</text:p>
          </table:table-cell>
          <table:table-cell office:value-type="float" office:value="130.55" calcext:value-type="float">
            <text:p>130.55</text:p>
          </table:table-cell>
          <table:table-cell office:value-type="float" office:value="136.043" calcext:value-type="float">
            <text:p>136.043</text:p>
          </table:table-cell>
          <table:table-cell office:value-type="float" office:value="135.128" calcext:value-type="float">
            <text:p>135.128</text:p>
          </table:table-cell>
          <table:table-cell office:value-type="float" office:value="30.707" calcext:value-type="float">
            <text:p>30.707</text:p>
          </table:table-cell>
          <table:table-cell office:value-type="float" office:value="41.545" calcext:value-type="float">
            <text:p>41.545</text:p>
          </table:table-cell>
          <table:table-cell office:value-type="float" office:value="41.109" calcext:value-type="float">
            <text:p>41.109</text:p>
          </table:table-cell>
          <table:table-cell office:value-type="float" office:value="53.077" calcext:value-type="float">
            <text:p>53.077</text:p>
          </table:table-cell>
          <table:table-cell office:value-type="float" office:value="48.587" calcext:value-type="float">
            <text:p>48.587</text:p>
          </table:table-cell>
          <table:table-cell office:value-type="float" office:value="47.55" calcext:value-type="float">
            <text:p>47.55</text:p>
          </table:table-cell>
          <table:table-cell office:value-type="float" office:value="37.047" calcext:value-type="float">
            <text:p>37.047</text:p>
          </table:table-cell>
          <table:table-cell office:value-type="float" office:value="34.203" calcext:value-type="float">
            <text:p>34.203</text:p>
          </table:table-cell>
          <table:table-cell office:value-type="float" office:value="35.602" calcext:value-type="float">
            <text:p>35.602</text:p>
          </table:table-cell>
          <table:table-cell office:value-type="float" office:value="25.582" calcext:value-type="float">
            <text:p>25.582</text:p>
          </table:table-cell>
          <table:table-cell office:value-type="float" office:value="276.836" calcext:value-type="float">
            <text:p>276.836</text:p>
          </table:table-cell>
          <table:table-cell office:value-type="float" office:value="150.8" calcext:value-type="float">
            <text:p>150.8</text:p>
          </table:table-cell>
          <table:table-cell office:value-type="float" office:value="304.302" calcext:value-type="float">
            <text:p>304.302</text:p>
          </table:table-cell>
          <table:table-cell office:value-type="float" office:value="185.93" calcext:value-type="float">
            <text:p>185.93</text:p>
          </table:table-cell>
          <table:table-cell office:value-type="float" office:value="203.327" calcext:value-type="float">
            <text:p>203.327</text:p>
          </table:table-cell>
          <table:table-cell office:value-type="float" office:value="184.851" calcext:value-type="float">
            <text:p>184.851</text:p>
          </table:table-cell>
          <table:table-cell office:value-type="float" office:value="43.855" calcext:value-type="float">
            <text:p>43.855</text:p>
          </table:table-cell>
          <table:table-cell office:value-type="float" office:value="270.716" calcext:value-type="float">
            <text:p>270.716</text:p>
          </table:table-cell>
          <table:table-cell office:value-type="float" office:value="274.566" calcext:value-type="float">
            <text:p>274.566</text:p>
          </table:table-cell>
          <table:table-cell office:value-type="float" office:value="276.553" calcext:value-type="float">
            <text:p>276.553</text:p>
          </table:table-cell>
          <table:table-cell office:value-type="float" office:value="184.851" calcext:value-type="float">
            <text:p>184.851</text:p>
          </table:table-cell>
          <table:table-cell office:value-type="float" office:value="205.372" calcext:value-type="float">
            <text:p>205.372</text:p>
          </table:table-cell>
          <table:table-cell office:value-type="float" office:value="204.583" calcext:value-type="float">
            <text:p>204.583</text:p>
          </table:table-cell>
          <table:table-cell office:value-type="float" office:value="144.368" calcext:value-type="float">
            <text:p>144.368</text:p>
          </table:table-cell>
          <table:table-cell office:value-type="float" office:value="35.807" calcext:value-type="float">
            <text:p>35.807</text:p>
          </table:table-cell>
          <table:table-cell office:value-type="float" office:value="31.21" calcext:value-type="float">
            <text:p>31.21</text:p>
          </table:table-cell>
          <table:table-cell office:value-type="float" office:value="120.182" calcext:value-type="float">
            <text:p>120.182</text:p>
          </table:table-cell>
          <table:table-cell office:value-type="float" office:value="43.32" calcext:value-type="float">
            <text:p>43.32</text:p>
          </table:table-cell>
          <table:table-cell office:value-type="float" office:value="175.98" calcext:value-type="float">
            <text:p>175.98</text:p>
          </table:table-cell>
          <table:table-cell office:value-type="float" office:value="35.642" calcext:value-type="float">
            <text:p>35.642</text:p>
          </table:table-cell>
          <table:table-cell office:value-type="float" office:value="197.468" calcext:value-type="float">
            <text:p>197.468</text:p>
          </table:table-cell>
          <table:table-cell office:value-type="float" office:value="169.448" calcext:value-type="float">
            <text:p>169.448</text:p>
          </table:table-cell>
          <table:table-cell office:value-type="float" office:value="187.217" calcext:value-type="float">
            <text:p>187.217</text:p>
          </table:table-cell>
          <table:table-cell office:value-type="float" office:value="188.018" calcext:value-type="float">
            <text:p>188.018</text:p>
          </table:table-cell>
          <table:table-cell office:value-type="float" office:value="193.848" calcext:value-type="float">
            <text:p>193.848</text:p>
          </table:table-cell>
          <table:table-cell office:value-type="float" office:value="335.056" calcext:value-type="float">
            <text:p>335.056</text:p>
          </table:table-cell>
          <table:table-cell office:value-type="float" office:value="338.606" calcext:value-type="float">
            <text:p>338.606</text:p>
          </table:table-cell>
          <table:table-cell office:value-type="float" office:value="51.122" calcext:value-type="float">
            <text:p>51.122</text:p>
          </table:table-cell>
          <table:table-cell office:value-type="float" office:value="395.103" calcext:value-type="float">
            <text:p>395.103</text:p>
          </table:table-cell>
          <table:table-cell office:value-type="float" office:value="382.018" calcext:value-type="float">
            <text:p>382.018</text:p>
          </table:table-cell>
          <table:table-cell office:value-type="float" office:value="275.329" calcext:value-type="float">
            <text:p>275.329</text:p>
          </table:table-cell>
          <table:table-cell office:value-type="float" office:value="274.122" calcext:value-type="float">
            <text:p>274.122</text:p>
          </table:table-cell>
          <table:table-cell office:value-type="float" office:value="290.474" calcext:value-type="float">
            <text:p>290.474</text:p>
          </table:table-cell>
          <table:table-cell office:value-type="float" office:value="44.406" calcext:value-type="float">
            <text:p>44.406</text:p>
          </table:table-cell>
          <table:table-cell office:value-type="float" office:value="44.16" calcext:value-type="float">
            <text:p>44.16</text:p>
          </table:table-cell>
          <table:table-cell office:value-type="float" office:value="240.523" calcext:value-type="float">
            <text:p>240.523</text:p>
          </table:table-cell>
          <table:table-cell office:value-type="float" office:value="127.891" calcext:value-type="float">
            <text:p>127.891</text:p>
          </table:table-cell>
          <table:table-cell office:value-type="float" office:value="154.02" calcext:value-type="float">
            <text:p>154.02</text:p>
          </table:table-cell>
          <table:table-cell office:value-type="float" office:value="164.238" calcext:value-type="float">
            <text:p>164.238</text:p>
          </table:table-cell>
          <table:table-cell office:value-type="float" office:value="180.911" calcext:value-type="float">
            <text:p>180.911</text:p>
          </table:table-cell>
          <table:table-cell office:value-type="float" office:value="60.044" calcext:value-type="float">
            <text:p>60.04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95.162" calcext:value-type="float">
            <text:p>95.162</text:p>
          </table:table-cell>
          <table:table-cell office:value-type="float" office:value="100.885" calcext:value-type="float">
            <text:p>100.885</text:p>
          </table:table-cell>
          <table:table-cell office:value-type="float" office:value="106.109" calcext:value-type="float">
            <text:p>106.109</text:p>
          </table:table-cell>
          <table:table-cell office:value-type="float" office:value="21.839" calcext:value-type="float">
            <text:p>21.839</text:p>
          </table:table-cell>
          <table:table-cell office:value-type="float" office:value="196.03" calcext:value-type="float">
            <text:p>196.03</text:p>
          </table:table-cell>
          <table:table-cell office:value-type="float" office:value="244.285" calcext:value-type="float">
            <text:p>244.285</text:p>
          </table:table-cell>
          <table:table-cell office:value-type="float" office:value="100.26" calcext:value-type="float">
            <text:p>100.26</text:p>
          </table:table-cell>
          <table:table-cell office:value-type="float" office:value="115.473" calcext:value-type="float">
            <text:p>115.473</text:p>
          </table:table-cell>
          <table:table-cell office:value-type="float" office:value="106.055" calcext:value-type="float">
            <text:p>106.055</text:p>
          </table:table-cell>
          <table:table-cell office:value-type="float" office:value="16.575" calcext:value-type="float">
            <text:p>16.575</text:p>
          </table:table-cell>
          <table:table-cell office:value-type="float" office:value="2.089" calcext:value-type="float">
            <text:p>2.089</text:p>
          </table:table-cell>
          <table:table-cell office:value-type="float" office:value="11.306" calcext:value-type="float">
            <text:p>11.306</text:p>
          </table:table-cell>
          <table:table-cell office:value-type="float" office:value="35.041" calcext:value-type="float">
            <text:p>35.041</text:p>
          </table:table-cell>
          <table:table-cell office:value-type="float" office:value="35.027" calcext:value-type="float">
            <text:p>35.027</text:p>
          </table:table-cell>
          <table:table-cell office:value-type="float" office:value="25.095" calcext:value-type="float">
            <text:p>25.095</text:p>
          </table:table-cell>
          <table:table-cell office:value-type="float" office:value="10.635" calcext:value-type="float">
            <text:p>10.635</text:p>
          </table:table-cell>
          <table:table-cell office:value-type="float" office:value="13.177" calcext:value-type="float">
            <text:p>13.177</text:p>
          </table:table-cell>
          <table:table-cell office:value-type="float" office:value="16.221" calcext:value-type="float">
            <text:p>16.221</text:p>
          </table:table-cell>
          <table:table-cell office:value-type="float" office:value="17.791" calcext:value-type="float">
            <text:p>17.791</text:p>
          </table:table-cell>
          <table:table-cell office:value-type="float" office:value="208.471" calcext:value-type="float">
            <text:p>208.471</text:p>
          </table:table-cell>
          <table:table-cell office:value-type="float" office:value="120.775" calcext:value-type="float">
            <text:p>120.775</text:p>
          </table:table-cell>
          <table:table-cell office:value-type="float" office:value="233.135" calcext:value-type="float">
            <text:p>233.135</text:p>
          </table:table-cell>
          <table:table-cell office:value-type="float" office:value="176.137" calcext:value-type="float">
            <text:p>176.137</text:p>
          </table:table-cell>
          <table:table-cell office:value-type="float" office:value="190.062" calcext:value-type="float">
            <text:p>190.062</text:p>
          </table:table-cell>
          <table:table-cell office:value-type="float" office:value="176.224" calcext:value-type="float">
            <text:p>176.224</text:p>
          </table:table-cell>
          <table:table-cell office:value-type="float" office:value="25.791" calcext:value-type="float">
            <text:p>25.791</text:p>
          </table:table-cell>
          <table:table-cell office:value-type="float" office:value="254.332" calcext:value-type="float">
            <text:p>254.332</text:p>
          </table:table-cell>
          <table:table-cell office:value-type="float" office:value="254.685" calcext:value-type="float">
            <text:p>254.685</text:p>
          </table:table-cell>
          <table:table-cell office:value-type="float" office:value="258.07" calcext:value-type="float">
            <text:p>258.07</text:p>
          </table:table-cell>
          <table:table-cell office:value-type="float" office:value="152.298" calcext:value-type="float">
            <text:p>152.298</text:p>
          </table:table-cell>
          <table:table-cell office:value-type="float" office:value="148.042" calcext:value-type="float">
            <text:p>148.042</text:p>
          </table:table-cell>
          <table:table-cell office:value-type="float" office:value="148.036" calcext:value-type="float">
            <text:p>148.036</text:p>
          </table:table-cell>
          <table:table-cell office:value-type="float" office:value="121.101" calcext:value-type="float">
            <text:p>121.101</text:p>
          </table:table-cell>
          <table:table-cell office:value-type="float" office:value="13.744" calcext:value-type="float">
            <text:p>13.744</text:p>
          </table:table-cell>
          <table:table-cell office:value-type="float" office:value="15.915" calcext:value-type="float">
            <text:p>15.915</text:p>
          </table:table-cell>
          <table:table-cell office:value-type="float" office:value="90.167" calcext:value-type="float">
            <text:p>90.167</text:p>
          </table:table-cell>
          <table:table-cell office:value-type="float" office:value="13.374" calcext:value-type="float">
            <text:p>13.374</text:p>
          </table:table-cell>
          <table:table-cell office:value-type="float" office:value="145.636" calcext:value-type="float">
            <text:p>145.636</text:p>
          </table:table-cell>
          <table:table-cell office:value-type="float" office:value="19.759" calcext:value-type="float">
            <text:p>19.759</text:p>
          </table:table-cell>
          <table:table-cell office:value-type="float" office:value="167.089" calcext:value-type="float">
            <text:p>167.089</text:p>
          </table:table-cell>
          <table:table-cell office:value-type="float" office:value="146.632" calcext:value-type="float">
            <text:p>146.632</text:p>
          </table:table-cell>
          <table:table-cell office:value-type="float" office:value="165.067" calcext:value-type="float">
            <text:p>165.067</text:p>
          </table:table-cell>
          <table:table-cell office:value-type="float" office:value="165.159" calcext:value-type="float">
            <text:p>165.159</text:p>
          </table:table-cell>
          <table:table-cell office:value-type="float" office:value="177.212" calcext:value-type="float">
            <text:p>177.212</text:p>
          </table:table-cell>
          <table:table-cell office:value-type="float" office:value="293.144" calcext:value-type="float">
            <text:p>293.144</text:p>
          </table:table-cell>
          <table:table-cell office:value-type="float" office:value="282.705" calcext:value-type="float">
            <text:p>282.705</text:p>
          </table:table-cell>
          <table:table-cell office:value-type="float" office:value="11.476" calcext:value-type="float">
            <text:p>11.476</text:p>
          </table:table-cell>
          <table:table-cell office:value-type="float" office:value="311.341" calcext:value-type="float">
            <text:p>311.341</text:p>
          </table:table-cell>
          <table:table-cell office:value-type="float" office:value="309.055" calcext:value-type="float">
            <text:p>309.055</text:p>
          </table:table-cell>
          <table:table-cell office:value-type="float" office:value="245.99" calcext:value-type="float">
            <text:p>245.99</text:p>
          </table:table-cell>
          <table:table-cell office:value-type="float" office:value="247.226" calcext:value-type="float">
            <text:p>247.226</text:p>
          </table:table-cell>
          <table:table-cell office:value-type="float" office:value="233.132" calcext:value-type="float">
            <text:p>233.132</text:p>
          </table:table-cell>
          <table:table-cell office:value-type="float" office:value="20.503" calcext:value-type="float">
            <text:p>20.503</text:p>
          </table:table-cell>
          <table:table-cell office:value-type="float" office:value="23.512" calcext:value-type="float">
            <text:p>23.512</text:p>
          </table:table-cell>
          <table:table-cell office:value-type="float" office:value="229.392" calcext:value-type="float">
            <text:p>229.392</text:p>
          </table:table-cell>
          <table:table-cell office:value-type="float" office:value="105.806" calcext:value-type="float">
            <text:p>105.806</text:p>
          </table:table-cell>
          <table:table-cell office:value-type="float" office:value="128.715" calcext:value-type="float">
            <text:p>128.715</text:p>
          </table:table-cell>
          <table:table-cell office:value-type="float" office:value="143.653" calcext:value-type="float">
            <text:p>143.653</text:p>
          </table:table-cell>
          <table:table-cell office:value-type="float" office:value="159.008" calcext:value-type="float">
            <text:p>159.008</text:p>
          </table:table-cell>
          <table:table-cell office:value-type="float" office:value="41.882" calcext:value-type="float">
            <text:p>41.88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110.016" calcext:value-type="float">
            <text:p>110.016</text:p>
          </table:table-cell>
          <table:table-cell office:value-type="float" office:value="109.751" calcext:value-type="float">
            <text:p>109.751</text:p>
          </table:table-cell>
          <table:table-cell office:value-type="float" office:value="123.238" calcext:value-type="float">
            <text:p>123.238</text:p>
          </table:table-cell>
          <table:table-cell office:value-type="float" office:value="52.662" calcext:value-type="float">
            <text:p>52.662</text:p>
          </table:table-cell>
          <table:table-cell office:value-type="float" office:value="216.168" calcext:value-type="float">
            <text:p>216.168</text:p>
          </table:table-cell>
          <table:table-cell office:value-type="float" office:value="251.799" calcext:value-type="float">
            <text:p>251.799</text:p>
          </table:table-cell>
          <table:table-cell office:value-type="float" office:value="114.793" calcext:value-type="float">
            <text:p>114.793</text:p>
          </table:table-cell>
          <table:table-cell office:value-type="float" office:value="120.767" calcext:value-type="float">
            <text:p>120.767</text:p>
          </table:table-cell>
          <table:table-cell office:value-type="float" office:value="120.746" calcext:value-type="float">
            <text:p>120.746</text:p>
          </table:table-cell>
          <table:table-cell office:value-type="float" office:value="46.278" calcext:value-type="float">
            <text:p>46.278</text:p>
          </table:table-cell>
          <table:table-cell office:value-type="float" office:value="34.835" calcext:value-type="float">
            <text:p>34.835</text:p>
          </table:table-cell>
          <table:table-cell office:value-type="float" office:value="21.69" calcext:value-type="float">
            <text:p>21.69</text:p>
          </table:table-cell>
          <table:table-cell office:value-type="float" office:value="59.932" calcext:value-type="float">
            <text:p>59.932</text:p>
          </table:table-cell>
          <table:table-cell office:value-type="float" office:value="59.944" calcext:value-type="float">
            <text:p>59.944</text:p>
          </table:table-cell>
          <table:table-cell office:value-type="float" office:value="51.786" calcext:value-type="float">
            <text:p>51.786</text:p>
          </table:table-cell>
          <table:table-cell office:value-type="float" office:value="39.369" calcext:value-type="float">
            <text:p>39.369</text:p>
          </table:table-cell>
          <table:table-cell office:value-type="float" office:value="42.629" calcext:value-type="float">
            <text:p>42.629</text:p>
          </table:table-cell>
          <table:table-cell office:value-type="float" office:value="45.717" calcext:value-type="float">
            <text:p>45.717</text:p>
          </table:table-cell>
          <table:table-cell office:value-type="float" office:value="46.132" calcext:value-type="float">
            <text:p>46.132</text:p>
          </table:table-cell>
          <table:table-cell office:value-type="float" office:value="285.57" calcext:value-type="float">
            <text:p>285.57</text:p>
          </table:table-cell>
          <table:table-cell office:value-type="float" office:value="138.751" calcext:value-type="float">
            <text:p>138.751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95.756" calcext:value-type="float">
            <text:p>195.756</text:p>
          </table:table-cell>
          <table:table-cell office:value-type="float" office:value="213.639" calcext:value-type="float">
            <text:p>213.639</text:p>
          </table:table-cell>
          <table:table-cell office:value-type="float" office:value="197.604" calcext:value-type="float">
            <text:p>197.604</text:p>
          </table:table-cell>
          <table:table-cell office:value-type="float" office:value="54.042" calcext:value-type="float">
            <text:p>54.042</text:p>
          </table:table-cell>
          <table:table-cell office:value-type="float" office:value="273.104" calcext:value-type="float">
            <text:p>273.104</text:p>
          </table:table-cell>
          <table:table-cell office:value-type="float" office:value="270.956" calcext:value-type="float">
            <text:p>270.956</text:p>
          </table:table-cell>
          <table:table-cell office:value-type="float" office:value="271.828" calcext:value-type="float">
            <text:p>271.828</text:p>
          </table:table-cell>
          <table:table-cell office:value-type="float" office:value="176.714" calcext:value-type="float">
            <text:p>176.714</text:p>
          </table:table-cell>
          <table:table-cell office:value-type="float" office:value="195.851" calcext:value-type="float">
            <text:p>195.851</text:p>
          </table:table-cell>
          <table:table-cell office:value-type="float" office:value="198.094" calcext:value-type="float">
            <text:p>198.094</text:p>
          </table:table-cell>
          <table:table-cell office:value-type="float" office:value="135.77" calcext:value-type="float">
            <text:p>135.77</text:p>
          </table:table-cell>
          <table:table-cell office:value-type="float" office:value="52.942" calcext:value-type="float">
            <text:p>52.942</text:p>
          </table:table-cell>
          <table:table-cell office:value-type="float" office:value="42.562" calcext:value-type="float">
            <text:p>42.562</text:p>
          </table:table-cell>
          <table:table-cell office:value-type="float" office:value="105.018" calcext:value-type="float">
            <text:p>105.018</text:p>
          </table:table-cell>
          <table:table-cell office:value-type="float" office:value="27.438" calcext:value-type="float">
            <text:p>27.438</text:p>
          </table:table-cell>
          <table:table-cell office:value-type="float" office:value="163.057" calcext:value-type="float">
            <text:p>163.057</text:p>
          </table:table-cell>
          <table:table-cell office:value-type="float" office:value="43.212" calcext:value-type="float">
            <text:p>43.212</text:p>
          </table:table-cell>
          <table:table-cell office:value-type="float" office:value="183.051" calcext:value-type="float">
            <text:p>183.051</text:p>
          </table:table-cell>
          <table:table-cell office:value-type="float" office:value="153.685" calcext:value-type="float">
            <text:p>153.685</text:p>
          </table:table-cell>
          <table:table-cell office:value-type="float" office:value="179.875" calcext:value-type="float">
            <text:p>179.875</text:p>
          </table:table-cell>
          <table:table-cell office:value-type="float" office:value="179.791" calcext:value-type="float">
            <text:p>179.791</text:p>
          </table:table-cell>
          <table:table-cell office:value-type="float" office:value="199.243" calcext:value-type="float">
            <text:p>199.243</text:p>
          </table:table-cell>
          <table:table-cell office:value-type="float" office:value="335.898" calcext:value-type="float">
            <text:p>335.898</text:p>
          </table:table-cell>
          <table:table-cell office:value-type="float" office:value="338.533" calcext:value-type="float">
            <text:p>338.533</text:p>
          </table:table-cell>
          <table:table-cell office:value-type="float" office:value="21.389" calcext:value-type="float">
            <text:p>21.389</text:p>
          </table:table-cell>
          <table:table-cell office:value-type="float" office:value="375.341" calcext:value-type="float">
            <text:p>375.341</text:p>
          </table:table-cell>
          <table:table-cell office:value-type="float" office:value="379.12" calcext:value-type="float">
            <text:p>379.12</text:p>
          </table:table-cell>
          <table:table-cell office:value-type="float" office:value="274.486" calcext:value-type="float">
            <text:p>274.486</text:p>
          </table:table-cell>
          <table:table-cell office:value-type="float" office:value="286.608" calcext:value-type="float">
            <text:p>286.608</text:p>
          </table:table-cell>
          <table:table-cell office:value-type="float" office:value="289.449" calcext:value-type="float">
            <text:p>289.449</text:p>
          </table:table-cell>
          <table:table-cell office:value-type="float" office:value="48.33" calcext:value-type="float">
            <text:p>48.33</text:p>
          </table:table-cell>
          <table:table-cell office:value-type="float" office:value="47.129" calcext:value-type="float">
            <text:p>47.129</text:p>
          </table:table-cell>
          <table:table-cell office:value-type="float" office:value="230.665" calcext:value-type="float">
            <text:p>230.665</text:p>
          </table:table-cell>
          <table:table-cell office:value-type="float" office:value="102.797" calcext:value-type="float">
            <text:p>102.797</text:p>
          </table:table-cell>
          <table:table-cell office:value-type="float" office:value="127.017" calcext:value-type="float">
            <text:p>127.017</text:p>
          </table:table-cell>
          <table:table-cell office:value-type="float" office:value="139.496" calcext:value-type="float">
            <text:p>139.496</text:p>
          </table:table-cell>
          <table:table-cell office:value-type="float" office:value="155.823" calcext:value-type="float">
            <text:p>155.823</text:p>
          </table:table-cell>
          <table:table-cell office:value-type="float" office:value="69.111" calcext:value-type="float">
            <text:p>69.11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83.264" calcext:value-type="float">
            <text:p>83.264</text:p>
          </table:table-cell>
          <table:table-cell office:value-type="float" office:value="83.334" calcext:value-type="float">
            <text:p>83.334</text:p>
          </table:table-cell>
          <table:table-cell office:value-type="float" office:value="89.505" calcext:value-type="float">
            <text:p>89.505</text:p>
          </table:table-cell>
          <table:table-cell office:value-type="float" office:value="34.703" calcext:value-type="float">
            <text:p>34.703</text:p>
          </table:table-cell>
          <table:table-cell office:value-type="float" office:value="261.71" calcext:value-type="float">
            <text:p>261.71</text:p>
          </table:table-cell>
          <table:table-cell office:value-type="float" office:value="227.001" calcext:value-type="float">
            <text:p>227.001</text:p>
          </table:table-cell>
          <table:table-cell office:value-type="float" office:value="92.102" calcext:value-type="float">
            <text:p>92.102</text:p>
          </table:table-cell>
          <table:table-cell office:value-type="float" office:value="112.288" calcext:value-type="float">
            <text:p>112.288</text:p>
          </table:table-cell>
          <table:table-cell office:value-type="float" office:value="95.341" calcext:value-type="float">
            <text:p>95.341</text:p>
          </table:table-cell>
          <table:table-cell office:value-type="float" office:value="25.252" calcext:value-type="float">
            <text:p>25.252</text:p>
          </table:table-cell>
          <table:table-cell office:value-type="float" office:value="36.947" calcext:value-type="float">
            <text:p>36.947</text:p>
          </table:table-cell>
          <table:table-cell office:value-type="float" office:value="48.542" calcext:value-type="float">
            <text:p>48.542</text:p>
          </table:table-cell>
          <table:table-cell office:value-type="float" office:value="14.876" calcext:value-type="float">
            <text:p>14.876</text:p>
          </table:table-cell>
          <table:table-cell office:value-type="float" office:value="14.925" calcext:value-type="float">
            <text:p>14.925</text:p>
          </table:table-cell>
          <table:table-cell office:value-type="float" office:value="16.447" calcext:value-type="float">
            <text:p>16.447</text:p>
          </table:table-cell>
          <table:table-cell office:value-type="float" office:value="36.464" calcext:value-type="float">
            <text:p>36.464</text:p>
          </table:table-cell>
          <table:table-cell office:value-type="float" office:value="28.143" calcext:value-type="float">
            <text:p>28.143</text:p>
          </table:table-cell>
          <table:table-cell office:value-type="float" office:value="25.186" calcext:value-type="float">
            <text:p>25.186</text:p>
          </table:table-cell>
          <table:table-cell office:value-type="float" office:value="25.628" calcext:value-type="float">
            <text:p>25.628</text:p>
          </table:table-cell>
          <table:table-cell office:value-type="float" office:value="178.019" calcext:value-type="float">
            <text:p>178.019</text:p>
          </table:table-cell>
          <table:table-cell office:value-type="float" office:value="110.496" calcext:value-type="float">
            <text:p>110.496</text:p>
          </table:table-cell>
          <table:table-cell office:value-type="float" office:value="306.335" calcext:value-type="float">
            <text:p>306.335</text:p>
          </table:table-cell>
          <table:table-cell office:value-type="float" office:value="247.752" calcext:value-type="float">
            <text:p>247.752</text:p>
          </table:table-cell>
          <table:table-cell office:value-type="float" office:value="253.188" calcext:value-type="float">
            <text:p>253.188</text:p>
          </table:table-cell>
          <table:table-cell office:value-type="float" office:value="248.122" calcext:value-type="float">
            <text:p>248.122</text:p>
          </table:table-cell>
          <table:table-cell office:value-type="float" office:value="23.292" calcext:value-type="float">
            <text:p>23.292</text:p>
          </table:table-cell>
          <table:table-cell office:value-type="float" office:value="240.218" calcext:value-type="float">
            <text:p>240.218</text:p>
          </table:table-cell>
          <table:table-cell office:value-type="float" office:value="246.467" calcext:value-type="float">
            <text:p>246.467</text:p>
          </table:table-cell>
          <table:table-cell office:value-type="float" office:value="256.008" calcext:value-type="float">
            <text:p>256.008</text:p>
          </table:table-cell>
          <table:table-cell office:value-type="float" office:value="142.845" calcext:value-type="float">
            <text:p>142.845</text:p>
          </table:table-cell>
          <table:table-cell office:value-type="float" office:value="129.749" calcext:value-type="float">
            <text:p>129.749</text:p>
          </table:table-cell>
          <table:table-cell office:value-type="float" office:value="136.686" calcext:value-type="float">
            <text:p>136.686</text:p>
          </table:table-cell>
          <table:table-cell office:value-type="float" office:value="210.883" calcext:value-type="float">
            <text:p>210.883</text:p>
          </table:table-cell>
          <table:table-cell office:value-type="float" office:value="27.46" calcext:value-type="float">
            <text:p>27.46</text:p>
          </table:table-cell>
          <table:table-cell office:value-type="float" office:value="24.852" calcext:value-type="float">
            <text:p>24.852</text:p>
          </table:table-cell>
          <table:table-cell office:value-type="float" office:value="81.502" calcext:value-type="float">
            <text:p>81.502</text:p>
          </table:table-cell>
          <table:table-cell office:value-type="float" office:value="45.349" calcext:value-type="float">
            <text:p>45.349</text:p>
          </table:table-cell>
          <table:table-cell office:value-type="float" office:value="130.289" calcext:value-type="float">
            <text:p>130.289</text:p>
          </table:table-cell>
          <table:table-cell office:value-type="float" office:value="44.457" calcext:value-type="float">
            <text:p>44.457</text:p>
          </table:table-cell>
          <table:table-cell office:value-type="float" office:value="167.868" calcext:value-type="float">
            <text:p>167.868</text:p>
          </table:table-cell>
          <table:table-cell office:value-type="float" office:value="143.974" calcext:value-type="float">
            <text:p>143.974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57.315" calcext:value-type="float">
            <text:p>157.315</text:p>
          </table:table-cell>
          <table:table-cell office:value-type="float" office:value="151.191" calcext:value-type="float">
            <text:p>151.191</text:p>
          </table:table-cell>
          <table:table-cell office:value-type="float" office:value="262.429" calcext:value-type="float">
            <text:p>262.429</text:p>
          </table:table-cell>
          <table:table-cell office:value-type="float" office:value="264.041" calcext:value-type="float">
            <text:p>264.041</text:p>
          </table:table-cell>
          <table:table-cell office:value-type="float" office:value="48.541" calcext:value-type="float">
            <text:p>48.541</text:p>
          </table:table-cell>
          <table:table-cell office:value-type="float" office:value="289.071" calcext:value-type="float">
            <text:p>289.071</text:p>
          </table:table-cell>
          <table:table-cell office:value-type="float" office:value="287.594" calcext:value-type="float">
            <text:p>287.594</text:p>
          </table:table-cell>
          <table:table-cell office:value-type="float" office:value="242.748" calcext:value-type="float">
            <text:p>242.748</text:p>
          </table:table-cell>
          <table:table-cell office:value-type="float" office:value="242.294" calcext:value-type="float">
            <text:p>242.294</text:p>
          </table:table-cell>
          <table:table-cell office:value-type="float" office:value="290.772" calcext:value-type="float">
            <text:p>290.772</text:p>
          </table:table-cell>
          <table:table-cell office:value-type="float" office:value="29.245" calcext:value-type="float">
            <text:p>29.245</text:p>
          </table:table-cell>
          <table:table-cell office:value-type="float" office:value="28.324" calcext:value-type="float">
            <text:p>28.324</text:p>
          </table:table-cell>
          <table:table-cell office:value-type="float" office:value="224.341" calcext:value-type="float">
            <text:p>224.341</text:p>
          </table:table-cell>
          <table:table-cell office:value-type="float" office:value="117.411" calcext:value-type="float">
            <text:p>117.411</text:p>
          </table:table-cell>
          <table:table-cell office:value-type="float" office:value="134.676" calcext:value-type="float">
            <text:p>134.676</text:p>
          </table:table-cell>
          <table:table-cell office:value-type="float" office:value="152.307" calcext:value-type="float">
            <text:p>152.307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88.143" calcext:value-type="float">
            <text:p>88.143</text:p>
          </table:table-cell>
          <table:table-cell office:value-type="float" office:value="88.367" calcext:value-type="float">
            <text:p>88.367</text:p>
          </table:table-cell>
          <table:table-cell office:value-type="float" office:value="100.415" calcext:value-type="float">
            <text:p>100.415</text:p>
          </table:table-cell>
          <table:table-cell office:value-type="float" office:value="26.533" calcext:value-type="float">
            <text:p>26.533</text:p>
          </table:table-cell>
          <table:table-cell office:value-type="float" office:value="195.854" calcext:value-type="float">
            <text:p>195.854</text:p>
          </table:table-cell>
          <table:table-cell office:value-type="float" office:value="226.411" calcext:value-type="float">
            <text:p>226.411</text:p>
          </table:table-cell>
          <table:table-cell office:value-type="float" office:value="93.703" calcext:value-type="float">
            <text:p>93.703</text:p>
          </table:table-cell>
          <table:table-cell office:value-type="float" office:value="99.39" calcext:value-type="float">
            <text:p>99.39</text:p>
          </table:table-cell>
          <table:table-cell office:value-type="float" office:value="99.81" calcext:value-type="float">
            <text:p>99.81</text:p>
          </table:table-cell>
          <table:table-cell office:value-type="float" office:value="17.633" calcext:value-type="float">
            <text:p>17.633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38.203" calcext:value-type="float">
            <text:p>38.203</text:p>
          </table:table-cell>
          <table:table-cell office:value-type="float" office:value="35.669" calcext:value-type="float">
            <text:p>35.669</text:p>
          </table:table-cell>
          <table:table-cell office:value-type="float" office:value="47.376" calcext:value-type="float">
            <text:p>47.376</text:p>
          </table:table-cell>
          <table:table-cell office:value-type="float" office:value="12.454" calcext:value-type="float">
            <text:p>12.454</text:p>
          </table:table-cell>
          <table:table-cell office:value-type="float" office:value="17.472" calcext:value-type="float">
            <text:p>17.472</text:p>
          </table:table-cell>
          <table:table-cell office:value-type="float" office:value="17.516" calcext:value-type="float">
            <text:p>17.516</text:p>
          </table:table-cell>
          <table:table-cell office:value-type="float" office:value="18.189" calcext:value-type="float">
            <text:p>18.189</text:p>
          </table:table-cell>
          <table:table-cell office:value-type="float" office:value="255.099" calcext:value-type="float">
            <text:p>255.099</text:p>
          </table:table-cell>
          <table:table-cell office:value-type="float" office:value="114.434" calcext:value-type="float">
            <text:p>114.434</text:p>
          </table:table-cell>
          <table:table-cell office:value-type="float" office:value="284.367" calcext:value-type="float">
            <text:p>284.367</text:p>
          </table:table-cell>
          <table:table-cell office:value-type="float" office:value="181.194" calcext:value-type="float">
            <text:p>181.194</text:p>
          </table:table-cell>
          <table:table-cell office:value-type="float" office:value="196.136" calcext:value-type="float">
            <text:p>196.136</text:p>
          </table:table-cell>
          <table:table-cell office:value-type="float" office:value="180.237" calcext:value-type="float">
            <text:p>180.237</text:p>
          </table:table-cell>
          <table:table-cell office:value-type="float" office:value="33.008" calcext:value-type="float">
            <text:p>33.008</text:p>
          </table:table-cell>
          <table:table-cell office:value-type="float" office:value="262.155" calcext:value-type="float">
            <text:p>262.155</text:p>
          </table:table-cell>
          <table:table-cell office:value-type="float" office:value="253.734" calcext:value-type="float">
            <text:p>253.734</text:p>
          </table:table-cell>
          <table:table-cell office:value-type="float" office:value="261.056" calcext:value-type="float">
            <text:p>261.056</text:p>
          </table:table-cell>
          <table:table-cell office:value-type="float" office:value="145.316" calcext:value-type="float">
            <text:p>145.316</text:p>
          </table:table-cell>
          <table:table-cell office:value-type="float" office:value="168.778" calcext:value-type="float">
            <text:p>168.778</text:p>
          </table:table-cell>
          <table:table-cell office:value-type="float" office:value="166.304" calcext:value-type="float">
            <text:p>166.304</text:p>
          </table:table-cell>
          <table:table-cell office:value-type="float" office:value="124.012" calcext:value-type="float">
            <text:p>124.012</text:p>
          </table:table-cell>
          <table:table-cell office:value-type="float" office:value="21.376" calcext:value-type="float">
            <text:p>21.376</text:p>
          </table:table-cell>
          <table:table-cell office:value-type="float" office:value="20.847" calcext:value-type="float">
            <text:p>20.847</text:p>
          </table:table-cell>
          <table:table-cell office:value-type="float" office:value="83.55" calcext:value-type="float">
            <text:p>83.55</text:p>
          </table:table-cell>
          <table:table-cell office:value-type="float" office:value="5.542" calcext:value-type="float">
            <text:p>5.542</text:p>
          </table:table-cell>
          <table:table-cell office:value-type="float" office:value="138.82" calcext:value-type="float">
            <text:p>138.82</text:p>
          </table:table-cell>
          <table:table-cell office:value-type="float" office:value="8.128" calcext:value-type="float">
            <text:p>8.128</text:p>
          </table:table-cell>
          <table:table-cell office:value-type="float" office:value="161.347" calcext:value-type="float">
            <text:p>161.347</text:p>
          </table:table-cell>
          <table:table-cell office:value-type="float" office:value="139.815" calcext:value-type="float">
            <text:p>139.815</text:p>
          </table:table-cell>
          <table:table-cell office:value-type="float" office:value="158.349" calcext:value-type="float">
            <text:p>158.349</text:p>
          </table:table-cell>
          <table:table-cell office:value-type="float" office:value="177.972" calcext:value-type="float">
            <text:p>177.972</text:p>
          </table:table-cell>
          <table:table-cell office:value-type="float" office:value="180.625" calcext:value-type="float">
            <text:p>180.625</text:p>
          </table:table-cell>
          <table:table-cell office:value-type="float" office:value="338.592" calcext:value-type="float">
            <text:p>338.592</text:p>
          </table:table-cell>
          <table:table-cell office:value-type="float" office:value="322.793" calcext:value-type="float">
            <text:p>322.793</text:p>
          </table:table-cell>
          <table:table-cell office:value-type="float" office:value="0.145" calcext:value-type="float">
            <text:p>0.145</text:p>
          </table:table-cell>
          <table:table-cell office:value-type="float" office:value="342.483" calcext:value-type="float">
            <text:p>342.483</text:p>
          </table:table-cell>
          <table:table-cell office:value-type="float" office:value="346.261" calcext:value-type="float">
            <text:p>346.261</text:p>
          </table:table-cell>
          <table:table-cell office:value-type="float" office:value="258.169" calcext:value-type="float">
            <text:p>258.169</text:p>
          </table:table-cell>
          <table:table-cell office:value-type="float" office:value="258.101" calcext:value-type="float">
            <text:p>258.101</text:p>
          </table:table-cell>
          <table:table-cell office:value-type="float" office:value="269.268" calcext:value-type="float">
            <text:p>269.268</text:p>
          </table:table-cell>
          <table:table-cell office:value-type="float" office:value="24.269" calcext:value-type="float">
            <text:p>24.269</text:p>
          </table:table-cell>
          <table:table-cell office:value-type="float" office:value="27.85" calcext:value-type="float">
            <text:p>27.85</text:p>
          </table:table-cell>
          <table:table-cell office:value-type="float" office:value="254.636" calcext:value-type="float">
            <text:p>254.636</text:p>
          </table:table-cell>
          <table:table-cell office:value-type="float" office:value="128.931" calcext:value-type="float">
            <text:p>128.931</text:p>
          </table:table-cell>
          <table:table-cell office:value-type="float" office:value="149.284" calcext:value-type="float">
            <text:p>149.284</text:p>
          </table:table-cell>
          <table:table-cell office:value-type="float" office:value="154.437" calcext:value-type="float">
            <text:p>154.437</text:p>
          </table:table-cell>
          <table:table-cell office:value-type="float" office:value="174.278" calcext:value-type="float">
            <text:p>174.278</text:p>
          </table:table-cell>
          <table:table-cell office:value-type="float" office:value="69.951" calcext:value-type="float">
            <text:p>69.95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81.461" calcext:value-type="float">
            <text:p>81.461</text:p>
          </table:table-cell>
          <table:table-cell office:value-type="float" office:value="79.455" calcext:value-type="float">
            <text:p>79.455</text:p>
          </table:table-cell>
          <table:table-cell office:value-type="float" office:value="95.184" calcext:value-type="float">
            <text:p>95.184</text:p>
          </table:table-cell>
          <table:table-cell office:value-type="float" office:value="23.987" calcext:value-type="float">
            <text:p>23.987</text:p>
          </table:table-cell>
          <table:table-cell office:value-type="float" office:value="180.374" calcext:value-type="float">
            <text:p>180.374</text:p>
          </table:table-cell>
          <table:table-cell office:value-type="float" office:value="201.95" calcext:value-type="float">
            <text:p>201.95</text:p>
          </table:table-cell>
          <table:table-cell office:value-type="float" office:value="89.62" calcext:value-type="float">
            <text:p>89.62</text:p>
          </table:table-cell>
          <table:table-cell office:value-type="float" office:value="92.963" calcext:value-type="float">
            <text:p>92.963</text:p>
          </table:table-cell>
          <table:table-cell office:value-type="float" office:value="92.878" calcext:value-type="float">
            <text:p>92.878</text:p>
          </table:table-cell>
          <table:table-cell office:value-type="float" office:value="12.735" calcext:value-type="float">
            <text:p>12.735</text:p>
          </table:table-cell>
          <table:table-cell office:value-type="float" office:value="25.259" calcext:value-type="float">
            <text:p>25.259</text:p>
          </table:table-cell>
          <table:table-cell office:value-type="float" office:value="36.641" calcext:value-type="float">
            <text:p>36.641</text:p>
          </table:table-cell>
          <table:table-cell office:value-type="float" office:value="14.771" calcext:value-type="float">
            <text:p>14.771</text:p>
          </table:table-cell>
          <table:table-cell office:value-type="float" office:value="14.87" calcext:value-type="float">
            <text:p>14.87</text:p>
          </table:table-cell>
          <table:table-cell office:value-type="float" office:value="4.354" calcext:value-type="float">
            <text:p>4.354</text:p>
          </table:table-cell>
          <table:table-cell office:value-type="float" office:value="22.779" calcext:value-type="float">
            <text:p>22.779</text:p>
          </table:table-cell>
          <table:table-cell office:value-type="float" office:value="15.895" calcext:value-type="float">
            <text:p>15.895</text:p>
          </table:table-cell>
          <table:table-cell office:value-type="float" office:value="12.62" calcext:value-type="float">
            <text:p>12.62</text:p>
          </table:table-cell>
          <table:table-cell office:value-type="float" office:value="14.347" calcext:value-type="float">
            <text:p>14.347</text:p>
          </table:table-cell>
          <table:table-cell office:value-type="float" office:value="191.986" calcext:value-type="float">
            <text:p>191.986</text:p>
          </table:table-cell>
          <table:table-cell office:value-type="float" office:value="109.732" calcext:value-type="float">
            <text:p>109.732</text:p>
          </table:table-cell>
          <table:table-cell office:value-type="float" office:value="313.253" calcext:value-type="float">
            <text:p>313.253</text:p>
          </table:table-cell>
          <table:table-cell office:value-type="float" office:value="136.904" calcext:value-type="float">
            <text:p>136.904</text:p>
          </table:table-cell>
          <table:table-cell office:value-type="float" office:value="248.17" calcext:value-type="float">
            <text:p>248.17</text:p>
          </table:table-cell>
          <table:table-cell office:value-type="float" office:value="114.889" calcext:value-type="float">
            <text:p>114.889</text:p>
          </table:table-cell>
          <table:table-cell office:value-type="float" office:value="23.58" calcext:value-type="float">
            <text:p>23.58</text:p>
          </table:table-cell>
          <table:table-cell office:value-type="float" office:value="252.531" calcext:value-type="float">
            <text:p>252.531</text:p>
          </table:table-cell>
          <table:table-cell office:value-type="float" office:value="253.03" calcext:value-type="float">
            <text:p>253.03</text:p>
          </table:table-cell>
          <table:table-cell office:value-type="float" office:value="238.955" calcext:value-type="float">
            <text:p>238.955</text:p>
          </table:table-cell>
          <table:table-cell office:value-type="float" office:value="143.748" calcext:value-type="float">
            <text:p>143.748</text:p>
          </table:table-cell>
          <table:table-cell office:value-type="float" office:value="136.807" calcext:value-type="float">
            <text:p>136.807</text:p>
          </table:table-cell>
          <table:table-cell office:value-type="float" office:value="135.791" calcext:value-type="float">
            <text:p>135.791</text:p>
          </table:table-cell>
          <table:table-cell office:value-type="float" office:value="107.827" calcext:value-type="float">
            <text:p>107.827</text:p>
          </table:table-cell>
          <table:table-cell office:value-type="float" office:value="14.284" calcext:value-type="float">
            <text:p>14.284</text:p>
          </table:table-cell>
          <table:table-cell office:value-type="float" office:value="12.895" calcext:value-type="float">
            <text:p>12.895</text:p>
          </table:table-cell>
          <table:table-cell office:value-type="float" office:value="75.446" calcext:value-type="float">
            <text:p>75.446</text:p>
          </table:table-cell>
          <table:table-cell office:value-type="float" office:value="33.152" calcext:value-type="float">
            <text:p>33.152</text:p>
          </table:table-cell>
          <table:table-cell office:value-type="float" office:value="132.47" calcext:value-type="float">
            <text:p>132.47</text:p>
          </table:table-cell>
          <table:table-cell office:value-type="float" office:value="33.1" calcext:value-type="float">
            <text:p>33.1</text:p>
          </table:table-cell>
          <table:table-cell office:value-type="float" office:value="149.467" calcext:value-type="float">
            <text:p>149.467</text:p>
          </table:table-cell>
          <table:table-cell office:value-type="float" office:value="125.146" calcext:value-type="float">
            <text:p>125.146</text:p>
          </table:table-cell>
          <table:table-cell office:value-type="float" office:value="140.716" calcext:value-type="float">
            <text:p>140.716</text:p>
          </table:table-cell>
          <table:table-cell office:value-type="float" office:value="141.681" calcext:value-type="float">
            <text:p>141.681</text:p>
          </table:table-cell>
          <table:table-cell office:value-type="float" office:value="166.479" calcext:value-type="float">
            <text:p>166.479</text:p>
          </table:table-cell>
          <table:table-cell office:value-type="float" office:value="267.671" calcext:value-type="float">
            <text:p>267.671</text:p>
          </table:table-cell>
          <table:table-cell office:value-type="float" office:value="282.106" calcext:value-type="float">
            <text:p>282.106</text:p>
          </table:table-cell>
          <table:table-cell office:value-type="float" office:value="36.766" calcext:value-type="float">
            <text:p>36.766</text:p>
          </table:table-cell>
          <table:table-cell office:value-type="float" office:value="289.859" calcext:value-type="float">
            <text:p>289.859</text:p>
          </table:table-cell>
          <table:table-cell office:value-type="float" office:value="292.324" calcext:value-type="float">
            <text:p>292.324</text:p>
          </table:table-cell>
          <table:table-cell office:value-type="float" office:value="252.831" calcext:value-type="float">
            <text:p>252.831</text:p>
          </table:table-cell>
          <table:table-cell office:value-type="float" office:value="254.353" calcext:value-type="float">
            <text:p>254.353</text:p>
          </table:table-cell>
          <table:table-cell office:value-type="float" office:value="271.84" calcext:value-type="float">
            <text:p>271.84</text:p>
          </table:table-cell>
          <table:table-cell office:value-type="float" office:value="10.373" calcext:value-type="float">
            <text:p>10.373</text:p>
          </table:table-cell>
          <table:table-cell office:value-type="float" office:value="11.441" calcext:value-type="float">
            <text:p>11.441</text:p>
          </table:table-cell>
          <table:table-cell office:value-type="float" office:value="217.789" calcext:value-type="float">
            <text:p>217.789</text:p>
          </table:table-cell>
          <table:table-cell office:value-type="float" office:value="101.382" calcext:value-type="float">
            <text:p>101.382</text:p>
          </table:table-cell>
          <table:table-cell office:value-type="float" office:value="125.419" calcext:value-type="float">
            <text:p>125.419</text:p>
          </table:table-cell>
          <table:table-cell office:value-type="float" office:value="134.45" calcext:value-type="float">
            <text:p>134.45</text:p>
          </table:table-cell>
          <table:table-cell office:value-type="float" office:value="154.446" calcext:value-type="float">
            <text:p>154.446</text:p>
          </table:table-cell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89.811" calcext:value-type="float">
            <text:p>89.811</text:p>
          </table:table-cell>
          <table:table-cell office:value-type="float" office:value="81.792" calcext:value-type="float">
            <text:p>81.792</text:p>
          </table:table-cell>
          <table:table-cell office:value-type="float" office:value="100.61" calcext:value-type="float">
            <text:p>100.61</text:p>
          </table:table-cell>
          <table:table-cell office:value-type="float" office:value="20.739" calcext:value-type="float">
            <text:p>20.739</text:p>
          </table:table-cell>
          <table:table-cell office:value-type="float" office:value="235.981" calcext:value-type="float">
            <text:p>235.981</text:p>
          </table:table-cell>
          <table:table-cell office:value-type="float" office:value="206.4" calcext:value-type="float">
            <text:p>206.4</text:p>
          </table:table-cell>
          <table:table-cell office:value-type="float" office:value="99.789" calcext:value-type="float">
            <text:p>99.789</text:p>
          </table:table-cell>
          <table:table-cell office:value-type="float" office:value="102.303" calcext:value-type="float">
            <text:p>102.303</text:p>
          </table:table-cell>
          <table:table-cell office:value-type="float" office:value="103.346" calcext:value-type="float">
            <text:p>103.346</text:p>
          </table:table-cell>
          <table:table-cell office:value-type="float" office:value="15.982" calcext:value-type="float">
            <text:p>15.982</text:p>
          </table:table-cell>
          <table:table-cell office:value-type="float" office:value="31.22" calcext:value-type="float">
            <text:p>31.22</text:p>
          </table:table-cell>
          <table:table-cell office:value-type="float" office:value="38.427" calcext:value-type="float">
            <text:p>38.427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9.772" calcext:value-type="float">
            <text:p>9.772</text:p>
          </table:table-cell>
          <table:table-cell office:value-type="float" office:value="27.762" calcext:value-type="float">
            <text:p>27.762</text:p>
          </table:table-cell>
          <table:table-cell office:value-type="float" office:value="19.01" calcext:value-type="float">
            <text:p>19.01</text:p>
          </table:table-cell>
          <table:table-cell office:value-type="float" office:value="16.016" calcext:value-type="float">
            <text:p>16.016</text:p>
          </table:table-cell>
          <table:table-cell office:value-type="float" office:value="18.634" calcext:value-type="float">
            <text:p>18.634</text:p>
          </table:table-cell>
          <table:table-cell office:value-type="float" office:value="245.857" calcext:value-type="float">
            <text:p>245.857</text:p>
          </table:table-cell>
          <table:table-cell office:value-type="float" office:value="114.042" calcext:value-type="float">
            <text:p>114.042</text:p>
          </table:table-cell>
          <table:table-cell office:value-type="float" office:value="218.033" calcext:value-type="float">
            <text:p>218.033</text:p>
          </table:table-cell>
          <table:table-cell office:value-type="float" office:value="152.141" calcext:value-type="float">
            <text:p>152.141</text:p>
          </table:table-cell>
          <table:table-cell office:value-type="float" office:value="159.399" calcext:value-type="float">
            <text:p>159.399</text:p>
          </table:table-cell>
          <table:table-cell office:value-type="float" office:value="142.767" calcext:value-type="float">
            <text:p>142.767</text:p>
          </table:table-cell>
          <table:table-cell office:value-type="float" office:value="6.928" calcext:value-type="float">
            <text:p>6.928</text:p>
          </table:table-cell>
          <table:table-cell office:value-type="float" office:value="215.961" calcext:value-type="float">
            <text:p>215.961</text:p>
          </table:table-cell>
          <table:table-cell office:value-type="float" office:value="214.426" calcext:value-type="float">
            <text:p>214.426</text:p>
          </table:table-cell>
          <table:table-cell office:value-type="float" office:value="214.531" calcext:value-type="float">
            <text:p>214.531</text:p>
          </table:table-cell>
          <table:table-cell office:value-type="float" office:value="142.851" calcext:value-type="float">
            <text:p>142.851</text:p>
          </table:table-cell>
          <table:table-cell office:value-type="float" office:value="165.168" calcext:value-type="float">
            <text:p>165.168</text:p>
          </table:table-cell>
          <table:table-cell office:value-type="float" office:value="169.249" calcext:value-type="float">
            <text:p>169.249</text:p>
          </table:table-cell>
          <table:table-cell office:value-type="float" office:value="114.027" calcext:value-type="float">
            <text:p>114.027</text:p>
          </table:table-cell>
          <table:table-cell office:value-type="float" office:value="20.137" calcext:value-type="float">
            <text:p>20.137</text:p>
          </table:table-cell>
          <table:table-cell office:value-type="float" office:value="20.355" calcext:value-type="float">
            <text:p>20.355</text:p>
          </table:table-cell>
          <table:table-cell office:value-type="float" office:value="87.187" calcext:value-type="float">
            <text:p>87.187</text:p>
          </table:table-cell>
          <table:table-cell office:value-type="float" office:value="35.754" calcext:value-type="float">
            <text:p>35.754</text:p>
          </table:table-cell>
          <table:table-cell office:value-type="float" office:value="138.537" calcext:value-type="float">
            <text:p>138.537</text:p>
          </table:table-cell>
          <table:table-cell office:value-type="float" office:value="37.019" calcext:value-type="float">
            <text:p>37.019</text:p>
          </table:table-cell>
          <table:table-cell office:value-type="float" office:value="167.472" calcext:value-type="float">
            <text:p>167.472</text:p>
          </table:table-cell>
          <table:table-cell office:value-type="float" office:value="139.344" calcext:value-type="float">
            <text:p>139.344</text:p>
          </table:table-cell>
          <table:table-cell office:value-type="float" office:value="155.541" calcext:value-type="float">
            <text:p>155.541</text:p>
          </table:table-cell>
          <table:table-cell office:value-type="float" office:value="162.862" calcext:value-type="float">
            <text:p>162.862</text:p>
          </table:table-cell>
          <table:table-cell office:value-type="float" office:value="142.232" calcext:value-type="float">
            <text:p>142.232</text:p>
          </table:table-cell>
          <table:table-cell office:value-type="float" office:value="256.154" calcext:value-type="float">
            <text:p>256.154</text:p>
          </table:table-cell>
          <table:table-cell office:value-type="float" office:value="242.974" calcext:value-type="float">
            <text:p>242.974</text:p>
          </table:table-cell>
          <table:table-cell office:value-type="float" office:value="39.228" calcext:value-type="float">
            <text:p>39.228</text:p>
          </table:table-cell>
          <table:table-cell office:value-type="float" office:value="292.612" calcext:value-type="float">
            <text:p>292.612</text:p>
          </table:table-cell>
          <table:table-cell office:value-type="float" office:value="293.066" calcext:value-type="float">
            <text:p>293.066</text:p>
          </table:table-cell>
          <table:table-cell office:value-type="float" office:value="240.654" calcext:value-type="float">
            <text:p>240.654</text:p>
          </table:table-cell>
          <table:table-cell office:value-type="float" office:value="242.491" calcext:value-type="float">
            <text:p>242.491</text:p>
          </table:table-cell>
          <table:table-cell office:value-type="float" office:value="194.537" calcext:value-type="float">
            <text:p>194.537</text:p>
          </table:table-cell>
          <table:table-cell office:value-type="float" office:value="16.442" calcext:value-type="float">
            <text:p>16.442</text:p>
          </table:table-cell>
          <table:table-cell office:value-type="float" office:value="17.276" calcext:value-type="float">
            <text:p>17.276</text:p>
          </table:table-cell>
          <table:table-cell office:value-type="float" office:value="214.556" calcext:value-type="float">
            <text:p>214.556</text:p>
          </table:table-cell>
          <table:table-cell office:value-type="float" office:value="107.423" calcext:value-type="float">
            <text:p>107.423</text:p>
          </table:table-cell>
          <table:table-cell office:value-type="float" office:value="121.189" calcext:value-type="float">
            <text:p>121.189</text:p>
          </table:table-cell>
          <table:table-cell office:value-type="float" office:value="131.176" calcext:value-type="float">
            <text:p>131.176</text:p>
          </table:table-cell>
          <table:table-cell office:value-type="float" office:value="150.571" calcext:value-type="float">
            <text:p>150.571</text:p>
          </table:table-cell>
          <table:table-cell office:value-type="float" office:value="32.149" calcext:value-type="float">
            <text:p>32.14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bilisi</text:p>
          </table:table-cell>
          <table:table-cell office:value-type="float" office:value="146.75" calcext:value-type="float">
            <text:p>146.75</text:p>
          </table:table-cell>
          <table:table-cell office:value-type="float" office:value="145.332" calcext:value-type="float">
            <text:p>145.332</text:p>
          </table:table-cell>
          <table:table-cell office:value-type="float" office:value="165.895" calcext:value-type="float">
            <text:p>165.895</text:p>
          </table:table-cell>
          <table:table-cell office:value-type="float" office:value="66.112" calcext:value-type="float">
            <text:p>66.112</text:p>
          </table:table-cell>
          <table:table-cell office:value-type="float" office:value="242.017" calcext:value-type="float">
            <text:p>242.017</text:p>
          </table:table-cell>
          <table:table-cell office:value-type="float" office:value="265.677" calcext:value-type="float">
            <text:p>265.677</text:p>
          </table:table-cell>
          <table:table-cell office:value-type="float" office:value="158.608" calcext:value-type="float">
            <text:p>158.608</text:p>
          </table:table-cell>
          <table:table-cell office:value-type="float" office:value="164.62" calcext:value-type="float">
            <text:p>164.62</text:p>
          </table:table-cell>
          <table:table-cell office:value-type="float" office:value="160.921" calcext:value-type="float">
            <text:p>160.921</text:p>
          </table:table-cell>
          <table:table-cell office:value-type="float" office:value="68.862" calcext:value-type="float">
            <text:p>68.862</text:p>
          </table:table-cell>
          <table:table-cell office:value-type="float" office:value="79.323" calcext:value-type="float">
            <text:p>79.323</text:p>
          </table:table-cell>
          <table:table-cell office:value-type="float" office:value="92.926" calcext:value-type="float">
            <text:p>92.926</text:p>
          </table:table-cell>
          <table:table-cell office:value-type="float" office:value="74.198" calcext:value-type="float">
            <text:p>74.198</text:p>
          </table:table-cell>
          <table:table-cell office:value-type="float" office:value="68.024" calcext:value-type="float">
            <text:p>68.024</text:p>
          </table:table-cell>
          <table:table-cell office:value-type="float" office:value="84.825" calcext:value-type="float">
            <text:p>84.825</text:p>
          </table:table-cell>
          <table:table-cell office:value-type="float" office:value="87.493" calcext:value-type="float">
            <text:p>87.493</text:p>
          </table:table-cell>
          <table:table-cell office:value-type="float" office:value="72.987" calcext:value-type="float">
            <text:p>72.987</text:p>
          </table:table-cell>
          <table:table-cell office:value-type="float" office:value="70.18" calcext:value-type="float">
            <text:p>70.18</text:p>
          </table:table-cell>
          <table:table-cell office:value-type="float" office:value="76.891" calcext:value-type="float">
            <text:p>76.891</text:p>
          </table:table-cell>
          <table:table-cell office:value-type="float" office:value="304.122" calcext:value-type="float">
            <text:p>304.122</text:p>
          </table:table-cell>
          <table:table-cell office:value-type="float" office:value="189.981" calcext:value-type="float">
            <text:p>189.981</text:p>
          </table:table-cell>
          <table:table-cell office:value-type="float" office:value="345.295" calcext:value-type="float">
            <text:p>345.295</text:p>
          </table:table-cell>
          <table:table-cell office:value-type="float" office:value="227.215" calcext:value-type="float">
            <text:p>227.215</text:p>
          </table:table-cell>
          <table:table-cell office:value-type="float" office:value="240.078" calcext:value-type="float">
            <text:p>240.078</text:p>
          </table:table-cell>
          <table:table-cell office:value-type="float" office:value="223.553" calcext:value-type="float">
            <text:p>223.553</text:p>
          </table:table-cell>
          <table:table-cell office:value-type="float" office:value="65.835" calcext:value-type="float">
            <text:p>65.835</text:p>
          </table:table-cell>
          <table:table-cell office:value-type="float" office:value="305.687" calcext:value-type="float">
            <text:p>305.687</text:p>
          </table:table-cell>
          <table:table-cell office:value-type="float" office:value="305.214" calcext:value-type="float">
            <text:p>305.214</text:p>
          </table:table-cell>
          <table:table-cell office:value-type="float" office:value="305.802" calcext:value-type="float">
            <text:p>305.802</text:p>
          </table:table-cell>
          <table:table-cell office:value-type="float" office:value="206.686" calcext:value-type="float">
            <text:p>206.686</text:p>
          </table:table-cell>
          <table:table-cell office:value-type="float" office:value="202.919" calcext:value-type="float">
            <text:p>202.919</text:p>
          </table:table-cell>
          <table:table-cell office:value-type="float" office:value="205.928" calcext:value-type="float">
            <text:p>205.928</text:p>
          </table:table-cell>
          <table:table-cell office:value-type="float" office:value="178.867" calcext:value-type="float">
            <text:p>178.867</text:p>
          </table:table-cell>
          <table:table-cell office:value-type="float" office:value="81.445" calcext:value-type="float">
            <text:p>81.445</text:p>
          </table:table-cell>
          <table:table-cell office:value-type="float" office:value="83.548" calcext:value-type="float">
            <text:p>83.548</text:p>
          </table:table-cell>
          <table:table-cell office:value-type="float" office:value="143.022" calcext:value-type="float">
            <text:p>143.022</text:p>
          </table:table-cell>
          <table:table-cell office:value-type="float" office:value="80.391" calcext:value-type="float">
            <text:p>80.391</text:p>
          </table:table-cell>
          <table:table-cell office:value-type="float" office:value="205.191" calcext:value-type="float">
            <text:p>205.191</text:p>
          </table:table-cell>
          <table:table-cell office:value-type="float" office:value="71.263" calcext:value-type="float">
            <text:p>71.263</text:p>
          </table:table-cell>
          <table:table-cell office:value-type="float" office:value="217.299" calcext:value-type="float">
            <text:p>217.299</text:p>
          </table:table-cell>
          <table:table-cell office:value-type="float" office:value="198.369" calcext:value-type="float">
            <text:p>198.369</text:p>
          </table:table-cell>
          <table:table-cell office:value-type="float" office:value="210.339" calcext:value-type="float">
            <text:p>210.339</text:p>
          </table:table-cell>
          <table:table-cell office:value-type="float" office:value="214.614" calcext:value-type="float">
            <text:p>214.614</text:p>
          </table:table-cell>
          <table:table-cell office:value-type="float" office:value="216.111" calcext:value-type="float">
            <text:p>216.111</text:p>
          </table:table-cell>
          <table:table-cell office:value-type="float" office:value="374.439" calcext:value-type="float">
            <text:p>374.439</text:p>
          </table:table-cell>
          <table:table-cell office:value-type="float" office:value="377.718" calcext:value-type="float">
            <text:p>377.718</text:p>
          </table:table-cell>
          <table:table-cell office:value-type="float" office:value="92.911" calcext:value-type="float">
            <text:p>92.911</text:p>
          </table:table-cell>
          <table:table-cell office:value-type="float" office:value="412.326" calcext:value-type="float">
            <text:p>412.326</text:p>
          </table:table-cell>
          <table:table-cell office:value-type="float" office:value="404.882" calcext:value-type="float">
            <text:p>404.882</text:p>
          </table:table-cell>
          <table:table-cell office:value-type="float" office:value="301.571" calcext:value-type="float">
            <text:p>301.571</text:p>
          </table:table-cell>
          <table:table-cell office:value-type="float" office:value="307.371" calcext:value-type="float">
            <text:p>307.371</text:p>
          </table:table-cell>
          <table:table-cell office:value-type="float" office:value="329.135" calcext:value-type="float">
            <text:p>329.135</text:p>
          </table:table-cell>
          <table:table-cell office:value-type="float" office:value="85.472" calcext:value-type="float">
            <text:p>85.472</text:p>
          </table:table-cell>
          <table:table-cell office:value-type="float" office:value="81.394" calcext:value-type="float">
            <text:p>81.394</text:p>
          </table:table-cell>
          <table:table-cell office:value-type="float" office:value="251.972" calcext:value-type="float">
            <text:p>251.972</text:p>
          </table:table-cell>
          <table:table-cell office:value-type="float" office:value="125.343" calcext:value-type="float">
            <text:p>125.343</text:p>
          </table:table-cell>
          <table:table-cell office:value-type="float" office:value="158.38" calcext:value-type="float">
            <text:p>158.38</text:p>
          </table:table-cell>
          <table:table-cell office:value-type="float" office:value="172.949" calcext:value-type="float">
            <text:p>172.949</text:p>
          </table:table-cell>
          <table:table-cell office:value-type="float" office:value="182.567" calcext:value-type="float">
            <text:p>182.567</text:p>
          </table:table-cell>
          <table:table-cell office:value-type="float" office:value="61.342" calcext:value-type="float">
            <text:p>61.34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128.122" calcext:value-type="float">
            <text:p>128.122</text:p>
          </table:table-cell>
          <table:table-cell office:value-type="float" office:value="150.822" calcext:value-type="float">
            <text:p>150.822</text:p>
          </table:table-cell>
          <table:table-cell office:value-type="float" office:value="142.541" calcext:value-type="float">
            <text:p>142.541</text:p>
          </table:table-cell>
          <table:table-cell office:value-type="float" office:value="21.265" calcext:value-type="float">
            <text:p>21.265</text:p>
          </table:table-cell>
          <table:table-cell office:value-type="float" office:value="208.181" calcext:value-type="float">
            <text:p>208.181</text:p>
          </table:table-cell>
          <table:table-cell office:value-type="float" office:value="254.233" calcext:value-type="float">
            <text:p>254.233</text:p>
          </table:table-cell>
          <table:table-cell office:value-type="float" office:value="146.508" calcext:value-type="float">
            <text:p>146.508</text:p>
          </table:table-cell>
          <table:table-cell office:value-type="float" office:value="161.833" calcext:value-type="float">
            <text:p>161.833</text:p>
          </table:table-cell>
          <table:table-cell office:value-type="float" office:value="158.848" calcext:value-type="float">
            <text:p>158.848</text:p>
          </table:table-cell>
          <table:table-cell office:value-type="float" office:value="32.19" calcext:value-type="float">
            <text:p>32.19</text:p>
          </table:table-cell>
          <table:table-cell office:value-type="float" office:value="46.868" calcext:value-type="float">
            <text:p>46.868</text:p>
          </table:table-cell>
          <table:table-cell office:value-type="float" office:value="52.859" calcext:value-type="float">
            <text:p>52.859</text:p>
          </table:table-cell>
          <table:table-cell office:value-type="float" office:value="39.266" calcext:value-type="float">
            <text:p>39.266</text:p>
          </table:table-cell>
          <table:table-cell office:value-type="float" office:value="41.716" calcext:value-type="float">
            <text:p>41.716</text:p>
          </table:table-cell>
          <table:table-cell office:value-type="float" office:value="38.567" calcext:value-type="float">
            <text:p>38.567</text:p>
          </table:table-cell>
          <table:table-cell office:value-type="float" office:value="32.255" calcext:value-type="float">
            <text:p>32.255</text:p>
          </table:table-cell>
          <table:table-cell office:value-type="float" office:value="35.936" calcext:value-type="float">
            <text:p>35.936</text:p>
          </table:table-cell>
          <table:table-cell office:value-type="float" office:value="32.769" calcext:value-type="float">
            <text:p>32.769</text:p>
          </table:table-cell>
          <table:table-cell office:value-type="float" office:value="36.962" calcext:value-type="float">
            <text:p>36.962</text:p>
          </table:table-cell>
          <table:table-cell office:value-type="float" office:value="210.224" calcext:value-type="float">
            <text:p>210.224</text:p>
          </table:table-cell>
          <table:table-cell office:value-type="float" office:value="152.972" calcext:value-type="float">
            <text:p>152.972</text:p>
          </table:table-cell>
          <table:table-cell office:value-type="float" office:value="249.619" calcext:value-type="float">
            <text:p>249.619</text:p>
          </table:table-cell>
          <table:table-cell office:value-type="float" office:value="197.643" calcext:value-type="float">
            <text:p>197.643</text:p>
          </table:table-cell>
          <table:table-cell office:value-type="float" office:value="194.123" calcext:value-type="float">
            <text:p>194.123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3.305" calcext:value-type="float">
            <text:p>23.305</text:p>
          </table:table-cell>
          <table:table-cell office:value-type="float" office:value="271.785" calcext:value-type="float">
            <text:p>271.785</text:p>
          </table:table-cell>
          <table:table-cell office:value-type="float" office:value="256.547" calcext:value-type="float">
            <text:p>256.547</text:p>
          </table:table-cell>
          <table:table-cell office:value-type="float" office:value="256.938" calcext:value-type="float">
            <text:p>256.938</text:p>
          </table:table-cell>
          <table:table-cell office:value-type="float" office:value="193.646" calcext:value-type="float">
            <text:p>193.646</text:p>
          </table:table-cell>
          <table:table-cell office:value-type="float" office:value="203.502" calcext:value-type="float">
            <text:p>203.502</text:p>
          </table:table-cell>
          <table:table-cell office:value-type="float" office:value="191.225" calcext:value-type="float">
            <text:p>191.225</text:p>
          </table:table-cell>
          <table:table-cell office:value-type="float" office:value="149.703" calcext:value-type="float">
            <text:p>149.703</text:p>
          </table:table-cell>
          <table:table-cell office:value-type="float" office:value="42.756" calcext:value-type="float">
            <text:p>42.756</text:p>
          </table:table-cell>
          <table:table-cell office:value-type="float" office:value="43.409" calcext:value-type="float">
            <text:p>43.409</text:p>
          </table:table-cell>
          <table:table-cell office:value-type="float" office:value="119.4" calcext:value-type="float">
            <text:p>119.4</text:p>
          </table:table-cell>
          <table:table-cell office:value-type="float" office:value="50.367" calcext:value-type="float">
            <text:p>50.367</text:p>
          </table:table-cell>
          <table:table-cell office:value-type="float" office:value="182.48" calcext:value-type="float">
            <text:p>182.48</text:p>
          </table:table-cell>
          <table:table-cell office:value-type="float" office:value="40.599" calcext:value-type="float">
            <text:p>40.599</text:p>
          </table:table-cell>
          <table:table-cell office:value-type="float" office:value="188.999" calcext:value-type="float">
            <text:p>188.999</text:p>
          </table:table-cell>
          <table:table-cell office:value-type="float" office:value="170.525" calcext:value-type="float">
            <text:p>170.525</text:p>
          </table:table-cell>
          <table:table-cell office:value-type="float" office:value="198.22" calcext:value-type="float">
            <text:p>198.22</text:p>
          </table:table-cell>
          <table:table-cell office:value-type="float" office:value="186.421" calcext:value-type="float">
            <text:p>186.421</text:p>
          </table:table-cell>
          <table:table-cell office:value-type="float" office:value="193.242" calcext:value-type="float">
            <text:p>193.242</text:p>
          </table:table-cell>
          <table:table-cell office:value-type="float" office:value="301.004" calcext:value-type="float">
            <text:p>301.004</text:p>
          </table:table-cell>
          <table:table-cell office:value-type="float" office:value="302.387" calcext:value-type="float">
            <text:p>302.387</text:p>
          </table:table-cell>
          <table:table-cell office:value-type="float" office:value="52.658" calcext:value-type="float">
            <text:p>52.658</text:p>
          </table:table-cell>
          <table:table-cell office:value-type="float" office:value="346.099" calcext:value-type="float">
            <text:p>346.099</text:p>
          </table:table-cell>
          <table:table-cell office:value-type="float" office:value="331.487" calcext:value-type="float">
            <text:p>331.487</text:p>
          </table:table-cell>
          <table:table-cell office:value-type="float" office:value="266.612" calcext:value-type="float">
            <text:p>266.612</text:p>
          </table:table-cell>
          <table:table-cell office:value-type="float" office:value="273.245" calcext:value-type="float">
            <text:p>273.245</text:p>
          </table:table-cell>
          <table:table-cell office:value-type="float" office:value="234.828" calcext:value-type="float">
            <text:p>234.828</text:p>
          </table:table-cell>
          <table:table-cell office:value-type="float" office:value="45.236" calcext:value-type="float">
            <text:p>45.236</text:p>
          </table:table-cell>
          <table:table-cell office:value-type="float" office:value="45.472" calcext:value-type="float">
            <text:p>45.472</text:p>
          </table:table-cell>
          <table:table-cell office:value-type="float" office:value="257.087" calcext:value-type="float">
            <text:p>257.087</text:p>
          </table:table-cell>
          <table:table-cell office:value-type="float" office:value="131.672" calcext:value-type="float">
            <text:p>131.672</text:p>
          </table:table-cell>
          <table:table-cell office:value-type="float" office:value="164.314" calcext:value-type="float">
            <text:p>164.314</text:p>
          </table:table-cell>
          <table:table-cell office:value-type="float" office:value="166.54" calcext:value-type="float">
            <text:p>166.54</text:p>
          </table:table-cell>
          <table:table-cell office:value-type="float" office:value="193.889" calcext:value-type="float">
            <text:p>193.889</text:p>
          </table:table-cell>
          <table:table-cell office:value-type="float" office:value="67.504" calcext:value-type="float">
            <text:p>67.50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219.433" calcext:value-type="float">
            <text:p>219.433</text:p>
          </table:table-cell>
          <table:table-cell office:value-type="float" office:value="207.282" calcext:value-type="float">
            <text:p>207.282</text:p>
          </table:table-cell>
          <table:table-cell office:value-type="float" office:value="196.912" calcext:value-type="float">
            <text:p>196.912</text:p>
          </table:table-cell>
          <table:table-cell office:value-type="float" office:value="178.876" calcext:value-type="float">
            <text:p>178.876</text:p>
          </table:table-cell>
          <table:table-cell office:value-type="float" office:value="310.479" calcext:value-type="float">
            <text:p>310.479</text:p>
          </table:table-cell>
          <table:table-cell office:value-type="float" office:value="316.603" calcext:value-type="float">
            <text:p>316.603</text:p>
          </table:table-cell>
          <table:table-cell office:value-type="float" office:value="186.304" calcext:value-type="float">
            <text:p>186.304</text:p>
          </table:table-cell>
          <table:table-cell office:value-type="float" office:value="179.993" calcext:value-type="float">
            <text:p>179.993</text:p>
          </table:table-cell>
          <table:table-cell office:value-type="float" office:value="183.409" calcext:value-type="float">
            <text:p>183.409</text:p>
          </table:table-cell>
          <table:table-cell office:value-type="float" office:value="250.872" calcext:value-type="float">
            <text:p>250.872</text:p>
          </table:table-cell>
          <table:table-cell office:value-type="float" office:value="251.727" calcext:value-type="float">
            <text:p>251.727</text:p>
          </table:table-cell>
          <table:table-cell office:value-type="float" office:value="267.081" calcext:value-type="float">
            <text:p>267.081</text:p>
          </table:table-cell>
          <table:table-cell office:value-type="float" office:value="183.018" calcext:value-type="float">
            <text:p>183.018</text:p>
          </table:table-cell>
          <table:table-cell office:value-type="float" office:value="169.007" calcext:value-type="float">
            <text:p>169.007</text:p>
          </table:table-cell>
          <table:table-cell office:value-type="float" office:value="179.058" calcext:value-type="float">
            <text:p>179.058</text:p>
          </table:table-cell>
          <table:table-cell office:value-type="float" office:value="259.834" calcext:value-type="float">
            <text:p>259.834</text:p>
          </table:table-cell>
          <table:table-cell office:value-type="float" office:value="251.276" calcext:value-type="float">
            <text:p>251.276</text:p>
          </table:table-cell>
          <table:table-cell office:value-type="float" office:value="243.823" calcext:value-type="float">
            <text:p>243.823</text:p>
          </table:table-cell>
          <table:table-cell office:value-type="float" office:value="249.505" calcext:value-type="float">
            <text:p>249.505</text:p>
          </table:table-cell>
          <table:table-cell office:value-type="float" office:value="0" calcext:value-type="float">
            <text:p>0</text:p>
          </table:table-cell>
          <table:table-cell office:value-type="float" office:value="187.344" calcext:value-type="float">
            <text:p>187.344</text:p>
          </table:table-cell>
          <table:table-cell office:value-type="float" office:value="73.4" calcext:value-type="float">
            <text:p>73.4</text:p>
          </table:table-cell>
          <table:table-cell office:value-type="float" office:value="62.292" calcext:value-type="float">
            <text:p>62.292</text:p>
          </table:table-cell>
          <table:table-cell office:value-type="float" office:value="100.605" calcext:value-type="float">
            <text:p>100.605</text:p>
          </table:table-cell>
          <table:table-cell office:value-type="float" office:value="90.72" calcext:value-type="float">
            <text:p>90.72</text:p>
          </table:table-cell>
          <table:table-cell office:value-type="float" office:value="184.205" calcext:value-type="float">
            <text:p>184.205</text:p>
          </table:table-cell>
          <table:table-cell office:value-type="float" office:value="50.025" calcext:value-type="float">
            <text:p>50.025</text:p>
          </table:table-cell>
          <table:table-cell office:value-type="float" office:value="49.95" calcext:value-type="float">
            <text:p>49.95</text:p>
          </table:table-cell>
          <table:table-cell office:value-type="float" office:value="46.458" calcext:value-type="float">
            <text:p>46.458</text:p>
          </table:table-cell>
          <table:table-cell office:value-type="float" office:value="159.237" calcext:value-type="float">
            <text:p>159.237</text:p>
          </table:table-cell>
          <table:table-cell office:value-type="float" office:value="209.417" calcext:value-type="float">
            <text:p>209.417</text:p>
          </table:table-cell>
          <table:table-cell office:value-type="float" office:value="204.942" calcext:value-type="float">
            <text:p>204.942</text:p>
          </table:table-cell>
          <table:table-cell office:value-type="float" office:value="216.037" calcext:value-type="float">
            <text:p>216.037</text:p>
          </table:table-cell>
          <table:table-cell office:value-type="float" office:value="247.824" calcext:value-type="float">
            <text:p>247.824</text:p>
          </table:table-cell>
          <table:table-cell office:value-type="float" office:value="246.52" calcext:value-type="float">
            <text:p>246.52</text:p>
          </table:table-cell>
          <table:table-cell office:value-type="float" office:value="201.549" calcext:value-type="float">
            <text:p>201.549</text:p>
          </table:table-cell>
          <table:table-cell office:value-type="float" office:value="269.889" calcext:value-type="float">
            <text:p>269.889</text:p>
          </table:table-cell>
          <table:table-cell office:value-type="float" office:value="161.481" calcext:value-type="float">
            <text:p>161.481</text:p>
          </table:table-cell>
          <table:table-cell office:value-type="float" office:value="255.605" calcext:value-type="float">
            <text:p>255.605</text:p>
          </table:table-cell>
          <table:table-cell office:value-type="float" office:value="141.683" calcext:value-type="float">
            <text:p>141.683</text:p>
          </table:table-cell>
          <table:table-cell office:value-type="float" office:value="160.682" calcext:value-type="float">
            <text:p>160.682</text:p>
          </table:table-cell>
          <table:table-cell office:value-type="float" office:value="152.07" calcext:value-type="float">
            <text:p>152.07</text:p>
          </table:table-cell>
          <table:table-cell office:value-type="float" office:value="152.979" calcext:value-type="float">
            <text:p>152.979</text:p>
          </table:table-cell>
          <table:table-cell office:value-type="float" office:value="32.068" calcext:value-type="float">
            <text:p>32.068</text:p>
          </table:table-cell>
          <table:table-cell office:value-type="float" office:value="80.14" calcext:value-type="float">
            <text:p>80.14</text:p>
          </table:table-cell>
          <table:table-cell office:value-type="float" office:value="79.852" calcext:value-type="float">
            <text:p>79.852</text:p>
          </table:table-cell>
          <table:table-cell office:value-type="float" office:value="275.84" calcext:value-type="float">
            <text:p>275.84</text:p>
          </table:table-cell>
          <table:table-cell office:value-type="float" office:value="195.372" calcext:value-type="float">
            <text:p>195.372</text:p>
          </table:table-cell>
          <table:table-cell office:value-type="float" office:value="195.291" calcext:value-type="float">
            <text:p>195.291</text:p>
          </table:table-cell>
          <table:table-cell office:value-type="float" office:value="23.477" calcext:value-type="float">
            <text:p>23.477</text:p>
          </table:table-cell>
          <table:table-cell office:value-type="float" office:value="21.175" calcext:value-type="float">
            <text:p>21.175</text:p>
          </table:table-cell>
          <table:table-cell office:value-type="float" office:value="59.541" calcext:value-type="float">
            <text:p>59.541</text:p>
          </table:table-cell>
          <table:table-cell office:value-type="float" office:value="192.851" calcext:value-type="float">
            <text:p>192.851</text:p>
          </table:table-cell>
          <table:table-cell office:value-type="float" office:value="245.43" calcext:value-type="float">
            <text:p>245.43</text:p>
          </table:table-cell>
          <table:table-cell office:value-type="float" office:value="366.649" calcext:value-type="float">
            <text:p>366.649</text:p>
          </table:table-cell>
          <table:table-cell office:value-type="float" office:value="235.808" calcext:value-type="float">
            <text:p>235.808</text:p>
          </table:table-cell>
          <table:table-cell office:value-type="float" office:value="228.386" calcext:value-type="float">
            <text:p>228.386</text:p>
          </table:table-cell>
          <table:table-cell office:value-type="float" office:value="228.49" calcext:value-type="float">
            <text:p>228.49</text:p>
          </table:table-cell>
          <table:table-cell office:value-type="float" office:value="188.686" calcext:value-type="float">
            <text:p>188.686</text:p>
          </table:table-cell>
          <table:table-cell office:value-type="float" office:value="185.243" calcext:value-type="float">
            <text:p>185.24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Zagreb</text:p>
          </table:table-cell>
          <table:table-cell office:value-type="float" office:value="123.918" calcext:value-type="float">
            <text:p>123.918</text:p>
          </table:table-cell>
          <table:table-cell office:value-type="float" office:value="116.44" calcext:value-type="float">
            <text:p>116.44</text:p>
          </table:table-cell>
          <table:table-cell office:value-type="float" office:value="133.609" calcext:value-type="float">
            <text:p>133.609</text:p>
          </table:table-cell>
          <table:table-cell office:value-type="float" office:value="22.681" calcext:value-type="float">
            <text:p>22.681</text:p>
          </table:table-cell>
          <table:table-cell office:value-type="float" office:value="230.522" calcext:value-type="float">
            <text:p>230.522</text:p>
          </table:table-cell>
          <table:table-cell office:value-type="float" office:value="261.762" calcext:value-type="float">
            <text:p>261.762</text:p>
          </table:table-cell>
          <table:table-cell office:value-type="float" office:value="133.711" calcext:value-type="float">
            <text:p>133.711</text:p>
          </table:table-cell>
          <table:table-cell office:value-type="float" office:value="133.225" calcext:value-type="float">
            <text:p>133.225</text:p>
          </table:table-cell>
          <table:table-cell office:value-type="float" office:value="145.301" calcext:value-type="float">
            <text:p>145.301</text:p>
          </table:table-cell>
          <table:table-cell office:value-type="float" office:value="36.014" calcext:value-type="float">
            <text:p>36.014</text:p>
          </table:table-cell>
          <table:table-cell office:value-type="float" office:value="40.087" calcext:value-type="float">
            <text:p>40.087</text:p>
          </table:table-cell>
          <table:table-cell office:value-type="float" office:value="51.969" calcext:value-type="float">
            <text:p>51.969</text:p>
          </table:table-cell>
          <table:table-cell office:value-type="float" office:value="44.436" calcext:value-type="float">
            <text:p>44.436</text:p>
          </table:table-cell>
          <table:table-cell office:value-type="float" office:value="46.404" calcext:value-type="float">
            <text:p>46.404</text:p>
          </table:table-cell>
          <table:table-cell office:value-type="float" office:value="40.389" calcext:value-type="float">
            <text:p>40.389</text:p>
          </table:table-cell>
          <table:table-cell office:value-type="float" office:value="38.93" calcext:value-type="float">
            <text:p>38.93</text:p>
          </table:table-cell>
          <table:table-cell office:value-type="float" office:value="37.463" calcext:value-type="float">
            <text:p>37.463</text:p>
          </table:table-cell>
          <table:table-cell office:value-type="float" office:value="32.014" calcext:value-type="float">
            <text:p>32.014</text:p>
          </table:table-cell>
          <table:table-cell office:value-type="float" office:value="34.76" calcext:value-type="float">
            <text:p>34.76</text:p>
          </table:table-cell>
          <table:table-cell office:value-type="float" office:value="269.207" calcext:value-type="float">
            <text:p>269.207</text:p>
          </table:table-cell>
          <table:table-cell office:value-type="float" office:value="154.999" calcext:value-type="float">
            <text:p>154.999</text:p>
          </table:table-cell>
          <table:table-cell office:value-type="float" office:value="304.729" calcext:value-type="float">
            <text:p>304.729</text:p>
          </table:table-cell>
          <table:table-cell office:value-type="float" office:value="194.252" calcext:value-type="float">
            <text:p>194.252</text:p>
          </table:table-cell>
          <table:table-cell office:value-type="float" office:value="195.869" calcext:value-type="float">
            <text:p>195.869</text:p>
          </table:table-cell>
          <table:table-cell office:value-type="float" office:value="191.742" calcext:value-type="float">
            <text:p>191.742</text:p>
          </table:table-cell>
          <table:table-cell office:value-type="float" office:value="41.317" calcext:value-type="float">
            <text:p>41.317</text:p>
          </table:table-cell>
          <table:table-cell office:value-type="float" office:value="281.38" calcext:value-type="float">
            <text:p>281.38</text:p>
          </table:table-cell>
          <table:table-cell office:value-type="float" office:value="283.097" calcext:value-type="float">
            <text:p>283.097</text:p>
          </table:table-cell>
          <table:table-cell office:value-type="float" office:value="281.437" calcext:value-type="float">
            <text:p>281.437</text:p>
          </table:table-cell>
          <table:table-cell office:value-type="float" office:value="182.073" calcext:value-type="float">
            <text:p>182.073</text:p>
          </table:table-cell>
          <table:table-cell office:value-type="float" office:value="170.135" calcext:value-type="float">
            <text:p>170.135</text:p>
          </table:table-cell>
          <table:table-cell office:value-type="float" office:value="170.098" calcext:value-type="float">
            <text:p>170.098</text:p>
          </table:table-cell>
          <table:table-cell office:value-type="float" office:value="155.593" calcext:value-type="float">
            <text:p>155.593</text:p>
          </table:table-cell>
          <table:table-cell office:value-type="float" office:value="43.119" calcext:value-type="float">
            <text:p>43.119</text:p>
          </table:table-cell>
          <table:table-cell office:value-type="float" office:value="46.13" calcext:value-type="float">
            <text:p>46.13</text:p>
          </table:table-cell>
          <table:table-cell office:value-type="float" office:value="117.624" calcext:value-type="float">
            <text:p>117.624</text:p>
          </table:table-cell>
          <table:table-cell office:value-type="float" office:value="51.685" calcext:value-type="float">
            <text:p>51.685</text:p>
          </table:table-cell>
          <table:table-cell office:value-type="float" office:value="177.32" calcext:value-type="float">
            <text:p>177.32</text:p>
          </table:table-cell>
          <table:table-cell office:value-type="float" office:value="42.055" calcext:value-type="float">
            <text:p>42.055</text:p>
          </table:table-cell>
          <table:table-cell office:value-type="float" office:value="195.39" calcext:value-type="float">
            <text:p>195.39</text:p>
          </table:table-cell>
          <table:table-cell office:value-type="float" office:value="168.579" calcext:value-type="float">
            <text:p>168.579</text:p>
          </table:table-cell>
          <table:table-cell office:value-type="float" office:value="195.182" calcext:value-type="float">
            <text:p>195.182</text:p>
          </table:table-cell>
          <table:table-cell office:value-type="float" office:value="195.059" calcext:value-type="float">
            <text:p>195.059</text:p>
          </table:table-cell>
          <table:table-cell office:value-type="float" office:value="183.284" calcext:value-type="float">
            <text:p>183.284</text:p>
          </table:table-cell>
          <table:table-cell office:value-type="float" office:value="294.307" calcext:value-type="float">
            <text:p>294.307</text:p>
          </table:table-cell>
          <table:table-cell office:value-type="float" office:value="292.449" calcext:value-type="float">
            <text:p>292.449</text:p>
          </table:table-cell>
          <table:table-cell office:value-type="float" office:value="56.042" calcext:value-type="float">
            <text:p>56.042</text:p>
          </table:table-cell>
          <table:table-cell office:value-type="float" office:value="334.841" calcext:value-type="float">
            <text:p>334.841</text:p>
          </table:table-cell>
          <table:table-cell office:value-type="float" office:value="348.98" calcext:value-type="float">
            <text:p>348.98</text:p>
          </table:table-cell>
          <table:table-cell office:value-type="float" office:value="259.951" calcext:value-type="float">
            <text:p>259.951</text:p>
          </table:table-cell>
          <table:table-cell office:value-type="float" office:value="269.885" calcext:value-type="float">
            <text:p>269.885</text:p>
          </table:table-cell>
          <table:table-cell office:value-type="float" office:value="300.236" calcext:value-type="float">
            <text:p>300.236</text:p>
          </table:table-cell>
          <table:table-cell office:value-type="float" office:value="47.362" calcext:value-type="float">
            <text:p>47.362</text:p>
          </table:table-cell>
          <table:table-cell office:value-type="float" office:value="44.23" calcext:value-type="float">
            <text:p>44.23</text:p>
          </table:table-cell>
          <table:table-cell office:value-type="float" office:value="222.946" calcext:value-type="float">
            <text:p>222.946</text:p>
          </table:table-cell>
          <table:table-cell office:value-type="float" office:value="119.342" calcext:value-type="float">
            <text:p>119.342</text:p>
          </table:table-cell>
          <table:table-cell office:value-type="float" office:value="135.625" calcext:value-type="float">
            <text:p>135.625</text:p>
          </table:table-cell>
          <table:table-cell office:value-type="float" office:value="143.968" calcext:value-type="float">
            <text:p>143.968</text:p>
          </table:table-cell>
          <table:table-cell office:value-type="float" office:value="171.031" calcext:value-type="float">
            <text:p>171.031</text:p>
          </table:table-cell>
          <table:table-cell office:value-type="float" office:value="38.393" calcext:value-type="float">
            <text:p>38.39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181.414" calcext:value-type="float">
            <text:p>181.414</text:p>
          </table:table-cell>
          <table:table-cell office:value-type="float" office:value="192.584" calcext:value-type="float">
            <text:p>192.584</text:p>
          </table:table-cell>
          <table:table-cell office:value-type="float" office:value="192.03" calcext:value-type="float">
            <text:p>192.03</text:p>
          </table:table-cell>
          <table:table-cell office:value-type="float" office:value="44.803" calcext:value-type="float">
            <text:p>44.803</text:p>
          </table:table-cell>
          <table:table-cell office:value-type="float" office:value="280.662" calcext:value-type="float">
            <text:p>280.662</text:p>
          </table:table-cell>
          <table:table-cell office:value-type="float" office:value="368.928" calcext:value-type="float">
            <text:p>368.928</text:p>
          </table:table-cell>
          <table:table-cell office:value-type="float" office:value="202.324" calcext:value-type="float">
            <text:p>202.324</text:p>
          </table:table-cell>
          <table:table-cell office:value-type="float" office:value="202.155" calcext:value-type="float">
            <text:p>202.155</text:p>
          </table:table-cell>
          <table:table-cell office:value-type="float" office:value="202.781" calcext:value-type="float">
            <text:p>202.781</text:p>
          </table:table-cell>
          <table:table-cell office:value-type="float" office:value="70.987" calcext:value-type="float">
            <text:p>70.987</text:p>
          </table:table-cell>
          <table:table-cell office:value-type="float" office:value="87.271" calcext:value-type="float">
            <text:p>87.271</text:p>
          </table:table-cell>
          <table:table-cell office:value-type="float" office:value="96.826" calcext:value-type="float">
            <text:p>96.826</text:p>
          </table:table-cell>
          <table:table-cell office:value-type="float" office:value="91.869" calcext:value-type="float">
            <text:p>91.869</text:p>
          </table:table-cell>
          <table:table-cell office:value-type="float" office:value="91.864" calcext:value-type="float">
            <text:p>91.864</text:p>
          </table:table-cell>
          <table:table-cell office:value-type="float" office:value="78.934" calcext:value-type="float">
            <text:p>78.934</text:p>
          </table:table-cell>
          <table:table-cell office:value-type="float" office:value="86.041" calcext:value-type="float">
            <text:p>86.041</text:p>
          </table:table-cell>
          <table:table-cell office:value-type="float" office:value="76.139" calcext:value-type="float">
            <text:p>76.139</text:p>
          </table:table-cell>
          <table:table-cell office:value-type="float" office:value="70.563" calcext:value-type="float">
            <text:p>70.563</text:p>
          </table:table-cell>
          <table:table-cell office:value-type="float" office:value="84.631" calcext:value-type="float">
            <text:p>84.631</text:p>
          </table:table-cell>
          <table:table-cell office:value-type="float" office:value="340.903" calcext:value-type="float">
            <text:p>340.903</text:p>
          </table:table-cell>
          <table:table-cell office:value-type="float" office:value="204.844" calcext:value-type="float">
            <text:p>204.844</text:p>
          </table:table-cell>
          <table:table-cell office:value-type="float" office:value="333.725" calcext:value-type="float">
            <text:p>333.725</text:p>
          </table:table-cell>
          <table:table-cell office:value-type="float" office:value="218.702" calcext:value-type="float">
            <text:p>218.702</text:p>
          </table:table-cell>
          <table:table-cell office:value-type="float" office:value="209.271" calcext:value-type="float">
            <text:p>209.271</text:p>
          </table:table-cell>
          <table:table-cell office:value-type="float" office:value="188.022" calcext:value-type="float">
            <text:p>188.022</text:p>
          </table:table-cell>
          <table:table-cell office:value-type="float" office:value="80.975" calcext:value-type="float">
            <text:p>80.975</text:p>
          </table:table-cell>
          <table:table-cell office:value-type="float" office:value="323.109" calcext:value-type="float">
            <text:p>323.109</text:p>
          </table:table-cell>
          <table:table-cell office:value-type="float" office:value="322.81" calcext:value-type="float">
            <text:p>322.81</text:p>
          </table:table-cell>
          <table:table-cell office:value-type="float" office:value="338.269" calcext:value-type="float">
            <text:p>338.269</text:p>
          </table:table-cell>
          <table:table-cell office:value-type="float" office:value="246.576" calcext:value-type="float">
            <text:p>246.576</text:p>
          </table:table-cell>
          <table:table-cell office:value-type="float" office:value="229.775" calcext:value-type="float">
            <text:p>229.775</text:p>
          </table:table-cell>
          <table:table-cell office:value-type="float" office:value="230.377" calcext:value-type="float">
            <text:p>230.377</text:p>
          </table:table-cell>
          <table:table-cell office:value-type="float" office:value="205.886" calcext:value-type="float">
            <text:p>205.886</text:p>
          </table:table-cell>
          <table:table-cell office:value-type="float" office:value="72.951" calcext:value-type="float">
            <text:p>72.951</text:p>
          </table:table-cell>
          <table:table-cell office:value-type="float" office:value="86.636" calcext:value-type="float">
            <text:p>86.636</text:p>
          </table:table-cell>
          <table:table-cell office:value-type="float" office:value="181.584" calcext:value-type="float">
            <text:p>181.584</text:p>
          </table:table-cell>
          <table:table-cell office:value-type="float" office:value="93.611" calcext:value-type="float">
            <text:p>93.611</text:p>
          </table:table-cell>
          <table:table-cell office:value-type="float" office:value="233.86" calcext:value-type="float">
            <text:p>233.86</text:p>
          </table:table-cell>
          <table:table-cell office:value-type="float" office:value="81.341" calcext:value-type="float">
            <text:p>81.341</text:p>
          </table:table-cell>
          <table:table-cell office:value-type="float" office:value="259.646" calcext:value-type="float">
            <text:p>259.646</text:p>
          </table:table-cell>
          <table:table-cell office:value-type="float" office:value="240.83" calcext:value-type="float">
            <text:p>240.83</text:p>
          </table:table-cell>
          <table:table-cell office:value-type="float" office:value="251.826" calcext:value-type="float">
            <text:p>251.826</text:p>
          </table:table-cell>
          <table:table-cell office:value-type="float" office:value="258.7" calcext:value-type="float">
            <text:p>258.7</text:p>
          </table:table-cell>
          <table:table-cell office:value-type="float" office:value="327.488" calcext:value-type="float">
            <text:p>327.488</text:p>
          </table:table-cell>
          <table:table-cell office:value-type="float" office:value="413.919" calcext:value-type="float">
            <text:p>413.919</text:p>
          </table:table-cell>
          <table:table-cell office:value-type="float" office:value="418.143" calcext:value-type="float">
            <text:p>418.143</text:p>
          </table:table-cell>
          <table:table-cell office:value-type="float" office:value="96.952" calcext:value-type="float">
            <text:p>96.952</text:p>
          </table:table-cell>
          <table:table-cell office:value-type="float" office:value="453.094" calcext:value-type="float">
            <text:p>453.094</text:p>
          </table:table-cell>
          <table:table-cell office:value-type="float" office:value="452.179" calcext:value-type="float">
            <text:p>452.179</text:p>
          </table:table-cell>
          <table:table-cell office:value-type="float" office:value="332.695" calcext:value-type="float">
            <text:p>332.695</text:p>
          </table:table-cell>
          <table:table-cell office:value-type="float" office:value="338.816" calcext:value-type="float">
            <text:p>338.816</text:p>
          </table:table-cell>
          <table:table-cell office:value-type="float" office:value="367.375" calcext:value-type="float">
            <text:p>367.375</text:p>
          </table:table-cell>
          <table:table-cell office:value-type="float" office:value="92.409" calcext:value-type="float">
            <text:p>92.409</text:p>
          </table:table-cell>
          <table:table-cell office:value-type="float" office:value="77.208" calcext:value-type="float">
            <text:p>77.208</text:p>
          </table:table-cell>
          <table:table-cell office:value-type="float" office:value="250.712" calcext:value-type="float">
            <text:p>250.712</text:p>
          </table:table-cell>
          <table:table-cell office:value-type="float" office:value="110.033" calcext:value-type="float">
            <text:p>110.033</text:p>
          </table:table-cell>
          <table:table-cell office:value-type="float" office:value="133.202" calcext:value-type="float">
            <text:p>133.202</text:p>
          </table:table-cell>
          <table:table-cell office:value-type="float" office:value="134.513" calcext:value-type="float">
            <text:p>134.513</text:p>
          </table:table-cell>
          <table:table-cell office:value-type="float" office:value="162.953" calcext:value-type="float">
            <text:p>162.953</text:p>
          </table:table-cell>
          <table:table-cell office:value-type="float" office:value="20.383" calcext:value-type="float">
            <text:p>20.38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255.376" calcext:value-type="float">
            <text:p>255.376</text:p>
          </table:table-cell>
          <table:table-cell office:value-type="float" office:value="245.13" calcext:value-type="float">
            <text:p>245.13</text:p>
          </table:table-cell>
          <table:table-cell office:value-type="float" office:value="241.621" calcext:value-type="float">
            <text:p>241.621</text:p>
          </table:table-cell>
          <table:table-cell office:value-type="float" office:value="181.423" calcext:value-type="float">
            <text:p>181.423</text:p>
          </table:table-cell>
          <table:table-cell office:value-type="float" office:value="377.241" calcext:value-type="float">
            <text:p>377.241</text:p>
          </table:table-cell>
          <table:table-cell office:value-type="float" office:value="406.532" calcext:value-type="float">
            <text:p>406.532</text:p>
          </table:table-cell>
          <table:table-cell office:value-type="float" office:value="251.964" calcext:value-type="float">
            <text:p>251.964</text:p>
          </table:table-cell>
          <table:table-cell office:value-type="float" office:value="237.996" calcext:value-type="float">
            <text:p>237.996</text:p>
          </table:table-cell>
          <table:table-cell office:value-type="float" office:value="261.637" calcext:value-type="float">
            <text:p>261.637</text:p>
          </table:table-cell>
          <table:table-cell office:value-type="float" office:value="176.381" calcext:value-type="float">
            <text:p>176.381</text:p>
          </table:table-cell>
          <table:table-cell office:value-type="float" office:value="183.62" calcext:value-type="float">
            <text:p>183.62</text:p>
          </table:table-cell>
          <table:table-cell office:value-type="float" office:value="191.069" calcext:value-type="float">
            <text:p>191.069</text:p>
          </table:table-cell>
          <table:table-cell office:value-type="float" office:value="157.216" calcext:value-type="float">
            <text:p>157.216</text:p>
          </table:table-cell>
          <table:table-cell office:value-type="float" office:value="168.603" calcext:value-type="float">
            <text:p>168.603</text:p>
          </table:table-cell>
          <table:table-cell office:value-type="float" office:value="157.768" calcext:value-type="float">
            <text:p>157.768</text:p>
          </table:table-cell>
          <table:table-cell office:value-type="float" office:value="177.487" calcext:value-type="float">
            <text:p>177.487</text:p>
          </table:table-cell>
          <table:table-cell office:value-type="float" office:value="180.309" calcext:value-type="float">
            <text:p>180.309</text:p>
          </table:table-cell>
          <table:table-cell office:value-type="float" office:value="165.242" calcext:value-type="float">
            <text:p>165.242</text:p>
          </table:table-cell>
          <table:table-cell office:value-type="float" office:value="257.532" calcext:value-type="float">
            <text:p>257.532</text:p>
          </table:table-cell>
          <table:table-cell office:value-type="float" office:value="42.785" calcext:value-type="float">
            <text:p>42.785</text:p>
          </table:table-cell>
          <table:table-cell office:value-type="float" office:value="227.247" calcext:value-type="float">
            <text:p>227.247</text:p>
          </table:table-cell>
          <table:table-cell office:value-type="float" office:value="85.357" calcext:value-type="float">
            <text:p>85.357</text:p>
          </table:table-cell>
          <table:table-cell office:value-type="float" office:value="45.263" calcext:value-type="float">
            <text:p>45.263</text:p>
          </table:table-cell>
          <table:table-cell office:value-type="float" office:value="81.715" calcext:value-type="float">
            <text:p>81.715</text:p>
          </table:table-cell>
          <table:table-cell office:value-type="float" office:value="72.957" calcext:value-type="float">
            <text:p>72.957</text:p>
          </table:table-cell>
          <table:table-cell office:value-type="float" office:value="154.333" calcext:value-type="float">
            <text:p>154.333</text:p>
          </table:table-cell>
          <table:table-cell office:value-type="float" office:value="186.703" calcext:value-type="float">
            <text:p>186.703</text:p>
          </table:table-cell>
          <table:table-cell office:value-type="float" office:value="187.269" calcext:value-type="float">
            <text:p>187.269</text:p>
          </table:table-cell>
          <table:table-cell office:value-type="float" office:value="186.608" calcext:value-type="float">
            <text:p>186.608</text:p>
          </table:table-cell>
          <table:table-cell office:value-type="float" office:value="191.396" calcext:value-type="float">
            <text:p>191.396</text:p>
          </table:table-cell>
          <table:table-cell office:value-type="float" office:value="228.307" calcext:value-type="float">
            <text:p>228.307</text:p>
          </table:table-cell>
          <table:table-cell office:value-type="float" office:value="229.259" calcext:value-type="float">
            <text:p>229.259</text:p>
          </table:table-cell>
          <table:table-cell office:value-type="float" office:value="239.495" calcext:value-type="float">
            <text:p>239.495</text:p>
          </table:table-cell>
          <table:table-cell office:value-type="float" office:value="245.476" calcext:value-type="float">
            <text:p>245.476</text:p>
          </table:table-cell>
          <table:table-cell office:value-type="float" office:value="168.302" calcext:value-type="float">
            <text:p>168.302</text:p>
          </table:table-cell>
          <table:table-cell office:value-type="float" office:value="246.887" calcext:value-type="float">
            <text:p>246.887</text:p>
          </table:table-cell>
          <table:table-cell office:value-type="float" office:value="199.786" calcext:value-type="float">
            <text:p>199.786</text:p>
          </table:table-cell>
          <table:table-cell office:value-type="float" office:value="188.157" calcext:value-type="float">
            <text:p>188.157</text:p>
          </table:table-cell>
          <table:table-cell office:value-type="float" office:value="196.54" calcext:value-type="float">
            <text:p>196.54</text:p>
          </table:table-cell>
          <table:table-cell office:value-type="float" office:value="208.942" calcext:value-type="float">
            <text:p>208.942</text:p>
          </table:table-cell>
          <table:table-cell office:value-type="float" office:value="196.627" calcext:value-type="float">
            <text:p>196.627</text:p>
          </table:table-cell>
          <table:table-cell office:value-type="float" office:value="195.946" calcext:value-type="float">
            <text:p>195.946</text:p>
          </table:table-cell>
          <table:table-cell office:value-type="float" office:value="191.545" calcext:value-type="float">
            <text:p>191.545</text:p>
          </table:table-cell>
          <table:table-cell office:value-type="float" office:value="12.242" calcext:value-type="float">
            <text:p>12.242</text:p>
          </table:table-cell>
          <table:table-cell office:value-type="float" office:value="120.333" calcext:value-type="float">
            <text:p>120.333</text:p>
          </table:table-cell>
          <table:table-cell office:value-type="float" office:value="120.33" calcext:value-type="float">
            <text:p>120.33</text:p>
          </table:table-cell>
          <table:table-cell office:value-type="float" office:value="191.328" calcext:value-type="float">
            <text:p>191.328</text:p>
          </table:table-cell>
          <table:table-cell office:value-type="float" office:value="243.325" calcext:value-type="float">
            <text:p>243.325</text:p>
          </table:table-cell>
          <table:table-cell office:value-type="float" office:value="250.978" calcext:value-type="float">
            <text:p>250.978</text:p>
          </table:table-cell>
          <table:table-cell office:value-type="float" office:value="57.907" calcext:value-type="float">
            <text:p>57.907</text:p>
          </table:table-cell>
          <table:table-cell office:value-type="float" office:value="59.551" calcext:value-type="float">
            <text:p>59.551</text:p>
          </table:table-cell>
          <table:table-cell office:value-type="float" office:value="70.057" calcext:value-type="float">
            <text:p>70.057</text:p>
          </table:table-cell>
          <table:table-cell office:value-type="float" office:value="251.631" calcext:value-type="float">
            <text:p>251.631</text:p>
          </table:table-cell>
          <table:table-cell office:value-type="float" office:value="232.788" calcext:value-type="float">
            <text:p>232.788</text:p>
          </table:table-cell>
          <table:table-cell office:value-type="float" office:value="352.969" calcext:value-type="float">
            <text:p>352.969</text:p>
          </table:table-cell>
          <table:table-cell office:value-type="float" office:value="255.872" calcext:value-type="float">
            <text:p>255.872</text:p>
          </table:table-cell>
          <table:table-cell office:value-type="float" office:value="210.593" calcext:value-type="float">
            <text:p>210.593</text:p>
          </table:table-cell>
          <table:table-cell office:value-type="float" office:value="214.339" calcext:value-type="float">
            <text:p>214.339</text:p>
          </table:table-cell>
          <table:table-cell office:value-type="float" office:value="210.884" calcext:value-type="float">
            <text:p>210.884</text:p>
          </table:table-cell>
          <table:table-cell office:value-type="float" office:value="174.897" calcext:value-type="float">
            <text:p>174.89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93.815" calcext:value-type="float">
            <text:p>93.815</text:p>
          </table:table-cell>
          <table:table-cell office:value-type="float" office:value="93.992" calcext:value-type="float">
            <text:p>93.992</text:p>
          </table:table-cell>
          <table:table-cell office:value-type="float" office:value="108.806" calcext:value-type="float">
            <text:p>108.806</text:p>
          </table:table-cell>
          <table:table-cell office:value-type="float" office:value="41.604" calcext:value-type="float">
            <text:p>41.604</text:p>
          </table:table-cell>
          <table:table-cell office:value-type="float" office:value="191.731" calcext:value-type="float">
            <text:p>191.731</text:p>
          </table:table-cell>
          <table:table-cell office:value-type="float" office:value="224.207" calcext:value-type="float">
            <text:p>224.207</text:p>
          </table:table-cell>
          <table:table-cell office:value-type="float" office:value="91.372" calcext:value-type="float">
            <text:p>91.372</text:p>
          </table:table-cell>
          <table:table-cell office:value-type="float" office:value="102.781" calcext:value-type="float">
            <text:p>102.781</text:p>
          </table:table-cell>
          <table:table-cell office:value-type="float" office:value="102.662" calcext:value-type="float">
            <text:p>102.662</text:p>
          </table:table-cell>
          <table:table-cell office:value-type="float" office:value="30.344" calcext:value-type="float">
            <text:p>30.344</text:p>
          </table:table-cell>
          <table:table-cell office:value-type="float" office:value="53.5" calcext:value-type="float">
            <text:p>53.5</text:p>
          </table:table-cell>
          <table:table-cell office:value-type="float" office:value="51.05" calcext:value-type="float">
            <text:p>51.05</text:p>
          </table:table-cell>
          <table:table-cell office:value-type="float" office:value="35.415" calcext:value-type="float">
            <text:p>35.415</text:p>
          </table:table-cell>
          <table:table-cell office:value-type="float" office:value="35.571" calcext:value-type="float">
            <text:p>35.571</text:p>
          </table:table-cell>
          <table:table-cell office:value-type="float" office:value="24.346" calcext:value-type="float">
            <text:p>24.346</text:p>
          </table:table-cell>
          <table:table-cell office:value-type="float" office:value="34.969" calcext:value-type="float">
            <text:p>34.969</text:p>
          </table:table-cell>
          <table:table-cell office:value-type="float" office:value="26.931" calcext:value-type="float">
            <text:p>26.931</text:p>
          </table:table-cell>
          <table:table-cell office:value-type="float" office:value="30.377" calcext:value-type="float">
            <text:p>30.377</text:p>
          </table:table-cell>
          <table:table-cell office:value-type="float" office:value="31.627" calcext:value-type="float">
            <text:p>31.627</text:p>
          </table:table-cell>
          <table:table-cell office:value-type="float" office:value="270.57" calcext:value-type="float">
            <text:p>270.57</text:p>
          </table:table-cell>
          <table:table-cell office:value-type="float" office:value="121.749" calcext:value-type="float">
            <text:p>121.749</text:p>
          </table:table-cell>
          <table:table-cell office:value-type="float" office:value="245.542" calcext:value-type="float">
            <text:p>245.542</text:p>
          </table:table-cell>
          <table:table-cell office:value-type="float" office:value="176.988" calcext:value-type="float">
            <text:p>176.988</text:p>
          </table:table-cell>
          <table:table-cell office:value-type="float" office:value="194.607" calcext:value-type="float">
            <text:p>194.607</text:p>
          </table:table-cell>
          <table:table-cell office:value-type="float" office:value="187.431" calcext:value-type="float">
            <text:p>187.431</text:p>
          </table:table-cell>
          <table:table-cell office:value-type="float" office:value="41.758" calcext:value-type="float">
            <text:p>41.758</text:p>
          </table:table-cell>
          <table:table-cell office:value-type="float" office:value="254.233" calcext:value-type="float">
            <text:p>254.233</text:p>
          </table:table-cell>
          <table:table-cell office:value-type="float" office:value="254.386" calcext:value-type="float">
            <text:p>254.386</text:p>
          </table:table-cell>
          <table:table-cell office:value-type="float" office:value="250.704" calcext:value-type="float">
            <text:p>250.704</text:p>
          </table:table-cell>
          <table:table-cell office:value-type="float" office:value="158.697" calcext:value-type="float">
            <text:p>158.697</text:p>
          </table:table-cell>
          <table:table-cell office:value-type="float" office:value="179.274" calcext:value-type="float">
            <text:p>179.274</text:p>
          </table:table-cell>
          <table:table-cell office:value-type="float" office:value="179.265" calcext:value-type="float">
            <text:p>179.265</text:p>
          </table:table-cell>
          <table:table-cell office:value-type="float" office:value="121.247" calcext:value-type="float">
            <text:p>121.247</text:p>
          </table:table-cell>
          <table:table-cell office:value-type="float" office:value="24.328" calcext:value-type="float">
            <text:p>24.328</text:p>
          </table:table-cell>
          <table:table-cell office:value-type="float" office:value="23.754" calcext:value-type="float">
            <text:p>23.754</text:p>
          </table:table-cell>
          <table:table-cell office:value-type="float" office:value="90.223" calcext:value-type="float">
            <text:p>90.223</text:p>
          </table:table-cell>
          <table:table-cell office:value-type="float" office:value="44.156" calcext:value-type="float">
            <text:p>44.156</text:p>
          </table:table-cell>
          <table:table-cell office:value-type="float" office:value="146.59" calcext:value-type="float">
            <text:p>146.59</text:p>
          </table:table-cell>
          <table:table-cell office:value-type="float" office:value="43.15" calcext:value-type="float">
            <text:p>43.15</text:p>
          </table:table-cell>
          <table:table-cell office:value-type="float" office:value="157.589" calcext:value-type="float">
            <text:p>157.589</text:p>
          </table:table-cell>
          <table:table-cell office:value-type="float" office:value="136.248" calcext:value-type="float">
            <text:p>136.248</text:p>
          </table:table-cell>
          <table:table-cell office:value-type="float" office:value="158.931" calcext:value-type="float">
            <text:p>158.931</text:p>
          </table:table-cell>
          <table:table-cell office:value-type="float" office:value="158.945" calcext:value-type="float">
            <text:p>158.945</text:p>
          </table:table-cell>
          <table:table-cell office:value-type="float" office:value="179.772" calcext:value-type="float">
            <text:p>179.772</text:p>
          </table:table-cell>
          <table:table-cell office:value-type="float" office:value="279.331" calcext:value-type="float">
            <text:p>279.331</text:p>
          </table:table-cell>
          <table:table-cell office:value-type="float" office:value="279.384" calcext:value-type="float">
            <text:p>279.384</text:p>
          </table:table-cell>
          <table:table-cell office:value-type="float" office:value="51.077" calcext:value-type="float">
            <text:p>51.077</text:p>
          </table:table-cell>
          <table:table-cell office:value-type="float" office:value="316.078" calcext:value-type="float">
            <text:p>316.078</text:p>
          </table:table-cell>
          <table:table-cell office:value-type="float" office:value="316.102" calcext:value-type="float">
            <text:p>316.102</text:p>
          </table:table-cell>
          <table:table-cell office:value-type="float" office:value="248.506" calcext:value-type="float">
            <text:p>248.506</text:p>
          </table:table-cell>
          <table:table-cell office:value-type="float" office:value="249.193" calcext:value-type="float">
            <text:p>249.193</text:p>
          </table:table-cell>
          <table:table-cell office:value-type="float" office:value="228.593" calcext:value-type="float">
            <text:p>228.593</text:p>
          </table:table-cell>
          <table:table-cell office:value-type="float" office:value="18.738" calcext:value-type="float">
            <text:p>18.738</text:p>
          </table:table-cell>
          <table:table-cell office:value-type="float" office:value="18.524" calcext:value-type="float">
            <text:p>18.524</text:p>
          </table:table-cell>
          <table:table-cell office:value-type="float" office:value="207.375" calcext:value-type="float">
            <text:p>207.375</text:p>
          </table:table-cell>
          <table:table-cell office:value-type="float" office:value="84.043" calcext:value-type="float">
            <text:p>84.043</text:p>
          </table:table-cell>
          <table:table-cell office:value-type="float" office:value="117.152" calcext:value-type="float">
            <text:p>117.152</text:p>
          </table:table-cell>
          <table:table-cell office:value-type="float" office:value="119.303" calcext:value-type="float">
            <text:p>119.303</text:p>
          </table:table-cell>
          <table:table-cell office:value-type="float" office:value="146.245" calcext:value-type="float">
            <text:p>146.245</text:p>
          </table:table-cell>
          <table:table-cell office:value-type="float" office:value="33.989" calcext:value-type="float">
            <text:p>33.98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l_Aviv</text:p>
          </table:table-cell>
          <table:table-cell office:value-type="float" office:value="117.007" calcext:value-type="float">
            <text:p>117.007</text:p>
          </table:table-cell>
          <table:table-cell office:value-type="float" office:value="102.059" calcext:value-type="float">
            <text:p>102.059</text:p>
          </table:table-cell>
          <table:table-cell office:value-type="float" office:value="132.243" calcext:value-type="float">
            <text:p>132.243</text:p>
          </table:table-cell>
          <table:table-cell office:value-type="float" office:value="57.47" calcext:value-type="float">
            <text:p>57.47</text:p>
          </table:table-cell>
          <table:table-cell office:value-type="float" office:value="204.544" calcext:value-type="float">
            <text:p>204.544</text:p>
          </table:table-cell>
          <table:table-cell office:value-type="float" office:value="248.774" calcext:value-type="float">
            <text:p>248.774</text:p>
          </table:table-cell>
          <table:table-cell office:value-type="float" office:value="128.858" calcext:value-type="float">
            <text:p>128.858</text:p>
          </table:table-cell>
          <table:table-cell office:value-type="float" office:value="125.339" calcext:value-type="float">
            <text:p>125.339</text:p>
          </table:table-cell>
          <table:table-cell office:value-type="float" office:value="123.413" calcext:value-type="float">
            <text:p>123.413</text:p>
          </table:table-cell>
          <table:table-cell office:value-type="float" office:value="28.844" calcext:value-type="float">
            <text:p>28.844</text:p>
          </table:table-cell>
          <table:table-cell office:value-type="float" office:value="52.425" calcext:value-type="float">
            <text:p>52.425</text:p>
          </table:table-cell>
          <table:table-cell office:value-type="float" office:value="55.327" calcext:value-type="float">
            <text:p>55.327</text:p>
          </table:table-cell>
          <table:table-cell office:value-type="float" office:value="33.348" calcext:value-type="float">
            <text:p>33.348</text:p>
          </table:table-cell>
          <table:table-cell office:value-type="float" office:value="33.233" calcext:value-type="float">
            <text:p>33.233</text:p>
          </table:table-cell>
          <table:table-cell office:value-type="float" office:value="50.32" calcext:value-type="float">
            <text:p>50.32</text:p>
          </table:table-cell>
          <table:table-cell office:value-type="float" office:value="40.832" calcext:value-type="float">
            <text:p>40.832</text:p>
          </table:table-cell>
          <table:table-cell office:value-type="float" office:value="30.293" calcext:value-type="float">
            <text:p>30.293</text:p>
          </table:table-cell>
          <table:table-cell office:value-type="float" office:value="42.446" calcext:value-type="float">
            <text:p>42.446</text:p>
          </table:table-cell>
          <table:table-cell office:value-type="float" office:value="43.784" calcext:value-type="float">
            <text:p>43.784</text:p>
          </table:table-cell>
          <table:table-cell office:value-type="float" office:value="332.258" calcext:value-type="float">
            <text:p>332.258</text:p>
          </table:table-cell>
          <table:table-cell office:value-type="float" office:value="156.183" calcext:value-type="float">
            <text:p>156.183</text:p>
          </table:table-cell>
          <table:table-cell office:value-type="float" office:value="402.277" calcext:value-type="float">
            <text:p>402.277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208.745" calcext:value-type="float">
            <text:p>208.745</text:p>
          </table:table-cell>
          <table:table-cell office:value-type="float" office:value="204.72" calcext:value-type="float">
            <text:p>204.72</text:p>
          </table:table-cell>
          <table:table-cell office:value-type="float" office:value="35.817" calcext:value-type="float">
            <text:p>35.817</text:p>
          </table:table-cell>
          <table:table-cell office:value-type="float" office:value="277.31" calcext:value-type="float">
            <text:p>277.31</text:p>
          </table:table-cell>
          <table:table-cell office:value-type="float" office:value="266.194" calcext:value-type="float">
            <text:p>266.194</text:p>
          </table:table-cell>
          <table:table-cell office:value-type="float" office:value="277.758" calcext:value-type="float">
            <text:p>277.758</text:p>
          </table:table-cell>
          <table:table-cell office:value-type="float" office:value="175.013" calcext:value-type="float">
            <text:p>175.013</text:p>
          </table:table-cell>
          <table:table-cell office:value-type="float" office:value="171.826" calcext:value-type="float">
            <text:p>171.826</text:p>
          </table:table-cell>
          <table:table-cell office:value-type="float" office:value="176.706" calcext:value-type="float">
            <text:p>176.706</text:p>
          </table:table-cell>
          <table:table-cell office:value-type="float" office:value="143.101" calcext:value-type="float">
            <text:p>143.101</text:p>
          </table:table-cell>
          <table:table-cell office:value-type="float" office:value="40.117" calcext:value-type="float">
            <text:p>40.117</text:p>
          </table:table-cell>
          <table:table-cell office:value-type="float" office:value="35.163" calcext:value-type="float">
            <text:p>35.163</text:p>
          </table:table-cell>
          <table:table-cell office:value-type="float" office:value="120.008" calcext:value-type="float">
            <text:p>120.008</text:p>
          </table:table-cell>
          <table:table-cell office:value-type="float" office:value="52" calcext:value-type="float">
            <text:p>52</text:p>
          </table:table-cell>
          <table:table-cell office:value-type="float" office:value="174.639" calcext:value-type="float">
            <text:p>174.639</text:p>
          </table:table-cell>
          <table:table-cell office:value-type="float" office:value="57.595" calcext:value-type="float">
            <text:p>57.595</text:p>
          </table:table-cell>
          <table:table-cell office:value-type="float" office:value="191.368" calcext:value-type="float">
            <text:p>191.368</text:p>
          </table:table-cell>
          <table:table-cell office:value-type="float" office:value="182.599" calcext:value-type="float">
            <text:p>182.599</text:p>
          </table:table-cell>
          <table:table-cell office:value-type="float" office:value="186.988" calcext:value-type="float">
            <text:p>186.988</text:p>
          </table:table-cell>
          <table:table-cell office:value-type="float" office:value="198.592" calcext:value-type="float">
            <text:p>198.592</text:p>
          </table:table-cell>
          <table:table-cell office:value-type="float" office:value="202.054" calcext:value-type="float">
            <text:p>202.054</text:p>
          </table:table-cell>
          <table:table-cell office:value-type="float" office:value="397.22" calcext:value-type="float">
            <text:p>397.22</text:p>
          </table:table-cell>
          <table:table-cell office:value-type="float" office:value="409.833" calcext:value-type="float">
            <text:p>409.833</text:p>
          </table:table-cell>
          <table:table-cell office:value-type="float" office:value="59.511" calcext:value-type="float">
            <text:p>59.511</text:p>
          </table:table-cell>
          <table:table-cell office:value-type="float" office:value="391.06" calcext:value-type="float">
            <text:p>391.06</text:p>
          </table:table-cell>
          <table:table-cell office:value-type="float" office:value="386.742" calcext:value-type="float">
            <text:p>386.742</text:p>
          </table:table-cell>
          <table:table-cell office:value-type="float" office:value="330.621" calcext:value-type="float">
            <text:p>330.621</text:p>
          </table:table-cell>
          <table:table-cell office:value-type="float" office:value="317.946" calcext:value-type="float">
            <text:p>317.946</text:p>
          </table:table-cell>
          <table:table-cell office:value-type="float" office:value="299.667" calcext:value-type="float">
            <text:p>299.667</text:p>
          </table:table-cell>
          <table:table-cell office:value-type="float" office:value="38.985" calcext:value-type="float">
            <text:p>38.985</text:p>
          </table:table-cell>
          <table:table-cell office:value-type="float" office:value="35.012" calcext:value-type="float">
            <text:p>35.012</text:p>
          </table:table-cell>
          <table:table-cell office:value-type="float" office:value="223.633" calcext:value-type="float">
            <text:p>223.633</text:p>
          </table:table-cell>
          <table:table-cell office:value-type="float" office:value="113.035" calcext:value-type="float">
            <text:p>113.035</text:p>
          </table:table-cell>
          <table:table-cell office:value-type="float" office:value="132.48" calcext:value-type="float">
            <text:p>132.48</text:p>
          </table:table-cell>
          <table:table-cell office:value-type="float" office:value="145.639" calcext:value-type="float">
            <text:p>145.639</text:p>
          </table:table-cell>
          <table:table-cell office:value-type="float" office:value="162.689" calcext:value-type="float">
            <text:p>162.689</text:p>
          </table:table-cell>
          <table:table-cell office:value-type="float" office:value="58.229" calcext:value-type="float">
            <text:p>58.22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250.98" calcext:value-type="float">
            <text:p>250.98</text:p>
          </table:table-cell>
          <table:table-cell office:value-type="float" office:value="256.805" calcext:value-type="float">
            <text:p>256.805</text:p>
          </table:table-cell>
          <table:table-cell office:value-type="float" office:value="243.934" calcext:value-type="float">
            <text:p>243.934</text:p>
          </table:table-cell>
          <table:table-cell office:value-type="float" office:value="129.935" calcext:value-type="float">
            <text:p>129.935</text:p>
          </table:table-cell>
          <table:table-cell office:value-type="float" office:value="332.597" calcext:value-type="float">
            <text:p>332.597</text:p>
          </table:table-cell>
          <table:table-cell office:value-type="float" office:value="371.125" calcext:value-type="float">
            <text:p>371.125</text:p>
          </table:table-cell>
          <table:table-cell office:value-type="float" office:value="250.743" calcext:value-type="float">
            <text:p>250.743</text:p>
          </table:table-cell>
          <table:table-cell office:value-type="float" office:value="242.906" calcext:value-type="float">
            <text:p>242.906</text:p>
          </table:table-cell>
          <table:table-cell office:value-type="float" office:value="246.689" calcext:value-type="float">
            <text:p>246.689</text:p>
          </table:table-cell>
          <table:table-cell office:value-type="float" office:value="112.559" calcext:value-type="float">
            <text:p>112.559</text:p>
          </table:table-cell>
          <table:table-cell office:value-type="float" office:value="156.114" calcext:value-type="float">
            <text:p>156.114</text:p>
          </table:table-cell>
          <table:table-cell office:value-type="float" office:value="135.437" calcext:value-type="float">
            <text:p>135.437</text:p>
          </table:table-cell>
          <table:table-cell office:value-type="float" office:value="112.781" calcext:value-type="float">
            <text:p>112.781</text:p>
          </table:table-cell>
          <table:table-cell office:value-type="float" office:value="101.204" calcext:value-type="float">
            <text:p>101.204</text:p>
          </table:table-cell>
          <table:table-cell office:value-type="float" office:value="105.976" calcext:value-type="float">
            <text:p>105.976</text:p>
          </table:table-cell>
          <table:table-cell office:value-type="float" office:value="124.161" calcext:value-type="float">
            <text:p>124.161</text:p>
          </table:table-cell>
          <table:table-cell office:value-type="float" office:value="138.844" calcext:value-type="float">
            <text:p>138.844</text:p>
          </table:table-cell>
          <table:table-cell office:value-type="float" office:value="113.275" calcext:value-type="float">
            <text:p>113.275</text:p>
          </table:table-cell>
          <table:table-cell office:value-type="float" office:value="113.42" calcext:value-type="float">
            <text:p>113.42</text:p>
          </table:table-cell>
          <table:table-cell office:value-type="float" office:value="95.826" calcext:value-type="float">
            <text:p>95.826</text:p>
          </table:table-cell>
          <table:table-cell office:value-type="float" office:value="251.419" calcext:value-type="float">
            <text:p>251.419</text:p>
          </table:table-cell>
          <table:table-cell office:value-type="float" office:value="93.531" calcext:value-type="float">
            <text:p>93.531</text:p>
          </table:table-cell>
          <table:table-cell office:value-type="float" office:value="20.626" calcext:value-type="float">
            <text:p>20.626</text:p>
          </table:table-cell>
          <table:table-cell office:value-type="float" office:value="24.361" calcext:value-type="float">
            <text:p>24.361</text:p>
          </table:table-cell>
          <table:table-cell office:value-type="float" office:value="0" calcext:value-type="float">
            <text:p>0</text:p>
          </table:table-cell>
          <table:table-cell office:value-type="float" office:value="114.68" calcext:value-type="float">
            <text:p>114.68</text:p>
          </table:table-cell>
          <table:table-cell office:value-type="float" office:value="131.112" calcext:value-type="float">
            <text:p>131.112</text:p>
          </table:table-cell>
          <table:table-cell office:value-type="float" office:value="129.143" calcext:value-type="float">
            <text:p>129.143</text:p>
          </table:table-cell>
          <table:table-cell office:value-type="float" office:value="131.156" calcext:value-type="float">
            <text:p>131.156</text:p>
          </table:table-cell>
          <table:table-cell office:value-type="float" office:value="239.389" calcext:value-type="float">
            <text:p>239.389</text:p>
          </table:table-cell>
          <table:table-cell office:value-type="float" office:value="288.833" calcext:value-type="float">
            <text:p>288.833</text:p>
          </table:table-cell>
          <table:table-cell office:value-type="float" office:value="287.546" calcext:value-type="float">
            <text:p>287.546</text:p>
          </table:table-cell>
          <table:table-cell office:value-type="float" office:value="257.632" calcext:value-type="float">
            <text:p>257.632</text:p>
          </table:table-cell>
          <table:table-cell office:value-type="float" office:value="125.716" calcext:value-type="float">
            <text:p>125.716</text:p>
          </table:table-cell>
          <table:table-cell office:value-type="float" office:value="133.186" calcext:value-type="float">
            <text:p>133.186</text:p>
          </table:table-cell>
          <table:table-cell office:value-type="float" office:value="248.898" calcext:value-type="float">
            <text:p>248.898</text:p>
          </table:table-cell>
          <table:table-cell office:value-type="float" office:value="150.515" calcext:value-type="float">
            <text:p>150.515</text:p>
          </table:table-cell>
          <table:table-cell office:value-type="float" office:value="254.332" calcext:value-type="float">
            <text:p>254.332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255.265" calcext:value-type="float">
            <text:p>255.265</text:p>
          </table:table-cell>
          <table:table-cell office:value-type="float" office:value="255.673" calcext:value-type="float">
            <text:p>255.673</text:p>
          </table:table-cell>
          <table:table-cell office:value-type="float" office:value="242.538" calcext:value-type="float">
            <text:p>242.538</text:p>
          </table:table-cell>
          <table:table-cell office:value-type="float" office:value="241.749" calcext:value-type="float">
            <text:p>241.749</text:p>
          </table:table-cell>
          <table:table-cell office:value-type="float" office:value="58.032" calcext:value-type="float">
            <text:p>58.032</text:p>
          </table:table-cell>
          <table:table-cell office:value-type="float" office:value="170.759" calcext:value-type="float">
            <text:p>170.759</text:p>
          </table:table-cell>
          <table:table-cell office:value-type="float" office:value="170.947" calcext:value-type="float">
            <text:p>170.947</text:p>
          </table:table-cell>
          <table:table-cell office:value-type="float" office:value="146.731" calcext:value-type="float">
            <text:p>146.731</text:p>
          </table:table-cell>
          <table:table-cell office:value-type="float" office:value="299.528" calcext:value-type="float">
            <text:p>299.528</text:p>
          </table:table-cell>
          <table:table-cell office:value-type="float" office:value="298.11" calcext:value-type="float">
            <text:p>298.11</text:p>
          </table:table-cell>
          <table:table-cell office:value-type="float" office:value="109.414" calcext:value-type="float">
            <text:p>109.414</text:p>
          </table:table-cell>
          <table:table-cell office:value-type="float" office:value="111.098" calcext:value-type="float">
            <text:p>111.098</text:p>
          </table:table-cell>
          <table:table-cell office:value-type="float" office:value="117.727" calcext:value-type="float">
            <text:p>117.727</text:p>
          </table:table-cell>
          <table:table-cell office:value-type="float" office:value="111.041" calcext:value-type="float">
            <text:p>111.041</text:p>
          </table:table-cell>
          <table:table-cell office:value-type="float" office:value="130.215" calcext:value-type="float">
            <text:p>130.215</text:p>
          </table:table-cell>
          <table:table-cell office:value-type="float" office:value="574.041" calcext:value-type="float">
            <text:p>574.041</text:p>
          </table:table-cell>
          <table:table-cell office:value-type="float" office:value="461.067" calcext:value-type="float">
            <text:p>461.067</text:p>
          </table:table-cell>
          <table:table-cell office:value-type="float" office:value="479.944" calcext:value-type="float">
            <text:p>479.944</text:p>
          </table:table-cell>
          <table:table-cell office:value-type="float" office:value="480.751" calcext:value-type="float">
            <text:p>480.751</text:p>
          </table:table-cell>
          <table:table-cell office:value-type="float" office:value="501.048" calcext:value-type="float">
            <text:p>501.048</text:p>
          </table:table-cell>
          <table:table-cell office:value-type="float" office:value="113.627" calcext:value-type="float">
            <text:p>113.62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ykjavik</text:p>
          </table:table-cell>
          <table:table-cell office:value-type="float" office:value="131.216" calcext:value-type="float">
            <text:p>131.216</text:p>
          </table:table-cell>
          <table:table-cell office:value-type="float" office:value="132.398" calcext:value-type="float">
            <text:p>132.398</text:p>
          </table:table-cell>
          <table:table-cell office:value-type="float" office:value="144.224" calcext:value-type="float">
            <text:p>144.224</text:p>
          </table:table-cell>
          <table:table-cell office:value-type="float" office:value="62.3" calcext:value-type="float">
            <text:p>62.3</text:p>
          </table:table-cell>
          <table:table-cell office:value-type="float" office:value="227.464" calcext:value-type="float">
            <text:p>227.464</text:p>
          </table:table-cell>
          <table:table-cell office:value-type="float" office:value="258.249" calcext:value-type="float">
            <text:p>258.249</text:p>
          </table:table-cell>
          <table:table-cell office:value-type="float" office:value="136.81" calcext:value-type="float">
            <text:p>136.81</text:p>
          </table:table-cell>
          <table:table-cell office:value-type="float" office:value="136.692" calcext:value-type="float">
            <text:p>136.692</text:p>
          </table:table-cell>
          <table:table-cell office:value-type="float" office:value="136.354" calcext:value-type="float">
            <text:p>136.354</text:p>
          </table:table-cell>
          <table:table-cell office:value-type="float" office:value="51.081" calcext:value-type="float">
            <text:p>51.081</text:p>
          </table:table-cell>
          <table:table-cell office:value-type="float" office:value="56.693" calcext:value-type="float">
            <text:p>56.693</text:p>
          </table:table-cell>
          <table:table-cell office:value-type="float" office:value="66.443" calcext:value-type="float">
            <text:p>66.443</text:p>
          </table:table-cell>
          <table:table-cell office:value-type="float" office:value="59.81" calcext:value-type="float">
            <text:p>59.81</text:p>
          </table:table-cell>
          <table:table-cell office:value-type="float" office:value="59.703" calcext:value-type="float">
            <text:p>59.703</text:p>
          </table:table-cell>
          <table:table-cell office:value-type="float" office:value="49.342" calcext:value-type="float">
            <text:p>49.342</text:p>
          </table:table-cell>
          <table:table-cell office:value-type="float" office:value="55.836" calcext:value-type="float">
            <text:p>55.836</text:p>
          </table:table-cell>
          <table:table-cell office:value-type="float" office:value="47.62" calcext:value-type="float">
            <text:p>47.62</text:p>
          </table:table-cell>
          <table:table-cell office:value-type="float" office:value="51.378" calcext:value-type="float">
            <text:p>51.378</text:p>
          </table:table-cell>
          <table:table-cell office:value-type="float" office:value="51.618" calcext:value-type="float">
            <text:p>51.618</text:p>
          </table:table-cell>
          <table:table-cell office:value-type="float" office:value="230.72" calcext:value-type="float">
            <text:p>230.72</text:p>
          </table:table-cell>
          <table:table-cell office:value-type="float" office:value="161.713" calcext:value-type="float">
            <text:p>161.713</text:p>
          </table:table-cell>
          <table:table-cell office:value-type="float" office:value="270.283" calcext:value-type="float">
            <text:p>270.283</text:p>
          </table:table-cell>
          <table:table-cell office:value-type="float" office:value="201.563" calcext:value-type="float">
            <text:p>201.563</text:p>
          </table:table-cell>
          <table:table-cell office:value-type="float" office:value="218.597" calcext:value-type="float">
            <text:p>218.597</text:p>
          </table:table-cell>
          <table:table-cell office:value-type="float" office:value="201.926" calcext:value-type="float">
            <text:p>201.926</text:p>
          </table:table-cell>
          <table:table-cell office:value-type="float" office:value="62.784" calcext:value-type="float">
            <text:p>62.784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275.065" calcext:value-type="float">
            <text:p>275.065</text:p>
          </table:table-cell>
          <table:table-cell office:value-type="float" office:value="273.143" calcext:value-type="float">
            <text:p>273.143</text:p>
          </table:table-cell>
          <table:table-cell office:value-type="float" office:value="193.477" calcext:value-type="float">
            <text:p>193.477</text:p>
          </table:table-cell>
          <table:table-cell office:value-type="float" office:value="215.311" calcext:value-type="float">
            <text:p>215.311</text:p>
          </table:table-cell>
          <table:table-cell office:value-type="float" office:value="216.209" calcext:value-type="float">
            <text:p>216.209</text:p>
          </table:table-cell>
          <table:table-cell office:value-type="float" office:value="155.702" calcext:value-type="float">
            <text:p>155.702</text:p>
          </table:table-cell>
          <table:table-cell office:value-type="float" office:value="38.618" calcext:value-type="float">
            <text:p>38.618</text:p>
          </table:table-cell>
          <table:table-cell office:value-type="float" office:value="44.86" calcext:value-type="float">
            <text:p>44.86</text:p>
          </table:table-cell>
          <table:table-cell office:value-type="float" office:value="126.036" calcext:value-type="float">
            <text:p>126.036</text:p>
          </table:table-cell>
          <table:table-cell office:value-type="float" office:value="64.95" calcext:value-type="float">
            <text:p>64.95</text:p>
          </table:table-cell>
          <table:table-cell office:value-type="float" office:value="182.146" calcext:value-type="float">
            <text:p>182.146</text:p>
          </table:table-cell>
          <table:table-cell office:value-type="float" office:value="64.085" calcext:value-type="float">
            <text:p>64.085</text:p>
          </table:table-cell>
          <table:table-cell office:value-type="float" office:value="192.076" calcext:value-type="float">
            <text:p>192.076</text:p>
          </table:table-cell>
          <table:table-cell office:value-type="float" office:value="170.579" calcext:value-type="float">
            <text:p>170.579</text:p>
          </table:table-cell>
          <table:table-cell office:value-type="float" office:value="186.557" calcext:value-type="float">
            <text:p>186.557</text:p>
          </table:table-cell>
          <table:table-cell office:value-type="float" office:value="209.391" calcext:value-type="float">
            <text:p>209.391</text:p>
          </table:table-cell>
          <table:table-cell office:value-type="float" office:value="194.609" calcext:value-type="float">
            <text:p>194.609</text:p>
          </table:table-cell>
          <table:table-cell office:value-type="float" office:value="304.261" calcext:value-type="float">
            <text:p>304.261</text:p>
          </table:table-cell>
          <table:table-cell office:value-type="float" office:value="301.357" calcext:value-type="float">
            <text:p>301.357</text:p>
          </table:table-cell>
          <table:table-cell office:value-type="float" office:value="65.553" calcext:value-type="float">
            <text:p>65.553</text:p>
          </table:table-cell>
          <table:table-cell office:value-type="float" office:value="351.954" calcext:value-type="float">
            <text:p>351.954</text:p>
          </table:table-cell>
          <table:table-cell office:value-type="float" office:value="349.612" calcext:value-type="float">
            <text:p>349.612</text:p>
          </table:table-cell>
          <table:table-cell office:value-type="float" office:value="240.646" calcext:value-type="float">
            <text:p>240.646</text:p>
          </table:table-cell>
          <table:table-cell office:value-type="float" office:value="242.426" calcext:value-type="float">
            <text:p>242.426</text:p>
          </table:table-cell>
          <table:table-cell office:value-type="float" office:value="253.031" calcext:value-type="float">
            <text:p>253.031</text:p>
          </table:table-cell>
          <table:table-cell office:value-type="float" office:value="43.667" calcext:value-type="float">
            <text:p>43.667</text:p>
          </table:table-cell>
          <table:table-cell office:value-type="float" office:value="44.507" calcext:value-type="float">
            <text:p>44.507</text:p>
          </table:table-cell>
          <table:table-cell office:value-type="float" office:value="243.718" calcext:value-type="float">
            <text:p>243.718</text:p>
          </table:table-cell>
          <table:table-cell office:value-type="float" office:value="130.631" calcext:value-type="float">
            <text:p>130.631</text:p>
          </table:table-cell>
          <table:table-cell office:value-type="float" office:value="151.336" calcext:value-type="float">
            <text:p>151.336</text:p>
          </table:table-cell>
          <table:table-cell office:value-type="float" office:value="153.761" calcext:value-type="float">
            <text:p>153.761</text:p>
          </table:table-cell>
          <table:table-cell office:value-type="float" office:value="180.875" calcext:value-type="float">
            <text:p>180.875</text:p>
          </table:table-cell>
          <table:table-cell office:value-type="float" office:value="84.054" calcext:value-type="float">
            <text:p>84.05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1.767" calcext:value-type="float">
            <text:p>111.767</text:p>
          </table:table-cell>
          <table:table-cell office:value-type="float" office:value="128.218" calcext:value-type="float">
            <text:p>128.218</text:p>
          </table:table-cell>
          <table:table-cell office:value-type="float" office:value="14.474" calcext:value-type="float">
            <text:p>14.474</text:p>
          </table:table-cell>
          <table:table-cell office:value-type="float" office:value="186.827" calcext:value-type="float">
            <text:p>186.827</text:p>
          </table:table-cell>
          <table:table-cell office:value-type="float" office:value="202.399" calcext:value-type="float">
            <text:p>202.399</text:p>
          </table:table-cell>
          <table:table-cell office:value-type="float" office:value="136.672" calcext:value-type="float">
            <text:p>136.672</text:p>
          </table:table-cell>
          <table:table-cell office:value-type="float" office:value="140.977" calcext:value-type="float">
            <text:p>140.977</text:p>
          </table:table-cell>
          <table:table-cell office:value-type="float" office:value="134.267" calcext:value-type="float">
            <text:p>134.267</text:p>
          </table:table-cell>
          <table:table-cell office:value-type="float" office:value="10.954" calcext:value-type="float">
            <text:p>10.954</text:p>
          </table:table-cell>
          <table:table-cell office:value-type="float" office:value="24.999" calcext:value-type="float">
            <text:p>24.999</text:p>
          </table:table-cell>
          <table:table-cell office:value-type="float" office:value="33.801" calcext:value-type="float">
            <text:p>33.801</text:p>
          </table:table-cell>
          <table:table-cell office:value-type="float" office:value="16.731" calcext:value-type="float">
            <text:p>16.731</text:p>
          </table:table-cell>
          <table:table-cell office:value-type="float" office:value="16.67" calcext:value-type="float">
            <text:p>16.67</text:p>
          </table:table-cell>
          <table:table-cell office:value-type="float" office:value="19.281" calcext:value-type="float">
            <text:p>19.281</text:p>
          </table:table-cell>
          <table:table-cell office:value-type="float" office:value="24.987" calcext:value-type="float">
            <text:p>24.987</text:p>
          </table:table-cell>
          <table:table-cell office:value-type="float" office:value="13.792" calcext:value-type="float">
            <text:p>13.792</text:p>
          </table:table-cell>
          <table:table-cell office:value-type="float" office:value="10.943" calcext:value-type="float">
            <text:p>10.943</text:p>
          </table:table-cell>
          <table:table-cell office:value-type="float" office:value="14.576" calcext:value-type="float">
            <text:p>14.576</text:p>
          </table:table-cell>
          <table:table-cell office:value-type="float" office:value="206.546" calcext:value-type="float">
            <text:p>206.546</text:p>
          </table:table-cell>
          <table:table-cell office:value-type="float" office:value="141.541" calcext:value-type="float">
            <text:p>141.541</text:p>
          </table:table-cell>
          <table:table-cell office:value-type="float" office:value="192.05" calcext:value-type="float">
            <text:p>192.05</text:p>
          </table:table-cell>
          <table:table-cell office:value-type="float" office:value="147.997" calcext:value-type="float">
            <text:p>147.997</text:p>
          </table:table-cell>
          <table:table-cell office:value-type="float" office:value="130.775" calcext:value-type="float">
            <text:p>130.775</text:p>
          </table:table-cell>
          <table:table-cell office:value-type="float" office:value="111.575" calcext:value-type="float">
            <text:p>111.575</text:p>
          </table:table-cell>
          <table:table-cell office:value-type="float" office:value="1.776" calcext:value-type="float">
            <text:p>1.776</text:p>
          </table:table-cell>
          <table:table-cell office:value-type="float" office:value="255.492" calcext:value-type="float">
            <text:p>255.492</text:p>
          </table:table-cell>
          <table:table-cell office:value-type="float" office:value="241.452" calcext:value-type="float">
            <text:p>241.452</text:p>
          </table:table-cell>
          <table:table-cell office:value-type="float" office:value="241.708" calcext:value-type="float">
            <text:p>241.708</text:p>
          </table:table-cell>
          <table:table-cell office:value-type="float" office:value="169.762" calcext:value-type="float">
            <text:p>169.762</text:p>
          </table:table-cell>
          <table:table-cell office:value-type="float" office:value="167.837" calcext:value-type="float">
            <text:p>167.837</text:p>
          </table:table-cell>
          <table:table-cell office:value-type="float" office:value="167.885" calcext:value-type="float">
            <text:p>167.885</text:p>
          </table:table-cell>
          <table:table-cell office:value-type="float" office:value="113.766" calcext:value-type="float">
            <text:p>113.766</text:p>
          </table:table-cell>
          <table:table-cell office:value-type="float" office:value="25.942" calcext:value-type="float">
            <text:p>25.942</text:p>
          </table:table-cell>
          <table:table-cell office:value-type="float" office:value="23.716" calcext:value-type="float">
            <text:p>23.716</text:p>
          </table:table-cell>
          <table:table-cell office:value-type="float" office:value="117.034" calcext:value-type="float">
            <text:p>117.034</text:p>
          </table:table-cell>
          <table:table-cell office:value-type="float" office:value="31.957" calcext:value-type="float">
            <text:p>31.957</text:p>
          </table:table-cell>
          <table:table-cell office:value-type="float" office:value="173.434" calcext:value-type="float">
            <text:p>173.434</text:p>
          </table:table-cell>
          <table:table-cell office:value-type="float" office:value="31.166" calcext:value-type="float">
            <text:p>31.166</text:p>
          </table:table-cell>
          <table:table-cell office:value-type="float" office:value="200.066" calcext:value-type="float">
            <text:p>200.066</text:p>
          </table:table-cell>
          <table:table-cell office:value-type="float" office:value="164.648" calcext:value-type="float">
            <text:p>164.648</text:p>
          </table:table-cell>
          <table:table-cell office:value-type="float" office:value="182.243" calcext:value-type="float">
            <text:p>182.243</text:p>
          </table:table-cell>
          <table:table-cell office:value-type="float" office:value="189.661" calcext:value-type="float">
            <text:p>189.661</text:p>
          </table:table-cell>
          <table:table-cell office:value-type="float" office:value="167.478" calcext:value-type="float">
            <text:p>167.478</text:p>
          </table:table-cell>
          <table:table-cell office:value-type="float" office:value="254.443" calcext:value-type="float">
            <text:p>254.443</text:p>
          </table:table-cell>
          <table:table-cell office:value-type="float" office:value="254.132" calcext:value-type="float">
            <text:p>254.132</text:p>
          </table:table-cell>
          <table:table-cell office:value-type="float" office:value="35.309" calcext:value-type="float">
            <text:p>35.309</text:p>
          </table:table-cell>
          <table:table-cell office:value-type="float" office:value="307.505" calcext:value-type="float">
            <text:p>307.505</text:p>
          </table:table-cell>
          <table:table-cell office:value-type="float" office:value="307.452" calcext:value-type="float">
            <text:p>307.452</text:p>
          </table:table-cell>
          <table:table-cell office:value-type="float" office:value="259.416" calcext:value-type="float">
            <text:p>259.416</text:p>
          </table:table-cell>
          <table:table-cell office:value-type="float" office:value="258.01" calcext:value-type="float">
            <text:p>258.01</text:p>
          </table:table-cell>
          <table:table-cell office:value-type="float" office:value="207.797" calcext:value-type="float">
            <text:p>207.797</text:p>
          </table:table-cell>
          <table:table-cell office:value-type="float" office:value="24.004" calcext:value-type="float">
            <text:p>24.004</text:p>
          </table:table-cell>
          <table:table-cell office:value-type="float" office:value="24.036" calcext:value-type="float">
            <text:p>24.036</text:p>
          </table:table-cell>
          <table:table-cell office:value-type="float" office:value="207.714" calcext:value-type="float">
            <text:p>207.714</text:p>
          </table:table-cell>
          <table:table-cell office:value-type="float" office:value="135.251" calcext:value-type="float">
            <text:p>135.251</text:p>
          </table:table-cell>
          <table:table-cell office:value-type="float" office:value="139.919" calcext:value-type="float">
            <text:p>139.919</text:p>
          </table:table-cell>
          <table:table-cell office:value-type="float" office:value="141.945" calcext:value-type="float">
            <text:p>141.945</text:p>
          </table:table-cell>
          <table:table-cell office:value-type="float" office:value="166.334" calcext:value-type="float">
            <text:p>166.334</text:p>
          </table:table-cell>
          <table:table-cell office:value-type="float" office:value="57.128" calcext:value-type="float">
            <text:p>57.12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166.011" calcext:value-type="float">
            <text:p>166.011</text:p>
          </table:table-cell>
          <table:table-cell office:value-type="float" office:value="154.165" calcext:value-type="float">
            <text:p>154.165</text:p>
          </table:table-cell>
          <table:table-cell office:value-type="float" office:value="156.125" calcext:value-type="float">
            <text:p>156.125</text:p>
          </table:table-cell>
          <table:table-cell office:value-type="float" office:value="240.08" calcext:value-type="float">
            <text:p>240.08</text:p>
          </table:table-cell>
          <table:table-cell office:value-type="float" office:value="260.699" calcext:value-type="float">
            <text:p>260.699</text:p>
          </table:table-cell>
          <table:table-cell office:value-type="float" office:value="262.187" calcext:value-type="float">
            <text:p>262.187</text:p>
          </table:table-cell>
          <table:table-cell office:value-type="float" office:value="154.802" calcext:value-type="float">
            <text:p>154.802</text:p>
          </table:table-cell>
          <table:table-cell office:value-type="float" office:value="147.713" calcext:value-type="float">
            <text:p>147.713</text:p>
          </table:table-cell>
          <table:table-cell office:value-type="float" office:value="141.38" calcext:value-type="float">
            <text:p>141.38</text:p>
          </table:table-cell>
          <table:table-cell office:value-type="float" office:value="251.334" calcext:value-type="float">
            <text:p>251.334</text:p>
          </table:table-cell>
          <table:table-cell office:value-type="float" office:value="247.95" calcext:value-type="float">
            <text:p>247.95</text:p>
          </table:table-cell>
          <table:table-cell office:value-type="float" office:value="262.302" calcext:value-type="float">
            <text:p>262.302</text:p>
          </table:table-cell>
          <table:table-cell office:value-type="float" office:value="229.185" calcext:value-type="float">
            <text:p>229.185</text:p>
          </table:table-cell>
          <table:table-cell office:value-type="float" office:value="234.715" calcext:value-type="float">
            <text:p>234.715</text:p>
          </table:table-cell>
          <table:table-cell office:value-type="float" office:value="242.98" calcext:value-type="float">
            <text:p>242.98</text:p>
          </table:table-cell>
          <table:table-cell office:value-type="float" office:value="260.135" calcext:value-type="float">
            <text:p>260.135</text:p>
          </table:table-cell>
          <table:table-cell office:value-type="float" office:value="251.695" calcext:value-type="float">
            <text:p>251.695</text:p>
          </table:table-cell>
          <table:table-cell office:value-type="float" office:value="247.036" calcext:value-type="float">
            <text:p>247.036</text:p>
          </table:table-cell>
          <table:table-cell office:value-type="float" office:value="247.898" calcext:value-type="float">
            <text:p>247.898</text:p>
          </table:table-cell>
          <table:table-cell office:value-type="float" office:value="47.076" calcext:value-type="float">
            <text:p>47.076</text:p>
          </table:table-cell>
          <table:table-cell office:value-type="float" office:value="136.331" calcext:value-type="float">
            <text:p>136.331</text:p>
          </table:table-cell>
          <table:table-cell office:value-type="float" office:value="118.094" calcext:value-type="float">
            <text:p>118.094</text:p>
          </table:table-cell>
          <table:table-cell office:value-type="float" office:value="229.613" calcext:value-type="float">
            <text:p>229.613</text:p>
          </table:table-cell>
          <table:table-cell office:value-type="float" office:value="248.783" calcext:value-type="float">
            <text:p>248.783</text:p>
          </table:table-cell>
          <table:table-cell office:value-type="float" office:value="238.028" calcext:value-type="float">
            <text:p>238.028</text:p>
          </table:table-cell>
          <table:table-cell office:value-type="float" office:value="240.977" calcext:value-type="float">
            <text:p>240.977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98.927" calcext:value-type="float">
            <text:p>98.927</text:p>
          </table:table-cell>
          <table:table-cell office:value-type="float" office:value="156.648" calcext:value-type="float">
            <text:p>156.648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6.473" calcext:value-type="float">
            <text:p>156.473</text:p>
          </table:table-cell>
          <table:table-cell office:value-type="float" office:value="220.895" calcext:value-type="float">
            <text:p>220.895</text:p>
          </table:table-cell>
          <table:table-cell office:value-type="float" office:value="225.339" calcext:value-type="float">
            <text:p>225.339</text:p>
          </table:table-cell>
          <table:table-cell office:value-type="float" office:value="162.544" calcext:value-type="float">
            <text:p>162.544</text:p>
          </table:table-cell>
          <table:table-cell office:value-type="float" office:value="254.619" calcext:value-type="float">
            <text:p>254.619</text:p>
          </table:table-cell>
          <table:table-cell office:value-type="float" office:value="107.773" calcext:value-type="float">
            <text:p>107.773</text:p>
          </table:table-cell>
          <table:table-cell office:value-type="float" office:value="253.944" calcext:value-type="float">
            <text:p>253.944</text:p>
          </table:table-cell>
          <table:table-cell office:value-type="float" office:value="104.243" calcext:value-type="float">
            <text:p>104.243</text:p>
          </table:table-cell>
          <table:table-cell office:value-type="float" office:value="124.931" calcext:value-type="float">
            <text:p>124.931</text:p>
          </table:table-cell>
          <table:table-cell office:value-type="float" office:value="109.026" calcext:value-type="float">
            <text:p>109.026</text:p>
          </table:table-cell>
          <table:table-cell office:value-type="float" office:value="108.666" calcext:value-type="float">
            <text:p>108.666</text:p>
          </table:table-cell>
          <table:table-cell office:value-type="float" office:value="80.27" calcext:value-type="float">
            <text:p>80.27</text:p>
          </table:table-cell>
          <table:table-cell office:value-type="float" office:value="77.014" calcext:value-type="float">
            <text:p>77.014</text:p>
          </table:table-cell>
          <table:table-cell office:value-type="float" office:value="76.698" calcext:value-type="float">
            <text:p>76.698</text:p>
          </table:table-cell>
          <table:table-cell office:value-type="float" office:value="265.802" calcext:value-type="float">
            <text:p>265.802</text:p>
          </table:table-cell>
          <table:table-cell office:value-type="float" office:value="206.633" calcext:value-type="float">
            <text:p>206.633</text:p>
          </table:table-cell>
          <table:table-cell office:value-type="float" office:value="206.556" calcext:value-type="float">
            <text:p>206.556</text:p>
          </table:table-cell>
          <table:table-cell office:value-type="float" office:value="46.577" calcext:value-type="float">
            <text:p>46.577</text:p>
          </table:table-cell>
          <table:table-cell office:value-type="float" office:value="46.857" calcext:value-type="float">
            <text:p>46.857</text:p>
          </table:table-cell>
          <table:table-cell office:value-type="float" office:value="101.431" calcext:value-type="float">
            <text:p>101.431</text:p>
          </table:table-cell>
          <table:table-cell office:value-type="float" office:value="221.625" calcext:value-type="float">
            <text:p>221.625</text:p>
          </table:table-cell>
          <table:table-cell office:value-type="float" office:value="215.893" calcext:value-type="float">
            <text:p>215.893</text:p>
          </table:table-cell>
          <table:table-cell office:value-type="float" office:value="286.776" calcext:value-type="float">
            <text:p>286.776</text:p>
          </table:table-cell>
          <table:table-cell office:value-type="float" office:value="155.445" calcext:value-type="float">
            <text:p>155.445</text:p>
          </table:table-cell>
          <table:table-cell office:value-type="float" office:value="133.958" calcext:value-type="float">
            <text:p>133.958</text:p>
          </table:table-cell>
          <table:table-cell office:value-type="float" office:value="146.176" calcext:value-type="float">
            <text:p>146.176</text:p>
          </table:table-cell>
          <table:table-cell office:value-type="float" office:value="110.348" calcext:value-type="float">
            <text:p>110.348</text:p>
          </table:table-cell>
          <table:table-cell office:value-type="float" office:value="259.274" calcext:value-type="float">
            <text:p>259.27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195.99" calcext:value-type="float">
            <text:p>195.99</text:p>
          </table:table-cell>
          <table:table-cell office:value-type="float" office:value="187.711" calcext:value-type="float">
            <text:p>187.711</text:p>
          </table:table-cell>
          <table:table-cell office:value-type="float" office:value="177.293" calcext:value-type="float">
            <text:p>177.293</text:p>
          </table:table-cell>
          <table:table-cell office:value-type="float" office:value="295.091" calcext:value-type="float">
            <text:p>295.091</text:p>
          </table:table-cell>
          <table:table-cell office:value-type="float" office:value="262.574" calcext:value-type="float">
            <text:p>262.574</text:p>
          </table:table-cell>
          <table:table-cell office:value-type="float" office:value="295.98" calcext:value-type="float">
            <text:p>295.98</text:p>
          </table:table-cell>
          <table:table-cell office:value-type="float" office:value="267.499" calcext:value-type="float">
            <text:p>267.499</text:p>
          </table:table-cell>
          <table:table-cell office:value-type="float" office:value="178.635" calcext:value-type="float">
            <text:p>178.635</text:p>
          </table:table-cell>
          <table:table-cell office:value-type="float" office:value="179.269" calcext:value-type="float">
            <text:p>179.269</text:p>
          </table:table-cell>
          <table:table-cell office:value-type="float" office:value="276.67" calcext:value-type="float">
            <text:p>276.67</text:p>
          </table:table-cell>
          <table:table-cell office:value-type="float" office:value="295.971" calcext:value-type="float">
            <text:p>295.971</text:p>
          </table:table-cell>
          <table:table-cell office:value-type="float" office:value="305.79" calcext:value-type="float">
            <text:p>305.79</text:p>
          </table:table-cell>
          <table:table-cell office:value-type="float" office:value="281.899" calcext:value-type="float">
            <text:p>281.899</text:p>
          </table:table-cell>
          <table:table-cell office:value-type="float" office:value="287.113" calcext:value-type="float">
            <text:p>287.113</text:p>
          </table:table-cell>
          <table:table-cell office:value-type="float" office:value="275.844" calcext:value-type="float">
            <text:p>275.844</text:p>
          </table:table-cell>
          <table:table-cell office:value-type="float" office:value="290.179" calcext:value-type="float">
            <text:p>290.179</text:p>
          </table:table-cell>
          <table:table-cell office:value-type="float" office:value="281.507" calcext:value-type="float">
            <text:p>281.507</text:p>
          </table:table-cell>
          <table:table-cell office:value-type="float" office:value="278.807" calcext:value-type="float">
            <text:p>278.807</text:p>
          </table:table-cell>
          <table:table-cell office:value-type="float" office:value="279.452" calcext:value-type="float">
            <text:p>279.452</text:p>
          </table:table-cell>
          <table:table-cell office:value-type="float" office:value="176.447" calcext:value-type="float">
            <text:p>176.447</text:p>
          </table:table-cell>
          <table:table-cell office:value-type="float" office:value="166.772" calcext:value-type="float">
            <text:p>166.772</text:p>
          </table:table-cell>
          <table:table-cell office:value-type="float" office:value="247.19" calcext:value-type="float">
            <text:p>247.19</text:p>
          </table:table-cell>
          <table:table-cell office:value-type="float" office:value="233.874" calcext:value-type="float">
            <text:p>233.874</text:p>
          </table:table-cell>
          <table:table-cell office:value-type="float" office:value="247.509" calcext:value-type="float">
            <text:p>247.509</text:p>
          </table:table-cell>
          <table:table-cell office:value-type="float" office:value="261.656" calcext:value-type="float">
            <text:p>261.656</text:p>
          </table:table-cell>
          <table:table-cell office:value-type="float" office:value="295.987" calcext:value-type="float">
            <text:p>295.987</text:p>
          </table:table-cell>
          <table:table-cell office:value-type="float" office:value="128.466" calcext:value-type="float">
            <text:p>128.466</text:p>
          </table:table-cell>
          <table:table-cell office:value-type="float" office:value="131.838" calcext:value-type="float">
            <text:p>131.838</text:p>
          </table:table-cell>
          <table:table-cell office:value-type="float" office:value="127.926" calcext:value-type="float">
            <text:p>127.926</text:p>
          </table:table-cell>
          <table:table-cell office:value-type="float" office:value="140.415" calcext:value-type="float">
            <text:p>140.415</text:p>
          </table:table-cell>
          <table:table-cell office:value-type="float" office:value="189.946" calcext:value-type="float">
            <text:p>189.946</text:p>
          </table:table-cell>
          <table:table-cell office:value-type="float" office:value="191.987" calcext:value-type="float">
            <text:p>191.987</text:p>
          </table:table-cell>
          <table:table-cell office:value-type="float" office:value="194.071" calcext:value-type="float">
            <text:p>194.071</text:p>
          </table:table-cell>
          <table:table-cell office:value-type="float" office:value="272.598" calcext:value-type="float">
            <text:p>272.598</text:p>
          </table:table-cell>
          <table:table-cell office:value-type="float" office:value="277.374" calcext:value-type="float">
            <text:p>277.374</text:p>
          </table:table-cell>
          <table:table-cell office:value-type="float" office:value="191.843" calcext:value-type="float">
            <text:p>191.843</text:p>
          </table:table-cell>
          <table:table-cell office:value-type="float" office:value="303.171" calcext:value-type="float">
            <text:p>303.171</text:p>
          </table:table-cell>
          <table:table-cell office:value-type="float" office:value="142.744" calcext:value-type="float">
            <text:p>142.744</text:p>
          </table:table-cell>
          <table:table-cell office:value-type="float" office:value="300.771" calcext:value-type="float">
            <text:p>300.771</text:p>
          </table:table-cell>
          <table:table-cell office:value-type="float" office:value="150.404" calcext:value-type="float">
            <text:p>150.404</text:p>
          </table:table-cell>
          <table:table-cell office:value-type="float" office:value="153.34" calcext:value-type="float">
            <text:p>153.34</text:p>
          </table:table-cell>
          <table:table-cell office:value-type="float" office:value="134.004" calcext:value-type="float">
            <text:p>134.004</text:p>
          </table:table-cell>
          <table:table-cell office:value-type="float" office:value="220.886" calcext:value-type="float">
            <text:p>220.886</text:p>
          </table:table-cell>
          <table:table-cell office:value-type="float" office:value="212.172" calcext:value-type="float">
            <text:p>212.172</text:p>
          </table:table-cell>
          <table:table-cell office:value-type="float" office:value="0.261" calcext:value-type="float">
            <text:p>0.261</text:p>
          </table:table-cell>
          <table:table-cell office:value-type="float" office:value="0" calcext:value-type="float">
            <text:p>0</text:p>
          </table:table-cell>
          <table:table-cell office:value-type="float" office:value="297.992" calcext:value-type="float">
            <text:p>297.992</text:p>
          </table:table-cell>
          <table:table-cell office:value-type="float" office:value="340.35" calcext:value-type="float">
            <text:p>340.35</text:p>
          </table:table-cell>
          <table:table-cell office:value-type="float" office:value="338.888" calcext:value-type="float">
            <text:p>338.888</text:p>
          </table:table-cell>
          <table:table-cell office:value-type="float" office:value="63.709" calcext:value-type="float">
            <text:p>63.709</text:p>
          </table:table-cell>
          <table:table-cell office:value-type="float" office:value="63.583" calcext:value-type="float">
            <text:p>63.583</text:p>
          </table:table-cell>
          <table:table-cell office:value-type="float" office:value="231.833" calcext:value-type="float">
            <text:p>231.833</text:p>
          </table:table-cell>
          <table:table-cell office:value-type="float" office:value="274.655" calcext:value-type="float">
            <text:p>274.655</text:p>
          </table:table-cell>
          <table:table-cell office:value-type="float" office:value="271.723" calcext:value-type="float">
            <text:p>271.723</text:p>
          </table:table-cell>
          <table:table-cell office:value-type="float" office:value="387.132" calcext:value-type="float">
            <text:p>387.132</text:p>
          </table:table-cell>
          <table:table-cell office:value-type="float" office:value="290.367" calcext:value-type="float">
            <text:p>290.367</text:p>
          </table:table-cell>
          <table:table-cell office:value-type="float" office:value="255.48" calcext:value-type="float">
            <text:p>255.48</text:p>
          </table:table-cell>
          <table:table-cell office:value-type="float" office:value="248.937" calcext:value-type="float">
            <text:p>248.937</text:p>
          </table:table-cell>
          <table:table-cell office:value-type="float" office:value="247.137" calcext:value-type="float">
            <text:p>247.137</text:p>
          </table:table-cell>
          <table:table-cell office:value-type="float" office:value="341.438" calcext:value-type="float">
            <text:p>341.43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106.497" calcext:value-type="float">
            <text:p>106.49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114.429" calcext:value-type="float">
            <text:p>114.429</text:p>
          </table:table-cell>
          <table:table-cell office:value-type="float" office:value="27.23" calcext:value-type="float">
            <text:p>27.23</text:p>
          </table:table-cell>
          <table:table-cell office:value-type="float" office:value="200.244" calcext:value-type="float">
            <text:p>200.244</text:p>
          </table:table-cell>
          <table:table-cell office:value-type="float" office:value="274.377" calcext:value-type="float">
            <text:p>274.377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6.136" calcext:value-type="float">
            <text:p>126.136</text:p>
          </table:table-cell>
          <table:table-cell office:value-type="float" office:value="115.398" calcext:value-type="float">
            <text:p>115.398</text:p>
          </table:table-cell>
          <table:table-cell office:value-type="float" office:value="21.184" calcext:value-type="float">
            <text:p>21.184</text:p>
          </table:table-cell>
          <table:table-cell office:value-type="float" office:value="27.265" calcext:value-type="float">
            <text:p>27.265</text:p>
          </table:table-cell>
          <table:table-cell office:value-type="float" office:value="30.608" calcext:value-type="float">
            <text:p>30.608</text:p>
          </table:table-cell>
          <table:table-cell office:value-type="float" office:value="38.997" calcext:value-type="float">
            <text:p>38.997</text:p>
          </table:table-cell>
          <table:table-cell office:value-type="float" office:value="38.982" calcext:value-type="float">
            <text:p>38.982</text:p>
          </table:table-cell>
          <table:table-cell office:value-type="float" office:value="32.925" calcext:value-type="float">
            <text:p>32.925</text:p>
          </table:table-cell>
          <table:table-cell office:value-type="float" office:value="27.028" calcext:value-type="float">
            <text:p>27.028</text:p>
          </table:table-cell>
          <table:table-cell office:value-type="float" office:value="24.748" calcext:value-type="float">
            <text:p>24.748</text:p>
          </table:table-cell>
          <table:table-cell office:value-type="float" office:value="21.172" calcext:value-type="float">
            <text:p>21.172</text:p>
          </table:table-cell>
          <table:table-cell office:value-type="float" office:value="19.141" calcext:value-type="float">
            <text:p>19.141</text:p>
          </table:table-cell>
          <table:table-cell office:value-type="float" office:value="262.805" calcext:value-type="float">
            <text:p>262.805</text:p>
          </table:table-cell>
          <table:table-cell office:value-type="float" office:value="126.401" calcext:value-type="float">
            <text:p>126.401</text:p>
          </table:table-cell>
          <table:table-cell office:value-type="float" office:value="244.138" calcext:value-type="float">
            <text:p>244.138</text:p>
          </table:table-cell>
          <table:table-cell office:value-type="float" office:value="181.762" calcext:value-type="float">
            <text:p>181.762</text:p>
          </table:table-cell>
          <table:table-cell office:value-type="float" office:value="196.01" calcext:value-type="float">
            <text:p>196.01</text:p>
          </table:table-cell>
          <table:table-cell office:value-type="float" office:value="183.524" calcext:value-type="float">
            <text:p>183.524</text:p>
          </table:table-cell>
          <table:table-cell office:value-type="float" office:value="39.922" calcext:value-type="float">
            <text:p>39.922</text:p>
          </table:table-cell>
          <table:table-cell office:value-type="float" office:value="250.643" calcext:value-type="float">
            <text:p>250.643</text:p>
          </table:table-cell>
          <table:table-cell office:value-type="float" office:value="256.111" calcext:value-type="float">
            <text:p>256.111</text:p>
          </table:table-cell>
          <table:table-cell office:value-type="float" office:value="268.23" calcext:value-type="float">
            <text:p>268.23</text:p>
          </table:table-cell>
          <table:table-cell office:value-type="float" office:value="158.34" calcext:value-type="float">
            <text:p>158.34</text:p>
          </table:table-cell>
          <table:table-cell office:value-type="float" office:value="183.965" calcext:value-type="float">
            <text:p>183.965</text:p>
          </table:table-cell>
          <table:table-cell office:value-type="float" office:value="181.574" calcext:value-type="float">
            <text:p>181.574</text:p>
          </table:table-cell>
          <table:table-cell office:value-type="float" office:value="137.845" calcext:value-type="float">
            <text:p>137.845</text:p>
          </table:table-cell>
          <table:table-cell office:value-type="float" office:value="25.085" calcext:value-type="float">
            <text:p>25.085</text:p>
          </table:table-cell>
          <table:table-cell office:value-type="float" office:value="31.175" calcext:value-type="float">
            <text:p>31.175</text:p>
          </table:table-cell>
          <table:table-cell office:value-type="float" office:value="97.384" calcext:value-type="float">
            <text:p>97.384</text:p>
          </table:table-cell>
          <table:table-cell office:value-type="float" office:value="30.784" calcext:value-type="float">
            <text:p>30.784</text:p>
          </table:table-cell>
          <table:table-cell office:value-type="float" office:value="154.863" calcext:value-type="float">
            <text:p>154.863</text:p>
          </table:table-cell>
          <table:table-cell office:value-type="float" office:value="24.461" calcext:value-type="float">
            <text:p>24.461</text:p>
          </table:table-cell>
          <table:table-cell office:value-type="float" office:value="172.667" calcext:value-type="float">
            <text:p>172.667</text:p>
          </table:table-cell>
          <table:table-cell office:value-type="float" office:value="147.417" calcext:value-type="float">
            <text:p>147.417</text:p>
          </table:table-cell>
          <table:table-cell office:value-type="float" office:value="172.749" calcext:value-type="float">
            <text:p>172.749</text:p>
          </table:table-cell>
          <table:table-cell office:value-type="float" office:value="162.249" calcext:value-type="float">
            <text:p>162.249</text:p>
          </table:table-cell>
          <table:table-cell office:value-type="float" office:value="181.83" calcext:value-type="float">
            <text:p>181.83</text:p>
          </table:table-cell>
          <table:table-cell office:value-type="float" office:value="274.812" calcext:value-type="float">
            <text:p>274.812</text:p>
          </table:table-cell>
          <table:table-cell office:value-type="float" office:value="276.228" calcext:value-type="float">
            <text:p>276.228</text:p>
          </table:table-cell>
          <table:table-cell office:value-type="float" office:value="30.516" calcext:value-type="float">
            <text:p>30.516</text:p>
          </table:table-cell>
          <table:table-cell office:value-type="float" office:value="309.516" calcext:value-type="float">
            <text:p>309.516</text:p>
          </table:table-cell>
          <table:table-cell office:value-type="float" office:value="310.672" calcext:value-type="float">
            <text:p>310.672</text:p>
          </table:table-cell>
          <table:table-cell office:value-type="float" office:value="225.953" calcext:value-type="float">
            <text:p>225.953</text:p>
          </table:table-cell>
          <table:table-cell office:value-type="float" office:value="226.691" calcext:value-type="float">
            <text:p>226.691</text:p>
          </table:table-cell>
          <table:table-cell office:value-type="float" office:value="229.151" calcext:value-type="float">
            <text:p>229.151</text:p>
          </table:table-cell>
          <table:table-cell office:value-type="float" office:value="34.773" calcext:value-type="float">
            <text:p>34.773</text:p>
          </table:table-cell>
          <table:table-cell office:value-type="float" office:value="29.798" calcext:value-type="float">
            <text:p>29.798</text:p>
          </table:table-cell>
          <table:table-cell office:value-type="float" office:value="255.42" calcext:value-type="float">
            <text:p>255.42</text:p>
          </table:table-cell>
          <table:table-cell office:value-type="float" office:value="133.51" calcext:value-type="float">
            <text:p>133.51</text:p>
          </table:table-cell>
          <table:table-cell office:value-type="float" office:value="152.114" calcext:value-type="float">
            <text:p>152.114</text:p>
          </table:table-cell>
          <table:table-cell office:value-type="float" office:value="176.349" calcext:value-type="float">
            <text:p>176.349</text:p>
          </table:table-cell>
          <table:table-cell office:value-type="float" office:value="185.811" calcext:value-type="float">
            <text:p>185.811</text:p>
          </table:table-cell>
          <table:table-cell office:value-type="float" office:value="50.851" calcext:value-type="float">
            <text:p>50.85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teinsel</text:p>
          </table:table-cell>
          <table:table-cell office:value-type="float" office:value="116.453" calcext:value-type="float">
            <text:p>116.453</text:p>
          </table:table-cell>
          <table:table-cell office:value-type="float" office:value="117.575" calcext:value-type="float">
            <text:p>117.575</text:p>
          </table:table-cell>
          <table:table-cell office:value-type="float" office:value="131.504" calcext:value-type="float">
            <text:p>131.504</text:p>
          </table:table-cell>
          <table:table-cell office:value-type="float" office:value="35.119" calcext:value-type="float">
            <text:p>35.119</text:p>
          </table:table-cell>
          <table:table-cell office:value-type="float" office:value="215.012" calcext:value-type="float">
            <text:p>215.012</text:p>
          </table:table-cell>
          <table:table-cell office:value-type="float" office:value="244.305" calcext:value-type="float">
            <text:p>244.305</text:p>
          </table:table-cell>
          <table:table-cell office:value-type="float" office:value="117.18" calcext:value-type="float">
            <text:p>117.1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121.411" calcext:value-type="float">
            <text:p>121.411</text:p>
          </table:table-cell>
          <table:table-cell office:value-type="float" office:value="27.866" calcext:value-type="float">
            <text:p>27.866</text:p>
          </table:table-cell>
          <table:table-cell office:value-type="float" office:value="36.419" calcext:value-type="float">
            <text:p>36.419</text:p>
          </table:table-cell>
          <table:table-cell office:value-type="float" office:value="44.563" calcext:value-type="float">
            <text:p>44.563</text:p>
          </table:table-cell>
          <table:table-cell office:value-type="float" office:value="39.031" calcext:value-type="float">
            <text:p>39.031</text:p>
          </table:table-cell>
          <table:table-cell office:value-type="float" office:value="41.972" calcext:value-type="float">
            <text:p>41.972</text:p>
          </table:table-cell>
          <table:table-cell office:value-type="float" office:value="51.485" calcext:value-type="float">
            <text:p>51.485</text:p>
          </table:table-cell>
          <table:table-cell office:value-type="float" office:value="35.073" calcext:value-type="float">
            <text:p>35.073</text:p>
          </table:table-cell>
          <table:table-cell office:value-type="float" office:value="26.853" calcext:value-type="float">
            <text:p>26.853</text:p>
          </table:table-cell>
          <table:table-cell office:value-type="float" office:value="27.848" calcext:value-type="float">
            <text:p>27.848</text:p>
          </table:table-cell>
          <table:table-cell office:value-type="float" office:value="23.434" calcext:value-type="float">
            <text:p>23.434</text:p>
          </table:table-cell>
          <table:table-cell office:value-type="float" office:value="201.807" calcext:value-type="float">
            <text:p>201.807</text:p>
          </table:table-cell>
          <table:table-cell office:value-type="float" office:value="145.069" calcext:value-type="float">
            <text:p>145.069</text:p>
          </table:table-cell>
          <table:table-cell office:value-type="float" office:value="240.748" calcext:value-type="float">
            <text:p>240.748</text:p>
          </table:table-cell>
          <table:table-cell office:value-type="float" office:value="181.068" calcext:value-type="float">
            <text:p>181.068</text:p>
          </table:table-cell>
          <table:table-cell office:value-type="float" office:value="178.264" calcext:value-type="float">
            <text:p>178.264</text:p>
          </table:table-cell>
          <table:table-cell office:value-type="float" office:value="180.521" calcext:value-type="float">
            <text:p>180.521</text:p>
          </table:table-cell>
          <table:table-cell office:value-type="float" office:value="47.301" calcext:value-type="float">
            <text:p>47.301</text:p>
          </table:table-cell>
          <table:table-cell office:value-type="float" office:value="248.512" calcext:value-type="float">
            <text:p>248.512</text:p>
          </table:table-cell>
          <table:table-cell office:value-type="float" office:value="262.373" calcext:value-type="float">
            <text:p>262.373</text:p>
          </table:table-cell>
          <table:table-cell office:value-type="float" office:value="265.436" calcext:value-type="float">
            <text:p>265.436</text:p>
          </table:table-cell>
          <table:table-cell office:value-type="float" office:value="175.096" calcext:value-type="float">
            <text:p>175.096</text:p>
          </table:table-cell>
          <table:table-cell office:value-type="float" office:value="168.844" calcext:value-type="float">
            <text:p>168.844</text:p>
          </table:table-cell>
          <table:table-cell office:value-type="float" office:value="168.843" calcext:value-type="float">
            <text:p>168.843</text:p>
          </table:table-cell>
          <table:table-cell office:value-type="float" office:value="142.581" calcext:value-type="float">
            <text:p>142.581</text:p>
          </table:table-cell>
          <table:table-cell office:value-type="float" office:value="25.836" calcext:value-type="float">
            <text:p>25.836</text:p>
          </table:table-cell>
          <table:table-cell office:value-type="float" office:value="25.986" calcext:value-type="float">
            <text:p>25.986</text:p>
          </table:table-cell>
          <table:table-cell office:value-type="float" office:value="112.758" calcext:value-type="float">
            <text:p>112.758</text:p>
          </table:table-cell>
          <table:table-cell office:value-type="float" office:value="45.053" calcext:value-type="float">
            <text:p>45.053</text:p>
          </table:table-cell>
          <table:table-cell office:value-type="float" office:value="167.642" calcext:value-type="float">
            <text:p>167.642</text:p>
          </table:table-cell>
          <table:table-cell office:value-type="float" office:value="41.99" calcext:value-type="float">
            <text:p>41.99</text:p>
          </table:table-cell>
          <table:table-cell office:value-type="float" office:value="185.397" calcext:value-type="float">
            <text:p>185.397</text:p>
          </table:table-cell>
          <table:table-cell office:value-type="float" office:value="165.553" calcext:value-type="float">
            <text:p>165.553</text:p>
          </table:table-cell>
          <table:table-cell office:value-type="float" office:value="177.03" calcext:value-type="float">
            <text:p>177.03</text:p>
          </table:table-cell>
          <table:table-cell office:value-type="float" office:value="177.271" calcext:value-type="float">
            <text:p>177.271</text:p>
          </table:table-cell>
          <table:table-cell office:value-type="float" office:value="173.586" calcext:value-type="float">
            <text:p>173.586</text:p>
          </table:table-cell>
          <table:table-cell office:value-type="float" office:value="292.658" calcext:value-type="float">
            <text:p>292.658</text:p>
          </table:table-cell>
          <table:table-cell office:value-type="float" office:value="291.103" calcext:value-type="float">
            <text:p>291.103</text:p>
          </table:table-cell>
          <table:table-cell office:value-type="float" office:value="45.979" calcext:value-type="float">
            <text:p>45.979</text:p>
          </table:table-cell>
          <table:table-cell office:value-type="float" office:value="315.402" calcext:value-type="float">
            <text:p>315.402</text:p>
          </table:table-cell>
          <table:table-cell office:value-type="float" office:value="319.008" calcext:value-type="float">
            <text:p>319.008</text:p>
          </table:table-cell>
          <table:table-cell office:value-type="float" office:value="220.919" calcext:value-type="float">
            <text:p>220.919</text:p>
          </table:table-cell>
          <table:table-cell office:value-type="float" office:value="233.792" calcext:value-type="float">
            <text:p>233.792</text:p>
          </table:table-cell>
          <table:table-cell office:value-type="float" office:value="241.791" calcext:value-type="float">
            <text:p>241.791</text:p>
          </table:table-cell>
          <table:table-cell office:value-type="float" office:value="31.973" calcext:value-type="float">
            <text:p>31.973</text:p>
          </table:table-cell>
          <table:table-cell office:value-type="float" office:value="34.589" calcext:value-type="float">
            <text:p>34.589</text:p>
          </table:table-cell>
          <table:table-cell office:value-type="float" office:value="219.761" calcext:value-type="float">
            <text:p>219.761</text:p>
          </table:table-cell>
          <table:table-cell office:value-type="float" office:value="97.469" calcext:value-type="float">
            <text:p>97.469</text:p>
          </table:table-cell>
          <table:table-cell office:value-type="float" office:value="124.554" calcext:value-type="float">
            <text:p>124.554</text:p>
          </table:table-cell>
          <table:table-cell office:value-type="float" office:value="136.241" calcext:value-type="float">
            <text:p>136.241</text:p>
          </table:table-cell>
          <table:table-cell office:value-type="float" office:value="146.609" calcext:value-type="float">
            <text:p>146.609</text:p>
          </table:table-cell>
          <table:table-cell office:value-type="float" office:value="26.981" calcext:value-type="float">
            <text:p>26.98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125.563" calcext:value-type="float">
            <text:p>125.563</text:p>
          </table:table-cell>
          <table:table-cell office:value-type="float" office:value="125.428" calcext:value-type="float">
            <text:p>125.428</text:p>
          </table:table-cell>
          <table:table-cell office:value-type="float" office:value="137.513" calcext:value-type="float">
            <text:p>137.513</text:p>
          </table:table-cell>
          <table:table-cell office:value-type="float" office:value="66.872" calcext:value-type="float">
            <text:p>66.872</text:p>
          </table:table-cell>
          <table:table-cell office:value-type="float" office:value="229.196" calcext:value-type="float">
            <text:p>229.196</text:p>
          </table:table-cell>
          <table:table-cell office:value-type="float" office:value="266.513" calcext:value-type="float">
            <text:p>266.513</text:p>
          </table:table-cell>
          <table:table-cell office:value-type="float" office:value="185.636" calcext:value-type="float">
            <text:p>185.636</text:p>
          </table:table-cell>
          <table:table-cell office:value-type="float" office:value="138.561" calcext:value-type="float">
            <text:p>138.561</text:p>
          </table:table-cell>
          <table:table-cell office:value-type="float" office:value="171.651" calcext:value-type="float">
            <text:p>171.651</text:p>
          </table:table-cell>
          <table:table-cell office:value-type="float" office:value="58.984" calcext:value-type="float">
            <text:p>58.984</text:p>
          </table:table-cell>
          <table:table-cell office:value-type="float" office:value="49.135" calcext:value-type="float">
            <text:p>49.135</text:p>
          </table:table-cell>
          <table:table-cell office:value-type="float" office:value="45.361" calcext:value-type="float">
            <text:p>45.361</text:p>
          </table:table-cell>
          <table:table-cell office:value-type="float" office:value="77.462" calcext:value-type="float">
            <text:p>77.462</text:p>
          </table:table-cell>
          <table:table-cell office:value-type="float" office:value="74.993" calcext:value-type="float">
            <text:p>74.993</text:p>
          </table:table-cell>
          <table:table-cell office:value-type="float" office:value="66.031" calcext:value-type="float">
            <text:p>66.031</text:p>
          </table:table-cell>
          <table:table-cell office:value-type="float" office:value="53.95" calcext:value-type="float">
            <text:p>53.95</text:p>
          </table:table-cell>
          <table:table-cell office:value-type="float" office:value="56.941" calcext:value-type="float">
            <text:p>56.941</text:p>
          </table:table-cell>
          <table:table-cell office:value-type="float" office:value="61.337" calcext:value-type="float">
            <text:p>61.337</text:p>
          </table:table-cell>
          <table:table-cell office:value-type="float" office:value="65.285" calcext:value-type="float">
            <text:p>65.285</text:p>
          </table:table-cell>
          <table:table-cell office:value-type="float" office:value="278.011" calcext:value-type="float">
            <text:p>278.011</text:p>
          </table:table-cell>
          <table:table-cell office:value-type="float" office:value="151.169" calcext:value-type="float">
            <text:p>151.169</text:p>
          </table:table-cell>
          <table:table-cell office:value-type="float" office:value="330.498" calcext:value-type="float">
            <text:p>330.498</text:p>
          </table:table-cell>
          <table:table-cell office:value-type="float" office:value="224.792" calcext:value-type="float">
            <text:p>224.792</text:p>
          </table:table-cell>
          <table:table-cell office:value-type="float" office:value="224.412" calcext:value-type="float">
            <text:p>224.412</text:p>
          </table:table-cell>
          <table:table-cell office:value-type="float" office:value="224.58" calcext:value-type="float">
            <text:p>224.58</text:p>
          </table:table-cell>
          <table:table-cell office:value-type="float" office:value="73.41" calcext:value-type="float">
            <text:p>73.41</text:p>
          </table:table-cell>
          <table:table-cell office:value-type="float" office:value="292.379" calcext:value-type="float">
            <text:p>292.379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290.171" calcext:value-type="float">
            <text:p>290.171</text:p>
          </table:table-cell>
          <table:table-cell office:value-type="float" office:value="209.51" calcext:value-type="float">
            <text:p>209.51</text:p>
          </table:table-cell>
          <table:table-cell office:value-type="float" office:value="177.293" calcext:value-type="float">
            <text:p>177.293</text:p>
          </table:table-cell>
          <table:table-cell office:value-type="float" office:value="177.404" calcext:value-type="float">
            <text:p>177.404</text:p>
          </table:table-cell>
          <table:table-cell office:value-type="float" office:value="151.646" calcext:value-type="float">
            <text:p>151.646</text:p>
          </table:table-cell>
          <table:table-cell office:value-type="float" office:value="60.91" calcext:value-type="float">
            <text:p>60.91</text:p>
          </table:table-cell>
          <table:table-cell office:value-type="float" office:value="60.976" calcext:value-type="float">
            <text:p>60.976</text:p>
          </table:table-cell>
          <table:table-cell office:value-type="float" office:value="120.602" calcext:value-type="float">
            <text:p>120.602</text:p>
          </table:table-cell>
          <table:table-cell office:value-type="float" office:value="44.985" calcext:value-type="float">
            <text:p>44.985</text:p>
          </table:table-cell>
          <table:table-cell office:value-type="float" office:value="178.877" calcext:value-type="float">
            <text:p>178.877</text:p>
          </table:table-cell>
          <table:table-cell office:value-type="float" office:value="62.42" calcext:value-type="float">
            <text:p>62.42</text:p>
          </table:table-cell>
          <table:table-cell office:value-type="float" office:value="198.556" calcext:value-type="float">
            <text:p>198.556</text:p>
          </table:table-cell>
          <table:table-cell office:value-type="float" office:value="197.516" calcext:value-type="float">
            <text:p>197.516</text:p>
          </table:table-cell>
          <table:table-cell office:value-type="float" office:value="189.123" calcext:value-type="float">
            <text:p>189.123</text:p>
          </table:table-cell>
          <table:table-cell office:value-type="float" office:value="190.412" calcext:value-type="float">
            <text:p>190.412</text:p>
          </table:table-cell>
          <table:table-cell office:value-type="float" office:value="228.217" calcext:value-type="float">
            <text:p>228.217</text:p>
          </table:table-cell>
          <table:table-cell office:value-type="float" office:value="359.886" calcext:value-type="float">
            <text:p>359.886</text:p>
          </table:table-cell>
          <table:table-cell office:value-type="float" office:value="357.889" calcext:value-type="float">
            <text:p>357.889</text:p>
          </table:table-cell>
          <table:table-cell office:value-type="float" office:value="45.069" calcext:value-type="float">
            <text:p>45.069</text:p>
          </table:table-cell>
          <table:table-cell office:value-type="float" office:value="381.867" calcext:value-type="float">
            <text:p>381.867</text:p>
          </table:table-cell>
          <table:table-cell office:value-type="float" office:value="381.897" calcext:value-type="float">
            <text:p>381.897</text:p>
          </table:table-cell>
          <table:table-cell office:value-type="float" office:value="294.451" calcext:value-type="float">
            <text:p>294.451</text:p>
          </table:table-cell>
          <table:table-cell office:value-type="float" office:value="295.943" calcext:value-type="float">
            <text:p>295.943</text:p>
          </table:table-cell>
          <table:table-cell office:value-type="float" office:value="306.987" calcext:value-type="float">
            <text:p>306.987</text:p>
          </table:table-cell>
          <table:table-cell office:value-type="float" office:value="62.64" calcext:value-type="float">
            <text:p>62.64</text:p>
          </table:table-cell>
          <table:table-cell office:value-type="float" office:value="64.582" calcext:value-type="float">
            <text:p>64.582</text:p>
          </table:table-cell>
          <table:table-cell office:value-type="float" office:value="281.381" calcext:value-type="float">
            <text:p>281.381</text:p>
          </table:table-cell>
          <table:table-cell office:value-type="float" office:value="153.247" calcext:value-type="float">
            <text:p>153.247</text:p>
          </table:table-cell>
          <table:table-cell office:value-type="float" office:value="178.958" calcext:value-type="float">
            <text:p>178.958</text:p>
          </table:table-cell>
          <table:table-cell office:value-type="float" office:value="181.463" calcext:value-type="float">
            <text:p>181.463</text:p>
          </table:table-cell>
          <table:table-cell office:value-type="float" office:value="206.546" calcext:value-type="float">
            <text:p>206.546</text:p>
          </table:table-cell>
          <table:table-cell office:value-type="float" office:value="125.647" calcext:value-type="float">
            <text:p>125.64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isinau</text:p>
          </table:table-cell>
          <table:table-cell office:value-type="float" office:value="130.408" calcext:value-type="float">
            <text:p>130.408</text:p>
          </table:table-cell>
          <table:table-cell office:value-type="float" office:value="126.415" calcext:value-type="float">
            <text:p>126.415</text:p>
          </table:table-cell>
          <table:table-cell office:value-type="float" office:value="135.192" calcext:value-type="float">
            <text:p>135.192</text:p>
          </table:table-cell>
          <table:table-cell office:value-type="float" office:value="25.875" calcext:value-type="float">
            <text:p>25.875</text:p>
          </table:table-cell>
          <table:table-cell office:value-type="float" office:value="225.642" calcext:value-type="float">
            <text:p>225.642</text:p>
          </table:table-cell>
          <table:table-cell office:value-type="float" office:value="245.152" calcext:value-type="float">
            <text:p>245.152</text:p>
          </table:table-cell>
          <table:table-cell office:value-type="float" office:value="125.017" calcext:value-type="float">
            <text:p>125.017</text:p>
          </table:table-cell>
          <table:table-cell office:value-type="float" office:value="133.345" calcext:value-type="float">
            <text:p>133.345</text:p>
          </table:table-cell>
          <table:table-cell office:value-type="float" office:value="141.586" calcext:value-type="float">
            <text:p>141.586</text:p>
          </table:table-cell>
          <table:table-cell office:value-type="float" office:value="37.874" calcext:value-type="float">
            <text:p>37.874</text:p>
          </table:table-cell>
          <table:table-cell office:value-type="float" office:value="50.081" calcext:value-type="float">
            <text:p>50.081</text:p>
          </table:table-cell>
          <table:table-cell office:value-type="float" office:value="57.621" calcext:value-type="float">
            <text:p>57.621</text:p>
          </table:table-cell>
          <table:table-cell office:value-type="float" office:value="55.167" calcext:value-type="float">
            <text:p>55.167</text:p>
          </table:table-cell>
          <table:table-cell office:value-type="float" office:value="56.622" calcext:value-type="float">
            <text:p>56.622</text:p>
          </table:table-cell>
          <table:table-cell office:value-type="float" office:value="64.153" calcext:value-type="float">
            <text:p>64.153</text:p>
          </table:table-cell>
          <table:table-cell office:value-type="float" office:value="44.455" calcext:value-type="float">
            <text:p>44.455</text:p>
          </table:table-cell>
          <table:table-cell office:value-type="float" office:value="38.901" calcext:value-type="float">
            <text:p>38.901</text:p>
          </table:table-cell>
          <table:table-cell office:value-type="float" office:value="46.731" calcext:value-type="float">
            <text:p>46.731</text:p>
          </table:table-cell>
          <table:table-cell office:value-type="float" office:value="42.934" calcext:value-type="float">
            <text:p>42.934</text:p>
          </table:table-cell>
          <table:table-cell office:value-type="float" office:value="217.193" calcext:value-type="float">
            <text:p>217.193</text:p>
          </table:table-cell>
          <table:table-cell office:value-type="float" office:value="160.574" calcext:value-type="float">
            <text:p>160.574</text:p>
          </table:table-cell>
          <table:table-cell office:value-type="float" office:value="261.541" calcext:value-type="float">
            <text:p>261.541</text:p>
          </table:table-cell>
          <table:table-cell office:value-type="float" office:value="199.593" calcext:value-type="float">
            <text:p>199.593</text:p>
          </table:table-cell>
          <table:table-cell office:value-type="float" office:value="211.95" calcext:value-type="float">
            <text:p>211.95</text:p>
          </table:table-cell>
          <table:table-cell office:value-type="float" office:value="197.958" calcext:value-type="float">
            <text:p>197.958</text:p>
          </table:table-cell>
          <table:table-cell office:value-type="float" office:value="67.29" calcext:value-type="float">
            <text:p>67.29</text:p>
          </table:table-cell>
          <table:table-cell office:value-type="float" office:value="259.788" calcext:value-type="float">
            <text:p>259.788</text:p>
          </table:table-cell>
          <table:table-cell office:value-type="float" office:value="259.787" calcext:value-type="float">
            <text:p>259.787</text:p>
          </table:table-cell>
          <table:table-cell office:value-type="float" office:value="258.352" calcext:value-type="float">
            <text:p>258.352</text:p>
          </table:table-cell>
          <table:table-cell office:value-type="float" office:value="187.785" calcext:value-type="float">
            <text:p>187.785</text:p>
          </table:table-cell>
          <table:table-cell office:value-type="float" office:value="174.958" calcext:value-type="float">
            <text:p>174.958</text:p>
          </table:table-cell>
          <table:table-cell office:value-type="float" office:value="173.027" calcext:value-type="float">
            <text:p>173.027</text:p>
          </table:table-cell>
          <table:table-cell office:value-type="float" office:value="145.583" calcext:value-type="float">
            <text:p>145.583</text:p>
          </table:table-cell>
          <table:table-cell office:value-type="float" office:value="50.977" calcext:value-type="float">
            <text:p>50.977</text:p>
          </table:table-cell>
          <table:table-cell office:value-type="float" office:value="42.22" calcext:value-type="float">
            <text:p>42.22</text:p>
          </table:table-cell>
          <table:table-cell office:value-type="float" office:value="120.908" calcext:value-type="float">
            <text:p>120.908</text:p>
          </table:table-cell>
          <table:table-cell office:value-type="float" office:value="59.598" calcext:value-type="float">
            <text:p>59.598</text:p>
          </table:table-cell>
          <table:table-cell office:value-type="float" office:value="182.673" calcext:value-type="float">
            <text:p>182.673</text:p>
          </table:table-cell>
          <table:table-cell office:value-type="float" office:value="44.368" calcext:value-type="float">
            <text:p>44.368</text:p>
          </table:table-cell>
          <table:table-cell office:value-type="float" office:value="182.316" calcext:value-type="float">
            <text:p>182.316</text:p>
          </table:table-cell>
          <table:table-cell office:value-type="float" office:value="172.982" calcext:value-type="float">
            <text:p>172.982</text:p>
          </table:table-cell>
          <table:table-cell office:value-type="float" office:value="182.247" calcext:value-type="float">
            <text:p>182.247</text:p>
          </table:table-cell>
          <table:table-cell office:value-type="float" office:value="190.141" calcext:value-type="float">
            <text:p>190.141</text:p>
          </table:table-cell>
          <table:table-cell office:value-type="float" office:value="185.945" calcext:value-type="float">
            <text:p>185.945</text:p>
          </table:table-cell>
          <table:table-cell office:value-type="float" office:value="350.884" calcext:value-type="float">
            <text:p>350.884</text:p>
          </table:table-cell>
          <table:table-cell office:value-type="float" office:value="287.654" calcext:value-type="float">
            <text:p>287.654</text:p>
          </table:table-cell>
          <table:table-cell office:value-type="float" office:value="54.571" calcext:value-type="float">
            <text:p>54.571</text:p>
          </table:table-cell>
          <table:table-cell office:value-type="float" office:value="271.903" calcext:value-type="float">
            <text:p>271.903</text:p>
          </table:table-cell>
          <table:table-cell office:value-type="float" office:value="269.131" calcext:value-type="float">
            <text:p>269.131</text:p>
          </table:table-cell>
          <table:table-cell office:value-type="float" office:value="236.859" calcext:value-type="float">
            <text:p>236.859</text:p>
          </table:table-cell>
          <table:table-cell office:value-type="float" office:value="271.141" calcext:value-type="float">
            <text:p>271.141</text:p>
          </table:table-cell>
          <table:table-cell office:value-type="float" office:value="245.779" calcext:value-type="float">
            <text:p>245.779</text:p>
          </table:table-cell>
          <table:table-cell office:value-type="float" office:value="63.394" calcext:value-type="float">
            <text:p>63.394</text:p>
          </table:table-cell>
          <table:table-cell office:value-type="float" office:value="55.201" calcext:value-type="float">
            <text:p>55.201</text:p>
          </table:table-cell>
          <table:table-cell office:value-type="float" office:value="244.313" calcext:value-type="float">
            <text:p>244.313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43.987" calcext:value-type="float">
            <text:p>143.987</text:p>
          </table:table-cell>
          <table:table-cell office:value-type="float" office:value="146.068" calcext:value-type="float">
            <text:p>146.068</text:p>
          </table:table-cell>
          <table:table-cell office:value-type="float" office:value="170.144" calcext:value-type="float">
            <text:p>170.144</text:p>
          </table:table-cell>
          <table:table-cell office:value-type="float" office:value="47.311" calcext:value-type="float">
            <text:p>47.31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kopje</text:p>
          </table:table-cell>
          <table:table-cell office:value-type="float" office:value="138.619" calcext:value-type="float">
            <text:p>138.619</text:p>
          </table:table-cell>
          <table:table-cell office:value-type="float" office:value="141.402" calcext:value-type="float">
            <text:p>141.402</text:p>
          </table:table-cell>
          <table:table-cell office:value-type="float" office:value="154.448" calcext:value-type="float">
            <text:p>154.448</text:p>
          </table:table-cell>
          <table:table-cell office:value-type="float" office:value="34.392" calcext:value-type="float">
            <text:p>34.392</text:p>
          </table:table-cell>
          <table:table-cell office:value-type="float" office:value="232.54" calcext:value-type="float">
            <text:p>232.54</text:p>
          </table:table-cell>
          <table:table-cell office:value-type="float" office:value="259.922" calcext:value-type="float">
            <text:p>259.922</text:p>
          </table:table-cell>
          <table:table-cell office:value-type="float" office:value="140.851" calcext:value-type="float">
            <text:p>140.851</text:p>
          </table:table-cell>
          <table:table-cell office:value-type="float" office:value="150.714" calcext:value-type="float">
            <text:p>150.714</text:p>
          </table:table-cell>
          <table:table-cell office:value-type="float" office:value="146.944" calcext:value-type="float">
            <text:p>146.944</text:p>
          </table:table-cell>
          <table:table-cell office:value-type="float" office:value="45.885" calcext:value-type="float">
            <text:p>45.885</text:p>
          </table:table-cell>
          <table:table-cell office:value-type="float" office:value="50.995" calcext:value-type="float">
            <text:p>50.995</text:p>
          </table:table-cell>
          <table:table-cell office:value-type="float" office:value="62.851" calcext:value-type="float">
            <text:p>62.851</text:p>
          </table:table-cell>
          <table:table-cell office:value-type="float" office:value="56.859" calcext:value-type="float">
            <text:p>56.859</text:p>
          </table:table-cell>
          <table:table-cell office:value-type="float" office:value="55.355" calcext:value-type="float">
            <text:p>55.355</text:p>
          </table:table-cell>
          <table:table-cell office:value-type="float" office:value="53.866" calcext:value-type="float">
            <text:p>53.866</text:p>
          </table:table-cell>
          <table:table-cell office:value-type="float" office:value="46.266" calcext:value-type="float">
            <text:p>46.266</text:p>
          </table:table-cell>
          <table:table-cell office:value-type="float" office:value="49.818" calcext:value-type="float">
            <text:p>49.818</text:p>
          </table:table-cell>
          <table:table-cell office:value-type="float" office:value="45.952" calcext:value-type="float">
            <text:p>45.952</text:p>
          </table:table-cell>
          <table:table-cell office:value-type="float" office:value="43.032" calcext:value-type="float">
            <text:p>43.032</text:p>
          </table:table-cell>
          <table:table-cell office:value-type="float" office:value="295.118" calcext:value-type="float">
            <text:p>295.118</text:p>
          </table:table-cell>
          <table:table-cell office:value-type="float" office:value="182.373" calcext:value-type="float">
            <text:p>182.373</text:p>
          </table:table-cell>
          <table:table-cell office:value-type="float" office:value="335.278" calcext:value-type="float">
            <text:p>335.278</text:p>
          </table:table-cell>
          <table:table-cell office:value-type="float" office:value="211.11" calcext:value-type="float">
            <text:p>211.11</text:p>
          </table:table-cell>
          <table:table-cell office:value-type="float" office:value="193.653" calcext:value-type="float">
            <text:p>193.653</text:p>
          </table:table-cell>
          <table:table-cell office:value-type="float" office:value="212.927" calcext:value-type="float">
            <text:p>212.927</text:p>
          </table:table-cell>
          <table:table-cell office:value-type="float" office:value="42.576" calcext:value-type="float">
            <text:p>42.576</text:p>
          </table:table-cell>
          <table:table-cell office:value-type="float" office:value="288.027" calcext:value-type="float">
            <text:p>288.027</text:p>
          </table:table-cell>
          <table:table-cell office:value-type="float" office:value="274.673" calcext:value-type="float">
            <text:p>274.673</text:p>
          </table:table-cell>
          <table:table-cell office:value-type="float" office:value="269.654" calcext:value-type="float">
            <text:p>269.654</text:p>
          </table:table-cell>
          <table:table-cell office:value-type="float" office:value="198.751" calcext:value-type="float">
            <text:p>198.751</text:p>
          </table:table-cell>
          <table:table-cell office:value-type="float" office:value="228.002" calcext:value-type="float">
            <text:p>228.002</text:p>
          </table:table-cell>
          <table:table-cell office:value-type="float" office:value="231.728" calcext:value-type="float">
            <text:p>231.728</text:p>
          </table:table-cell>
          <table:table-cell office:value-type="float" office:value="168.167" calcext:value-type="float">
            <text:p>168.167</text:p>
          </table:table-cell>
          <table:table-cell office:value-type="float" office:value="49.173" calcext:value-type="float">
            <text:p>49.173</text:p>
          </table:table-cell>
          <table:table-cell office:value-type="float" office:value="52.859" calcext:value-type="float">
            <text:p>52.859</text:p>
          </table:table-cell>
          <table:table-cell office:value-type="float" office:value="132.766" calcext:value-type="float">
            <text:p>132.766</text:p>
          </table:table-cell>
          <table:table-cell office:value-type="float" office:value="62.591" calcext:value-type="float">
            <text:p>62.591</text:p>
          </table:table-cell>
          <table:table-cell office:value-type="float" office:value="192.294" calcext:value-type="float">
            <text:p>192.294</text:p>
          </table:table-cell>
          <table:table-cell office:value-type="float" office:value="48.819" calcext:value-type="float">
            <text:p>48.819</text:p>
          </table:table-cell>
          <table:table-cell office:value-type="float" office:value="201.81" calcext:value-type="float">
            <text:p>201.81</text:p>
          </table:table-cell>
          <table:table-cell office:value-type="float" office:value="178.31" calcext:value-type="float">
            <text:p>178.31</text:p>
          </table:table-cell>
          <table:table-cell office:value-type="float" office:value="206.964" calcext:value-type="float">
            <text:p>206.964</text:p>
          </table:table-cell>
          <table:table-cell office:value-type="float" office:value="184.578" calcext:value-type="float">
            <text:p>184.578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316.039" calcext:value-type="float">
            <text:p>316.039</text:p>
          </table:table-cell>
          <table:table-cell office:value-type="float" office:value="314.352" calcext:value-type="float">
            <text:p>314.352</text:p>
          </table:table-cell>
          <table:table-cell office:value-type="float" office:value="63.482" calcext:value-type="float">
            <text:p>63.482</text:p>
          </table:table-cell>
          <table:table-cell office:value-type="float" office:value="410.878" calcext:value-type="float">
            <text:p>410.878</text:p>
          </table:table-cell>
          <table:table-cell office:value-type="float" office:value="406.025" calcext:value-type="float">
            <text:p>406.025</text:p>
          </table:table-cell>
          <table:table-cell office:value-type="float" office:value="268.117" calcext:value-type="float">
            <text:p>268.117</text:p>
          </table:table-cell>
          <table:table-cell office:value-type="float" office:value="288.42" calcext:value-type="float">
            <text:p>288.42</text:p>
          </table:table-cell>
          <table:table-cell office:value-type="float" office:value="248.198" calcext:value-type="float">
            <text:p>248.198</text:p>
          </table:table-cell>
          <table:table-cell office:value-type="float" office:value="55.736" calcext:value-type="float">
            <text:p>55.736</text:p>
          </table:table-cell>
          <table:table-cell office:value-type="float" office:value="54.997" calcext:value-type="float">
            <text:p>54.997</text:p>
          </table:table-cell>
          <table:table-cell office:value-type="float" office:value="253.984" calcext:value-type="float">
            <text:p>253.984</text:p>
          </table:table-cell>
          <table:table-cell office:value-type="float" office:value="127.408" calcext:value-type="float">
            <text:p>127.408</text:p>
          </table:table-cell>
          <table:table-cell office:value-type="float" office:value="158.49" calcext:value-type="float">
            <text:p>158.49</text:p>
          </table:table-cell>
          <table:table-cell office:value-type="float" office:value="157.617" calcext:value-type="float">
            <text:p>157.617</text:p>
          </table:table-cell>
          <table:table-cell office:value-type="float" office:value="190.059" calcext:value-type="float">
            <text:p>190.059</text:p>
          </table:table-cell>
          <table:table-cell office:value-type="float" office:value="49.505" calcext:value-type="float">
            <text:p>49.50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9.963" calcext:value-type="float">
            <text:p>49.963</text:p>
          </table:table-cell>
          <table:table-cell office:value-type="float" office:value="49.531" calcext:value-type="float">
            <text:p>49.531</text:p>
          </table:table-cell>
          <table:table-cell office:value-type="float" office:value="36.387" calcext:value-type="float">
            <text:p>36.387</text:p>
          </table:table-cell>
          <table:table-cell office:value-type="float" office:value="146.484" calcext:value-type="float">
            <text:p>146.484</text:p>
          </table:table-cell>
          <table:table-cell office:value-type="float" office:value="158.309" calcext:value-type="float">
            <text:p>158.309</text:p>
          </table:table-cell>
          <table:table-cell office:value-type="float" office:value="154.446" calcext:value-type="float">
            <text:p>154.446</text:p>
          </table:table-cell>
          <table:table-cell office:value-type="float" office:value="62.231" calcext:value-type="float">
            <text:p>62.231</text:p>
          </table:table-cell>
          <table:table-cell office:value-type="float" office:value="44.784" calcext:value-type="float">
            <text:p>44.784</text:p>
          </table:table-cell>
          <table:table-cell office:value-type="float" office:value="44.582" calcext:value-type="float">
            <text:p>44.582</text:p>
          </table:table-cell>
          <table:table-cell office:value-type="float" office:value="135.477" calcext:value-type="float">
            <text:p>135.477</text:p>
          </table:table-cell>
          <table:table-cell office:value-type="float" office:value="153.085" calcext:value-type="float">
            <text:p>153.085</text:p>
          </table:table-cell>
          <table:table-cell office:value-type="float" office:value="154.378" calcext:value-type="float">
            <text:p>154.378</text:p>
          </table:table-cell>
          <table:table-cell office:value-type="float" office:value="139.421" calcext:value-type="float">
            <text:p>139.421</text:p>
          </table:table-cell>
          <table:table-cell office:value-type="float" office:value="139.801" calcext:value-type="float">
            <text:p>139.801</text:p>
          </table:table-cell>
          <table:table-cell office:value-type="float" office:value="128.886" calcext:value-type="float">
            <text:p>128.886</text:p>
          </table:table-cell>
          <table:table-cell office:value-type="float" office:value="151.433" calcext:value-type="float">
            <text:p>151.433</text:p>
          </table:table-cell>
          <table:table-cell office:value-type="float" office:value="135.036" calcext:value-type="float">
            <text:p>135.036</text:p>
          </table:table-cell>
          <table:table-cell office:value-type="float" office:value="134.952" calcext:value-type="float">
            <text:p>134.952</text:p>
          </table:table-cell>
          <table:table-cell office:value-type="float" office:value="135.584" calcext:value-type="float">
            <text:p>135.584</text:p>
          </table:table-cell>
          <table:table-cell office:value-type="float" office:value="242.428" calcext:value-type="float">
            <text:p>242.428</text:p>
          </table:table-cell>
          <table:table-cell office:value-type="float" office:value="29.172" calcext:value-type="float">
            <text:p>29.172</text:p>
          </table:table-cell>
          <table:table-cell office:value-type="float" office:value="275.027" calcext:value-type="float">
            <text:p>275.027</text:p>
          </table:table-cell>
          <table:table-cell office:value-type="float" office:value="254.449" calcext:value-type="float">
            <text:p>254.449</text:p>
          </table:table-cell>
          <table:table-cell office:value-type="float" office:value="273.008" calcext:value-type="float">
            <text:p>273.008</text:p>
          </table:table-cell>
          <table:table-cell office:value-type="float" office:value="258.054" calcext:value-type="float">
            <text:p>258.054</text:p>
          </table:table-cell>
          <table:table-cell office:value-type="float" office:value="144.796" calcext:value-type="float">
            <text:p>144.796</text:p>
          </table:table-cell>
          <table:table-cell office:value-type="float" office:value="241.443" calcext:value-type="float">
            <text:p>241.443</text:p>
          </table:table-cell>
          <table:table-cell office:value-type="float" office:value="232.447" calcext:value-type="float">
            <text:p>232.447</text:p>
          </table:table-cell>
          <table:table-cell office:value-type="float" office:value="232.912" calcext:value-type="float">
            <text:p>232.912</text:p>
          </table:table-cell>
          <table:table-cell office:value-type="float" office:value="49.87" calcext:value-type="float">
            <text:p>49.87</text:p>
          </table:table-cell>
          <table:table-cell office:value-type="float" office:value="73.988" calcext:value-type="float">
            <text:p>73.988</text:p>
          </table:table-cell>
          <table:table-cell office:value-type="float" office:value="73.789" calcext:value-type="float">
            <text:p>73.789</text:p>
          </table:table-cell>
          <table:table-cell office:value-type="float" office:value="51.294" calcext:value-type="float">
            <text:p>51.294</text:p>
          </table:table-cell>
          <table:table-cell office:value-type="float" office:value="128.918" calcext:value-type="float">
            <text:p>128.918</text:p>
          </table:table-cell>
          <table:table-cell office:value-type="float" office:value="129.19" calcext:value-type="float">
            <text:p>129.19</text:p>
          </table:table-cell>
          <table:table-cell office:value-type="float" office:value="53.745" calcext:value-type="float">
            <text:p>53.745</text:p>
          </table:table-cell>
          <table:table-cell office:value-type="float" office:value="153.842" calcext:value-type="float">
            <text:p>153.842</text:p>
          </table:table-cell>
          <table:table-cell office:value-type="float" office:value="48.946" calcext:value-type="float">
            <text:p>48.946</text:p>
          </table:table-cell>
          <table:table-cell office:value-type="float" office:value="152.596" calcext:value-type="float">
            <text:p>152.596</text:p>
          </table:table-cell>
          <table:table-cell office:value-type="float" office:value="66.801" calcext:value-type="float">
            <text:p>66.801</text:p>
          </table:table-cell>
          <table:table-cell office:value-type="float" office:value="50.12" calcext:value-type="float">
            <text:p>50.12</text:p>
          </table:table-cell>
          <table:table-cell office:value-type="float" office:value="61.343" calcext:value-type="float">
            <text:p>61.343</text:p>
          </table:table-cell>
          <table:table-cell office:value-type="float" office:value="75.75" calcext:value-type="float">
            <text:p>75.75</text:p>
          </table:table-cell>
          <table:table-cell office:value-type="float" office:value="248.042" calcext:value-type="float">
            <text:p>248.042</text:p>
          </table:table-cell>
          <table:table-cell office:value-type="float" office:value="314.3" calcext:value-type="float">
            <text:p>314.3</text:p>
          </table:table-cell>
          <table:table-cell office:value-type="float" office:value="314.781" calcext:value-type="float">
            <text:p>314.781</text:p>
          </table:table-cell>
          <table:table-cell office:value-type="float" office:value="154.395" calcext:value-type="float">
            <text:p>154.395</text:p>
          </table:table-cell>
          <table:table-cell office:value-type="float" office:value="270.142" calcext:value-type="float">
            <text:p>270.142</text:p>
          </table:table-cell>
          <table:table-cell office:value-type="float" office:value="270.001" calcext:value-type="float">
            <text:p>270.001</text:p>
          </table:table-cell>
          <table:table-cell office:value-type="float" office:value="223.071" calcext:value-type="float">
            <text:p>223.071</text:p>
          </table:table-cell>
          <table:table-cell office:value-type="float" office:value="225.089" calcext:value-type="float">
            <text:p>225.089</text:p>
          </table:table-cell>
          <table:table-cell office:value-type="float" office:value="257.763" calcext:value-type="float">
            <text:p>257.763</text:p>
          </table:table-cell>
          <table:table-cell office:value-type="float" office:value="122.454" calcext:value-type="float">
            <text:p>122.454</text:p>
          </table:table-cell>
          <table:table-cell office:value-type="float" office:value="122.711" calcext:value-type="float">
            <text:p>122.711</text:p>
          </table:table-cell>
          <table:table-cell office:value-type="float" office:value="158.458" calcext:value-type="float">
            <text:p>158.458</text:p>
          </table:table-cell>
          <table:table-cell office:value-type="float" office:value="54.384" calcext:value-type="float">
            <text:p>54.384</text:p>
          </table:table-cell>
          <table:table-cell office:value-type="float" office:value="21.793" calcext:value-type="float">
            <text:p>21.793</text:p>
          </table:table-cell>
          <table:table-cell office:value-type="float" office:value="40.236" calcext:value-type="float">
            <text:p>40.236</text:p>
          </table:table-cell>
          <table:table-cell office:value-type="float" office:value="71.81" calcext:value-type="float">
            <text:p>71.81</text:p>
          </table:table-cell>
          <table:table-cell office:value-type="float" office:value="167.434" calcext:value-type="float">
            <text:p>167.43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uala_Lumpur</text:p>
          </table:table-cell>
          <table:table-cell office:value-type="float" office:value="223.988" calcext:value-type="float">
            <text:p>223.988</text:p>
          </table:table-cell>
          <table:table-cell office:value-type="float" office:value="220.865" calcext:value-type="float">
            <text:p>220.865</text:p>
          </table:table-cell>
          <table:table-cell office:value-type="float" office:value="220.842" calcext:value-type="float">
            <text:p>220.842</text:p>
          </table:table-cell>
          <table:table-cell office:value-type="float" office:value="147.45" calcext:value-type="float">
            <text:p>147.45</text:p>
          </table:table-cell>
          <table:table-cell office:value-type="float" office:value="303.228" calcext:value-type="float">
            <text:p>303.228</text:p>
          </table:table-cell>
          <table:table-cell office:value-type="float" office:value="329.547" calcext:value-type="float">
            <text:p>329.547</text:p>
          </table:table-cell>
          <table:table-cell office:value-type="float" office:value="221.588" calcext:value-type="float">
            <text:p>221.588</text:p>
          </table:table-cell>
          <table:table-cell office:value-type="float" office:value="214.099" calcext:value-type="float">
            <text:p>214.099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154.973" calcext:value-type="float">
            <text:p>154.973</text:p>
          </table:table-cell>
          <table:table-cell office:value-type="float" office:value="152.47" calcext:value-type="float">
            <text:p>152.47</text:p>
          </table:table-cell>
          <table:table-cell office:value-type="float" office:value="160.563" calcext:value-type="float">
            <text:p>160.563</text:p>
          </table:table-cell>
          <table:table-cell office:value-type="float" office:value="133.946" calcext:value-type="float">
            <text:p>133.946</text:p>
          </table:table-cell>
          <table:table-cell office:value-type="float" office:value="133.799" calcext:value-type="float">
            <text:p>133.79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52.921" calcext:value-type="float">
            <text:p>152.921</text:p>
          </table:table-cell>
          <table:table-cell office:value-type="float" office:value="144.08" calcext:value-type="float">
            <text:p>144.08</text:p>
          </table:table-cell>
          <table:table-cell office:value-type="float" office:value="152.442" calcext:value-type="float">
            <text:p>152.442</text:p>
          </table:table-cell>
          <table:table-cell office:value-type="float" office:value="141.183" calcext:value-type="float">
            <text:p>141.183</text:p>
          </table:table-cell>
          <table:table-cell office:value-type="float" office:value="32.137" calcext:value-type="float">
            <text:p>32.137</text:p>
          </table:table-cell>
          <table:table-cell office:value-type="float" office:value="226.589" calcext:value-type="float">
            <text:p>226.589</text:p>
          </table:table-cell>
          <table:table-cell office:value-type="float" office:value="75.965" calcext:value-type="float">
            <text:p>75.965</text:p>
          </table:table-cell>
          <table:table-cell office:value-type="float" office:value="255.624" calcext:value-type="float">
            <text:p>255.624</text:p>
          </table:table-cell>
          <table:table-cell office:value-type="float" office:value="286.862" calcext:value-type="float">
            <text:p>286.862</text:p>
          </table:table-cell>
          <table:table-cell office:value-type="float" office:value="285.014" calcext:value-type="float">
            <text:p>285.014</text:p>
          </table:table-cell>
          <table:table-cell office:value-type="float" office:value="144.598" calcext:value-type="float">
            <text:p>144.598</text:p>
          </table:table-cell>
          <table:table-cell office:value-type="float" office:value="72.737" calcext:value-type="float">
            <text:p>72.737</text:p>
          </table:table-cell>
          <table:table-cell office:value-type="float" office:value="71.872" calcext:value-type="float">
            <text:p>71.872</text:p>
          </table:table-cell>
          <table:table-cell office:value-type="float" office:value="73.763" calcext:value-type="float">
            <text:p>73.763</text:p>
          </table:table-cell>
          <table:table-cell office:value-type="float" office:value="176.453" calcext:value-type="float">
            <text:p>176.453</text:p>
          </table:table-cell>
          <table:table-cell office:value-type="float" office:value="222.254" calcext:value-type="float">
            <text:p>222.254</text:p>
          </table:table-cell>
          <table:table-cell office:value-type="float" office:value="222.22" calcext:value-type="float">
            <text:p>222.22</text:p>
          </table:table-cell>
          <table:table-cell office:value-type="float" office:value="227.276" calcext:value-type="float">
            <text:p>227.276</text:p>
          </table:table-cell>
          <table:table-cell office:value-type="float" office:value="144.119" calcext:value-type="float">
            <text:p>144.119</text:p>
          </table:table-cell>
          <table:table-cell office:value-type="float" office:value="142.46" calcext:value-type="float">
            <text:p>142.46</text:p>
          </table:table-cell>
          <table:table-cell office:value-type="float" office:value="222.941" calcext:value-type="float">
            <text:p>222.941</text:p>
          </table:table-cell>
          <table:table-cell office:value-type="float" office:value="159.152" calcext:value-type="float">
            <text:p>159.152</text:p>
          </table:table-cell>
          <table:table-cell office:value-type="float" office:value="226.971" calcext:value-type="float">
            <text:p>226.971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75.735" calcext:value-type="float">
            <text:p>175.735</text:p>
          </table:table-cell>
          <table:table-cell office:value-type="float" office:value="183.692" calcext:value-type="float">
            <text:p>183.692</text:p>
          </table:table-cell>
          <table:table-cell office:value-type="float" office:value="188.686" calcext:value-type="float">
            <text:p>188.686</text:p>
          </table:table-cell>
          <table:table-cell office:value-type="float" office:value="184.357" calcext:value-type="float">
            <text:p>184.357</text:p>
          </table:table-cell>
          <table:table-cell office:value-type="float" office:value="0.675" calcext:value-type="float">
            <text:p>0.675</text:p>
          </table:table-cell>
          <table:table-cell office:value-type="float" office:value="103.427" calcext:value-type="float">
            <text:p>103.427</text:p>
          </table:table-cell>
          <table:table-cell office:value-type="float" office:value="104.154" calcext:value-type="float">
            <text:p>104.154</text:p>
          </table:table-cell>
          <table:table-cell office:value-type="float" office:value="160.504" calcext:value-type="float">
            <text:p>160.504</text:p>
          </table:table-cell>
          <table:table-cell office:value-type="float" office:value="92.706" calcext:value-type="float">
            <text:p>92.706</text:p>
          </table:table-cell>
          <table:table-cell office:value-type="float" office:value="92.699" calcext:value-type="float">
            <text:p>92.699</text:p>
          </table:table-cell>
          <table:table-cell office:value-type="float" office:value="50.364" calcext:value-type="float">
            <text:p>50.364</text:p>
          </table:table-cell>
          <table:table-cell office:value-type="float" office:value="48.531" calcext:value-type="float">
            <text:p>48.531</text:p>
          </table:table-cell>
          <table:table-cell office:value-type="float" office:value="61.418" calcext:value-type="float">
            <text:p>61.418</text:p>
          </table:table-cell>
          <table:table-cell office:value-type="float" office:value="140.333" calcext:value-type="float">
            <text:p>140.333</text:p>
          </table:table-cell>
          <table:table-cell office:value-type="float" office:value="141.094" calcext:value-type="float">
            <text:p>141.094</text:p>
          </table:table-cell>
          <table:table-cell office:value-type="float" office:value="313.255" calcext:value-type="float">
            <text:p>313.255</text:p>
          </table:table-cell>
          <table:table-cell office:value-type="float" office:value="202.792" calcext:value-type="float">
            <text:p>202.792</text:p>
          </table:table-cell>
          <table:table-cell office:value-type="float" office:value="200.071" calcext:value-type="float">
            <text:p>200.071</text:p>
          </table:table-cell>
          <table:table-cell office:value-type="float" office:value="180.142" calcext:value-type="float">
            <text:p>180.142</text:p>
          </table:table-cell>
          <table:table-cell office:value-type="float" office:value="148.69" calcext:value-type="float">
            <text:p>148.69</text:p>
          </table:table-cell>
          <table:table-cell office:value-type="float" office:value="175.329" calcext:value-type="float">
            <text:p>175.32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99.51" calcext:value-type="float">
            <text:p>99.51</text:p>
          </table:table-cell>
          <table:table-cell office:value-type="float" office:value="86.927" calcext:value-type="float">
            <text:p>86.927</text:p>
          </table:table-cell>
          <table:table-cell office:value-type="float" office:value="103.056" calcext:value-type="float">
            <text:p>103.056</text:p>
          </table:table-cell>
          <table:table-cell office:value-type="float" office:value="25.115" calcext:value-type="float">
            <text:p>25.115</text:p>
          </table:table-cell>
          <table:table-cell office:value-type="float" office:value="182.231" calcext:value-type="float">
            <text:p>182.231</text:p>
          </table:table-cell>
          <table:table-cell office:value-type="float" office:value="208.222" calcext:value-type="float">
            <text:p>208.222</text:p>
          </table:table-cell>
          <table:table-cell office:value-type="float" office:value="96.754" calcext:value-type="float">
            <text:p>96.754</text:p>
          </table:table-cell>
          <table:table-cell office:value-type="float" office:value="99.256" calcext:value-type="float">
            <text:p>99.256</text:p>
          </table:table-cell>
          <table:table-cell office:value-type="float" office:value="98.132" calcext:value-type="float">
            <text:p>98.132</text:p>
          </table:table-cell>
          <table:table-cell office:value-type="float" office:value="14.044" calcext:value-type="float">
            <text:p>14.044</text:p>
          </table:table-cell>
          <table:table-cell office:value-type="float" office:value="18.745" calcext:value-type="float">
            <text:p>18.745</text:p>
          </table:table-cell>
          <table:table-cell office:value-type="float" office:value="28.654" calcext:value-type="float">
            <text:p>28.654</text:p>
          </table:table-cell>
          <table:table-cell office:value-type="float" office:value="30.21" calcext:value-type="float">
            <text:p>30.21</text:p>
          </table:table-cell>
          <table:table-cell office:value-type="float" office:value="29.904" calcext:value-type="float">
            <text:p>29.904</text:p>
          </table:table-cell>
          <table:table-cell office:value-type="float" office:value="17.166" calcext:value-type="float">
            <text:p>17.166</text:p>
          </table:table-cell>
          <table:table-cell office:value-type="float" office:value="19.736" calcext:value-type="float">
            <text:p>19.736</text:p>
          </table:table-cell>
          <table:table-cell office:value-type="float" office:value="10.038" calcext:value-type="float">
            <text:p>10.038</text:p>
          </table:table-cell>
          <table:table-cell office:value-type="float" office:value="17.701" calcext:value-type="float">
            <text:p>17.701</text:p>
          </table:table-cell>
          <table:table-cell office:value-type="float" office:value="16.301" calcext:value-type="float">
            <text:p>16.301</text:p>
          </table:table-cell>
          <table:table-cell office:value-type="float" office:value="210.217" calcext:value-type="float">
            <text:p>210.217</text:p>
          </table:table-cell>
          <table:table-cell office:value-type="float" office:value="125.042" calcext:value-type="float">
            <text:p>125.042</text:p>
          </table:table-cell>
          <table:table-cell office:value-type="float" office:value="252.988" calcext:value-type="float">
            <text:p>252.988</text:p>
          </table:table-cell>
          <table:table-cell office:value-type="float" office:value="170.796" calcext:value-type="float">
            <text:p>170.796</text:p>
          </table:table-cell>
          <table:table-cell office:value-type="float" office:value="200.425" calcext:value-type="float">
            <text:p>200.425</text:p>
          </table:table-cell>
          <table:table-cell office:value-type="float" office:value="173.857" calcext:value-type="float">
            <text:p>173.857</text:p>
          </table:table-cell>
          <table:table-cell office:value-type="float" office:value="22.708" calcext:value-type="float">
            <text:p>22.708</text:p>
          </table:table-cell>
          <table:table-cell office:value-type="float" office:value="248.265" calcext:value-type="float">
            <text:p>248.265</text:p>
          </table:table-cell>
          <table:table-cell office:value-type="float" office:value="253.239" calcext:value-type="float">
            <text:p>253.239</text:p>
          </table:table-cell>
          <table:table-cell office:value-type="float" office:value="251.249" calcext:value-type="float">
            <text:p>251.249</text:p>
          </table:table-cell>
          <table:table-cell office:value-type="float" office:value="152.308" calcext:value-type="float">
            <text:p>152.308</text:p>
          </table:table-cell>
          <table:table-cell office:value-type="float" office:value="150.116" calcext:value-type="float">
            <text:p>150.116</text:p>
          </table:table-cell>
          <table:table-cell office:value-type="float" office:value="150.153" calcext:value-type="float">
            <text:p>150.153</text:p>
          </table:table-cell>
          <table:table-cell office:value-type="float" office:value="112.419" calcext:value-type="float">
            <text:p>112.419</text:p>
          </table:table-cell>
          <table:table-cell office:value-type="float" office:value="7.441" calcext:value-type="float">
            <text:p>7.441</text:p>
          </table:table-cell>
          <table:table-cell office:value-type="float" office:value="7.582" calcext:value-type="float">
            <text:p>7.582</text:p>
          </table:table-cell>
          <table:table-cell office:value-type="float" office:value="85.998" calcext:value-type="float">
            <text:p>85.998</text:p>
          </table:table-cell>
          <table:table-cell office:value-type="float" office:value="25.148" calcext:value-type="float">
            <text:p>25.148</text:p>
          </table:table-cell>
          <table:table-cell office:value-type="float" office:value="147.225" calcext:value-type="float">
            <text:p>147.225</text:p>
          </table:table-cell>
          <table:table-cell office:value-type="float" office:value="36.519" calcext:value-type="float">
            <text:p>36.519</text:p>
          </table:table-cell>
          <table:table-cell office:value-type="float" office:value="159.908" calcext:value-type="float">
            <text:p>159.908</text:p>
          </table:table-cell>
          <table:table-cell office:value-type="float" office:value="132.165" calcext:value-type="float">
            <text:p>132.165</text:p>
          </table:table-cell>
          <table:table-cell office:value-type="float" office:value="160.382" calcext:value-type="float">
            <text:p>160.382</text:p>
          </table:table-cell>
          <table:table-cell office:value-type="float" office:value="152.596" calcext:value-type="float">
            <text:p>152.596</text:p>
          </table:table-cell>
          <table:table-cell office:value-type="float" office:value="168.548" calcext:value-type="float">
            <text:p>168.548</text:p>
          </table:table-cell>
          <table:table-cell office:value-type="float" office:value="267.832" calcext:value-type="float">
            <text:p>267.832</text:p>
          </table:table-cell>
          <table:table-cell office:value-type="float" office:value="266.143" calcext:value-type="float">
            <text:p>266.143</text:p>
          </table:table-cell>
          <table:table-cell office:value-type="float" office:value="28.594" calcext:value-type="float">
            <text:p>28.594</text:p>
          </table:table-cell>
          <table:table-cell office:value-type="float" office:value="315.792" calcext:value-type="float">
            <text:p>315.792</text:p>
          </table:table-cell>
          <table:table-cell office:value-type="float" office:value="303.937" calcext:value-type="float">
            <text:p>303.937</text:p>
          </table:table-cell>
          <table:table-cell office:value-type="float" office:value="222.067" calcext:value-type="float">
            <text:p>222.067</text:p>
          </table:table-cell>
          <table:table-cell office:value-type="float" office:value="215.292" calcext:value-type="float">
            <text:p>215.292</text:p>
          </table:table-cell>
          <table:table-cell office:value-type="float" office:value="237.226" calcext:value-type="float">
            <text:p>237.226</text:p>
          </table:table-cell>
          <table:table-cell office:value-type="float" office:value="14.785" calcext:value-type="float">
            <text:p>14.785</text:p>
          </table:table-cell>
          <table:table-cell office:value-type="float" office:value="15.514" calcext:value-type="float">
            <text:p>15.514</text:p>
          </table:table-cell>
          <table:table-cell office:value-type="float" office:value="210.614" calcext:value-type="float">
            <text:p>210.614</text:p>
          </table:table-cell>
          <table:table-cell office:value-type="float" office:value="130.62" calcext:value-type="float">
            <text:p>130.62</text:p>
          </table:table-cell>
          <table:table-cell office:value-type="float" office:value="127.032" calcext:value-type="float">
            <text:p>127.032</text:p>
          </table:table-cell>
          <table:table-cell office:value-type="float" office:value="150.347" calcext:value-type="float">
            <text:p>150.347</text:p>
          </table:table-cell>
          <table:table-cell office:value-type="float" office:value="173.818" calcext:value-type="float">
            <text:p>173.818</text:p>
          </table:table-cell>
          <table:table-cell office:value-type="float" office:value="39.697" calcext:value-type="float">
            <text:p>39.69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107.374" calcext:value-type="float">
            <text:p>107.374</text:p>
          </table:table-cell>
          <table:table-cell office:value-type="float" office:value="107.298" calcext:value-type="float">
            <text:p>107.298</text:p>
          </table:table-cell>
          <table:table-cell office:value-type="float" office:value="123.403" calcext:value-type="float">
            <text:p>123.403</text:p>
          </table:table-cell>
          <table:table-cell office:value-type="float" office:value="31.611" calcext:value-type="float">
            <text:p>31.611</text:p>
          </table:table-cell>
          <table:table-cell office:value-type="float" office:value="205.225" calcext:value-type="float">
            <text:p>205.225</text:p>
          </table:table-cell>
          <table:table-cell office:value-type="float" office:value="250.74" calcext:value-type="float">
            <text:p>250.74</text:p>
          </table:table-cell>
          <table:table-cell office:value-type="float" office:value="107.458" calcext:value-type="float">
            <text:p>107.458</text:p>
          </table:table-cell>
          <table:table-cell office:value-type="float" office:value="118.932" calcext:value-type="float">
            <text:p>118.932</text:p>
          </table:table-cell>
          <table:table-cell office:value-type="float" office:value="118.889" calcext:value-type="float">
            <text:p>118.889</text:p>
          </table:table-cell>
          <table:table-cell office:value-type="float" office:value="26.615" calcext:value-type="float">
            <text:p>26.615</text:p>
          </table:table-cell>
          <table:table-cell office:value-type="float" office:value="15.452" calcext:value-type="float">
            <text:p>15.452</text:p>
          </table:table-cell>
          <table:table-cell office:value-type="float" office:value="4.901" calcext:value-type="float">
            <text:p>4.901</text:p>
          </table:table-cell>
          <table:table-cell office:value-type="float" office:value="43.035" calcext:value-type="float">
            <text:p>43.035</text:p>
          </table:table-cell>
          <table:table-cell office:value-type="float" office:value="43.837" calcext:value-type="float">
            <text:p>43.837</text:p>
          </table:table-cell>
          <table:table-cell office:value-type="float" office:value="32.126" calcext:value-type="float">
            <text:p>32.126</text:p>
          </table:table-cell>
          <table:table-cell office:value-type="float" office:value="21.39" calcext:value-type="float">
            <text:p>21.39</text:p>
          </table:table-cell>
          <table:table-cell office:value-type="float" office:value="26.585" calcext:value-type="float">
            <text:p>26.585</text:p>
          </table:table-cell>
          <table:table-cell office:value-type="float" office:value="26.593" calcext:value-type="float">
            <text:p>26.593</text:p>
          </table:table-cell>
          <table:table-cell office:value-type="float" office:value="25.377" calcext:value-type="float">
            <text:p>25.377</text:p>
          </table:table-cell>
          <table:table-cell office:value-type="float" office:value="270.904" calcext:value-type="float">
            <text:p>270.904</text:p>
          </table:table-cell>
          <table:table-cell office:value-type="float" office:value="136.764" calcext:value-type="float">
            <text:p>136.764</text:p>
          </table:table-cell>
          <table:table-cell office:value-type="float" office:value="258.477" calcext:value-type="float">
            <text:p>258.477</text:p>
          </table:table-cell>
          <table:table-cell office:value-type="float" office:value="190.755" calcext:value-type="float">
            <text:p>190.755</text:p>
          </table:table-cell>
          <table:table-cell office:value-type="float" office:value="198.577" calcext:value-type="float">
            <text:p>198.577</text:p>
          </table:table-cell>
          <table:table-cell office:value-type="float" office:value="185.623" calcext:value-type="float">
            <text:p>185.623</text:p>
          </table:table-cell>
          <table:table-cell office:value-type="float" office:value="38.987" calcext:value-type="float">
            <text:p>38.987</text:p>
          </table:table-cell>
          <table:table-cell office:value-type="float" office:value="247.987" calcext:value-type="float">
            <text:p>247.987</text:p>
          </table:table-cell>
          <table:table-cell office:value-type="float" office:value="248.013" calcext:value-type="float">
            <text:p>248.013</text:p>
          </table:table-cell>
          <table:table-cell office:value-type="float" office:value="265.418" calcext:value-type="float">
            <text:p>265.418</text:p>
          </table:table-cell>
          <table:table-cell office:value-type="float" office:value="171.134" calcext:value-type="float">
            <text:p>171.134</text:p>
          </table:table-cell>
          <table:table-cell office:value-type="float" office:value="164.129" calcext:value-type="float">
            <text:p>164.129</text:p>
          </table:table-cell>
          <table:table-cell office:value-type="float" office:value="163.902" calcext:value-type="float">
            <text:p>163.902</text:p>
          </table:table-cell>
          <table:table-cell office:value-type="float" office:value="135.041" calcext:value-type="float">
            <text:p>135.041</text:p>
          </table:table-cell>
          <table:table-cell office:value-type="float" office:value="24.564" calcext:value-type="float">
            <text:p>24.564</text:p>
          </table:table-cell>
          <table:table-cell office:value-type="float" office:value="23.593" calcext:value-type="float">
            <text:p>23.593</text:p>
          </table:table-cell>
          <table:table-cell office:value-type="float" office:value="103.607" calcext:value-type="float">
            <text:p>103.607</text:p>
          </table:table-cell>
          <table:table-cell office:value-type="float" office:value="5.334" calcext:value-type="float">
            <text:p>5.334</text:p>
          </table:table-cell>
          <table:table-cell office:value-type="float" office:value="158.059" calcext:value-type="float">
            <text:p>158.059</text:p>
          </table:table-cell>
          <table:table-cell office:value-type="float" office:value="25.77" calcext:value-type="float">
            <text:p>25.77</text:p>
          </table:table-cell>
          <table:table-cell office:value-type="float" office:value="174.106" calcext:value-type="float">
            <text:p>174.106</text:p>
          </table:table-cell>
          <table:table-cell office:value-type="float" office:value="160.938" calcext:value-type="float">
            <text:p>160.938</text:p>
          </table:table-cell>
          <table:table-cell office:value-type="float" office:value="177.325" calcext:value-type="float">
            <text:p>177.325</text:p>
          </table:table-cell>
          <table:table-cell office:value-type="float" office:value="176.659" calcext:value-type="float">
            <text:p>176.659</text:p>
          </table:table-cell>
          <table:table-cell office:value-type="float" office:value="177.424" calcext:value-type="float">
            <text:p>177.424</text:p>
          </table:table-cell>
          <table:table-cell office:value-type="float" office:value="279.587" calcext:value-type="float">
            <text:p>279.587</text:p>
          </table:table-cell>
          <table:table-cell office:value-type="float" office:value="274.916" calcext:value-type="float">
            <text:p>274.916</text:p>
          </table:table-cell>
          <table:table-cell office:value-type="float" office:value="4.886" calcext:value-type="float">
            <text:p>4.886</text:p>
          </table:table-cell>
          <table:table-cell office:value-type="float" office:value="314.531" calcext:value-type="float">
            <text:p>314.531</text:p>
          </table:table-cell>
          <table:table-cell office:value-type="float" office:value="312.404" calcext:value-type="float">
            <text:p>312.404</text:p>
          </table:table-cell>
          <table:table-cell office:value-type="float" office:value="231.186" calcext:value-type="float">
            <text:p>231.186</text:p>
          </table:table-cell>
          <table:table-cell office:value-type="float" office:value="213.772" calcext:value-type="float">
            <text:p>213.772</text:p>
          </table:table-cell>
          <table:table-cell office:value-type="float" office:value="235.273" calcext:value-type="float">
            <text:p>235.273</text:p>
          </table:table-cell>
          <table:table-cell office:value-type="float" office:value="34.57" calcext:value-type="float">
            <text:p>34.57</text:p>
          </table:table-cell>
          <table:table-cell office:value-type="float" office:value="36.941" calcext:value-type="float">
            <text:p>36.941</text:p>
          </table:table-cell>
          <table:table-cell office:value-type="float" office:value="223.94" calcext:value-type="float">
            <text:p>223.94</text:p>
          </table:table-cell>
          <table:table-cell office:value-type="float" office:value="103.975" calcext:value-type="float">
            <text:p>103.975</text:p>
          </table:table-cell>
          <table:table-cell office:value-type="float" office:value="136.599" calcext:value-type="float">
            <text:p>136.599</text:p>
          </table:table-cell>
          <table:table-cell office:value-type="float" office:value="139.198" calcext:value-type="float">
            <text:p>139.198</text:p>
          </table:table-cell>
          <table:table-cell office:value-type="float" office:value="166.306" calcext:value-type="float">
            <text:p>166.306</text:p>
          </table:table-cell>
          <table:table-cell office:value-type="float" office:value="36.572" calcext:value-type="float">
            <text:p>36.57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218.031" calcext:value-type="float">
            <text:p>218.031</text:p>
          </table:table-cell>
          <table:table-cell office:value-type="float" office:value="216.218" calcext:value-type="float">
            <text:p>216.218</text:p>
          </table:table-cell>
          <table:table-cell office:value-type="float" office:value="217.408" calcext:value-type="float">
            <text:p>217.408</text:p>
          </table:table-cell>
          <table:table-cell office:value-type="float" office:value="272.973" calcext:value-type="float">
            <text:p>272.973</text:p>
          </table:table-cell>
          <table:table-cell office:value-type="float" office:value="392.95" calcext:value-type="float">
            <text:p>392.95</text:p>
          </table:table-cell>
          <table:table-cell office:value-type="float" office:value="386.357" calcext:value-type="float">
            <text:p>386.357</text:p>
          </table:table-cell>
          <table:table-cell office:value-type="float" office:value="217.012" calcext:value-type="float">
            <text:p>217.012</text:p>
          </table:table-cell>
          <table:table-cell office:value-type="float" office:value="201.571" calcext:value-type="float">
            <text:p>201.571</text:p>
          </table:table-cell>
          <table:table-cell office:value-type="float" office:value="209.508" calcext:value-type="float">
            <text:p>209.508</text:p>
          </table:table-cell>
          <table:table-cell office:value-type="float" office:value="289.59" calcext:value-type="float">
            <text:p>289.59</text:p>
          </table:table-cell>
          <table:table-cell office:value-type="float" office:value="300.839" calcext:value-type="float">
            <text:p>300.839</text:p>
          </table:table-cell>
          <table:table-cell office:value-type="float" office:value="286.199" calcext:value-type="float">
            <text:p>286.199</text:p>
          </table:table-cell>
          <table:table-cell office:value-type="float" office:value="264.18" calcext:value-type="float">
            <text:p>264.18</text:p>
          </table:table-cell>
          <table:table-cell office:value-type="float" office:value="255.175" calcext:value-type="float">
            <text:p>255.175</text:p>
          </table:table-cell>
          <table:table-cell office:value-type="float" office:value="278.591" calcext:value-type="float">
            <text:p>278.591</text:p>
          </table:table-cell>
          <table:table-cell office:value-type="float" office:value="298.578" calcext:value-type="float">
            <text:p>298.578</text:p>
          </table:table-cell>
          <table:table-cell office:value-type="float" office:value="267.418" calcext:value-type="float">
            <text:p>267.418</text:p>
          </table:table-cell>
          <table:table-cell office:value-type="float" office:value="289.453" calcext:value-type="float">
            <text:p>289.453</text:p>
          </table:table-cell>
          <table:table-cell office:value-type="float" office:value="266.281" calcext:value-type="float">
            <text:p>266.281</text:p>
          </table:table-cell>
          <table:table-cell office:value-type="float" office:value="143.283" calcext:value-type="float">
            <text:p>143.283</text:p>
          </table:table-cell>
          <table:table-cell office:value-type="float" office:value="187.052" calcext:value-type="float">
            <text:p>187.052</text:p>
          </table:table-cell>
          <table:table-cell office:value-type="float" office:value="187.226" calcext:value-type="float">
            <text:p>187.226</text:p>
          </table:table-cell>
          <table:table-cell office:value-type="float" office:value="144.424" calcext:value-type="float">
            <text:p>144.424</text:p>
          </table:table-cell>
          <table:table-cell office:value-type="float" office:value="178.852" calcext:value-type="float">
            <text:p>178.852</text:p>
          </table:table-cell>
          <table:table-cell office:value-type="float" office:value="172.221" calcext:value-type="float">
            <text:p>172.221</text:p>
          </table:table-cell>
          <table:table-cell office:value-type="float" office:value="267.051" calcext:value-type="float">
            <text:p>267.051</text:p>
          </table:table-cell>
          <table:table-cell office:value-type="float" office:value="154.486" calcext:value-type="float">
            <text:p>154.486</text:p>
          </table:table-cell>
          <table:table-cell office:value-type="float" office:value="154.516" calcext:value-type="float">
            <text:p>154.516</text:p>
          </table:table-cell>
          <table:table-cell office:value-type="float" office:value="154.947" calcext:value-type="float">
            <text:p>154.947</text:p>
          </table:table-cell>
          <table:table-cell office:value-type="float" office:value="153.395" calcext:value-type="float">
            <text:p>153.395</text:p>
          </table:table-cell>
          <table:table-cell office:value-type="float" office:value="202.154" calcext:value-type="float">
            <text:p>202.154</text:p>
          </table:table-cell>
          <table:table-cell office:value-type="float" office:value="204.585" calcext:value-type="float">
            <text:p>204.585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67.887" calcext:value-type="float">
            <text:p>267.887</text:p>
          </table:table-cell>
          <table:table-cell office:value-type="float" office:value="264.206" calcext:value-type="float">
            <text:p>264.206</text:p>
          </table:table-cell>
          <table:table-cell office:value-type="float" office:value="215.432" calcext:value-type="float">
            <text:p>215.432</text:p>
          </table:table-cell>
          <table:table-cell office:value-type="float" office:value="305.255" calcext:value-type="float">
            <text:p>305.255</text:p>
          </table:table-cell>
          <table:table-cell office:value-type="float" office:value="164.578" calcext:value-type="float">
            <text:p>164.578</text:p>
          </table:table-cell>
          <table:table-cell office:value-type="float" office:value="280.554" calcext:value-type="float">
            <text:p>280.554</text:p>
          </table:table-cell>
          <table:table-cell office:value-type="float" office:value="175.92" calcext:value-type="float">
            <text:p>175.92</text:p>
          </table:table-cell>
          <table:table-cell office:value-type="float" office:value="176.536" calcext:value-type="float">
            <text:p>176.536</text:p>
          </table:table-cell>
          <table:table-cell office:value-type="float" office:value="162.161" calcext:value-type="float">
            <text:p>162.161</text:p>
          </table:table-cell>
          <table:table-cell office:value-type="float" office:value="161.98" calcext:value-type="float">
            <text:p>161.98</text:p>
          </table:table-cell>
          <table:table-cell office:value-type="float" office:value="112.167" calcext:value-type="float">
            <text:p>112.167</text:p>
          </table:table-cell>
          <table:table-cell office:value-type="float" office:value="183.919" calcext:value-type="float">
            <text:p>183.919</text:p>
          </table:table-cell>
          <table:table-cell office:value-type="float" office:value="183.935" calcext:value-type="float">
            <text:p>183.935</text:p>
          </table:table-cell>
          <table:table-cell office:value-type="float" office:value="286.22" calcext:value-type="float">
            <text:p>286.22</text:p>
          </table:table-cell>
          <table:table-cell office:value-type="float" office:value="20.831" calcext:value-type="float">
            <text:p>20.831</text:p>
          </table:table-cell>
          <table:table-cell office:value-type="float" office:value="20.934" calcext:value-type="float">
            <text:p>20.934</text:p>
          </table:table-cell>
          <table:table-cell office:value-type="float" office:value="154.666" calcext:value-type="float">
            <text:p>154.666</text:p>
          </table:table-cell>
          <table:table-cell office:value-type="float" office:value="161.073" calcext:value-type="float">
            <text:p>161.073</text:p>
          </table:table-cell>
          <table:table-cell office:value-type="float" office:value="172.245" calcext:value-type="float">
            <text:p>172.245</text:p>
          </table:table-cell>
          <table:table-cell office:value-type="float" office:value="266.175" calcext:value-type="float">
            <text:p>266.175</text:p>
          </table:table-cell>
          <table:table-cell office:value-type="float" office:value="265.582" calcext:value-type="float">
            <text:p>265.582</text:p>
          </table:table-cell>
          <table:table-cell office:value-type="float" office:value="442.586" calcext:value-type="float">
            <text:p>442.586</text:p>
          </table:table-cell>
          <table:table-cell office:value-type="float" office:value="270.429" calcext:value-type="float">
            <text:p>270.429</text:p>
          </table:table-cell>
          <table:table-cell office:value-type="float" office:value="189.103" calcext:value-type="float">
            <text:p>189.103</text:p>
          </table:table-cell>
          <table:table-cell office:value-type="float" office:value="210.438" calcext:value-type="float">
            <text:p>210.438</text:p>
          </table:table-cell>
          <table:table-cell office:value-type="float" office:value="191.35" calcext:value-type="float">
            <text:p>191.35</text:p>
          </table:table-cell>
          <table:table-cell office:value-type="float" office:value="270.66" calcext:value-type="float">
            <text:p>270.6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116.228" calcext:value-type="float">
            <text:p>116.228</text:p>
          </table:table-cell>
          <table:table-cell office:value-type="float" office:value="111.891" calcext:value-type="float">
            <text:p>111.891</text:p>
          </table:table-cell>
          <table:table-cell office:value-type="float" office:value="126.968" calcext:value-type="float">
            <text:p>126.968</text:p>
          </table:table-cell>
          <table:table-cell office:value-type="float" office:value="20.453" calcext:value-type="float">
            <text:p>20.453</text:p>
          </table:table-cell>
          <table:table-cell office:value-type="float" office:value="208.204" calcext:value-type="float">
            <text:p>208.204</text:p>
          </table:table-cell>
          <table:table-cell office:value-type="float" office:value="239.089" calcext:value-type="float">
            <text:p>239.089</text:p>
          </table:table-cell>
          <table:table-cell office:value-type="float" office:value="113.299" calcext:value-type="float">
            <text:p>113.299</text:p>
          </table:table-cell>
          <table:table-cell office:value-type="float" office:value="122.179" calcext:value-type="float">
            <text:p>122.179</text:p>
          </table:table-cell>
          <table:table-cell office:value-type="float" office:value="117.936" calcext:value-type="float">
            <text:p>117.936</text:p>
          </table:table-cell>
          <table:table-cell office:value-type="float" office:value="20.868" calcext:value-type="float">
            <text:p>20.868</text:p>
          </table:table-cell>
          <table:table-cell office:value-type="float" office:value="22.037" calcext:value-type="float">
            <text:p>22.037</text:p>
          </table:table-cell>
          <table:table-cell office:value-type="float" office:value="26.762" calcext:value-type="float">
            <text:p>26.762</text:p>
          </table:table-cell>
          <table:table-cell office:value-type="float" office:value="43.988" calcext:value-type="float">
            <text:p>43.988</text:p>
          </table:table-cell>
          <table:table-cell office:value-type="float" office:value="39.276" calcext:value-type="float">
            <text:p>39.276</text:p>
          </table:table-cell>
          <table:table-cell office:value-type="float" office:value="31.227" calcext:value-type="float">
            <text:p>31.227</text:p>
          </table:table-cell>
          <table:table-cell office:value-type="float" office:value="16.843" calcext:value-type="float">
            <text:p>16.843</text:p>
          </table:table-cell>
          <table:table-cell office:value-type="float" office:value="22.381" calcext:value-type="float">
            <text:p>22.381</text:p>
          </table:table-cell>
          <table:table-cell office:value-type="float" office:value="25.564" calcext:value-type="float">
            <text:p>25.564</text:p>
          </table:table-cell>
          <table:table-cell office:value-type="float" office:value="27.098" calcext:value-type="float">
            <text:p>27.098</text:p>
          </table:table-cell>
          <table:table-cell office:value-type="float" office:value="217.572" calcext:value-type="float">
            <text:p>217.572</text:p>
          </table:table-cell>
          <table:table-cell office:value-type="float" office:value="141.547" calcext:value-type="float">
            <text:p>141.547</text:p>
          </table:table-cell>
          <table:table-cell office:value-type="float" office:value="238.005" calcext:value-type="float">
            <text:p>238.005</text:p>
          </table:table-cell>
          <table:table-cell office:value-type="float" office:value="167.383" calcext:value-type="float">
            <text:p>167.383</text:p>
          </table:table-cell>
          <table:table-cell office:value-type="float" office:value="162.933" calcext:value-type="float">
            <text:p>162.933</text:p>
          </table:table-cell>
          <table:table-cell office:value-type="float" office:value="151.701" calcext:value-type="float">
            <text:p>151.701</text:p>
          </table:table-cell>
          <table:table-cell office:value-type="float" office:value="31.234" calcext:value-type="float">
            <text:p>31.234</text:p>
          </table:table-cell>
          <table:table-cell office:value-type="float" office:value="284.802" calcext:value-type="float">
            <text:p>284.802</text:p>
          </table:table-cell>
          <table:table-cell office:value-type="float" office:value="270.781" calcext:value-type="float">
            <text:p>270.781</text:p>
          </table:table-cell>
          <table:table-cell office:value-type="float" office:value="266.175" calcext:value-type="float">
            <text:p>266.175</text:p>
          </table:table-cell>
          <table:table-cell office:value-type="float" office:value="167.706" calcext:value-type="float">
            <text:p>167.706</text:p>
          </table:table-cell>
          <table:table-cell office:value-type="float" office:value="165.119" calcext:value-type="float">
            <text:p>165.119</text:p>
          </table:table-cell>
          <table:table-cell office:value-type="float" office:value="165.151" calcext:value-type="float">
            <text:p>165.151</text:p>
          </table:table-cell>
          <table:table-cell office:value-type="float" office:value="137.686" calcext:value-type="float">
            <text:p>137.686</text:p>
          </table:table-cell>
          <table:table-cell office:value-type="float" office:value="24.001" calcext:value-type="float">
            <text:p>24.001</text:p>
          </table:table-cell>
          <table:table-cell office:value-type="float" office:value="26.972" calcext:value-type="float">
            <text:p>26.972</text:p>
          </table:table-cell>
          <table:table-cell office:value-type="float" office:value="108.415" calcext:value-type="float">
            <text:p>108.415</text:p>
          </table:table-cell>
          <table:table-cell office:value-type="float" office:value="30.615" calcext:value-type="float">
            <text:p>30.615</text:p>
          </table:table-cell>
          <table:table-cell office:value-type="float" office:value="163.805" calcext:value-type="float">
            <text:p>163.805</text:p>
          </table:table-cell>
          <table:table-cell office:value-type="float" office:value="4.341" calcext:value-type="float">
            <text:p>4.341</text:p>
          </table:table-cell>
          <table:table-cell office:value-type="float" office:value="179.804" calcext:value-type="float">
            <text:p>179.804</text:p>
          </table:table-cell>
          <table:table-cell office:value-type="float" office:value="159.179" calcext:value-type="float">
            <text:p>159.179</text:p>
          </table:table-cell>
          <table:table-cell office:value-type="float" office:value="168.366" calcext:value-type="float">
            <text:p>168.366</text:p>
          </table:table-cell>
          <table:table-cell office:value-type="float" office:value="176.491" calcext:value-type="float">
            <text:p>176.491</text:p>
          </table:table-cell>
          <table:table-cell office:value-type="float" office:value="207.812" calcext:value-type="float">
            <text:p>207.812</text:p>
          </table:table-cell>
          <table:table-cell office:value-type="float" office:value="308.046" calcext:value-type="float">
            <text:p>308.046</text:p>
          </table:table-cell>
          <table:table-cell office:value-type="float" office:value="311.131" calcext:value-type="float">
            <text:p>311.131</text:p>
          </table:table-cell>
          <table:table-cell office:value-type="float" office:value="27.501" calcext:value-type="float">
            <text:p>27.501</text:p>
          </table:table-cell>
          <table:table-cell office:value-type="float" office:value="318.291" calcext:value-type="float">
            <text:p>318.291</text:p>
          </table:table-cell>
          <table:table-cell office:value-type="float" office:value="320.635" calcext:value-type="float">
            <text:p>320.635</text:p>
          </table:table-cell>
          <table:table-cell office:value-type="float" office:value="255.162" calcext:value-type="float">
            <text:p>255.162</text:p>
          </table:table-cell>
          <table:table-cell office:value-type="float" office:value="250.399" calcext:value-type="float">
            <text:p>250.399</text:p>
          </table:table-cell>
          <table:table-cell office:value-type="float" office:value="254.255" calcext:value-type="float">
            <text:p>254.255</text:p>
          </table:table-cell>
          <table:table-cell office:value-type="float" office:value="34.785" calcext:value-type="float">
            <text:p>34.785</text:p>
          </table:table-cell>
          <table:table-cell office:value-type="float" office:value="31.673" calcext:value-type="float">
            <text:p>31.673</text:p>
          </table:table-cell>
          <table:table-cell office:value-type="float" office:value="260.781" calcext:value-type="float">
            <text:p>260.781</text:p>
          </table:table-cell>
          <table:table-cell office:value-type="float" office:value="149.639" calcext:value-type="float">
            <text:p>149.639</text:p>
          </table:table-cell>
          <table:table-cell office:value-type="float" office:value="169.254" calcext:value-type="float">
            <text:p>169.254</text:p>
          </table:table-cell>
          <table:table-cell office:value-type="float" office:value="190.441" calcext:value-type="float">
            <text:p>190.441</text:p>
          </table:table-cell>
          <table:table-cell office:value-type="float" office:value="208.351" calcext:value-type="float">
            <text:p>208.351</text:p>
          </table:table-cell>
          <table:table-cell office:value-type="float" office:value="56.538" calcext:value-type="float">
            <text:p>56.53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126.957" calcext:value-type="float">
            <text:p>126.957</text:p>
          </table:table-cell>
          <table:table-cell office:value-type="float" office:value="106.968" calcext:value-type="float">
            <text:p>106.968</text:p>
          </table:table-cell>
          <table:table-cell office:value-type="float" office:value="132.423" calcext:value-type="float">
            <text:p>132.423</text:p>
          </table:table-cell>
          <table:table-cell office:value-type="float" office:value="55.173" calcext:value-type="float">
            <text:p>55.173</text:p>
          </table:table-cell>
          <table:table-cell office:value-type="float" office:value="195.726" calcext:value-type="float">
            <text:p>195.726</text:p>
          </table:table-cell>
          <table:table-cell office:value-type="float" office:value="227.417" calcext:value-type="float">
            <text:p>227.417</text:p>
          </table:table-cell>
          <table:table-cell office:value-type="float" office:value="130.509" calcext:value-type="float">
            <text:p>130.509</text:p>
          </table:table-cell>
          <table:table-cell office:value-type="float" office:value="135.235" calcext:value-type="float">
            <text:p>135.235</text:p>
          </table:table-cell>
          <table:table-cell office:value-type="float" office:value="138.32" calcext:value-type="float">
            <text:p>138.32</text:p>
          </table:table-cell>
          <table:table-cell office:value-type="float" office:value="44.689" calcext:value-type="float">
            <text:p>44.689</text:p>
          </table:table-cell>
          <table:table-cell office:value-type="float" office:value="58.369" calcext:value-type="float">
            <text:p>58.369</text:p>
          </table:table-cell>
          <table:table-cell office:value-type="float" office:value="65.045" calcext:value-type="float">
            <text:p>65.045</text:p>
          </table:table-cell>
          <table:table-cell office:value-type="float" office:value="31.74" calcext:value-type="float">
            <text:p>31.74</text:p>
          </table:table-cell>
          <table:table-cell office:value-type="float" office:value="31.739" calcext:value-type="float">
            <text:p>31.739</text:p>
          </table:table-cell>
          <table:table-cell office:value-type="float" office:value="36.057" calcext:value-type="float">
            <text:p>36.057</text:p>
          </table:table-cell>
          <table:table-cell office:value-type="float" office:value="56.686" calcext:value-type="float">
            <text:p>56.686</text:p>
          </table:table-cell>
          <table:table-cell office:value-type="float" office:value="48.085" calcext:value-type="float">
            <text:p>48.085</text:p>
          </table:table-cell>
          <table:table-cell office:value-type="float" office:value="44.865" calcext:value-type="float">
            <text:p>44.865</text:p>
          </table:table-cell>
          <table:table-cell office:value-type="float" office:value="42.218" calcext:value-type="float">
            <text:p>42.218</text:p>
          </table:table-cell>
          <table:table-cell office:value-type="float" office:value="204.694" calcext:value-type="float">
            <text:p>204.694</text:p>
          </table:table-cell>
          <table:table-cell office:value-type="float" office:value="152.388" calcext:value-type="float">
            <text:p>152.388</text:p>
          </table:table-cell>
          <table:table-cell office:value-type="float" office:value="336.9" calcext:value-type="float">
            <text:p>336.9</text:p>
          </table:table-cell>
          <table:table-cell office:value-type="float" office:value="276.377" calcext:value-type="float">
            <text:p>276.377</text:p>
          </table:table-cell>
          <table:table-cell office:value-type="float" office:value="273.563" calcext:value-type="float">
            <text:p>273.563</text:p>
          </table:table-cell>
          <table:table-cell office:value-type="float" office:value="184.621" calcext:value-type="float">
            <text:p>184.621</text:p>
          </table:table-cell>
          <table:table-cell office:value-type="float" office:value="40.527" calcext:value-type="float">
            <text:p>40.527</text:p>
          </table:table-cell>
          <table:table-cell office:value-type="float" office:value="269.58" calcext:value-type="float">
            <text:p>269.58</text:p>
          </table:table-cell>
          <table:table-cell office:value-type="float" office:value="253.285" calcext:value-type="float">
            <text:p>253.285</text:p>
          </table:table-cell>
          <table:table-cell office:value-type="float" office:value="261.766" calcext:value-type="float">
            <text:p>261.766</text:p>
          </table:table-cell>
          <table:table-cell office:value-type="float" office:value="177.747" calcext:value-type="float">
            <text:p>177.747</text:p>
          </table:table-cell>
          <table:table-cell office:value-type="float" office:value="168.69" calcext:value-type="float">
            <text:p>168.69</text:p>
          </table:table-cell>
          <table:table-cell office:value-type="float" office:value="168.637" calcext:value-type="float">
            <text:p>168.637</text:p>
          </table:table-cell>
          <table:table-cell office:value-type="float" office:value="152.802" calcext:value-type="float">
            <text:p>152.802</text:p>
          </table:table-cell>
          <table:table-cell office:value-type="float" office:value="43.969" calcext:value-type="float">
            <text:p>43.969</text:p>
          </table:table-cell>
          <table:table-cell office:value-type="float" office:value="44.863" calcext:value-type="float">
            <text:p>44.863</text:p>
          </table:table-cell>
          <table:table-cell office:value-type="float" office:value="122.528" calcext:value-type="float">
            <text:p>122.528</text:p>
          </table:table-cell>
          <table:table-cell office:value-type="float" office:value="62.344" calcext:value-type="float">
            <text:p>62.344</text:p>
          </table:table-cell>
          <table:table-cell office:value-type="float" office:value="173.827" calcext:value-type="float">
            <text:p>173.827</text:p>
          </table:table-cell>
          <table:table-cell office:value-type="float" office:value="64.89" calcext:value-type="float">
            <text:p>64.89</text:p>
          </table:table-cell>
          <table:table-cell office:value-type="float" office:value="198.607" calcext:value-type="float">
            <text:p>198.607</text:p>
          </table:table-cell>
          <table:table-cell office:value-type="float" office:value="164.863" calcext:value-type="float">
            <text:p>164.863</text:p>
          </table:table-cell>
          <table:table-cell office:value-type="float" office:value="178.813" calcext:value-type="float">
            <text:p>178.813</text:p>
          </table:table-cell>
          <table:table-cell office:value-type="float" office:value="187.477" calcext:value-type="float">
            <text:p>187.477</text:p>
          </table:table-cell>
          <table:table-cell office:value-type="float" office:value="171.326" calcext:value-type="float">
            <text:p>171.326</text:p>
          </table:table-cell>
          <table:table-cell office:value-type="float" office:value="274.324" calcext:value-type="float">
            <text:p>274.324</text:p>
          </table:table-cell>
          <table:table-cell office:value-type="float" office:value="274.371" calcext:value-type="float">
            <text:p>274.371</text:p>
          </table:table-cell>
          <table:table-cell office:value-type="float" office:value="65.058" calcext:value-type="float">
            <text:p>65.058</text:p>
          </table:table-cell>
          <table:table-cell office:value-type="float" office:value="315.992" calcext:value-type="float">
            <text:p>315.992</text:p>
          </table:table-cell>
          <table:table-cell office:value-type="float" office:value="336.083" calcext:value-type="float">
            <text:p>336.083</text:p>
          </table:table-cell>
          <table:table-cell office:value-type="float" office:value="324.068" calcext:value-type="float">
            <text:p>324.068</text:p>
          </table:table-cell>
          <table:table-cell office:value-type="float" office:value="304.228" calcext:value-type="float">
            <text:p>304.228</text:p>
          </table:table-cell>
          <table:table-cell office:value-type="float" office:value="235.444" calcext:value-type="float">
            <text:p>235.444</text:p>
          </table:table-cell>
          <table:table-cell office:value-type="float" office:value="45.729" calcext:value-type="float">
            <text:p>45.729</text:p>
          </table:table-cell>
          <table:table-cell office:value-type="float" office:value="44.918" calcext:value-type="float">
            <text:p>44.918</text:p>
          </table:table-cell>
          <table:table-cell office:value-type="float" office:value="215.823" calcext:value-type="float">
            <text:p>215.823</text:p>
          </table:table-cell>
          <table:table-cell office:value-type="float" office:value="120.827" calcext:value-type="float">
            <text:p>120.827</text:p>
          </table:table-cell>
          <table:table-cell office:value-type="float" office:value="137.863" calcext:value-type="float">
            <text:p>137.863</text:p>
          </table:table-cell>
          <table:table-cell office:value-type="float" office:value="138.818" calcext:value-type="float">
            <text:p>138.818</text:p>
          </table:table-cell>
          <table:table-cell office:value-type="float" office:value="173.822" calcext:value-type="float">
            <text:p>173.822</text:p>
          </table:table-cell>
          <table:table-cell office:value-type="float" office:value="20.552" calcext:value-type="float">
            <text:p>20.55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115.191" calcext:value-type="float">
            <text:p>115.191</text:p>
          </table:table-cell>
          <table:table-cell office:value-type="float" office:value="116.265" calcext:value-type="float">
            <text:p>116.265</text:p>
          </table:table-cell>
          <table:table-cell office:value-type="float" office:value="130.097" calcext:value-type="float">
            <text:p>130.097</text:p>
          </table:table-cell>
          <table:table-cell office:value-type="float" office:value="22.658" calcext:value-type="float">
            <text:p>22.658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30.325" calcext:value-type="float">
            <text:p>230.325</text:p>
          </table:table-cell>
          <table:table-cell office:value-type="float" office:value="130.093" calcext:value-type="float">
            <text:p>130.093</text:p>
          </table:table-cell>
          <table:table-cell office:value-type="float" office:value="136.021" calcext:value-type="float">
            <text:p>136.021</text:p>
          </table:table-cell>
          <table:table-cell office:value-type="float" office:value="133.031" calcext:value-type="float">
            <text:p>133.031</text:p>
          </table:table-cell>
          <table:table-cell office:value-type="float" office:value="29.525" calcext:value-type="float">
            <text:p>29.525</text:p>
          </table:table-cell>
          <table:table-cell office:value-type="float" office:value="37.028" calcext:value-type="float">
            <text:p>37.028</text:p>
          </table:table-cell>
          <table:table-cell office:value-type="float" office:value="44.37" calcext:value-type="float">
            <text:p>44.37</text:p>
          </table:table-cell>
          <table:table-cell office:value-type="float" office:value="43.027" calcext:value-type="float">
            <text:p>43.027</text:p>
          </table:table-cell>
          <table:table-cell office:value-type="float" office:value="42.36" calcext:value-type="float">
            <text:p>42.36</text:p>
          </table:table-cell>
          <table:table-cell office:value-type="float" office:value="35.23" calcext:value-type="float">
            <text:p>35.23</text:p>
          </table:table-cell>
          <table:table-cell office:value-type="float" office:value="31.974" calcext:value-type="float">
            <text:p>31.974</text:p>
          </table:table-cell>
          <table:table-cell office:value-type="float" office:value="28.867" calcext:value-type="float">
            <text:p>28.867</text:p>
          </table:table-cell>
          <table:table-cell office:value-type="float" office:value="29.882" calcext:value-type="float">
            <text:p>29.882</text:p>
          </table:table-cell>
          <table:table-cell office:value-type="float" office:value="30.461" calcext:value-type="float">
            <text:p>30.461</text:p>
          </table:table-cell>
          <table:table-cell office:value-type="float" office:value="211.981" calcext:value-type="float">
            <text:p>211.981</text:p>
          </table:table-cell>
          <table:table-cell office:value-type="float" office:value="144.831" calcext:value-type="float">
            <text:p>144.831</text:p>
          </table:table-cell>
          <table:table-cell office:value-type="float" office:value="224.19" calcext:value-type="float">
            <text:p>224.19</text:p>
          </table:table-cell>
          <table:table-cell office:value-type="float" office:value="165.343" calcext:value-type="float">
            <text:p>165.343</text:p>
          </table:table-cell>
          <table:table-cell office:value-type="float" office:value="152.566" calcext:value-type="float">
            <text:p>152.566</text:p>
          </table:table-cell>
          <table:table-cell office:value-type="float" office:value="144.99" calcext:value-type="float">
            <text:p>144.99</text:p>
          </table:table-cell>
          <table:table-cell office:value-type="float" office:value="29.278" calcext:value-type="float">
            <text:p>29.278</text:p>
          </table:table-cell>
          <table:table-cell office:value-type="float" office:value="272.854" calcext:value-type="float">
            <text:p>272.854</text:p>
          </table:table-cell>
          <table:table-cell office:value-type="float" office:value="289.923" calcext:value-type="float">
            <text:p>289.923</text:p>
          </table:table-cell>
          <table:table-cell office:value-type="float" office:value="283.706" calcext:value-type="float">
            <text:p>283.706</text:p>
          </table:table-cell>
          <table:table-cell office:value-type="float" office:value="170.49" calcext:value-type="float">
            <text:p>170.49</text:p>
          </table:table-cell>
          <table:table-cell office:value-type="float" office:value="168.637" calcext:value-type="float">
            <text:p>168.637</text:p>
          </table:table-cell>
          <table:table-cell office:value-type="float" office:value="169.21" calcext:value-type="float">
            <text:p>169.21</text:p>
          </table:table-cell>
          <table:table-cell office:value-type="float" office:value="140.803" calcext:value-type="float">
            <text:p>140.803</text:p>
          </table:table-cell>
          <table:table-cell office:value-type="float" office:value="29.977" calcext:value-type="float">
            <text:p>29.977</text:p>
          </table:table-cell>
          <table:table-cell office:value-type="float" office:value="32.442" calcext:value-type="float">
            <text:p>32.442</text:p>
          </table:table-cell>
          <table:table-cell office:value-type="float" office:value="116.171" calcext:value-type="float">
            <text:p>116.171</text:p>
          </table:table-cell>
          <table:table-cell office:value-type="float" office:value="47.186" calcext:value-type="float">
            <text:p>47.186</text:p>
          </table:table-cell>
          <table:table-cell office:value-type="float" office:value="166.118" calcext:value-type="float">
            <text:p>166.118</text:p>
          </table:table-cell>
          <table:table-cell office:value-type="float" office:value="44.703" calcext:value-type="float">
            <text:p>44.703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166.634" calcext:value-type="float">
            <text:p>166.634</text:p>
          </table:table-cell>
          <table:table-cell office:value-type="float" office:value="184.006" calcext:value-type="float">
            <text:p>184.006</text:p>
          </table:table-cell>
          <table:table-cell office:value-type="float" office:value="180.69" calcext:value-type="float">
            <text:p>180.69</text:p>
          </table:table-cell>
          <table:table-cell office:value-type="float" office:value="174.81" calcext:value-type="float">
            <text:p>174.81</text:p>
          </table:table-cell>
          <table:table-cell office:value-type="float" office:value="287.787" calcext:value-type="float">
            <text:p>287.787</text:p>
          </table:table-cell>
          <table:table-cell office:value-type="float" office:value="288.492" calcext:value-type="float">
            <text:p>288.492</text:p>
          </table:table-cell>
          <table:table-cell office:value-type="float" office:value="44.41" calcext:value-type="float">
            <text:p>44.41</text:p>
          </table:table-cell>
          <table:table-cell office:value-type="float" office:value="318.279" calcext:value-type="float">
            <text:p>318.279</text:p>
          </table:table-cell>
          <table:table-cell office:value-type="float" office:value="319.592" calcext:value-type="float">
            <text:p>319.592</text:p>
          </table:table-cell>
          <table:table-cell office:value-type="float" office:value="272.06" calcext:value-type="float">
            <text:p>272.06</text:p>
          </table:table-cell>
          <table:table-cell office:value-type="float" office:value="283.665" calcext:value-type="float">
            <text:p>283.665</text:p>
          </table:table-cell>
          <table:table-cell office:value-type="float" office:value="252.438" calcext:value-type="float">
            <text:p>252.438</text:p>
          </table:table-cell>
          <table:table-cell office:value-type="float" office:value="42.673" calcext:value-type="float">
            <text:p>42.673</text:p>
          </table:table-cell>
          <table:table-cell office:value-type="float" office:value="34.315" calcext:value-type="float">
            <text:p>34.315</text:p>
          </table:table-cell>
          <table:table-cell office:value-type="float" office:value="223.451" calcext:value-type="float">
            <text:p>223.451</text:p>
          </table:table-cell>
          <table:table-cell office:value-type="float" office:value="99.924" calcext:value-type="float">
            <text:p>99.924</text:p>
          </table:table-cell>
          <table:table-cell office:value-type="float" office:value="122.514" calcext:value-type="float">
            <text:p>122.514</text:p>
          </table:table-cell>
          <table:table-cell office:value-type="float" office:value="129.194" calcext:value-type="float">
            <text:p>129.194</text:p>
          </table:table-cell>
          <table:table-cell office:value-type="float" office:value="155.645" calcext:value-type="float">
            <text:p>155.645</text:p>
          </table:table-cell>
          <table:table-cell office:value-type="float" office:value="54.32" calcext:value-type="float">
            <text:p>54.3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95.606" calcext:value-type="float">
            <text:p>95.606</text:p>
          </table:table-cell>
          <table:table-cell office:value-type="float" office:value="94.052" calcext:value-type="float">
            <text:p>94.052</text:p>
          </table:table-cell>
          <table:table-cell office:value-type="float" office:value="110.965" calcext:value-type="float">
            <text:p>110.965</text:p>
          </table:table-cell>
          <table:table-cell office:value-type="float" office:value="0" calcext:value-type="float">
            <text:p>0</text:p>
          </table:table-cell>
          <table:table-cell office:value-type="float" office:value="203.063" calcext:value-type="float">
            <text:p>203.063</text:p>
          </table:table-cell>
          <table:table-cell office:value-type="float" office:value="218.72" calcext:value-type="float">
            <text:p>218.72</text:p>
          </table:table-cell>
          <table:table-cell office:value-type="float" office:value="99.113" calcext:value-type="float">
            <text:p>99.113</text:p>
          </table:table-cell>
          <table:table-cell office:value-type="float" office:value="105.804" calcext:value-type="float">
            <text:p>105.804</text:p>
          </table:table-cell>
          <table:table-cell office:value-type="float" office:value="105.209" calcext:value-type="float">
            <text:p>105.209</text:p>
          </table:table-cell>
          <table:table-cell office:value-type="float" office:value="0.075" calcext:value-type="float">
            <text:p>0.075</text:p>
          </table:table-cell>
          <table:table-cell office:value-type="float" office:value="14.585" calcext:value-type="float">
            <text:p>14.585</text:p>
          </table:table-cell>
          <table:table-cell office:value-type="float" office:value="22.005" calcext:value-type="float">
            <text:p>22.005</text:p>
          </table:table-cell>
          <table:table-cell office:value-type="float" office:value="13.663" calcext:value-type="float">
            <text:p>13.663</text:p>
          </table:table-cell>
          <table:table-cell office:value-type="float" office:value="12.92" calcext:value-type="float">
            <text:p>12.92</text:p>
          </table:table-cell>
          <table:table-cell office:value-type="float" office:value="12.985" calcext:value-type="float">
            <text:p>12.985</text:p>
          </table:table-cell>
          <table:table-cell office:value-type="float" office:value="4.526" calcext:value-type="float">
            <text:p>4.526</text:p>
          </table:table-cell>
          <table:table-cell office:value-type="float" office:value="6.518" calcext:value-type="float">
            <text:p>6.518</text:p>
          </table:table-cell>
          <table:table-cell office:value-type="float" office:value="0.054" calcext:value-type="float">
            <text:p>0.054</text:p>
          </table:table-cell>
          <table:table-cell office:value-type="float" office:value="1.078" calcext:value-type="float">
            <text:p>1.078</text:p>
          </table:table-cell>
          <table:table-cell office:value-type="float" office:value="267.623" calcext:value-type="float">
            <text:p>267.623</text:p>
          </table:table-cell>
          <table:table-cell office:value-type="float" office:value="124.476" calcext:value-type="float">
            <text:p>124.476</text:p>
          </table:table-cell>
          <table:table-cell office:value-type="float" office:value="247.799" calcext:value-type="float">
            <text:p>247.799</text:p>
          </table:table-cell>
          <table:table-cell office:value-type="float" office:value="144.504" calcext:value-type="float">
            <text:p>144.504</text:p>
          </table:table-cell>
          <table:table-cell office:value-type="float" office:value="156.368" calcext:value-type="float">
            <text:p>156.368</text:p>
          </table:table-cell>
          <table:table-cell office:value-type="float" office:value="132.533" calcext:value-type="float">
            <text:p>132.533</text:p>
          </table:table-cell>
          <table:table-cell office:value-type="float" office:value="6.88" calcext:value-type="float">
            <text:p>6.88</text:p>
          </table:table-cell>
          <table:table-cell office:value-type="float" office:value="253.889" calcext:value-type="float">
            <text:p>253.889</text:p>
          </table:table-cell>
          <table:table-cell office:value-type="float" office:value="239.108" calcext:value-type="float">
            <text:p>239.108</text:p>
          </table:table-cell>
          <table:table-cell office:value-type="float" office:value="256.282" calcext:value-type="float">
            <text:p>256.282</text:p>
          </table:table-cell>
          <table:table-cell office:value-type="float" office:value="156.131" calcext:value-type="float">
            <text:p>156.131</text:p>
          </table:table-cell>
          <table:table-cell office:value-type="float" office:value="175.161" calcext:value-type="float">
            <text:p>175.161</text:p>
          </table:table-cell>
          <table:table-cell office:value-type="float" office:value="173.682" calcext:value-type="float">
            <text:p>173.682</text:p>
          </table:table-cell>
          <table:table-cell office:value-type="float" office:value="121.603" calcext:value-type="float">
            <text:p>121.603</text:p>
          </table:table-cell>
          <table:table-cell office:value-type="float" office:value="6.89" calcext:value-type="float">
            <text:p>6.89</text:p>
          </table:table-cell>
          <table:table-cell office:value-type="float" office:value="16.111" calcext:value-type="float">
            <text:p>16.111</text:p>
          </table:table-cell>
          <table:table-cell office:value-type="float" office:value="92.706" calcext:value-type="float">
            <text:p>92.706</text:p>
          </table:table-cell>
          <table:table-cell office:value-type="float" office:value="25.055" calcext:value-type="float">
            <text:p>25.055</text:p>
          </table:table-cell>
          <table:table-cell office:value-type="float" office:value="146.654" calcext:value-type="float">
            <text:p>146.654</text:p>
          </table:table-cell>
          <table:table-cell office:value-type="float" office:value="13.604" calcext:value-type="float">
            <text:p>13.604</text:p>
          </table:table-cell>
          <table:table-cell office:value-type="float" office:value="164.433" calcext:value-type="float">
            <text:p>164.433</text:p>
          </table:table-cell>
          <table:table-cell office:value-type="float" office:value="146.794" calcext:value-type="float">
            <text:p>146.794</text:p>
          </table:table-cell>
          <table:table-cell office:value-type="float" office:value="164.775" calcext:value-type="float">
            <text:p>164.775</text:p>
          </table:table-cell>
          <table:table-cell office:value-type="float" office:value="154.319" calcext:value-type="float">
            <text:p>154.319</text:p>
          </table:table-cell>
          <table:table-cell office:value-type="float" office:value="166.969" calcext:value-type="float">
            <text:p>166.969</text:p>
          </table:table-cell>
          <table:table-cell office:value-type="float" office:value="270.561" calcext:value-type="float">
            <text:p>270.561</text:p>
          </table:table-cell>
          <table:table-cell office:value-type="float" office:value="269.764" calcext:value-type="float">
            <text:p>269.764</text:p>
          </table:table-cell>
          <table:table-cell office:value-type="float" office:value="22.038" calcext:value-type="float">
            <text:p>22.038</text:p>
          </table:table-cell>
          <table:table-cell office:value-type="float" office:value="298.045" calcext:value-type="float">
            <text:p>298.045</text:p>
          </table:table-cell>
          <table:table-cell office:value-type="float" office:value="298.136" calcext:value-type="float">
            <text:p>298.136</text:p>
          </table:table-cell>
          <table:table-cell office:value-type="float" office:value="251.928" calcext:value-type="float">
            <text:p>251.928</text:p>
          </table:table-cell>
          <table:table-cell office:value-type="float" office:value="254.208" calcext:value-type="float">
            <text:p>254.208</text:p>
          </table:table-cell>
          <table:table-cell office:value-type="float" office:value="220.078" calcext:value-type="float">
            <text:p>220.078</text:p>
          </table:table-cell>
          <table:table-cell office:value-type="float" office:value="11.974" calcext:value-type="float">
            <text:p>11.974</text:p>
          </table:table-cell>
          <table:table-cell office:value-type="float" office:value="11.447" calcext:value-type="float">
            <text:p>11.447</text:p>
          </table:table-cell>
          <table:table-cell office:value-type="float" office:value="219.885" calcext:value-type="float">
            <text:p>219.885</text:p>
          </table:table-cell>
          <table:table-cell office:value-type="float" office:value="98.73" calcext:value-type="float">
            <text:p>98.73</text:p>
          </table:table-cell>
          <table:table-cell office:value-type="float" office:value="124.232" calcext:value-type="float">
            <text:p>124.232</text:p>
          </table:table-cell>
          <table:table-cell office:value-type="float" office:value="124.269" calcext:value-type="float">
            <text:p>124.269</text:p>
          </table:table-cell>
          <table:table-cell office:value-type="float" office:value="151.698" calcext:value-type="float">
            <text:p>151.698</text:p>
          </table:table-cell>
          <table:table-cell office:value-type="float" office:value="57.012" calcext:value-type="float">
            <text:p>57.01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94.243" calcext:value-type="float">
            <text:p>94.243</text:p>
          </table:table-cell>
          <table:table-cell office:value-type="float" office:value="102.304" calcext:value-type="float">
            <text:p>102.304</text:p>
          </table:table-cell>
          <table:table-cell office:value-type="float" office:value="106.247" calcext:value-type="float">
            <text:p>106.247</text:p>
          </table:table-cell>
          <table:table-cell office:value-type="float" office:value="34.599" calcext:value-type="float">
            <text:p>34.599</text:p>
          </table:table-cell>
          <table:table-cell office:value-type="float" office:value="209.905" calcext:value-type="float">
            <text:p>209.905</text:p>
          </table:table-cell>
          <table:table-cell office:value-type="float" office:value="242.741" calcext:value-type="float">
            <text:p>242.741</text:p>
          </table:table-cell>
          <table:table-cell office:value-type="float" office:value="99.319" calcext:value-type="float">
            <text:p>99.319</text:p>
          </table:table-cell>
          <table:table-cell office:value-type="float" office:value="116.242" calcext:value-type="float">
            <text:p>116.242</text:p>
          </table:table-cell>
          <table:table-cell office:value-type="float" office:value="105.178" calcext:value-type="float">
            <text:p>105.178</text:p>
          </table:table-cell>
          <table:table-cell office:value-type="float" office:value="27.352" calcext:value-type="float">
            <text:p>27.352</text:p>
          </table:table-cell>
          <table:table-cell office:value-type="float" office:value="13.433" calcext:value-type="float">
            <text:p>13.433</text:p>
          </table:table-cell>
          <table:table-cell office:value-type="float" office:value="4.724" calcext:value-type="float">
            <text:p>4.724</text:p>
          </table:table-cell>
          <table:table-cell office:value-type="float" office:value="51.027" calcext:value-type="float">
            <text:p>51.027</text:p>
          </table:table-cell>
          <table:table-cell office:value-type="float" office:value="51.008" calcext:value-type="float">
            <text:p>51.008</text:p>
          </table:table-cell>
          <table:table-cell office:value-type="float" office:value="33.985" calcext:value-type="float">
            <text:p>33.985</text:p>
          </table:table-cell>
          <table:table-cell office:value-type="float" office:value="23.501" calcext:value-type="float">
            <text:p>23.501</text:p>
          </table:table-cell>
          <table:table-cell office:value-type="float" office:value="26.408" calcext:value-type="float">
            <text:p>26.408</text:p>
          </table:table-cell>
          <table:table-cell office:value-type="float" office:value="27.358" calcext:value-type="float">
            <text:p>27.358</text:p>
          </table:table-cell>
          <table:table-cell office:value-type="float" office:value="33.711" calcext:value-type="float">
            <text:p>33.711</text:p>
          </table:table-cell>
          <table:table-cell office:value-type="float" office:value="208.28" calcext:value-type="float">
            <text:p>208.28</text:p>
          </table:table-cell>
          <table:table-cell office:value-type="float" office:value="119.903" calcext:value-type="float">
            <text:p>119.903</text:p>
          </table:table-cell>
          <table:table-cell office:value-type="float" office:value="255.225" calcext:value-type="float">
            <text:p>255.225</text:p>
          </table:table-cell>
          <table:table-cell office:value-type="float" office:value="192.604" calcext:value-type="float">
            <text:p>192.604</text:p>
          </table:table-cell>
          <table:table-cell office:value-type="float" office:value="187.796" calcext:value-type="float">
            <text:p>187.796</text:p>
          </table:table-cell>
          <table:table-cell office:value-type="float" office:value="191.94" calcext:value-type="float">
            <text:p>191.94</text:p>
          </table:table-cell>
          <table:table-cell office:value-type="float" office:value="38.059" calcext:value-type="float">
            <text:p>38.059</text:p>
          </table:table-cell>
          <table:table-cell office:value-type="float" office:value="266.128" calcext:value-type="float">
            <text:p>266.128</text:p>
          </table:table-cell>
          <table:table-cell office:value-type="float" office:value="278.599" calcext:value-type="float">
            <text:p>278.599</text:p>
          </table:table-cell>
          <table:table-cell office:value-type="float" office:value="280.001" calcext:value-type="float">
            <text:p>280.001</text:p>
          </table:table-cell>
          <table:table-cell office:value-type="float" office:value="153.285" calcext:value-type="float">
            <text:p>153.285</text:p>
          </table:table-cell>
          <table:table-cell office:value-type="float" office:value="145.973" calcext:value-type="float">
            <text:p>145.973</text:p>
          </table:table-cell>
          <table:table-cell office:value-type="float" office:value="146.044" calcext:value-type="float">
            <text:p>146.044</text:p>
          </table:table-cell>
          <table:table-cell office:value-type="float" office:value="120.484" calcext:value-type="float">
            <text:p>120.484</text:p>
          </table:table-cell>
          <table:table-cell office:value-type="float" office:value="27.553" calcext:value-type="float">
            <text:p>27.553</text:p>
          </table:table-cell>
          <table:table-cell office:value-type="float" office:value="26.25" calcext:value-type="float">
            <text:p>26.25</text:p>
          </table:table-cell>
          <table:table-cell office:value-type="float" office:value="89.52" calcext:value-type="float">
            <text:p>89.52</text:p>
          </table:table-cell>
          <table:table-cell office:value-type="float" office:value="11.289" calcext:value-type="float">
            <text:p>11.289</text:p>
          </table:table-cell>
          <table:table-cell office:value-type="float" office:value="143.036" calcext:value-type="float">
            <text:p>143.036</text:p>
          </table:table-cell>
          <table:table-cell office:value-type="float" office:value="27.926" calcext:value-type="float">
            <text:p>27.926</text:p>
          </table:table-cell>
          <table:table-cell office:value-type="float" office:value="166.484" calcext:value-type="float">
            <text:p>166.484</text:p>
          </table:table-cell>
          <table:table-cell office:value-type="float" office:value="145.606" calcext:value-type="float">
            <text:p>145.606</text:p>
          </table:table-cell>
          <table:table-cell office:value-type="float" office:value="164.781" calcext:value-type="float">
            <text:p>164.781</text:p>
          </table:table-cell>
          <table:table-cell office:value-type="float" office:value="164.724" calcext:value-type="float">
            <text:p>164.724</text:p>
          </table:table-cell>
          <table:table-cell office:value-type="float" office:value="188.416" calcext:value-type="float">
            <text:p>188.416</text:p>
          </table:table-cell>
          <table:table-cell office:value-type="float" office:value="285.965" calcext:value-type="float">
            <text:p>285.965</text:p>
          </table:table-cell>
          <table:table-cell office:value-type="float" office:value="293.308" calcext:value-type="float">
            <text:p>293.308</text:p>
          </table:table-cell>
          <table:table-cell office:value-type="float" office:value="4.77" calcext:value-type="float">
            <text:p>4.77</text:p>
          </table:table-cell>
          <table:table-cell office:value-type="float" office:value="306.885" calcext:value-type="float">
            <text:p>306.885</text:p>
          </table:table-cell>
          <table:table-cell office:value-type="float" office:value="320.92" calcext:value-type="float">
            <text:p>320.92</text:p>
          </table:table-cell>
          <table:table-cell office:value-type="float" office:value="262.443" calcext:value-type="float">
            <text:p>262.443</text:p>
          </table:table-cell>
          <table:table-cell office:value-type="float" office:value="264.102" calcext:value-type="float">
            <text:p>264.102</text:p>
          </table:table-cell>
          <table:table-cell office:value-type="float" office:value="234.796" calcext:value-type="float">
            <text:p>234.796</text:p>
          </table:table-cell>
          <table:table-cell office:value-type="float" office:value="34.553" calcext:value-type="float">
            <text:p>34.553</text:p>
          </table:table-cell>
          <table:table-cell office:value-type="float" office:value="37.265" calcext:value-type="float">
            <text:p>37.265</text:p>
          </table:table-cell>
          <table:table-cell office:value-type="float" office:value="229.481" calcext:value-type="float">
            <text:p>229.481</text:p>
          </table:table-cell>
          <table:table-cell office:value-type="float" office:value="93.305" calcext:value-type="float">
            <text:p>93.305</text:p>
          </table:table-cell>
          <table:table-cell office:value-type="float" office:value="116.568" calcext:value-type="float">
            <text:p>116.568</text:p>
          </table:table-cell>
          <table:table-cell office:value-type="float" office:value="133.637" calcext:value-type="float">
            <text:p>133.637</text:p>
          </table:table-cell>
          <table:table-cell office:value-type="float" office:value="146.381" calcext:value-type="float">
            <text:p>146.381</text:p>
          </table:table-cell>
          <table:table-cell office:value-type="float" office:value="51.277" calcext:value-type="float">
            <text:p>51.27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68.559" calcext:value-type="float">
            <text:p>268.559</text:p>
          </table:table-cell>
          <table:table-cell office:value-type="float" office:value="255.269" calcext:value-type="float">
            <text:p>255.269</text:p>
          </table:table-cell>
          <table:table-cell office:value-type="float" office:value="240.671" calcext:value-type="float">
            <text:p>240.671</text:p>
          </table:table-cell>
          <table:table-cell office:value-type="float" office:value="175.051" calcext:value-type="float">
            <text:p>175.051</text:p>
          </table:table-cell>
          <table:table-cell office:value-type="float" office:value="358.996" calcext:value-type="float">
            <text:p>358.996</text:p>
          </table:table-cell>
          <table:table-cell office:value-type="float" office:value="357.851" calcext:value-type="float">
            <text:p>357.851</text:p>
          </table:table-cell>
          <table:table-cell office:value-type="float" office:value="244.063" calcext:value-type="float">
            <text:p>244.063</text:p>
          </table:table-cell>
          <table:table-cell office:value-type="float" office:value="247.196" calcext:value-type="float">
            <text:p>247.196</text:p>
          </table:table-cell>
          <table:table-cell office:value-type="float" office:value="240.485" calcext:value-type="float">
            <text:p>240.485</text:p>
          </table:table-cell>
          <table:table-cell office:value-type="float" office:value="177.183" calcext:value-type="float">
            <text:p>177.183</text:p>
          </table:table-cell>
          <table:table-cell office:value-type="float" office:value="280.147" calcext:value-type="float">
            <text:p>280.147</text:p>
          </table:table-cell>
          <table:table-cell office:value-type="float" office:value="287.235" calcext:value-type="float">
            <text:p>287.235</text:p>
          </table:table-cell>
          <table:table-cell office:value-type="float" office:value="170.556" calcext:value-type="float">
            <text:p>170.556</text:p>
          </table:table-cell>
          <table:table-cell office:value-type="float" office:value="184.851" calcext:value-type="float">
            <text:p>184.851</text:p>
          </table:table-cell>
          <table:table-cell office:value-type="float" office:value="260.101" calcext:value-type="float">
            <text:p>260.101</text:p>
          </table:table-cell>
          <table:table-cell office:value-type="float" office:value="286.856" calcext:value-type="float">
            <text:p>286.856</text:p>
          </table:table-cell>
          <table:table-cell office:value-type="float" office:value="266.76" calcext:value-type="float">
            <text:p>266.76</text:p>
          </table:table-cell>
          <table:table-cell office:value-type="float" office:value="187.291" calcext:value-type="float">
            <text:p>187.291</text:p>
          </table:table-cell>
          <table:table-cell office:value-type="float" office:value="278.219" calcext:value-type="float">
            <text:p>278.219</text:p>
          </table:table-cell>
          <table:table-cell office:value-type="float" office:value="55.129" calcext:value-type="float">
            <text:p>55.129</text:p>
          </table:table-cell>
          <table:table-cell office:value-type="float" office:value="230.55" calcext:value-type="float">
            <text:p>230.55</text:p>
          </table:table-cell>
          <table:table-cell office:value-type="float" office:value="95.707" calcext:value-type="float">
            <text:p>95.707</text:p>
          </table:table-cell>
          <table:table-cell office:value-type="float" office:value="54.94" calcext:value-type="float">
            <text:p>54.94</text:p>
          </table:table-cell>
          <table:table-cell office:value-type="float" office:value="65.343" calcext:value-type="float">
            <text:p>65.343</text:p>
          </table:table-cell>
          <table:table-cell office:value-type="float" office:value="80.973" calcext:value-type="float">
            <text:p>80.973</text:p>
          </table:table-cell>
          <table:table-cell office:value-type="float" office:value="163.42" calcext:value-type="float">
            <text:p>163.42</text:p>
          </table:table-cell>
          <table:table-cell office:value-type="float" office:value="96.082" calcext:value-type="float">
            <text:p>96.082</text:p>
          </table:table-cell>
          <table:table-cell office:value-type="float" office:value="96.709" calcext:value-type="float">
            <text:p>96.709</text:p>
          </table:table-cell>
          <table:table-cell office:value-type="float" office:value="104.79" calcext:value-type="float">
            <text:p>104.79</text:p>
          </table:table-cell>
          <table:table-cell office:value-type="float" office:value="206.433" calcext:value-type="float">
            <text:p>206.433</text:p>
          </table:table-cell>
          <table:table-cell office:value-type="float" office:value="250.5" calcext:value-type="float">
            <text:p>250.5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53.262" calcext:value-type="float">
            <text:p>253.262</text:p>
          </table:table-cell>
          <table:table-cell office:value-type="float" office:value="246.194" calcext:value-type="float">
            <text:p>246.194</text:p>
          </table:table-cell>
          <table:table-cell office:value-type="float" office:value="189.28" calcext:value-type="float">
            <text:p>189.28</text:p>
          </table:table-cell>
          <table:table-cell office:value-type="float" office:value="249.543" calcext:value-type="float">
            <text:p>249.543</text:p>
          </table:table-cell>
          <table:table-cell office:value-type="float" office:value="291.611" calcext:value-type="float">
            <text:p>291.611</text:p>
          </table:table-cell>
          <table:table-cell office:value-type="float" office:value="205.646" calcext:value-type="float">
            <text:p>205.646</text:p>
          </table:table-cell>
          <table:table-cell office:value-type="float" office:value="293.58" calcext:value-type="float">
            <text:p>293.58</text:p>
          </table:table-cell>
          <table:table-cell office:value-type="float" office:value="204.572" calcext:value-type="float">
            <text:p>204.572</text:p>
          </table:table-cell>
          <table:table-cell office:value-type="float" office:value="220.02" calcext:value-type="float">
            <text:p>220.02</text:p>
          </table:table-cell>
          <table:table-cell office:value-type="float" office:value="203.819" calcext:value-type="float">
            <text:p>203.819</text:p>
          </table:table-cell>
          <table:table-cell office:value-type="float" office:value="204.239" calcext:value-type="float">
            <text:p>204.239</text:p>
          </table:table-cell>
          <table:table-cell office:value-type="float" office:value="22.122" calcext:value-type="float">
            <text:p>22.122</text:p>
          </table:table-cell>
          <table:table-cell office:value-type="float" office:value="132.378" calcext:value-type="float">
            <text:p>132.378</text:p>
          </table:table-cell>
          <table:table-cell office:value-type="float" office:value="131.399" calcext:value-type="float">
            <text:p>131.399</text:p>
          </table:table-cell>
          <table:table-cell office:value-type="float" office:value="293.347" calcext:value-type="float">
            <text:p>293.347</text:p>
          </table:table-cell>
          <table:table-cell office:value-type="float" office:value="259.148" calcext:value-type="float">
            <text:p>259.148</text:p>
          </table:table-cell>
          <table:table-cell office:value-type="float" office:value="259.001" calcext:value-type="float">
            <text:p>259.001</text:p>
          </table:table-cell>
          <table:table-cell office:value-type="float" office:value="69.272" calcext:value-type="float">
            <text:p>69.272</text:p>
          </table:table-cell>
          <table:table-cell office:value-type="float" office:value="70.085" calcext:value-type="float">
            <text:p>70.085</text:p>
          </table:table-cell>
          <table:table-cell office:value-type="float" office:value="82.052" calcext:value-type="float">
            <text:p>82.052</text:p>
          </table:table-cell>
          <table:table-cell office:value-type="float" office:value="203.554" calcext:value-type="float">
            <text:p>203.554</text:p>
          </table:table-cell>
          <table:table-cell office:value-type="float" office:value="192.768" calcext:value-type="float">
            <text:p>192.768</text:p>
          </table:table-cell>
          <table:table-cell office:value-type="float" office:value="365.882" calcext:value-type="float">
            <text:p>365.882</text:p>
          </table:table-cell>
          <table:table-cell office:value-type="float" office:value="241.62" calcext:value-type="float">
            <text:p>241.62</text:p>
          </table:table-cell>
          <table:table-cell office:value-type="float" office:value="222.825" calcext:value-type="float">
            <text:p>222.825</text:p>
          </table:table-cell>
          <table:table-cell office:value-type="float" office:value="240.363" calcext:value-type="float">
            <text:p>240.363</text:p>
          </table:table-cell>
          <table:table-cell office:value-type="float" office:value="193.762" calcext:value-type="float">
            <text:p>193.762</text:p>
          </table:table-cell>
          <table:table-cell office:value-type="float" office:value="132.631" calcext:value-type="float">
            <text:p>132.63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127.032" calcext:value-type="float">
            <text:p>127.032</text:p>
          </table:table-cell>
          <table:table-cell office:value-type="float" office:value="112.871" calcext:value-type="float">
            <text:p>112.871</text:p>
          </table:table-cell>
          <table:table-cell office:value-type="float" office:value="128.958" calcext:value-type="float">
            <text:p>128.958</text:p>
          </table:table-cell>
          <table:table-cell office:value-type="float" office:value="29.562" calcext:value-type="float">
            <text:p>29.562</text:p>
          </table:table-cell>
          <table:table-cell office:value-type="float" office:value="217.487" calcext:value-type="float">
            <text:p>217.487</text:p>
          </table:table-cell>
          <table:table-cell office:value-type="float" office:value="246.285" calcext:value-type="float">
            <text:p>246.285</text:p>
          </table:table-cell>
          <table:table-cell office:value-type="float" office:value="112.908" calcext:value-type="float">
            <text:p>112.908</text:p>
          </table:table-cell>
          <table:table-cell office:value-type="float" office:value="121.789" calcext:value-type="float">
            <text:p>121.789</text:p>
          </table:table-cell>
          <table:table-cell office:value-type="float" office:value="121.821" calcext:value-type="float">
            <text:p>121.821</text:p>
          </table:table-cell>
          <table:table-cell office:value-type="float" office:value="43.609" calcext:value-type="float">
            <text:p>43.609</text:p>
          </table:table-cell>
          <table:table-cell office:value-type="float" office:value="29.425" calcext:value-type="float">
            <text:p>29.425</text:p>
          </table:table-cell>
          <table:table-cell office:value-type="float" office:value="39.037" calcext:value-type="float">
            <text:p>39.037</text:p>
          </table:table-cell>
          <table:table-cell office:value-type="float" office:value="50.486" calcext:value-type="float">
            <text:p>50.486</text:p>
          </table:table-cell>
          <table:table-cell office:value-type="float" office:value="49.898" calcext:value-type="float">
            <text:p>49.898</text:p>
          </table:table-cell>
          <table:table-cell office:value-type="float" office:value="28.552" calcext:value-type="float">
            <text:p>28.552</text:p>
          </table:table-cell>
          <table:table-cell office:value-type="float" office:value="209.041" calcext:value-type="float">
            <text:p>209.041</text:p>
          </table:table-cell>
          <table:table-cell office:value-type="float" office:value="27.081" calcext:value-type="float">
            <text:p>27.081</text:p>
          </table:table-cell>
          <table:table-cell office:value-type="float" office:value="40.544" calcext:value-type="float">
            <text:p>40.544</text:p>
          </table:table-cell>
          <table:table-cell office:value-type="float" office:value="17.318" calcext:value-type="float">
            <text:p>17.318</text:p>
          </table:table-cell>
          <table:table-cell office:value-type="float" office:value="221.741" calcext:value-type="float">
            <text:p>221.741</text:p>
          </table:table-cell>
          <table:table-cell office:value-type="float" office:value="158.044" calcext:value-type="float">
            <text:p>158.044</text:p>
          </table:table-cell>
          <table:table-cell office:value-type="float" office:value="252.977" calcext:value-type="float">
            <text:p>252.977</text:p>
          </table:table-cell>
          <table:table-cell office:value-type="float" office:value="186.266" calcext:value-type="float">
            <text:p>186.266</text:p>
          </table:table-cell>
          <table:table-cell office:value-type="float" office:value="183.33" calcext:value-type="float">
            <text:p>183.33</text:p>
          </table:table-cell>
          <table:table-cell office:value-type="float" office:value="196.38" calcext:value-type="float">
            <text:p>196.38</text:p>
          </table:table-cell>
          <table:table-cell office:value-type="float" office:value="41.947" calcext:value-type="float">
            <text:p>41.947</text:p>
          </table:table-cell>
          <table:table-cell office:value-type="float" office:value="262.633" calcext:value-type="float">
            <text:p>262.633</text:p>
          </table:table-cell>
          <table:table-cell office:value-type="float" office:value="260.698" calcext:value-type="float">
            <text:p>260.698</text:p>
          </table:table-cell>
          <table:table-cell office:value-type="float" office:value="271.42" calcext:value-type="float">
            <text:p>271.42</text:p>
          </table:table-cell>
          <table:table-cell office:value-type="float" office:value="193.676" calcext:value-type="float">
            <text:p>193.676</text:p>
          </table:table-cell>
          <table:table-cell office:value-type="float" office:value="188.751" calcext:value-type="float">
            <text:p>188.751</text:p>
          </table:table-cell>
          <table:table-cell office:value-type="float" office:value="166.743" calcext:value-type="float">
            <text:p>166.743</text:p>
          </table:table-cell>
          <table:table-cell office:value-type="float" office:value="138.537" calcext:value-type="float">
            <text:p>138.537</text:p>
          </table:table-cell>
          <table:table-cell office:value-type="float" office:value="23.225" calcext:value-type="float">
            <text:p>23.225</text:p>
          </table:table-cell>
          <table:table-cell office:value-type="float" office:value="47.307" calcext:value-type="float">
            <text:p>47.307</text:p>
          </table:table-cell>
          <table:table-cell office:value-type="float" office:value="129.944" calcext:value-type="float">
            <text:p>129.944</text:p>
          </table:table-cell>
          <table:table-cell office:value-type="float" office:value="42.456" calcext:value-type="float">
            <text:p>42.456</text:p>
          </table:table-cell>
          <table:table-cell office:value-type="float" office:value="175.023" calcext:value-type="float">
            <text:p>175.023</text:p>
          </table:table-cell>
          <table:table-cell office:value-type="float" office:value="45.665" calcext:value-type="float">
            <text:p>45.665</text:p>
          </table:table-cell>
          <table:table-cell office:value-type="float" office:value="175.559" calcext:value-type="float">
            <text:p>175.559</text:p>
          </table:table-cell>
          <table:table-cell office:value-type="float" office:value="184.681" calcext:value-type="float">
            <text:p>184.681</text:p>
          </table:table-cell>
          <table:table-cell office:value-type="float" office:value="191.085" calcext:value-type="float">
            <text:p>191.085</text:p>
          </table:table-cell>
          <table:table-cell office:value-type="float" office:value="193.98" calcext:value-type="float">
            <text:p>193.98</text:p>
          </table:table-cell>
          <table:table-cell office:value-type="float" office:value="174.74" calcext:value-type="float">
            <text:p>174.74</text:p>
          </table:table-cell>
          <table:table-cell office:value-type="float" office:value="286.359" calcext:value-type="float">
            <text:p>286.359</text:p>
          </table:table-cell>
          <table:table-cell office:value-type="float" office:value="290.67" calcext:value-type="float">
            <text:p>290.67</text:p>
          </table:table-cell>
          <table:table-cell office:value-type="float" office:value="59.118" calcext:value-type="float">
            <text:p>59.118</text:p>
          </table:table-cell>
          <table:table-cell office:value-type="float" office:value="329.76" calcext:value-type="float">
            <text:p>329.76</text:p>
          </table:table-cell>
          <table:table-cell office:value-type="float" office:value="343.683" calcext:value-type="float">
            <text:p>343.683</text:p>
          </table:table-cell>
          <table:table-cell office:value-type="float" office:value="211.901" calcext:value-type="float">
            <text:p>211.901</text:p>
          </table:table-cell>
          <table:table-cell office:value-type="float" office:value="228.841" calcext:value-type="float">
            <text:p>228.841</text:p>
          </table:table-cell>
          <table:table-cell office:value-type="float" office:value="236.737" calcext:value-type="float">
            <text:p>236.737</text:p>
          </table:table-cell>
          <table:table-cell office:value-type="float" office:value="29.865" calcext:value-type="float">
            <text:p>29.865</text:p>
          </table:table-cell>
          <table:table-cell office:value-type="float" office:value="29.633" calcext:value-type="float">
            <text:p>29.633</text:p>
          </table:table-cell>
          <table:table-cell office:value-type="float" office:value="272.095" calcext:value-type="float">
            <text:p>272.095</text:p>
          </table:table-cell>
          <table:table-cell office:value-type="float" office:value="146.458" calcext:value-type="float">
            <text:p>146.458</text:p>
          </table:table-cell>
          <table:table-cell office:value-type="float" office:value="179.501" calcext:value-type="float">
            <text:p>179.501</text:p>
          </table:table-cell>
          <table:table-cell office:value-type="float" office:value="204.614" calcext:value-type="float">
            <text:p>204.614</text:p>
          </table:table-cell>
          <table:table-cell office:value-type="float" office:value="208.762" calcext:value-type="float">
            <text:p>208.762</text:p>
          </table:table-cell>
          <table:table-cell office:value-type="float" office:value="82.632" calcext:value-type="float">
            <text:p>82.63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99.811" calcext:value-type="float">
            <text:p>99.811</text:p>
          </table:table-cell>
          <table:table-cell office:value-type="float" office:value="96.343" calcext:value-type="float">
            <text:p>96.343</text:p>
          </table:table-cell>
          <table:table-cell office:value-type="float" office:value="110.774" calcext:value-type="float">
            <text:p>110.774</text:p>
          </table:table-cell>
          <table:table-cell office:value-type="float" office:value="0" calcext:value-type="float">
            <text:p>0</text:p>
          </table:table-cell>
          <table:table-cell office:value-type="float" office:value="241.95" calcext:value-type="float">
            <text:p>241.95</text:p>
          </table:table-cell>
          <table:table-cell office:value-type="float" office:value="293.204" calcext:value-type="float">
            <text:p>293.204</text:p>
          </table:table-cell>
          <table:table-cell office:value-type="float" office:value="109.816" calcext:value-type="float">
            <text:p>109.816</text:p>
          </table:table-cell>
          <table:table-cell office:value-type="float" office:value="113.579" calcext:value-type="float">
            <text:p>113.579</text:p>
          </table:table-cell>
          <table:table-cell office:value-type="float" office:value="112.984" calcext:value-type="float">
            <text:p>112.984</text:p>
          </table:table-cell>
          <table:table-cell office:value-type="float" office:value="11.621" calcext:value-type="float">
            <text:p>11.621</text:p>
          </table:table-cell>
          <table:table-cell office:value-type="float" office:value="26.432" calcext:value-type="float">
            <text:p>26.432</text:p>
          </table:table-cell>
          <table:table-cell office:value-type="float" office:value="35.85" calcext:value-type="float">
            <text:p>35.85</text:p>
          </table:table-cell>
          <table:table-cell office:value-type="float" office:value="17.603" calcext:value-type="float">
            <text:p>17.603</text:p>
          </table:table-cell>
          <table:table-cell office:value-type="float" office:value="18.018" calcext:value-type="float">
            <text:p>18.018</text:p>
          </table:table-cell>
          <table:table-cell office:value-type="float" office:value="21.61" calcext:value-type="float">
            <text:p>21.61</text:p>
          </table:table-cell>
          <table:table-cell office:value-type="float" office:value="31.788" calcext:value-type="float">
            <text:p>31.788</text:p>
          </table:table-cell>
          <table:table-cell office:value-type="float" office:value="14.578" calcext:value-type="float">
            <text:p>14.578</text:p>
          </table:table-cell>
          <table:table-cell office:value-type="float" office:value="11.3" calcext:value-type="float">
            <text:p>11.3</text:p>
          </table:table-cell>
          <table:table-cell office:value-type="float" office:value="29.091" calcext:value-type="float">
            <text:p>29.091</text:p>
          </table:table-cell>
          <table:table-cell office:value-type="float" office:value="265.085" calcext:value-type="float">
            <text:p>265.085</text:p>
          </table:table-cell>
          <table:table-cell office:value-type="float" office:value="132.576" calcext:value-type="float">
            <text:p>132.576</text:p>
          </table:table-cell>
          <table:table-cell office:value-type="float" office:value="270.614" calcext:value-type="float">
            <text:p>270.614</text:p>
          </table:table-cell>
          <table:table-cell office:value-type="float" office:value="162.051" calcext:value-type="float">
            <text:p>162.051</text:p>
          </table:table-cell>
          <table:table-cell office:value-type="float" office:value="142.728" calcext:value-type="float">
            <text:p>142.728</text:p>
          </table:table-cell>
          <table:table-cell office:value-type="float" office:value="140.392" calcext:value-type="float">
            <text:p>140.392</text:p>
          </table:table-cell>
          <table:table-cell office:value-type="float" office:value="10.792" calcext:value-type="float">
            <text:p>10.792</text:p>
          </table:table-cell>
          <table:table-cell office:value-type="float" office:value="276.278" calcext:value-type="float">
            <text:p>276.278</text:p>
          </table:table-cell>
          <table:table-cell office:value-type="float" office:value="278.744" calcext:value-type="float">
            <text:p>278.744</text:p>
          </table:table-cell>
          <table:table-cell office:value-type="float" office:value="270.084" calcext:value-type="float">
            <text:p>270.084</text:p>
          </table:table-cell>
          <table:table-cell office:value-type="float" office:value="152.822" calcext:value-type="float">
            <text:p>152.822</text:p>
          </table:table-cell>
          <table:table-cell office:value-type="float" office:value="152.712" calcext:value-type="float">
            <text:p>152.712</text:p>
          </table:table-cell>
          <table:table-cell office:value-type="float" office:value="149.172" calcext:value-type="float">
            <text:p>149.172</text:p>
          </table:table-cell>
          <table:table-cell office:value-type="float" office:value="119.508" calcext:value-type="float">
            <text:p>119.508</text:p>
          </table:table-cell>
          <table:table-cell office:value-type="float" office:value="18.372" calcext:value-type="float">
            <text:p>18.372</text:p>
          </table:table-cell>
          <table:table-cell office:value-type="float" office:value="18.381" calcext:value-type="float">
            <text:p>18.381</text:p>
          </table:table-cell>
          <table:table-cell office:value-type="float" office:value="100.771" calcext:value-type="float">
            <text:p>100.771</text:p>
          </table:table-cell>
          <table:table-cell office:value-type="float" office:value="37.043" calcext:value-type="float">
            <text:p>37.043</text:p>
          </table:table-cell>
          <table:table-cell office:value-type="float" office:value="146.246" calcext:value-type="float">
            <text:p>146.246</text:p>
          </table:table-cell>
          <table:table-cell office:value-type="float" office:value="21.543" calcext:value-type="float">
            <text:p>21.543</text:p>
          </table:table-cell>
          <table:table-cell office:value-type="float" office:value="168.457" calcext:value-type="float">
            <text:p>168.457</text:p>
          </table:table-cell>
          <table:table-cell office:value-type="float" office:value="165.838" calcext:value-type="float">
            <text:p>165.838</text:p>
          </table:table-cell>
          <table:table-cell office:value-type="float" office:value="175.965" calcext:value-type="float">
            <text:p>175.965</text:p>
          </table:table-cell>
          <table:table-cell office:value-type="float" office:value="165.245" calcext:value-type="float">
            <text:p>165.245</text:p>
          </table:table-cell>
          <table:table-cell office:value-type="float" office:value="256.242" calcext:value-type="float">
            <text:p>256.242</text:p>
          </table:table-cell>
          <table:table-cell office:value-type="float" office:value="343.51" calcext:value-type="float">
            <text:p>343.51</text:p>
          </table:table-cell>
          <table:table-cell office:value-type="float" office:value="349.768" calcext:value-type="float">
            <text:p>349.768</text:p>
          </table:table-cell>
          <table:table-cell office:value-type="float" office:value="34.309" calcext:value-type="float">
            <text:p>34.309</text:p>
          </table:table-cell>
          <table:table-cell office:value-type="float" office:value="360.319" calcext:value-type="float">
            <text:p>360.319</text:p>
          </table:table-cell>
          <table:table-cell office:value-type="float" office:value="366.397" calcext:value-type="float">
            <text:p>366.397</text:p>
          </table:table-cell>
          <table:table-cell office:value-type="float" office:value="278.275" calcext:value-type="float">
            <text:p>278.275</text:p>
          </table:table-cell>
          <table:table-cell office:value-type="float" office:value="292.133" calcext:value-type="float">
            <text:p>292.133</text:p>
          </table:table-cell>
          <table:table-cell office:value-type="float" office:value="301.228" calcext:value-type="float">
            <text:p>301.228</text:p>
          </table:table-cell>
          <table:table-cell office:value-type="float" office:value="23.881" calcext:value-type="float">
            <text:p>23.881</text:p>
          </table:table-cell>
          <table:table-cell office:value-type="float" office:value="22.568" calcext:value-type="float">
            <text:p>22.568</text:p>
          </table:table-cell>
          <table:table-cell office:value-type="float" office:value="297.425" calcext:value-type="float">
            <text:p>297.425</text:p>
          </table:table-cell>
          <table:table-cell office:value-type="float" office:value="128.785" calcext:value-type="float">
            <text:p>128.785</text:p>
          </table:table-cell>
          <table:table-cell office:value-type="float" office:value="132.865" calcext:value-type="float">
            <text:p>132.865</text:p>
          </table:table-cell>
          <table:table-cell office:value-type="float" office:value="165.967" calcext:value-type="float">
            <text:p>165.967</text:p>
          </table:table-cell>
          <table:table-cell office:value-type="float" office:value="160.84" calcext:value-type="float">
            <text:p>160.84</text:p>
          </table:table-cell>
          <table:table-cell office:value-type="float" office:value="73.831" calcext:value-type="float">
            <text:p>73.83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261.318" calcext:value-type="float">
            <text:p>261.318</text:p>
          </table:table-cell>
          <table:table-cell office:value-type="float" office:value="237.269" calcext:value-type="float">
            <text:p>237.269</text:p>
          </table:table-cell>
          <table:table-cell office:value-type="float" office:value="231.359" calcext:value-type="float">
            <text:p>231.359</text:p>
          </table:table-cell>
          <table:table-cell office:value-type="float" office:value="208.665" calcext:value-type="float">
            <text:p>208.665</text:p>
          </table:table-cell>
          <table:table-cell office:value-type="float" office:value="372.298" calcext:value-type="float">
            <text:p>372.298</text:p>
          </table:table-cell>
          <table:table-cell office:value-type="float" office:value="345.124" calcext:value-type="float">
            <text:p>345.124</text:p>
          </table:table-cell>
          <table:table-cell office:value-type="float" office:value="227.731" calcext:value-type="float">
            <text:p>227.731</text:p>
          </table:table-cell>
          <table:table-cell office:value-type="float" office:value="213.324" calcext:value-type="float">
            <text:p>213.324</text:p>
          </table:table-cell>
          <table:table-cell office:value-type="float" office:value="230.269" calcext:value-type="float">
            <text:p>230.269</text:p>
          </table:table-cell>
          <table:table-cell office:value-type="float" office:value="224.075" calcext:value-type="float">
            <text:p>224.075</text:p>
          </table:table-cell>
          <table:table-cell office:value-type="float" office:value="210.288" calcext:value-type="float">
            <text:p>210.288</text:p>
          </table:table-cell>
          <table:table-cell office:value-type="float" office:value="204.191" calcext:value-type="float">
            <text:p>204.191</text:p>
          </table:table-cell>
          <table:table-cell office:value-type="float" office:value="211.93" calcext:value-type="float">
            <text:p>211.93</text:p>
          </table:table-cell>
          <table:table-cell office:value-type="float" office:value="212.438" calcext:value-type="float">
            <text:p>212.438</text:p>
          </table:table-cell>
          <table:table-cell office:value-type="float" office:value="228.057" calcext:value-type="float">
            <text:p>228.057</text:p>
          </table:table-cell>
          <table:table-cell office:value-type="float" office:value="208.196" calcext:value-type="float">
            <text:p>208.196</text:p>
          </table:table-cell>
          <table:table-cell office:value-type="float" office:value="205.755" calcext:value-type="float">
            <text:p>205.755</text:p>
          </table:table-cell>
          <table:table-cell office:value-type="float" office:value="223.81" calcext:value-type="float">
            <text:p>223.81</text:p>
          </table:table-cell>
          <table:table-cell office:value-type="float" office:value="206.507" calcext:value-type="float">
            <text:p>206.507</text:p>
          </table:table-cell>
          <table:table-cell office:value-type="float" office:value="56.632" calcext:value-type="float">
            <text:p>56.632</text:p>
          </table:table-cell>
          <table:table-cell office:value-type="float" office:value="227.572" calcext:value-type="float">
            <text:p>227.572</text:p>
          </table:table-cell>
          <table:table-cell office:value-type="float" office:value="96.252" calcext:value-type="float">
            <text:p>96.252</text:p>
          </table:table-cell>
          <table:table-cell office:value-type="float" office:value="59.661" calcext:value-type="float">
            <text:p>59.661</text:p>
          </table:table-cell>
          <table:table-cell office:value-type="float" office:value="98.157" calcext:value-type="float">
            <text:p>98.157</text:p>
          </table:table-cell>
          <table:table-cell office:value-type="float" office:value="88.985" calcext:value-type="float">
            <text:p>88.985</text:p>
          </table:table-cell>
          <table:table-cell office:value-type="float" office:value="209.59" calcext:value-type="float">
            <text:p>209.59</text:p>
          </table:table-cell>
          <table:table-cell office:value-type="float" office:value="94.958" calcext:value-type="float">
            <text:p>94.958</text:p>
          </table:table-cell>
          <table:table-cell office:value-type="float" office:value="90.933" calcext:value-type="float">
            <text:p>90.933</text:p>
          </table:table-cell>
          <table:table-cell office:value-type="float" office:value="102.14" calcext:value-type="float">
            <text:p>102.14</text:p>
          </table:table-cell>
          <table:table-cell office:value-type="float" office:value="194.563" calcext:value-type="float">
            <text:p>194.563</text:p>
          </table:table-cell>
          <table:table-cell office:value-type="float" office:value="238.44" calcext:value-type="float">
            <text:p>238.44</text:p>
          </table:table-cell>
          <table:table-cell office:value-type="float" office:value="238.528" calcext:value-type="float">
            <text:p>238.528</text:p>
          </table:table-cell>
          <table:table-cell office:value-type="float" office:value="244.712" calcext:value-type="float">
            <text:p>244.712</text:p>
          </table:table-cell>
          <table:table-cell office:value-type="float" office:value="207.573" calcext:value-type="float">
            <text:p>207.573</text:p>
          </table:table-cell>
          <table:table-cell office:value-type="float" office:value="211.733" calcext:value-type="float">
            <text:p>211.733</text:p>
          </table:table-cell>
          <table:table-cell office:value-type="float" office:value="235.779" calcext:value-type="float">
            <text:p>235.779</text:p>
          </table:table-cell>
          <table:table-cell office:value-type="float" office:value="209.362" calcext:value-type="float">
            <text:p>209.362</text:p>
          </table:table-cell>
          <table:table-cell office:value-type="float" office:value="212.408" calcext:value-type="float">
            <text:p>212.408</text:p>
          </table:table-cell>
          <table:table-cell office:value-type="float" office:value="207.644" calcext:value-type="float">
            <text:p>207.644</text:p>
          </table:table-cell>
          <table:table-cell office:value-type="float" office:value="175.681" calcext:value-type="float">
            <text:p>175.681</text:p>
          </table:table-cell>
          <table:table-cell office:value-type="float" office:value="193.807" calcext:value-type="float">
            <text:p>193.807</text:p>
          </table:table-cell>
          <table:table-cell office:value-type="float" office:value="191.494" calcext:value-type="float">
            <text:p>191.494</text:p>
          </table:table-cell>
          <table:table-cell office:value-type="float" office:value="194.249" calcext:value-type="float">
            <text:p>194.249</text:p>
          </table:table-cell>
          <table:table-cell office:value-type="float" office:value="27.72" calcext:value-type="float">
            <text:p>27.72</text:p>
          </table:table-cell>
          <table:table-cell office:value-type="float" office:value="125.493" calcext:value-type="float">
            <text:p>125.493</text:p>
          </table:table-cell>
          <table:table-cell office:value-type="float" office:value="130.613" calcext:value-type="float">
            <text:p>130.613</text:p>
          </table:table-cell>
          <table:table-cell office:value-type="float" office:value="206.96" calcext:value-type="float">
            <text:p>206.96</text:p>
          </table:table-cell>
          <table:table-cell office:value-type="float" office:value="145.628" calcext:value-type="float">
            <text:p>145.628</text:p>
          </table:table-cell>
          <table:table-cell office:value-type="float" office:value="144.11" calcext:value-type="float">
            <text:p>144.11</text:p>
          </table:table-cell>
          <table:table-cell office:value-type="float" office:value="71.172" calcext:value-type="float">
            <text:p>71.172</text:p>
          </table:table-cell>
          <table:table-cell office:value-type="float" office:value="68.137" calcext:value-type="float">
            <text:p>68.137</text:p>
          </table:table-cell>
          <table:table-cell office:value-type="float" office:value="2.186" calcext:value-type="float">
            <text:p>2.186</text:p>
          </table:table-cell>
          <table:table-cell office:value-type="float" office:value="212.106" calcext:value-type="float">
            <text:p>212.106</text:p>
          </table:table-cell>
          <table:table-cell office:value-type="float" office:value="215.087" calcext:value-type="float">
            <text:p>215.087</text:p>
          </table:table-cell>
          <table:table-cell office:value-type="float" office:value="337.727" calcext:value-type="float">
            <text:p>337.727</text:p>
          </table:table-cell>
          <table:table-cell office:value-type="float" office:value="226.674" calcext:value-type="float">
            <text:p>226.674</text:p>
          </table:table-cell>
          <table:table-cell office:value-type="float" office:value="215.361" calcext:value-type="float">
            <text:p>215.361</text:p>
          </table:table-cell>
          <table:table-cell office:value-type="float" office:value="204.008" calcext:value-type="float">
            <text:p>204.008</text:p>
          </table:table-cell>
          <table:table-cell office:value-type="float" office:value="172.293" calcext:value-type="float">
            <text:p>172.293</text:p>
          </table:table-cell>
          <table:table-cell office:value-type="float" office:value="222.085" calcext:value-type="float">
            <text:p>222.08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170.225" calcext:value-type="float">
            <text:p>170.225</text:p>
          </table:table-cell>
          <table:table-cell office:value-type="float" office:value="169.795" calcext:value-type="float">
            <text:p>169.795</text:p>
          </table:table-cell>
          <table:table-cell office:value-type="float" office:value="181.065" calcext:value-type="float">
            <text:p>181.065</text:p>
          </table:table-cell>
          <table:table-cell office:value-type="float" office:value="62.696" calcext:value-type="float">
            <text:p>62.696</text:p>
          </table:table-cell>
          <table:table-cell office:value-type="float" office:value="292.156" calcext:value-type="float">
            <text:p>292.156</text:p>
          </table:table-cell>
          <table:table-cell office:value-type="float" office:value="279.991" calcext:value-type="float">
            <text:p>279.991</text:p>
          </table:table-cell>
          <table:table-cell office:value-type="float" office:value="183.136" calcext:value-type="float">
            <text:p>183.136</text:p>
          </table:table-cell>
          <table:table-cell office:value-type="float" office:value="184.18" calcext:value-type="float">
            <text:p>184.18</text:p>
          </table:table-cell>
          <table:table-cell office:value-type="float" office:value="183.397" calcext:value-type="float">
            <text:p>183.397</text:p>
          </table:table-cell>
          <table:table-cell office:value-type="float" office:value="74.026" calcext:value-type="float">
            <text:p>74.026</text:p>
          </table:table-cell>
          <table:table-cell office:value-type="float" office:value="93.998" calcext:value-type="float">
            <text:p>93.998</text:p>
          </table:table-cell>
          <table:table-cell office:value-type="float" office:value="106.307" calcext:value-type="float">
            <text:p>106.307</text:p>
          </table:table-cell>
          <table:table-cell office:value-type="float" office:value="77.399" calcext:value-type="float">
            <text:p>77.399</text:p>
          </table:table-cell>
          <table:table-cell office:value-type="float" office:value="79.676" calcext:value-type="float">
            <text:p>79.676</text:p>
          </table:table-cell>
          <table:table-cell office:value-type="float" office:value="83.951" calcext:value-type="float">
            <text:p>83.951</text:p>
          </table:table-cell>
          <table:table-cell office:value-type="float" office:value="80.404" calcext:value-type="float">
            <text:p>80.404</text:p>
          </table:table-cell>
          <table:table-cell office:value-type="float" office:value="86.074" calcext:value-type="float">
            <text:p>86.074</text:p>
          </table:table-cell>
          <table:table-cell office:value-type="float" office:value="84.437" calcext:value-type="float">
            <text:p>84.437</text:p>
          </table:table-cell>
          <table:table-cell office:value-type="float" office:value="75.467" calcext:value-type="float">
            <text:p>75.467</text:p>
          </table:table-cell>
          <table:table-cell office:value-type="float" office:value="246.498" calcext:value-type="float">
            <text:p>246.498</text:p>
          </table:table-cell>
          <table:table-cell office:value-type="float" office:value="191.726" calcext:value-type="float">
            <text:p>191.726</text:p>
          </table:table-cell>
          <table:table-cell office:value-type="float" office:value="288.316" calcext:value-type="float">
            <text:p>288.316</text:p>
          </table:table-cell>
          <table:table-cell office:value-type="float" office:value="229.665" calcext:value-type="float">
            <text:p>229.665</text:p>
          </table:table-cell>
          <table:table-cell office:value-type="float" office:value="242.351" calcext:value-type="float">
            <text:p>242.351</text:p>
          </table:table-cell>
          <table:table-cell office:value-type="float" office:value="241.075" calcext:value-type="float">
            <text:p>241.075</text:p>
          </table:table-cell>
          <table:table-cell office:value-type="float" office:value="79.451" calcext:value-type="float">
            <text:p>79.451</text:p>
          </table:table-cell>
          <table:table-cell office:value-type="float" office:value="309.041" calcext:value-type="float">
            <text:p>309.041</text:p>
          </table:table-cell>
          <table:table-cell office:value-type="float" office:value="308.042" calcext:value-type="float">
            <text:p>308.042</text:p>
          </table:table-cell>
          <table:table-cell office:value-type="float" office:value="300.313" calcext:value-type="float">
            <text:p>300.313</text:p>
          </table:table-cell>
          <table:table-cell office:value-type="float" office:value="230.657" calcext:value-type="float">
            <text:p>230.657</text:p>
          </table:table-cell>
          <table:table-cell office:value-type="float" office:value="239.057" calcext:value-type="float">
            <text:p>239.057</text:p>
          </table:table-cell>
          <table:table-cell office:value-type="float" office:value="242.467" calcext:value-type="float">
            <text:p>242.467</text:p>
          </table:table-cell>
          <table:table-cell office:value-type="float" office:value="190.341" calcext:value-type="float">
            <text:p>190.341</text:p>
          </table:table-cell>
          <table:table-cell office:value-type="float" office:value="85.357" calcext:value-type="float">
            <text:p>85.357</text:p>
          </table:table-cell>
          <table:table-cell office:value-type="float" office:value="89.24" calcext:value-type="float">
            <text:p>89.24</text:p>
          </table:table-cell>
          <table:table-cell office:value-type="float" office:value="173.141" calcext:value-type="float">
            <text:p>173.141</text:p>
          </table:table-cell>
          <table:table-cell office:value-type="float" office:value="90.481" calcext:value-type="float">
            <text:p>90.481</text:p>
          </table:table-cell>
          <table:table-cell office:value-type="float" office:value="225.775" calcext:value-type="float">
            <text:p>225.775</text:p>
          </table:table-cell>
          <table:table-cell office:value-type="float" office:value="89.179" calcext:value-type="float">
            <text:p>89.179</text:p>
          </table:table-cell>
          <table:table-cell office:value-type="float" office:value="251.608" calcext:value-type="float">
            <text:p>251.608</text:p>
          </table:table-cell>
          <table:table-cell office:value-type="float" office:value="219.303" calcext:value-type="float">
            <text:p>219.303</text:p>
          </table:table-cell>
          <table:table-cell office:value-type="float" office:value="231.539" calcext:value-type="float">
            <text:p>231.539</text:p>
          </table:table-cell>
          <table:table-cell office:value-type="float" office:value="179.994" calcext:value-type="float">
            <text:p>179.994</text:p>
          </table:table-cell>
          <table:table-cell office:value-type="float" office:value="218.424" calcext:value-type="float">
            <text:p>218.424</text:p>
          </table:table-cell>
          <table:table-cell office:value-type="float" office:value="320.363" calcext:value-type="float">
            <text:p>320.363</text:p>
          </table:table-cell>
          <table:table-cell office:value-type="float" office:value="316.691" calcext:value-type="float">
            <text:p>316.691</text:p>
          </table:table-cell>
          <table:table-cell office:value-type="float" office:value="96.288" calcext:value-type="float">
            <text:p>96.288</text:p>
          </table:table-cell>
          <table:table-cell office:value-type="float" office:value="423.481" calcext:value-type="float">
            <text:p>423.481</text:p>
          </table:table-cell>
          <table:table-cell office:value-type="float" office:value="428.116" calcext:value-type="float">
            <text:p>428.116</text:p>
          </table:table-cell>
          <table:table-cell office:value-type="float" office:value="267.786" calcext:value-type="float">
            <text:p>267.786</text:p>
          </table:table-cell>
          <table:table-cell office:value-type="float" office:value="318.409" calcext:value-type="float">
            <text:p>318.409</text:p>
          </table:table-cell>
          <table:table-cell office:value-type="float" office:value="279.075" calcext:value-type="float">
            <text:p>279.075</text:p>
          </table:table-cell>
          <table:table-cell office:value-type="float" office:value="92.731" calcext:value-type="float">
            <text:p>92.731</text:p>
          </table:table-cell>
          <table:table-cell office:value-type="float" office:value="87.892" calcext:value-type="float">
            <text:p>87.892</text:p>
          </table:table-cell>
          <table:table-cell office:value-type="float" office:value="300.533" calcext:value-type="float">
            <text:p>300.533</text:p>
          </table:table-cell>
          <table:table-cell office:value-type="float" office:value="186.164" calcext:value-type="float">
            <text:p>186.164</text:p>
          </table:table-cell>
          <table:table-cell office:value-type="float" office:value="198.679" calcext:value-type="float">
            <text:p>198.679</text:p>
          </table:table-cell>
          <table:table-cell office:value-type="float" office:value="205.241" calcext:value-type="float">
            <text:p>205.241</text:p>
          </table:table-cell>
          <table:table-cell office:value-type="float" office:value="231.424" calcext:value-type="float">
            <text:p>231.424</text:p>
          </table:table-cell>
          <table:table-cell office:value-type="float" office:value="52.965" calcext:value-type="float">
            <text:p>52.96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196.702" calcext:value-type="float">
            <text:p>196.702</text:p>
          </table:table-cell>
          <table:table-cell office:value-type="float" office:value="202.55" calcext:value-type="float">
            <text:p>202.55</text:p>
          </table:table-cell>
          <table:table-cell office:value-type="float" office:value="175.84" calcext:value-type="float">
            <text:p>175.84</text:p>
          </table:table-cell>
          <table:table-cell office:value-type="float" office:value="249.961" calcext:value-type="float">
            <text:p>249.961</text:p>
          </table:table-cell>
          <table:table-cell office:value-type="float" office:value="261.943" calcext:value-type="float">
            <text:p>261.943</text:p>
          </table:table-cell>
          <table:table-cell office:value-type="float" office:value="294.181" calcext:value-type="float">
            <text:p>294.181</text:p>
          </table:table-cell>
          <table:table-cell office:value-type="float" office:value="205.106" calcext:value-type="float">
            <text:p>205.106</text:p>
          </table:table-cell>
          <table:table-cell office:value-type="float" office:value="184.009" calcext:value-type="float">
            <text:p>184.0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51.003" calcext:value-type="float">
            <text:p>251.003</text:p>
          </table:table-cell>
          <table:table-cell office:value-type="float" office:value="238.306" calcext:value-type="float">
            <text:p>238.306</text:p>
          </table:table-cell>
          <table:table-cell office:value-type="float" office:value="253.704" calcext:value-type="float">
            <text:p>253.704</text:p>
          </table:table-cell>
          <table:table-cell office:value-type="float" office:value="221.21" calcext:value-type="float">
            <text:p>221.21</text:p>
          </table:table-cell>
          <table:table-cell office:value-type="float" office:value="233.996" calcext:value-type="float">
            <text:p>233.996</text:p>
          </table:table-cell>
          <table:table-cell office:value-type="float" office:value="222.99" calcext:value-type="float">
            <text:p>222.99</text:p>
          </table:table-cell>
          <table:table-cell office:value-type="float" office:value="240.94" calcext:value-type="float">
            <text:p>240.94</text:p>
          </table:table-cell>
          <table:table-cell office:value-type="float" office:value="230.993" calcext:value-type="float">
            <text:p>230.993</text:p>
          </table:table-cell>
          <table:table-cell office:value-type="float" office:value="244.375" calcext:value-type="float">
            <text:p>244.375</text:p>
          </table:table-cell>
          <table:table-cell office:value-type="float" office:value="252.015" calcext:value-type="float">
            <text:p>252.015</text:p>
          </table:table-cell>
          <table:table-cell office:value-type="float" office:value="49.583" calcext:value-type="float">
            <text:p>49.583</text:p>
          </table:table-cell>
          <table:table-cell office:value-type="float" office:value="161.902" calcext:value-type="float">
            <text:p>161.902</text:p>
          </table:table-cell>
          <table:table-cell office:value-type="float" office:value="116.117" calcext:value-type="float">
            <text:p>116.117</text:p>
          </table:table-cell>
          <table:table-cell office:value-type="float" office:value="114.99" calcext:value-type="float">
            <text:p>114.99</text:p>
          </table:table-cell>
          <table:table-cell office:value-type="float" office:value="126.936" calcext:value-type="float">
            <text:p>126.936</text:p>
          </table:table-cell>
          <table:table-cell office:value-type="float" office:value="136.151" calcext:value-type="float">
            <text:p>136.151</text:p>
          </table:table-cell>
          <table:table-cell office:value-type="float" office:value="227.765" calcext:value-type="float">
            <text:p>227.765</text:p>
          </table:table-cell>
          <table:table-cell office:value-type="float" office:value="31.601" calcext:value-type="float">
            <text:p>31.601</text:p>
          </table:table-cell>
          <table:table-cell office:value-type="float" office:value="30.294" calcext:value-type="float">
            <text:p>30.294</text:p>
          </table:table-cell>
          <table:table-cell office:value-type="float" office:value="33.477" calcext:value-type="float">
            <text:p>33.477</text:p>
          </table:table-cell>
          <table:table-cell office:value-type="float" office:value="141.551" calcext:value-type="float">
            <text:p>141.551</text:p>
          </table:table-cell>
          <table:table-cell office:value-type="float" office:value="188.104" calcext:value-type="float">
            <text:p>188.104</text:p>
          </table:table-cell>
          <table:table-cell office:value-type="float" office:value="188.059" calcext:value-type="float">
            <text:p>188.059</text:p>
          </table:table-cell>
          <table:table-cell office:value-type="float" office:value="192.407" calcext:value-type="float">
            <text:p>192.407</text:p>
          </table:table-cell>
          <table:table-cell office:value-type="float" office:value="245.113" calcext:value-type="float">
            <text:p>245.113</text:p>
          </table:table-cell>
          <table:table-cell office:value-type="float" office:value="251.088" calcext:value-type="float">
            <text:p>251.088</text:p>
          </table:table-cell>
          <table:table-cell office:value-type="float" office:value="200.596" calcext:value-type="float">
            <text:p>200.596</text:p>
          </table:table-cell>
          <table:table-cell office:value-type="float" office:value="245.715" calcext:value-type="float">
            <text:p>245.715</text:p>
          </table:table-cell>
          <table:table-cell office:value-type="float" office:value="140.438" calcext:value-type="float">
            <text:p>140.438</text:p>
          </table:table-cell>
          <table:table-cell office:value-type="float" office:value="239.321" calcext:value-type="float">
            <text:p>239.321</text:p>
          </table:table-cell>
          <table:table-cell office:value-type="float" office:value="167.815" calcext:value-type="float">
            <text:p>167.815</text:p>
          </table:table-cell>
          <table:table-cell office:value-type="float" office:value="165.544" calcext:value-type="float">
            <text:p>165.544</text:p>
          </table:table-cell>
          <table:table-cell office:value-type="float" office:value="136.456" calcext:value-type="float">
            <text:p>136.456</text:p>
          </table:table-cell>
          <table:table-cell office:value-type="float" office:value="135.323" calcext:value-type="float">
            <text:p>135.323</text:p>
          </table:table-cell>
          <table:table-cell office:value-type="float" office:value="81.824" calcext:value-type="float">
            <text:p>81.824</text:p>
          </table:table-cell>
          <table:table-cell office:value-type="float" office:value="79.488" calcext:value-type="float">
            <text:p>79.488</text:p>
          </table:table-cell>
          <table:table-cell office:value-type="float" office:value="78.776" calcext:value-type="float">
            <text:p>78.776</text:p>
          </table:table-cell>
          <table:table-cell office:value-type="float" office:value="255.116" calcext:value-type="float">
            <text:p>255.116</text:p>
          </table:table-cell>
          <table:table-cell office:value-type="float" office:value="202.35" calcext:value-type="float">
            <text:p>202.35</text:p>
          </table:table-cell>
          <table:table-cell office:value-type="float" office:value="209.457" calcext:value-type="float">
            <text:p>209.457</text:p>
          </table:table-cell>
          <table:table-cell office:value-type="float" office:value="55.911" calcext:value-type="float">
            <text:p>55.911</text:p>
          </table:table-cell>
          <table:table-cell office:value-type="float" office:value="52.944" calcext:value-type="float">
            <text:p>52.944</text:p>
          </table:table-cell>
          <table:table-cell office:value-type="float" office:value="102.924" calcext:value-type="float">
            <text:p>102.924</text:p>
          </table:table-cell>
          <table:table-cell office:value-type="float" office:value="227.558" calcext:value-type="float">
            <text:p>227.558</text:p>
          </table:table-cell>
          <table:table-cell office:value-type="float" office:value="234.736" calcext:value-type="float">
            <text:p>234.736</text:p>
          </table:table-cell>
          <table:table-cell office:value-type="float" office:value="307.655" calcext:value-type="float">
            <text:p>307.655</text:p>
          </table:table-cell>
          <table:table-cell office:value-type="float" office:value="201.757" calcext:value-type="float">
            <text:p>201.757</text:p>
          </table:table-cell>
          <table:table-cell office:value-type="float" office:value="164.694" calcext:value-type="float">
            <text:p>164.694</text:p>
          </table:table-cell>
          <table:table-cell office:value-type="float" office:value="165.049" calcext:value-type="float">
            <text:p>165.049</text:p>
          </table:table-cell>
          <table:table-cell office:value-type="float" office:value="156.842" calcext:value-type="float">
            <text:p>156.842</text:p>
          </table:table-cell>
          <table:table-cell office:value-type="float" office:value="242.092" calcext:value-type="float">
            <text:p>242.092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54.387" calcext:value-type="float">
            <text:p>154.387</text:p>
          </table:table-cell>
          <table:table-cell office:value-type="float" office:value="142.25" calcext:value-type="float">
            <text:p>142.25</text:p>
          </table:table-cell>
          <table:table-cell office:value-type="float" office:value="159.741" calcext:value-type="float">
            <text:p>159.741</text:p>
          </table:table-cell>
          <table:table-cell office:value-type="float" office:value="32.109" calcext:value-type="float">
            <text:p>32.109</text:p>
          </table:table-cell>
          <table:table-cell office:value-type="float" office:value="243.706" calcext:value-type="float">
            <text:p>243.706</text:p>
          </table:table-cell>
          <table:table-cell office:value-type="float" office:value="269.29" calcext:value-type="float">
            <text:p>269.29</text:p>
          </table:table-cell>
          <table:table-cell office:value-type="float" office:value="136.102" calcext:value-type="float">
            <text:p>136.102</text:p>
          </table:table-cell>
          <table:table-cell office:value-type="float" office:value="160.032" calcext:value-type="float">
            <text:p>160.032</text:p>
          </table:table-cell>
          <table:table-cell office:value-type="float" office:value="147.648" calcext:value-type="float">
            <text:p>147.648</text:p>
          </table:table-cell>
          <table:table-cell office:value-type="float" office:value="49.992" calcext:value-type="float">
            <text:p>49.992</text:p>
          </table:table-cell>
          <table:table-cell office:value-type="float" office:value="51.806" calcext:value-type="float">
            <text:p>51.806</text:p>
          </table:table-cell>
          <table:table-cell office:value-type="float" office:value="61.018" calcext:value-type="float">
            <text:p>61.018</text:p>
          </table:table-cell>
          <table:table-cell office:value-type="float" office:value="52.774" calcext:value-type="float">
            <text:p>52.774</text:p>
          </table:table-cell>
          <table:table-cell office:value-type="float" office:value="52.553" calcext:value-type="float">
            <text:p>52.553</text:p>
          </table:table-cell>
          <table:table-cell office:value-type="float" office:value="52.371" calcext:value-type="float">
            <text:p>52.371</text:p>
          </table:table-cell>
          <table:table-cell office:value-type="float" office:value="46.433" calcext:value-type="float">
            <text:p>46.433</text:p>
          </table:table-cell>
          <table:table-cell office:value-type="float" office:value="47.19" calcext:value-type="float">
            <text:p>47.19</text:p>
          </table:table-cell>
          <table:table-cell office:value-type="float" office:value="43.845" calcext:value-type="float">
            <text:p>43.845</text:p>
          </table:table-cell>
          <table:table-cell office:value-type="float" office:value="43.704" calcext:value-type="float">
            <text:p>43.704</text:p>
          </table:table-cell>
          <table:table-cell office:value-type="float" office:value="235.755" calcext:value-type="float">
            <text:p>235.755</text:p>
          </table:table-cell>
          <table:table-cell office:value-type="float" office:value="163.506" calcext:value-type="float">
            <text:p>163.506</text:p>
          </table:table-cell>
          <table:table-cell office:value-type="float" office:value="270.661" calcext:value-type="float">
            <text:p>270.661</text:p>
          </table:table-cell>
          <table:table-cell office:value-type="float" office:value="214.548" calcext:value-type="float">
            <text:p>214.548</text:p>
          </table:table-cell>
          <table:table-cell office:value-type="float" office:value="207.394" calcext:value-type="float">
            <text:p>207.394</text:p>
          </table:table-cell>
          <table:table-cell office:value-type="float" office:value="209.433" calcext:value-type="float">
            <text:p>209.433</text:p>
          </table:table-cell>
          <table:table-cell office:value-type="float" office:value="51.268" calcext:value-type="float">
            <text:p>51.268</text:p>
          </table:table-cell>
          <table:table-cell office:value-type="float" office:value="271.522" calcext:value-type="float">
            <text:p>271.522</text:p>
          </table:table-cell>
          <table:table-cell office:value-type="float" office:value="271.662" calcext:value-type="float">
            <text:p>271.662</text:p>
          </table:table-cell>
          <table:table-cell office:value-type="float" office:value="289.82" calcext:value-type="float">
            <text:p>289.82</text:p>
          </table:table-cell>
          <table:table-cell office:value-type="float" office:value="201.408" calcext:value-type="float">
            <text:p>201.408</text:p>
          </table:table-cell>
          <table:table-cell office:value-type="float" office:value="198.703" calcext:value-type="float">
            <text:p>198.703</text:p>
          </table:table-cell>
          <table:table-cell office:value-type="float" office:value="192.338" calcext:value-type="float">
            <text:p>192.338</text:p>
          </table:table-cell>
          <table:table-cell office:value-type="float" office:value="175.25" calcext:value-type="float">
            <text:p>175.25</text:p>
          </table:table-cell>
          <table:table-cell office:value-type="float" office:value="50.374" calcext:value-type="float">
            <text:p>50.374</text:p>
          </table:table-cell>
          <table:table-cell office:value-type="float" office:value="50.563" calcext:value-type="float">
            <text:p>50.563</text:p>
          </table:table-cell>
          <table:table-cell office:value-type="float" office:value="130.585" calcext:value-type="float">
            <text:p>130.585</text:p>
          </table:table-cell>
          <table:table-cell office:value-type="float" office:value="62.849" calcext:value-type="float">
            <text:p>62.849</text:p>
          </table:table-cell>
          <table:table-cell office:value-type="float" office:value="185.791" calcext:value-type="float">
            <text:p>185.791</text:p>
          </table:table-cell>
          <table:table-cell office:value-type="float" office:value="49.069" calcext:value-type="float">
            <text:p>49.069</text:p>
          </table:table-cell>
          <table:table-cell office:value-type="float" office:value="199.805" calcext:value-type="float">
            <text:p>199.805</text:p>
          </table:table-cell>
          <table:table-cell office:value-type="float" office:value="193.174" calcext:value-type="float">
            <text:p>193.174</text:p>
          </table:table-cell>
          <table:table-cell office:value-type="float" office:value="210.359" calcext:value-type="float">
            <text:p>210.359</text:p>
          </table:table-cell>
          <table:table-cell office:value-type="float" office:value="196.312" calcext:value-type="float">
            <text:p>196.312</text:p>
          </table:table-cell>
          <table:table-cell office:value-type="float" office:value="211.075" calcext:value-type="float">
            <text:p>211.075</text:p>
          </table:table-cell>
          <table:table-cell office:value-type="float" office:value="297.991" calcext:value-type="float">
            <text:p>297.991</text:p>
          </table:table-cell>
          <table:table-cell office:value-type="float" office:value="298.398" calcext:value-type="float">
            <text:p>298.398</text:p>
          </table:table-cell>
          <table:table-cell office:value-type="float" office:value="60.995" calcext:value-type="float">
            <text:p>60.995</text:p>
          </table:table-cell>
          <table:table-cell office:value-type="float" office:value="345.343" calcext:value-type="float">
            <text:p>345.343</text:p>
          </table:table-cell>
          <table:table-cell office:value-type="float" office:value="345.545" calcext:value-type="float">
            <text:p>345.545</text:p>
          </table:table-cell>
          <table:table-cell office:value-type="float" office:value="256.425" calcext:value-type="float">
            <text:p>256.425</text:p>
          </table:table-cell>
          <table:table-cell office:value-type="float" office:value="237.498" calcext:value-type="float">
            <text:p>237.498</text:p>
          </table:table-cell>
          <table:table-cell office:value-type="float" office:value="252.113" calcext:value-type="float">
            <text:p>252.113</text:p>
          </table:table-cell>
          <table:table-cell office:value-type="float" office:value="56.595" calcext:value-type="float">
            <text:p>56.595</text:p>
          </table:table-cell>
          <table:table-cell office:value-type="float" office:value="55.993" calcext:value-type="float">
            <text:p>55.993</text:p>
          </table:table-cell>
          <table:table-cell office:value-type="float" office:value="270.091" calcext:value-type="float">
            <text:p>270.091</text:p>
          </table:table-cell>
          <table:table-cell office:value-type="float" office:value="144.152" calcext:value-type="float">
            <text:p>144.152</text:p>
          </table:table-cell>
          <table:table-cell office:value-type="float" office:value="180.551" calcext:value-type="float">
            <text:p>180.551</text:p>
          </table:table-cell>
          <table:table-cell office:value-type="float" office:value="175.058" calcext:value-type="float">
            <text:p>175.058</text:p>
          </table:table-cell>
          <table:table-cell office:value-type="float" office:value="212.521" calcext:value-type="float">
            <text:p>212.521</text:p>
          </table:table-cell>
          <table:table-cell office:value-type="float" office:value="63.509" calcext:value-type="float">
            <text:p>63.50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04.418" calcext:value-type="float">
            <text:p>104.418</text:p>
          </table:table-cell>
          <table:table-cell office:value-type="float" office:value="113.851" calcext:value-type="float">
            <text:p>113.851</text:p>
          </table:table-cell>
          <table:table-cell office:value-type="float" office:value="117.098" calcext:value-type="float">
            <text:p>117.098</text:p>
          </table:table-cell>
          <table:table-cell office:value-type="float" office:value="51.556" calcext:value-type="float">
            <text:p>51.556</text:p>
          </table:table-cell>
          <table:table-cell office:value-type="float" office:value="204.369" calcext:value-type="float">
            <text:p>204.369</text:p>
          </table:table-cell>
          <table:table-cell office:value-type="float" office:value="231.01" calcext:value-type="float">
            <text:p>231.01</text:p>
          </table:table-cell>
          <table:table-cell office:value-type="float" office:value="108.468" calcext:value-type="float">
            <text:p>108.468</text:p>
          </table:table-cell>
          <table:table-cell office:value-type="float" office:value="111.413" calcext:value-type="float">
            <text:p>111.413</text:p>
          </table:table-cell>
          <table:table-cell office:value-type="float" office:value="113.219" calcext:value-type="float">
            <text:p>113.219</text:p>
          </table:table-cell>
          <table:table-cell office:value-type="float" office:value="40.129" calcext:value-type="float">
            <text:p>40.129</text:p>
          </table:table-cell>
          <table:table-cell office:value-type="float" office:value="47.46" calcext:value-type="float">
            <text:p>47.46</text:p>
          </table:table-cell>
          <table:table-cell office:value-type="float" office:value="58.197" calcext:value-type="float">
            <text:p>58.197</text:p>
          </table:table-cell>
          <table:table-cell office:value-type="float" office:value="52.986" calcext:value-type="float">
            <text:p>52.986</text:p>
          </table:table-cell>
          <table:table-cell office:value-type="float" office:value="53.261" calcext:value-type="float">
            <text:p>53.261</text:p>
          </table:table-cell>
          <table:table-cell office:value-type="float" office:value="39.648" calcext:value-type="float">
            <text:p>39.648</text:p>
          </table:table-cell>
          <table:table-cell office:value-type="float" office:value="48.799" calcext:value-type="float">
            <text:p>48.799</text:p>
          </table:table-cell>
          <table:table-cell office:value-type="float" office:value="37.914" calcext:value-type="float">
            <text:p>37.914</text:p>
          </table:table-cell>
          <table:table-cell office:value-type="float" office:value="40.072" calcext:value-type="float">
            <text:p>40.072</text:p>
          </table:table-cell>
          <table:table-cell office:value-type="float" office:value="41.459" calcext:value-type="float">
            <text:p>41.459</text:p>
          </table:table-cell>
          <table:table-cell office:value-type="float" office:value="281.425" calcext:value-type="float">
            <text:p>281.425</text:p>
          </table:table-cell>
          <table:table-cell office:value-type="float" office:value="129.433" calcext:value-type="float">
            <text:p>129.433</text:p>
          </table:table-cell>
          <table:table-cell office:value-type="float" office:value="293.586" calcext:value-type="float">
            <text:p>293.586</text:p>
          </table:table-cell>
          <table:table-cell office:value-type="float" office:value="163.891" calcext:value-type="float">
            <text:p>163.891</text:p>
          </table:table-cell>
          <table:table-cell office:value-type="float" office:value="164.219" calcext:value-type="float">
            <text:p>164.219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49.759" calcext:value-type="float">
            <text:p>49.759</text:p>
          </table:table-cell>
          <table:table-cell office:value-type="float" office:value="280.739" calcext:value-type="float">
            <text:p>280.739</text:p>
          </table:table-cell>
          <table:table-cell office:value-type="float" office:value="270.166" calcext:value-type="float">
            <text:p>270.166</text:p>
          </table:table-cell>
          <table:table-cell office:value-type="float" office:value="270.308" calcext:value-type="float">
            <text:p>270.308</text:p>
          </table:table-cell>
          <table:table-cell office:value-type="float" office:value="167.037" calcext:value-type="float">
            <text:p>167.037</text:p>
          </table:table-cell>
          <table:table-cell office:value-type="float" office:value="155.813" calcext:value-type="float">
            <text:p>155.813</text:p>
          </table:table-cell>
          <table:table-cell office:value-type="float" office:value="155.723" calcext:value-type="float">
            <text:p>155.723</text:p>
          </table:table-cell>
          <table:table-cell office:value-type="float" office:value="127.034" calcext:value-type="float">
            <text:p>127.034</text:p>
          </table:table-cell>
          <table:table-cell office:value-type="float" office:value="33.727" calcext:value-type="float">
            <text:p>33.727</text:p>
          </table:table-cell>
          <table:table-cell office:value-type="float" office:value="36.437" calcext:value-type="float">
            <text:p>36.437</text:p>
          </table:table-cell>
          <table:table-cell office:value-type="float" office:value="110.676" calcext:value-type="float">
            <text:p>110.676</text:p>
          </table:table-cell>
          <table:table-cell office:value-type="float" office:value="55.192" calcext:value-type="float">
            <text:p>55.192</text:p>
          </table:table-cell>
          <table:table-cell office:value-type="float" office:value="155.652" calcext:value-type="float">
            <text:p>155.652</text:p>
          </table:table-cell>
          <table:table-cell office:value-type="float" office:value="59.554" calcext:value-type="float">
            <text:p>59.554</text:p>
          </table:table-cell>
          <table:table-cell office:value-type="float" office:value="169.563" calcext:value-type="float">
            <text:p>169.563</text:p>
          </table:table-cell>
          <table:table-cell office:value-type="float" office:value="155.071" calcext:value-type="float">
            <text:p>155.071</text:p>
          </table:table-cell>
          <table:table-cell office:value-type="float" office:value="175.328" calcext:value-type="float">
            <text:p>175.328</text:p>
          </table:table-cell>
          <table:table-cell office:value-type="float" office:value="177.338" calcext:value-type="float">
            <text:p>177.338</text:p>
          </table:table-cell>
          <table:table-cell office:value-type="float" office:value="279.938" calcext:value-type="float">
            <text:p>279.938</text:p>
          </table:table-cell>
          <table:table-cell office:value-type="float" office:value="364.98" calcext:value-type="float">
            <text:p>364.98</text:p>
          </table:table-cell>
          <table:table-cell office:value-type="float" office:value="365.039" calcext:value-type="float">
            <text:p>365.039</text:p>
          </table:table-cell>
          <table:table-cell office:value-type="float" office:value="56.401" calcext:value-type="float">
            <text:p>56.401</text:p>
          </table:table-cell>
          <table:table-cell office:value-type="float" office:value="397.08" calcext:value-type="float">
            <text:p>397.08</text:p>
          </table:table-cell>
          <table:table-cell office:value-type="float" office:value="391.528" calcext:value-type="float">
            <text:p>391.528</text:p>
          </table:table-cell>
          <table:table-cell office:value-type="float" office:value="280.396" calcext:value-type="float">
            <text:p>280.396</text:p>
          </table:table-cell>
          <table:table-cell office:value-type="float" office:value="269.418" calcext:value-type="float">
            <text:p>269.418</text:p>
          </table:table-cell>
          <table:table-cell office:value-type="float" office:value="315.378" calcext:value-type="float">
            <text:p>315.378</text:p>
          </table:table-cell>
          <table:table-cell office:value-type="float" office:value="29.422" calcext:value-type="float">
            <text:p>29.422</text:p>
          </table:table-cell>
          <table:table-cell office:value-type="float" office:value="30.36" calcext:value-type="float">
            <text:p>30.36</text:p>
          </table:table-cell>
          <table:table-cell office:value-type="float" office:value="183.016" calcext:value-type="float">
            <text:p>183.016</text:p>
          </table:table-cell>
          <table:table-cell office:value-type="float" office:value="68.441" calcext:value-type="float">
            <text:p>68.441</text:p>
          </table:table-cell>
          <table:table-cell office:value-type="float" office:value="90.823" calcext:value-type="float">
            <text:p>90.823</text:p>
          </table:table-cell>
          <table:table-cell office:value-type="float" office:value="91.853" calcext:value-type="float">
            <text:p>91.853</text:p>
          </table:table-cell>
          <table:table-cell office:value-type="float" office:value="119.777" calcext:value-type="float">
            <text:p>119.777</text:p>
          </table:table-cell>
          <table:table-cell office:value-type="float" office:value="60.168" calcext:value-type="float">
            <text:p>60.16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30.829" calcext:value-type="float">
            <text:p>30.829</text:p>
          </table:table-cell>
          <table:table-cell office:value-type="float" office:value="29.182" calcext:value-type="float">
            <text:p>29.182</text:p>
          </table:table-cell>
          <table:table-cell office:value-type="float" office:value="17.001" calcext:value-type="float">
            <text:p>17.001</text:p>
          </table:table-cell>
          <table:table-cell office:value-type="float" office:value="133.057" calcext:value-type="float">
            <text:p>133.057</text:p>
          </table:table-cell>
          <table:table-cell office:value-type="float" office:value="102.732" calcext:value-type="float">
            <text:p>102.732</text:p>
          </table:table-cell>
          <table:table-cell office:value-type="float" office:value="143.25" calcext:value-type="float">
            <text:p>143.25</text:p>
          </table:table-cell>
          <table:table-cell office:value-type="float" office:value="32.24" calcext:value-type="float">
            <text:p>32.24</text:p>
          </table:table-cell>
          <table:table-cell office:value-type="float" office:value="21.045" calcext:value-type="float">
            <text:p>21.045</text:p>
          </table:table-cell>
          <table:table-cell office:value-type="float" office:value="21.627" calcext:value-type="float">
            <text:p>21.627</text:p>
          </table:table-cell>
          <table:table-cell office:value-type="float" office:value="119.204" calcext:value-type="float">
            <text:p>119.204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136.664" calcext:value-type="float">
            <text:p>136.664</text:p>
          </table:table-cell>
          <table:table-cell office:value-type="float" office:value="119.119" calcext:value-type="float">
            <text:p>119.119</text:p>
          </table:table-cell>
          <table:table-cell office:value-type="float" office:value="115.83" calcext:value-type="float">
            <text:p>115.83</text:p>
          </table:table-cell>
          <table:table-cell office:value-type="float" office:value="110.472" calcext:value-type="float">
            <text:p>110.472</text:p>
          </table:table-cell>
          <table:table-cell office:value-type="float" office:value="124.872" calcext:value-type="float">
            <text:p>124.872</text:p>
          </table:table-cell>
          <table:table-cell office:value-type="float" office:value="117.83" calcext:value-type="float">
            <text:p>117.83</text:p>
          </table:table-cell>
          <table:table-cell office:value-type="float" office:value="117.541" calcext:value-type="float">
            <text:p>117.541</text:p>
          </table:table-cell>
          <table:table-cell office:value-type="float" office:value="118.202" calcext:value-type="float">
            <text:p>118.202</text:p>
          </table:table-cell>
          <table:table-cell office:value-type="float" office:value="212.02" calcext:value-type="float">
            <text:p>212.02</text:p>
          </table:table-cell>
          <table:table-cell office:value-type="float" office:value="4.817" calcext:value-type="float">
            <text:p>4.817</text:p>
          </table:table-cell>
          <table:table-cell office:value-type="float" office:value="254.603" calcext:value-type="float">
            <text:p>254.603</text:p>
          </table:table-cell>
          <table:table-cell office:value-type="float" office:value="234.492" calcext:value-type="float">
            <text:p>234.492</text:p>
          </table:table-cell>
          <table:table-cell office:value-type="float" office:value="276.106" calcext:value-type="float">
            <text:p>276.106</text:p>
          </table:table-cell>
          <table:table-cell office:value-type="float" office:value="261.795" calcext:value-type="float">
            <text:p>261.795</text:p>
          </table:table-cell>
          <table:table-cell office:value-type="float" office:value="126.348" calcext:value-type="float">
            <text:p>126.348</text:p>
          </table:table-cell>
          <table:table-cell office:value-type="float" office:value="208.821" calcext:value-type="float">
            <text:p>208.821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8.89" calcext:value-type="float">
            <text:p>208.89</text:p>
          </table:table-cell>
          <table:table-cell office:value-type="float" office:value="36.622" calcext:value-type="float">
            <text:p>36.622</text:p>
          </table:table-cell>
          <table:table-cell office:value-type="float" office:value="22.988" calcext:value-type="float">
            <text:p>22.988</text:p>
          </table:table-cell>
          <table:table-cell office:value-type="float" office:value="23.749" calcext:value-type="float">
            <text:p>23.749</text:p>
          </table:table-cell>
          <table:table-cell office:value-type="float" office:value="31.258" calcext:value-type="float">
            <text:p>31.258</text:p>
          </table:table-cell>
          <table:table-cell office:value-type="float" office:value="110.855" calcext:value-type="float">
            <text:p>110.855</text:p>
          </table:table-cell>
          <table:table-cell office:value-type="float" office:value="110.798" calcext:value-type="float">
            <text:p>110.798</text:p>
          </table:table-cell>
          <table:table-cell office:value-type="float" office:value="34.173" calcext:value-type="float">
            <text:p>34.173</text:p>
          </table:table-cell>
          <table:table-cell office:value-type="float" office:value="131.277" calcext:value-type="float">
            <text:p>131.277</text:p>
          </table:table-cell>
          <table:table-cell office:value-type="float" office:value="22.777" calcext:value-type="float">
            <text:p>22.777</text:p>
          </table:table-cell>
          <table:table-cell office:value-type="float" office:value="135.42" calcext:value-type="float">
            <text:p>135.42</text:p>
          </table:table-cell>
          <table:table-cell office:value-type="float" office:value="43.196" calcext:value-type="float">
            <text:p>43.196</text:p>
          </table:table-cell>
          <table:table-cell office:value-type="float" office:value="25.634" calcext:value-type="float">
            <text:p>25.634</text:p>
          </table:table-cell>
          <table:table-cell office:value-type="float" office:value="39.24" calcext:value-type="float">
            <text:p>39.24</text:p>
          </table:table-cell>
          <table:table-cell office:value-type="float" office:value="38.254" calcext:value-type="float">
            <text:p>38.254</text:p>
          </table:table-cell>
          <table:table-cell office:value-type="float" office:value="212.382" calcext:value-type="float">
            <text:p>212.382</text:p>
          </table:table-cell>
          <table:table-cell office:value-type="float" office:value="288.023" calcext:value-type="float">
            <text:p>288.023</text:p>
          </table:table-cell>
          <table:table-cell office:value-type="float" office:value="288.031" calcext:value-type="float">
            <text:p>288.031</text:p>
          </table:table-cell>
          <table:table-cell office:value-type="float" office:value="138.24" calcext:value-type="float">
            <text:p>138.24</text:p>
          </table:table-cell>
          <table:table-cell office:value-type="float" office:value="241.03" calcext:value-type="float">
            <text:p>241.03</text:p>
          </table:table-cell>
          <table:table-cell office:value-type="float" office:value="248.83" calcext:value-type="float">
            <text:p>248.83</text:p>
          </table:table-cell>
          <table:table-cell office:value-type="float" office:value="206.449" calcext:value-type="float">
            <text:p>206.449</text:p>
          </table:table-cell>
          <table:table-cell office:value-type="float" office:value="208.317" calcext:value-type="float">
            <text:p>208.317</text:p>
          </table:table-cell>
          <table:table-cell office:value-type="float" office:value="238.071" calcext:value-type="float">
            <text:p>238.071</text:p>
          </table:table-cell>
          <table:table-cell office:value-type="float" office:value="104.798" calcext:value-type="float">
            <text:p>104.798</text:p>
          </table:table-cell>
          <table:table-cell office:value-type="float" office:value="103.933" calcext:value-type="float">
            <text:p>103.933</text:p>
          </table:table-cell>
          <table:table-cell office:value-type="float" office:value="142.867" calcext:value-type="float">
            <text:p>142.867</text:p>
          </table:table-cell>
          <table:table-cell office:value-type="float" office:value="32.69" calcext:value-type="float">
            <text:p>32.69</text:p>
          </table:table-cell>
          <table:table-cell office:value-type="float" office:value="0" calcext:value-type="float">
            <text:p>0</text:p>
          </table:table-cell>
          <table:table-cell office:value-type="float" office:value="15.405" calcext:value-type="float">
            <text:p>15.405</text:p>
          </table:table-cell>
          <table:table-cell office:value-type="float" office:value="42.781" calcext:value-type="float">
            <text:p>42.781</text:p>
          </table:table-cell>
          <table:table-cell office:value-type="float" office:value="138.823" calcext:value-type="float">
            <text:p>138.82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2.273" calcext:value-type="float">
            <text:p>2.273</text:p>
          </table:table-cell>
          <table:table-cell office:value-type="float" office:value="2.134" calcext:value-type="float">
            <text:p>2.134</text:p>
          </table:table-cell>
          <table:table-cell office:value-type="float" office:value="14.52" calcext:value-type="float">
            <text:p>14.52</text:p>
          </table:table-cell>
          <table:table-cell office:value-type="float" office:value="108.238" calcext:value-type="float">
            <text:p>108.238</text:p>
          </table:table-cell>
          <table:table-cell office:value-type="float" office:value="103.396" calcext:value-type="float">
            <text:p>103.396</text:p>
          </table:table-cell>
          <table:table-cell office:value-type="float" office:value="135.043" calcext:value-type="float">
            <text:p>135.043</text:p>
          </table:table-cell>
          <table:table-cell office:value-type="float" office:value="16.844" calcext:value-type="float">
            <text:p>16.844</text:p>
          </table:table-cell>
          <table:table-cell office:value-type="float" office:value="22.277" calcext:value-type="float">
            <text:p>22.277</text:p>
          </table:table-cell>
          <table:table-cell office:value-type="float" office:value="22.721" calcext:value-type="float">
            <text:p>22.721</text:p>
          </table:table-cell>
          <table:table-cell office:value-type="float" office:value="92.745" calcext:value-type="float">
            <text:p>92.745</text:p>
          </table:table-cell>
          <table:table-cell office:value-type="float" office:value="98.78" calcext:value-type="float">
            <text:p>98.78</text:p>
          </table:table-cell>
          <table:table-cell office:value-type="float" office:value="104.746" calcext:value-type="float">
            <text:p>104.746</text:p>
          </table:table-cell>
          <table:table-cell office:value-type="float" office:value="98.363" calcext:value-type="float">
            <text:p>98.363</text:p>
          </table:table-cell>
          <table:table-cell office:value-type="float" office:value="94.111" calcext:value-type="float">
            <text:p>94.111</text:p>
          </table:table-cell>
          <table:table-cell office:value-type="float" office:value="88.258" calcext:value-type="float">
            <text:p>88.258</text:p>
          </table:table-cell>
          <table:table-cell office:value-type="float" office:value="99.692" calcext:value-type="float">
            <text:p>99.692</text:p>
          </table:table-cell>
          <table:table-cell office:value-type="float" office:value="91.967" calcext:value-type="float">
            <text:p>91.967</text:p>
          </table:table-cell>
          <table:table-cell office:value-type="float" office:value="88.614" calcext:value-type="float">
            <text:p>88.614</text:p>
          </table:table-cell>
          <table:table-cell office:value-type="float" office:value="98.407" calcext:value-type="float">
            <text:p>98.407</text:p>
          </table:table-cell>
          <table:table-cell office:value-type="float" office:value="235.527" calcext:value-type="float">
            <text:p>235.527</text:p>
          </table:table-cell>
          <table:table-cell office:value-type="float" office:value="27.948" calcext:value-type="float">
            <text:p>27.948</text:p>
          </table:table-cell>
          <table:table-cell office:value-type="float" office:value="278.169" calcext:value-type="float">
            <text:p>278.169</text:p>
          </table:table-cell>
          <table:table-cell office:value-type="float" office:value="260.102" calcext:value-type="float">
            <text:p>260.102</text:p>
          </table:table-cell>
          <table:table-cell office:value-type="float" office:value="265.47" calcext:value-type="float">
            <text:p>265.47</text:p>
          </table:table-cell>
          <table:table-cell office:value-type="float" office:value="242.527" calcext:value-type="float">
            <text:p>242.527</text:p>
          </table:table-cell>
          <table:table-cell office:value-type="float" office:value="98.382" calcext:value-type="float">
            <text:p>98.382</text:p>
          </table:table-cell>
          <table:table-cell office:value-type="float" office:value="236.222" calcext:value-type="float">
            <text:p>236.222</text:p>
          </table:table-cell>
          <table:table-cell office:value-type="float" office:value="247.789" calcext:value-type="float">
            <text:p>247.789</text:p>
          </table:table-cell>
          <table:table-cell office:value-type="float" office:value="235.084" calcext:value-type="float">
            <text:p>235.084</text:p>
          </table:table-cell>
          <table:table-cell office:value-type="float" office:value="60.902" calcext:value-type="float">
            <text:p>60.902</text:p>
          </table:table-cell>
          <table:table-cell office:value-type="float" office:value="56.299" calcext:value-type="float">
            <text:p>56.299</text:p>
          </table:table-cell>
          <table:table-cell office:value-type="float" office:value="56.336" calcext:value-type="float">
            <text:p>56.336</text:p>
          </table:table-cell>
          <table:table-cell office:value-type="float" office:value="27.928" calcext:value-type="float">
            <text:p>27.928</text:p>
          </table:table-cell>
          <table:table-cell office:value-type="float" office:value="89.909" calcext:value-type="float">
            <text:p>89.909</text:p>
          </table:table-cell>
          <table:table-cell office:value-type="float" office:value="88.963" calcext:value-type="float">
            <text:p>88.963</text:p>
          </table:table-cell>
          <table:table-cell office:value-type="float" office:value="6.822" calcext:value-type="float">
            <text:p>6.822</text:p>
          </table:table-cell>
          <table:table-cell office:value-type="float" office:value="98.685" calcext:value-type="float">
            <text:p>98.685</text:p>
          </table:table-cell>
          <table:table-cell office:value-type="float" office:value="55.203" calcext:value-type="float">
            <text:p>55.203</text:p>
          </table:table-cell>
          <table:table-cell office:value-type="float" office:value="113.15" calcext:value-type="float">
            <text:p>113.15</text:p>
          </table:table-cell>
          <table:table-cell office:value-type="float" office:value="86.209" calcext:value-type="float">
            <text:p>86.209</text:p>
          </table:table-cell>
          <table:table-cell office:value-type="float" office:value="61.14" calcext:value-type="float">
            <text:p>61.14</text:p>
          </table:table-cell>
          <table:table-cell office:value-type="float" office:value="74.174" calcext:value-type="float">
            <text:p>74.174</text:p>
          </table:table-cell>
          <table:table-cell office:value-type="float" office:value="75.11" calcext:value-type="float">
            <text:p>75.11</text:p>
          </table:table-cell>
          <table:table-cell office:value-type="float" office:value="279.424" calcext:value-type="float">
            <text:p>279.424</text:p>
          </table:table-cell>
          <table:table-cell office:value-type="float" office:value="311.826" calcext:value-type="float">
            <text:p>311.826</text:p>
          </table:table-cell>
          <table:table-cell office:value-type="float" office:value="311.577" calcext:value-type="float">
            <text:p>311.577</text:p>
          </table:table-cell>
          <table:table-cell office:value-type="float" office:value="107.001" calcext:value-type="float">
            <text:p>107.001</text:p>
          </table:table-cell>
          <table:table-cell office:value-type="float" office:value="271.07" calcext:value-type="float">
            <text:p>271.07</text:p>
          </table:table-cell>
          <table:table-cell office:value-type="float" office:value="265.919" calcext:value-type="float">
            <text:p>265.919</text:p>
          </table:table-cell>
          <table:table-cell office:value-type="float" office:value="264.633" calcext:value-type="float">
            <text:p>264.633</text:p>
          </table:table-cell>
          <table:table-cell office:value-type="float" office:value="251.086" calcext:value-type="float">
            <text:p>251.086</text:p>
          </table:table-cell>
          <table:table-cell office:value-type="float" office:value="264.832" calcext:value-type="float">
            <text:p>264.832</text:p>
          </table:table-cell>
          <table:table-cell office:value-type="float" office:value="87.536" calcext:value-type="float">
            <text:p>87.536</text:p>
          </table:table-cell>
          <table:table-cell office:value-type="float" office:value="81.408" calcext:value-type="float">
            <text:p>81.408</text:p>
          </table:table-cell>
          <table:table-cell office:value-type="float" office:value="133.156" calcext:value-type="float">
            <text:p>133.156</text:p>
          </table:table-cell>
          <table:table-cell office:value-type="float" office:value="20.702" calcext:value-type="float">
            <text:p>20.702</text:p>
          </table:table-cell>
          <table:table-cell office:value-type="float" office:value="32.728" calcext:value-type="float">
            <text:p>32.728</text:p>
          </table:table-cell>
          <table:table-cell office:value-type="float" office:value="53.302" calcext:value-type="float">
            <text:p>53.302</text:p>
          </table:table-cell>
          <table:table-cell office:value-type="float" office:value="65.837" calcext:value-type="float">
            <text:p>65.837</text:p>
          </table:table-cell>
          <table:table-cell office:value-type="float" office:value="103.003" calcext:value-type="float">
            <text:p>103.003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37.988" calcext:value-type="float">
            <text:p>37.988</text:p>
          </table:table-cell>
          <table:table-cell office:value-type="float" office:value="36.777" calcext:value-type="float">
            <text:p>36.777</text:p>
          </table:table-cell>
          <table:table-cell office:value-type="float" office:value="52.46" calcext:value-type="float">
            <text:p>52.46</text:p>
          </table:table-cell>
          <table:table-cell office:value-type="float" office:value="126.27" calcext:value-type="float">
            <text:p>126.27</text:p>
          </table:table-cell>
          <table:table-cell office:value-type="float" office:value="131.598" calcext:value-type="float">
            <text:p>131.598</text:p>
          </table:table-cell>
          <table:table-cell office:value-type="float" office:value="163.609" calcext:value-type="float">
            <text:p>163.609</text:p>
          </table:table-cell>
          <table:table-cell office:value-type="float" office:value="43.611" calcext:value-type="float">
            <text:p>43.611</text:p>
          </table:table-cell>
          <table:table-cell office:value-type="float" office:value="40.551" calcext:value-type="float">
            <text:p>40.551</text:p>
          </table:table-cell>
          <table:table-cell office:value-type="float" office:value="41.897" calcext:value-type="float">
            <text:p>41.897</text:p>
          </table:table-cell>
          <table:table-cell office:value-type="float" office:value="114.787" calcext:value-type="float">
            <text:p>114.787</text:p>
          </table:table-cell>
          <table:table-cell office:value-type="float" office:value="114.838" calcext:value-type="float">
            <text:p>114.838</text:p>
          </table:table-cell>
          <table:table-cell office:value-type="float" office:value="125.559" calcext:value-type="float">
            <text:p>125.559</text:p>
          </table:table-cell>
          <table:table-cell office:value-type="float" office:value="117.436" calcext:value-type="float">
            <text:p>117.436</text:p>
          </table:table-cell>
          <table:table-cell office:value-type="float" office:value="117.194" calcext:value-type="float">
            <text:p>117.194</text:p>
          </table:table-cell>
          <table:table-cell office:value-type="float" office:value="107.412" calcext:value-type="float">
            <text:p>107.412</text:p>
          </table:table-cell>
          <table:table-cell office:value-type="float" office:value="124.685" calcext:value-type="float">
            <text:p>124.685</text:p>
          </table:table-cell>
          <table:table-cell office:value-type="float" office:value="110.006" calcext:value-type="float">
            <text:p>110.006</text:p>
          </table:table-cell>
          <table:table-cell office:value-type="float" office:value="115.024" calcext:value-type="float">
            <text:p>115.024</text:p>
          </table:table-cell>
          <table:table-cell office:value-type="float" office:value="111.766" calcext:value-type="float">
            <text:p>111.766</text:p>
          </table:table-cell>
          <table:table-cell office:value-type="float" office:value="279.985" calcext:value-type="float">
            <text:p>279.985</text:p>
          </table:table-cell>
          <table:table-cell office:value-type="float" office:value="66.035" calcext:value-type="float">
            <text:p>66.035</text:p>
          </table:table-cell>
          <table:table-cell office:value-type="float" office:value="297.696" calcext:value-type="float">
            <text:p>297.696</text:p>
          </table:table-cell>
          <table:table-cell office:value-type="float" office:value="265.251" calcext:value-type="float">
            <text:p>265.251</text:p>
          </table:table-cell>
          <table:table-cell office:value-type="float" office:value="272.743" calcext:value-type="float">
            <text:p>272.743</text:p>
          </table:table-cell>
          <table:table-cell office:value-type="float" office:value="207.48" calcext:value-type="float">
            <text:p>207.48</text:p>
          </table:table-cell>
          <table:table-cell office:value-type="float" office:value="122.591" calcext:value-type="float">
            <text:p>122.591</text:p>
          </table:table-cell>
          <table:table-cell office:value-type="float" office:value="248.344" calcext:value-type="float">
            <text:p>248.344</text:p>
          </table:table-cell>
          <table:table-cell office:value-type="float" office:value="248.361" calcext:value-type="float">
            <text:p>248.361</text:p>
          </table:table-cell>
          <table:table-cell office:value-type="float" office:value="248.462" calcext:value-type="float">
            <text:p>248.462</text:p>
          </table:table-cell>
          <table:table-cell office:value-type="float" office:value="95.381" calcext:value-type="float">
            <text:p>95.381</text:p>
          </table:table-cell>
          <table:table-cell office:value-type="float" office:value="86.022" calcext:value-type="float">
            <text:p>86.022</text:p>
          </table:table-cell>
          <table:table-cell office:value-type="float" office:value="86.204" calcext:value-type="float">
            <text:p>86.204</text:p>
          </table:table-cell>
          <table:table-cell office:value-type="float" office:value="63.928" calcext:value-type="float">
            <text:p>63.928</text:p>
          </table:table-cell>
          <table:table-cell office:value-type="float" office:value="107.151" calcext:value-type="float">
            <text:p>107.151</text:p>
          </table:table-cell>
          <table:table-cell office:value-type="float" office:value="106.941" calcext:value-type="float">
            <text:p>106.941</text:p>
          </table:table-cell>
          <table:table-cell office:value-type="float" office:value="32.568" calcext:value-type="float">
            <text:p>32.568</text:p>
          </table:table-cell>
          <table:table-cell office:value-type="float" office:value="121.839" calcext:value-type="float">
            <text:p>121.839</text:p>
          </table:table-cell>
          <table:table-cell office:value-type="float" office:value="84.135" calcext:value-type="float">
            <text:p>84.13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08.854" calcext:value-type="float">
            <text:p>108.854</text:p>
          </table:table-cell>
          <table:table-cell office:value-type="float" office:value="83.235" calcext:value-type="float">
            <text:p>83.235</text:p>
          </table:table-cell>
          <table:table-cell office:value-type="float" office:value="103.796" calcext:value-type="float">
            <text:p>103.796</text:p>
          </table:table-cell>
          <table:table-cell office:value-type="float" office:value="106.347" calcext:value-type="float">
            <text:p>106.347</text:p>
          </table:table-cell>
          <table:table-cell office:value-type="float" office:value="237.467" calcext:value-type="float">
            <text:p>237.467</text:p>
          </table:table-cell>
          <table:table-cell office:value-type="float" office:value="371.175" calcext:value-type="float">
            <text:p>371.175</text:p>
          </table:table-cell>
          <table:table-cell office:value-type="float" office:value="365.973" calcext:value-type="float">
            <text:p>365.973</text:p>
          </table:table-cell>
          <table:table-cell office:value-type="float" office:value="125.846" calcext:value-type="float">
            <text:p>125.846</text:p>
          </table:table-cell>
          <table:table-cell office:value-type="float" office:value="313.193" calcext:value-type="float">
            <text:p>313.193</text:p>
          </table:table-cell>
          <table:table-cell office:value-type="float" office:value="312.616" calcext:value-type="float">
            <text:p>312.616</text:p>
          </table:table-cell>
          <table:table-cell office:value-type="float" office:value="291.444" calcext:value-type="float">
            <text:p>291.444</text:p>
          </table:table-cell>
          <table:table-cell office:value-type="float" office:value="307.346" calcext:value-type="float">
            <text:p>307.346</text:p>
          </table:table-cell>
          <table:table-cell office:value-type="float" office:value="293.492" calcext:value-type="float">
            <text:p>293.492</text:p>
          </table:table-cell>
          <table:table-cell office:value-type="float" office:value="101.098" calcext:value-type="float">
            <text:p>101.098</text:p>
          </table:table-cell>
          <table:table-cell office:value-type="float" office:value="101.267" calcext:value-type="float">
            <text:p>101.267</text:p>
          </table:table-cell>
          <table:table-cell office:value-type="float" office:value="154.616" calcext:value-type="float">
            <text:p>154.616</text:p>
          </table:table-cell>
          <table:table-cell office:value-type="float" office:value="40.004" calcext:value-type="float">
            <text:p>40.004</text:p>
          </table:table-cell>
          <table:table-cell office:value-type="float" office:value="57.561" calcext:value-type="float">
            <text:p>57.561</text:p>
          </table:table-cell>
          <table:table-cell office:value-type="float" office:value="54.848" calcext:value-type="float">
            <text:p>54.848</text:p>
          </table:table-cell>
          <table:table-cell office:value-type="float" office:value="77.572" calcext:value-type="float">
            <text:p>77.572</text:p>
          </table:table-cell>
          <table:table-cell office:value-type="float" office:value="120.204" calcext:value-type="float">
            <text:p>120.20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8.973" calcext:value-type="float">
            <text:p>8.973</text:p>
          </table:table-cell>
          <table:table-cell office:value-type="float" office:value="8.581" calcext:value-type="float">
            <text:p>8.581</text:p>
          </table:table-cell>
          <table:table-cell office:value-type="float" office:value="20.981" calcext:value-type="float">
            <text:p>20.981</text:p>
          </table:table-cell>
          <table:table-cell office:value-type="float" office:value="97.264" calcext:value-type="float">
            <text:p>97.264</text:p>
          </table:table-cell>
          <table:table-cell office:value-type="float" office:value="101.989" calcext:value-type="float">
            <text:p>101.989</text:p>
          </table:table-cell>
          <table:table-cell office:value-type="float" office:value="137.201" calcext:value-type="float">
            <text:p>137.201</text:p>
          </table:table-cell>
          <table:table-cell office:value-type="float" office:value="13.532" calcext:value-type="float">
            <text:p>13.532</text:p>
          </table:table-cell>
          <table:table-cell office:value-type="float" office:value="20.183" calcext:value-type="float">
            <text:p>20.183</text:p>
          </table:table-cell>
          <table:table-cell office:value-type="float" office:value="23.161" calcext:value-type="float">
            <text:p>23.161</text:p>
          </table:table-cell>
          <table:table-cell office:value-type="float" office:value="81.881" calcext:value-type="float">
            <text:p>81.881</text:p>
          </table:table-cell>
          <table:table-cell office:value-type="float" office:value="91.366" calcext:value-type="float">
            <text:p>91.366</text:p>
          </table:table-cell>
          <table:table-cell office:value-type="float" office:value="99.646" calcext:value-type="float">
            <text:p>99.646</text:p>
          </table:table-cell>
          <table:table-cell office:value-type="float" office:value="88.419" calcext:value-type="float">
            <text:p>88.419</text:p>
          </table:table-cell>
          <table:table-cell office:value-type="float" office:value="88.417" calcext:value-type="float">
            <text:p>88.417</text:p>
          </table:table-cell>
          <table:table-cell office:value-type="float" office:value="78.947" calcext:value-type="float">
            <text:p>78.947</text:p>
          </table:table-cell>
          <table:table-cell office:value-type="float" office:value="98.467" calcext:value-type="float">
            <text:p>98.467</text:p>
          </table:table-cell>
          <table:table-cell office:value-type="float" office:value="81.731" calcext:value-type="float">
            <text:p>81.731</text:p>
          </table:table-cell>
          <table:table-cell office:value-type="float" office:value="83.756" calcext:value-type="float">
            <text:p>83.756</text:p>
          </table:table-cell>
          <table:table-cell office:value-type="float" office:value="86.183" calcext:value-type="float">
            <text:p>86.183</text:p>
          </table:table-cell>
          <table:table-cell office:value-type="float" office:value="221.674" calcext:value-type="float">
            <text:p>221.674</text:p>
          </table:table-cell>
          <table:table-cell office:value-type="float" office:value="41.32" calcext:value-type="float">
            <text:p>41.32</text:p>
          </table:table-cell>
          <table:table-cell office:value-type="float" office:value="296.816" calcext:value-type="float">
            <text:p>296.816</text:p>
          </table:table-cell>
          <table:table-cell office:value-type="float" office:value="233.055" calcext:value-type="float">
            <text:p>233.055</text:p>
          </table:table-cell>
          <table:table-cell office:value-type="float" office:value="248.516" calcext:value-type="float">
            <text:p>248.516</text:p>
          </table:table-cell>
          <table:table-cell office:value-type="float" office:value="232.264" calcext:value-type="float">
            <text:p>232.264</text:p>
          </table:table-cell>
          <table:table-cell office:value-type="float" office:value="99.384" calcext:value-type="float">
            <text:p>99.384</text:p>
          </table:table-cell>
          <table:table-cell office:value-type="float" office:value="145.896" calcext:value-type="float">
            <text:p>145.896</text:p>
          </table:table-cell>
          <table:table-cell office:value-type="float" office:value="145.977" calcext:value-type="float">
            <text:p>145.977</text:p>
          </table:table-cell>
          <table:table-cell office:value-type="float" office:value="146.496" calcext:value-type="float">
            <text:p>146.496</text:p>
          </table:table-cell>
          <table:table-cell office:value-type="float" office:value="65.408" calcext:value-type="float">
            <text:p>65.408</text:p>
          </table:table-cell>
          <table:table-cell office:value-type="float" office:value="63.127" calcext:value-type="float">
            <text:p>63.127</text:p>
          </table:table-cell>
          <table:table-cell office:value-type="float" office:value="62.157" calcext:value-type="float">
            <text:p>62.157</text:p>
          </table:table-cell>
          <table:table-cell office:value-type="float" office:value="31.812" calcext:value-type="float">
            <text:p>31.812</text:p>
          </table:table-cell>
          <table:table-cell office:value-type="float" office:value="75.855" calcext:value-type="float">
            <text:p>75.855</text:p>
          </table:table-cell>
          <table:table-cell office:value-type="float" office:value="77.923" calcext:value-type="float">
            <text:p>77.923</text:p>
          </table:table-cell>
          <table:table-cell office:value-type="float" office:value="3.864" calcext:value-type="float">
            <text:p>3.864</text:p>
          </table:table-cell>
          <table:table-cell office:value-type="float" office:value="100.853" calcext:value-type="float">
            <text:p>100.853</text:p>
          </table:table-cell>
          <table:table-cell office:value-type="float" office:value="59.529" calcext:value-type="float">
            <text:p>59.529</text:p>
          </table:table-cell>
          <table:table-cell office:value-type="float" office:value="99.069" calcext:value-type="float">
            <text:p>99.069</text:p>
          </table:table-cell>
          <table:table-cell office:value-type="float" office:value="71.011" calcext:value-type="float">
            <text:p>71.011</text:p>
          </table:table-cell>
          <table:table-cell office:value-type="float" office:value="68.488" calcext:value-type="float">
            <text:p>68.488</text:p>
          </table:table-cell>
          <table:table-cell office:value-type="float" office:value="74.283" calcext:value-type="float">
            <text:p>74.283</text:p>
          </table:table-cell>
          <table:table-cell office:value-type="float" office:value="66.698" calcext:value-type="float">
            <text:p>66.698</text:p>
          </table:table-cell>
          <table:table-cell office:value-type="float" office:value="226.664" calcext:value-type="float">
            <text:p>226.664</text:p>
          </table:table-cell>
          <table:table-cell office:value-type="float" office:value="256.842" calcext:value-type="float">
            <text:p>256.842</text:p>
          </table:table-cell>
          <table:table-cell office:value-type="float" office:value="256.944" calcext:value-type="float">
            <text:p>256.944</text:p>
          </table:table-cell>
          <table:table-cell office:value-type="float" office:value="99.578" calcext:value-type="float">
            <text:p>99.578</text:p>
          </table:table-cell>
          <table:table-cell office:value-type="float" office:value="297.777" calcext:value-type="float">
            <text:p>297.777</text:p>
          </table:table-cell>
          <table:table-cell office:value-type="float" office:value="295.232" calcext:value-type="float">
            <text:p>295.232</text:p>
          </table:table-cell>
          <table:table-cell office:value-type="float" office:value="217.861" calcext:value-type="float">
            <text:p>217.861</text:p>
          </table:table-cell>
          <table:table-cell office:value-type="float" office:value="228.756" calcext:value-type="float">
            <text:p>228.756</text:p>
          </table:table-cell>
          <table:table-cell office:value-type="float" office:value="280.059" calcext:value-type="float">
            <text:p>280.059</text:p>
          </table:table-cell>
          <table:table-cell office:value-type="float" office:value="72.48" calcext:value-type="float">
            <text:p>72.48</text:p>
          </table:table-cell>
          <table:table-cell office:value-type="float" office:value="75.935" calcext:value-type="float">
            <text:p>75.935</text:p>
          </table:table-cell>
          <table:table-cell office:value-type="float" office:value="114.965" calcext:value-type="float">
            <text:p>114.965</text:p>
          </table:table-cell>
          <table:table-cell office:value-type="float" office:value="7.255" calcext:value-type="float">
            <text:p>7.255</text:p>
          </table:table-cell>
          <table:table-cell office:value-type="float" office:value="31.086" calcext:value-type="float">
            <text:p>31.086</text:p>
          </table:table-cell>
          <table:table-cell office:value-type="float" office:value="42.597" calcext:value-type="float">
            <text:p>42.597</text:p>
          </table:table-cell>
          <table:table-cell office:value-type="float" office:value="52.867" calcext:value-type="float">
            <text:p>52.867</text:p>
          </table:table-cell>
          <table:table-cell office:value-type="float" office:value="103.748" calcext:value-type="float">
            <text:p>103.74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0.903" calcext:value-type="float">
            <text:p>20.903</text:p>
          </table:table-cell>
          <table:table-cell office:value-type="float" office:value="24.819" calcext:value-type="float">
            <text:p>24.819</text:p>
          </table:table-cell>
          <table:table-cell office:value-type="float" office:value="24.074" calcext:value-type="float">
            <text:p>24.074</text:p>
          </table:table-cell>
          <table:table-cell office:value-type="float" office:value="114.628" calcext:value-type="float">
            <text:p>114.628</text:p>
          </table:table-cell>
          <table:table-cell office:value-type="float" office:value="97.797" calcext:value-type="float">
            <text:p>97.797</text:p>
          </table:table-cell>
          <table:table-cell office:value-type="float" office:value="132.345" calcext:value-type="float">
            <text:p>132.345</text:p>
          </table:table-cell>
          <table:table-cell office:value-type="float" office:value="9.901" calcext:value-type="float">
            <text:p>9.901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99.674" calcext:value-type="float">
            <text:p>99.674</text:p>
          </table:table-cell>
          <table:table-cell office:value-type="float" office:value="98.79" calcext:value-type="float">
            <text:p>98.79</text:p>
          </table:table-cell>
          <table:table-cell office:value-type="float" office:value="109.086" calcext:value-type="float">
            <text:p>109.086</text:p>
          </table:table-cell>
          <table:table-cell office:value-type="float" office:value="103.944" calcext:value-type="float">
            <text:p>103.944</text:p>
          </table:table-cell>
          <table:table-cell office:value-type="float" office:value="103.871" calcext:value-type="float">
            <text:p>103.871</text:p>
          </table:table-cell>
          <table:table-cell office:value-type="float" office:value="94.118" calcext:value-type="float">
            <text:p>94.118</text:p>
          </table:table-cell>
          <table:table-cell office:value-type="float" office:value="115.563" calcext:value-type="float">
            <text:p>115.563</text:p>
          </table:table-cell>
          <table:table-cell office:value-type="float" office:value="94.661" calcext:value-type="float">
            <text:p>94.661</text:p>
          </table:table-cell>
          <table:table-cell office:value-type="float" office:value="100.306" calcext:value-type="float">
            <text:p>100.306</text:p>
          </table:table-cell>
          <table:table-cell office:value-type="float" office:value="99.981" calcext:value-type="float">
            <text:p>99.981</text:p>
          </table:table-cell>
          <table:table-cell office:value-type="float" office:value="259.653" calcext:value-type="float">
            <text:p>259.653</text:p>
          </table:table-cell>
          <table:table-cell office:value-type="float" office:value="27.723" calcext:value-type="float">
            <text:p>27.723</text:p>
          </table:table-cell>
          <table:table-cell office:value-type="float" office:value="267.776" calcext:value-type="float">
            <text:p>267.776</text:p>
          </table:table-cell>
          <table:table-cell office:value-type="float" office:value="233.414" calcext:value-type="float">
            <text:p>233.414</text:p>
          </table:table-cell>
          <table:table-cell office:value-type="float" office:value="226.606" calcext:value-type="float">
            <text:p>226.606</text:p>
          </table:table-cell>
          <table:table-cell office:value-type="float" office:value="232.236" calcext:value-type="float">
            <text:p>232.236</text:p>
          </table:table-cell>
          <table:table-cell office:value-type="float" office:value="110.281" calcext:value-type="float">
            <text:p>110.281</text:p>
          </table:table-cell>
          <table:table-cell office:value-type="float" office:value="130.533" calcext:value-type="float">
            <text:p>130.533</text:p>
          </table:table-cell>
          <table:table-cell office:value-type="float" office:value="224.207" calcext:value-type="float">
            <text:p>224.207</text:p>
          </table:table-cell>
          <table:table-cell office:value-type="float" office:value="124.781" calcext:value-type="float">
            <text:p>124.781</text:p>
          </table:table-cell>
          <table:table-cell office:value-type="float" office:value="50.816" calcext:value-type="float">
            <text:p>50.816</text:p>
          </table:table-cell>
          <table:table-cell office:value-type="float" office:value="45.398" calcext:value-type="float">
            <text:p>45.398</text:p>
          </table:table-cell>
          <table:table-cell office:value-type="float" office:value="45.56" calcext:value-type="float">
            <text:p>45.56</text:p>
          </table:table-cell>
          <table:table-cell office:value-type="float" office:value="37.003" calcext:value-type="float">
            <text:p>37.003</text:p>
          </table:table-cell>
          <table:table-cell office:value-type="float" office:value="95.961" calcext:value-type="float">
            <text:p>95.961</text:p>
          </table:table-cell>
          <table:table-cell office:value-type="float" office:value="93.593" calcext:value-type="float">
            <text:p>93.593</text:p>
          </table:table-cell>
          <table:table-cell office:value-type="float" office:value="15.923" calcext:value-type="float">
            <text:p>15.923</text:p>
          </table:table-cell>
          <table:table-cell office:value-type="float" office:value="107.86" calcext:value-type="float">
            <text:p>107.86</text:p>
          </table:table-cell>
          <table:table-cell office:value-type="float" office:value="42.572" calcext:value-type="float">
            <text:p>42.572</text:p>
          </table:table-cell>
          <table:table-cell office:value-type="float" office:value="116.301" calcext:value-type="float">
            <text:p>116.301</text:p>
          </table:table-cell>
          <table:table-cell office:value-type="float" office:value="45.861" calcext:value-type="float">
            <text:p>45.861</text:p>
          </table:table-cell>
          <table:table-cell office:value-type="float" office:value="31.789" calcext:value-type="float">
            <text:p>31.789</text:p>
          </table:table-cell>
          <table:table-cell office:value-type="float" office:value="56.899" calcext:value-type="float">
            <text:p>56.899</text:p>
          </table:table-cell>
          <table:table-cell office:value-type="float" office:value="53.611" calcext:value-type="float">
            <text:p>53.611</text:p>
          </table:table-cell>
          <table:table-cell office:value-type="float" office:value="223.467" calcext:value-type="float">
            <text:p>223.467</text:p>
          </table:table-cell>
          <table:table-cell office:value-type="float" office:value="233.574" calcext:value-type="float">
            <text:p>233.574</text:p>
          </table:table-cell>
          <table:table-cell office:value-type="float" office:value="340.054" calcext:value-type="float">
            <text:p>340.054</text:p>
          </table:table-cell>
          <table:table-cell office:value-type="float" office:value="109.158" calcext:value-type="float">
            <text:p>109.158</text:p>
          </table:table-cell>
          <table:table-cell office:value-type="float" office:value="276.687" calcext:value-type="float">
            <text:p>276.687</text:p>
          </table:table-cell>
          <table:table-cell office:value-type="float" office:value="271.579" calcext:value-type="float">
            <text:p>271.579</text:p>
          </table:table-cell>
          <table:table-cell office:value-type="float" office:value="208.049" calcext:value-type="float">
            <text:p>208.049</text:p>
          </table:table-cell>
          <table:table-cell office:value-type="float" office:value="197.361" calcext:value-type="float">
            <text:p>197.361</text:p>
          </table:table-cell>
          <table:table-cell office:value-type="float" office:value="280.533" calcext:value-type="float">
            <text:p>280.533</text:p>
          </table:table-cell>
          <table:table-cell office:value-type="float" office:value="87.798" calcext:value-type="float">
            <text:p>87.798</text:p>
          </table:table-cell>
          <table:table-cell office:value-type="float" office:value="88.498" calcext:value-type="float">
            <text:p>88.498</text:p>
          </table:table-cell>
          <table:table-cell office:value-type="float" office:value="134.12" calcext:value-type="float">
            <text:p>134.12</text:p>
          </table:table-cell>
          <table:table-cell office:value-type="float" office:value="7.258" calcext:value-type="float">
            <text:p>7.258</text:p>
          </table:table-cell>
          <table:table-cell office:value-type="float" office:value="19.538" calcext:value-type="float">
            <text:p>19.538</text:p>
          </table:table-cell>
          <table:table-cell office:value-type="float" office:value="22.536" calcext:value-type="float">
            <text:p>22.536</text:p>
          </table:table-cell>
          <table:table-cell office:value-type="float" office:value="39.828" calcext:value-type="float">
            <text:p>39.828</text:p>
          </table:table-cell>
          <table:table-cell office:value-type="float" office:value="125.054" calcext:value-type="float">
            <text:p>125.05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os_Angeles</text:p>
          </table:table-cell>
          <table:table-cell office:value-type="float" office:value="61.23" calcext:value-type="float">
            <text:p>61.23</text:p>
          </table:table-cell>
          <table:table-cell office:value-type="float" office:value="62.463" calcext:value-type="float">
            <text:p>62.463</text:p>
          </table:table-cell>
          <table:table-cell office:value-type="float" office:value="50.045" calcext:value-type="float">
            <text:p>50.045</text:p>
          </table:table-cell>
          <table:table-cell office:value-type="float" office:value="156.773" calcext:value-type="float">
            <text:p>156.773</text:p>
          </table:table-cell>
          <table:table-cell office:value-type="float" office:value="131.598" calcext:value-type="float">
            <text:p>131.598</text:p>
          </table:table-cell>
          <table:table-cell office:value-type="float" office:value="167.27" calcext:value-type="float">
            <text:p>167.27</text:p>
          </table:table-cell>
          <table:table-cell office:value-type="float" office:value="62.24" calcext:value-type="float">
            <text:p>62.24</text:p>
          </table:table-cell>
          <table:table-cell office:value-type="float" office:value="45.581" calcext:value-type="float">
            <text:p>45.581</text:p>
          </table:table-cell>
          <table:table-cell office:value-type="float" office:value="52.829" calcext:value-type="float">
            <text:p>52.829</text:p>
          </table:table-cell>
          <table:table-cell office:value-type="float" office:value="144.46" calcext:value-type="float">
            <text:p>144.46</text:p>
          </table:table-cell>
          <table:table-cell office:value-type="float" office:value="146.628" calcext:value-type="float">
            <text:p>146.628</text:p>
          </table:table-cell>
          <table:table-cell office:value-type="float" office:value="154.855" calcext:value-type="float">
            <text:p>154.855</text:p>
          </table:table-cell>
          <table:table-cell office:value-type="float" office:value="150.525" calcext:value-type="float">
            <text:p>150.525</text:p>
          </table:table-cell>
          <table:table-cell office:value-type="float" office:value="152.561" calcext:value-type="float">
            <text:p>152.561</text:p>
          </table:table-cell>
          <table:table-cell office:value-type="float" office:value="144.659" calcext:value-type="float">
            <text:p>144.659</text:p>
          </table:table-cell>
          <table:table-cell office:value-type="float" office:value="157.274" calcext:value-type="float">
            <text:p>157.274</text:p>
          </table:table-cell>
          <table:table-cell office:value-type="float" office:value="148.826" calcext:value-type="float">
            <text:p>148.826</text:p>
          </table:table-cell>
          <table:table-cell office:value-type="float" office:value="143.275" calcext:value-type="float">
            <text:p>143.275</text:p>
          </table:table-cell>
          <table:table-cell office:value-type="float" office:value="140.035" calcext:value-type="float">
            <text:p>140.035</text:p>
          </table:table-cell>
          <table:table-cell office:value-type="float" office:value="274.046" calcext:value-type="float">
            <text:p>274.046</text:p>
          </table:table-cell>
          <table:table-cell office:value-type="float" office:value="33.737" calcext:value-type="float">
            <text:p>33.737</text:p>
          </table:table-cell>
          <table:table-cell office:value-type="float" office:value="276.829" calcext:value-type="float">
            <text:p>276.829</text:p>
          </table:table-cell>
          <table:table-cell office:value-type="float" office:value="271.101" calcext:value-type="float">
            <text:p>271.101</text:p>
          </table:table-cell>
          <table:table-cell office:value-type="float" office:value="252.707" calcext:value-type="float">
            <text:p>252.707</text:p>
          </table:table-cell>
          <table:table-cell office:value-type="float" office:value="233.138" calcext:value-type="float">
            <text:p>233.138</text:p>
          </table:table-cell>
          <table:table-cell office:value-type="float" office:value="155.451" calcext:value-type="float">
            <text:p>155.451</text:p>
          </table:table-cell>
          <table:table-cell office:value-type="float" office:value="176.871" calcext:value-type="float">
            <text:p>176.871</text:p>
          </table:table-cell>
          <table:table-cell office:value-type="float" office:value="238.25" calcext:value-type="float">
            <text:p>238.25</text:p>
          </table:table-cell>
          <table:table-cell office:value-type="float" office:value="180.198" calcext:value-type="float">
            <text:p>180.198</text:p>
          </table:table-cell>
          <table:table-cell office:value-type="float" office:value="0" calcext:value-type="float">
            <text:p>0</text:p>
          </table:table-cell>
          <table:table-cell office:value-type="float" office:value="49.644" calcext:value-type="float">
            <text:p>49.644</text:p>
          </table:table-cell>
          <table:table-cell office:value-type="float" office:value="49.824" calcext:value-type="float">
            <text:p>49.824</text:p>
          </table:table-cell>
          <table:table-cell office:value-type="float" office:value="59.684" calcext:value-type="float">
            <text:p>59.684</text:p>
          </table:table-cell>
          <table:table-cell office:value-type="float" office:value="142.099" calcext:value-type="float">
            <text:p>142.099</text:p>
          </table:table-cell>
          <table:table-cell office:value-type="float" office:value="147.789" calcext:value-type="float">
            <text:p>147.789</text:p>
          </table:table-cell>
          <table:table-cell office:value-type="float" office:value="65.297" calcext:value-type="float">
            <text:p>65.297</text:p>
          </table:table-cell>
          <table:table-cell office:value-type="float" office:value="155.281" calcext:value-type="float">
            <text:p>155.281</text:p>
          </table:table-cell>
          <table:table-cell office:value-type="float" office:value="10.684" calcext:value-type="float">
            <text:p>10.684</text:p>
          </table:table-cell>
          <table:table-cell office:value-type="float" office:value="171.072" calcext:value-type="float">
            <text:p>171.072</text:p>
          </table:table-cell>
          <table:table-cell office:value-type="float" office:value="26.479" calcext:value-type="float">
            <text:p>26.479</text:p>
          </table:table-cell>
          <table:table-cell office:value-type="float" office:value="26.65" calcext:value-type="float">
            <text:p>26.65</text:p>
          </table:table-cell>
          <table:table-cell office:value-type="float" office:value="8.061" calcext:value-type="float">
            <text:p>8.061</text:p>
          </table:table-cell>
          <table:table-cell office:value-type="float" office:value="9.803" calcext:value-type="float">
            <text:p>9.803</text:p>
          </table:table-cell>
          <table:table-cell office:value-type="float" office:value="167.494" calcext:value-type="float">
            <text:p>167.494</text:p>
          </table:table-cell>
          <table:table-cell office:value-type="float" office:value="351.707" calcext:value-type="float">
            <text:p>351.707</text:p>
          </table:table-cell>
          <table:table-cell office:value-type="float" office:value="274.264" calcext:value-type="float">
            <text:p>274.264</text:p>
          </table:table-cell>
          <table:table-cell office:value-type="float" office:value="158.926" calcext:value-type="float">
            <text:p>158.926</text:p>
          </table:table-cell>
          <table:table-cell office:value-type="float" office:value="227.218" calcext:value-type="float">
            <text:p>227.218</text:p>
          </table:table-cell>
          <table:table-cell office:value-type="float" office:value="234.903" calcext:value-type="float">
            <text:p>234.903</text:p>
          </table:table-cell>
          <table:table-cell office:value-type="float" office:value="212.663" calcext:value-type="float">
            <text:p>212.663</text:p>
          </table:table-cell>
          <table:table-cell office:value-type="float" office:value="285.449" calcext:value-type="float">
            <text:p>285.449</text:p>
          </table:table-cell>
          <table:table-cell office:value-type="float" office:value="284.649" calcext:value-type="float">
            <text:p>284.649</text:p>
          </table:table-cell>
          <table:table-cell office:value-type="float" office:value="134.055" calcext:value-type="float">
            <text:p>134.055</text:p>
          </table:table-cell>
          <table:table-cell office:value-type="float" office:value="135.013" calcext:value-type="float">
            <text:p>135.013</text:p>
          </table:table-cell>
          <table:table-cell office:value-type="float" office:value="190.468" calcext:value-type="float">
            <text:p>190.468</text:p>
          </table:table-cell>
          <table:table-cell office:value-type="float" office:value="89.022" calcext:value-type="float">
            <text:p>89.022</text:p>
          </table:table-cell>
          <table:table-cell office:value-type="float" office:value="55.618" calcext:value-type="float">
            <text:p>55.618</text:p>
          </table:table-cell>
          <table:table-cell office:value-type="float" office:value="59.138" calcext:value-type="float">
            <text:p>59.138</text:p>
          </table:table-cell>
          <table:table-cell office:value-type="float" office:value="49.749" calcext:value-type="float">
            <text:p>49.749</text:p>
          </table:table-cell>
          <table:table-cell office:value-type="float" office:value="182.281" calcext:value-type="float">
            <text:p>182.28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85.79" calcext:value-type="float">
            <text:p>85.79</text:p>
          </table:table-cell>
          <table:table-cell office:value-type="float" office:value="78.633" calcext:value-type="float">
            <text:p>78.633</text:p>
          </table:table-cell>
          <table:table-cell office:value-type="float" office:value="71.916" calcext:value-type="float">
            <text:p>71.916</text:p>
          </table:table-cell>
          <table:table-cell office:value-type="float" office:value="147.332" calcext:value-type="float">
            <text:p>147.332</text:p>
          </table:table-cell>
          <table:table-cell office:value-type="float" office:value="128.194" calcext:value-type="float">
            <text:p>128.194</text:p>
          </table:table-cell>
          <table:table-cell office:value-type="float" office:value="163.591" calcext:value-type="float">
            <text:p>163.591</text:p>
          </table:table-cell>
          <table:table-cell office:value-type="float" office:value="77.671" calcext:value-type="float">
            <text:p>77.671</text:p>
          </table:table-cell>
          <table:table-cell office:value-type="float" office:value="65.834" calcext:value-type="float">
            <text:p>65.834</text:p>
          </table:table-cell>
          <table:table-cell office:value-type="float" office:value="66.413" calcext:value-type="float">
            <text:p>66.413</text:p>
          </table:table-cell>
          <table:table-cell office:value-type="float" office:value="134.112" calcext:value-type="float">
            <text:p>134.112</text:p>
          </table:table-cell>
          <table:table-cell office:value-type="float" office:value="136.081" calcext:value-type="float">
            <text:p>136.081</text:p>
          </table:table-cell>
          <table:table-cell office:value-type="float" office:value="144.326" calcext:value-type="float">
            <text:p>144.326</text:p>
          </table:table-cell>
          <table:table-cell office:value-type="float" office:value="139.229" calcext:value-type="float">
            <text:p>139.229</text:p>
          </table:table-cell>
          <table:table-cell office:value-type="float" office:value="137.013" calcext:value-type="float">
            <text:p>137.013</text:p>
          </table:table-cell>
          <table:table-cell office:value-type="float" office:value="129.756" calcext:value-type="float">
            <text:p>129.756</text:p>
          </table:table-cell>
          <table:table-cell office:value-type="float" office:value="146.408" calcext:value-type="float">
            <text:p>146.408</text:p>
          </table:table-cell>
          <table:table-cell office:value-type="float" office:value="129.748" calcext:value-type="float">
            <text:p>129.748</text:p>
          </table:table-cell>
          <table:table-cell office:value-type="float" office:value="134.074" calcext:value-type="float">
            <text:p>134.074</text:p>
          </table:table-cell>
          <table:table-cell office:value-type="float" office:value="133.377" calcext:value-type="float">
            <text:p>133.377</text:p>
          </table:table-cell>
          <table:table-cell office:value-type="float" office:value="304.131" calcext:value-type="float">
            <text:p>304.131</text:p>
          </table:table-cell>
          <table:table-cell office:value-type="float" office:value="58.387" calcext:value-type="float">
            <text:p>58.387</text:p>
          </table:table-cell>
          <table:table-cell office:value-type="float" office:value="288.695" calcext:value-type="float">
            <text:p>288.695</text:p>
          </table:table-cell>
          <table:table-cell office:value-type="float" office:value="282.847" calcext:value-type="float">
            <text:p>282.847</text:p>
          </table:table-cell>
          <table:table-cell office:value-type="float" office:value="278.358" calcext:value-type="float">
            <text:p>278.358</text:p>
          </table:table-cell>
          <table:table-cell office:value-type="float" office:value="265.568" calcext:value-type="float">
            <text:p>265.568</text:p>
          </table:table-cell>
          <table:table-cell office:value-type="float" office:value="142.015" calcext:value-type="float">
            <text:p>142.015</text:p>
          </table:table-cell>
          <table:table-cell office:value-type="float" office:value="264.614" calcext:value-type="float">
            <text:p>264.614</text:p>
          </table:table-cell>
          <table:table-cell office:value-type="float" office:value="213.172" calcext:value-type="float">
            <text:p>213.172</text:p>
          </table:table-cell>
          <table:table-cell office:value-type="float" office:value="264.692" calcext:value-type="float">
            <text:p>264.692</text:p>
          </table:table-cell>
          <table:table-cell office:value-type="float" office:value="43.479" calcext:value-type="float">
            <text:p>43.479</text:p>
          </table:table-cell>
          <table:table-cell office:value-type="float" office:value="86.703" calcext:value-type="float">
            <text:p>86.703</text:p>
          </table:table-cell>
          <table:table-cell office:value-type="float" office:value="86.779" calcext:value-type="float">
            <text:p>86.779</text:p>
          </table:table-cell>
          <table:table-cell office:value-type="float" office:value="80.561" calcext:value-type="float">
            <text:p>80.561</text:p>
          </table:table-cell>
          <table:table-cell office:value-type="float" office:value="126.737" calcext:value-type="float">
            <text:p>126.737</text:p>
          </table:table-cell>
          <table:table-cell office:value-type="float" office:value="126.284" calcext:value-type="float">
            <text:p>126.284</text:p>
          </table:table-cell>
          <table:table-cell office:value-type="float" office:value="77.142" calcext:value-type="float">
            <text:p>77.142</text:p>
          </table:table-cell>
          <table:table-cell office:value-type="float" office:value="140.456" calcext:value-type="float">
            <text:p>140.456</text:p>
          </table:table-cell>
          <table:table-cell office:value-type="float" office:value="54.648" calcext:value-type="float">
            <text:p>54.648</text:p>
          </table:table-cell>
          <table:table-cell office:value-type="float" office:value="147.202" calcext:value-type="float">
            <text:p>147.202</text:p>
          </table:table-cell>
          <table:table-cell office:value-type="float" office:value="49.819" calcext:value-type="float">
            <text:p>49.819</text:p>
          </table:table-cell>
          <table:table-cell office:value-type="float" office:value="46.119" calcext:value-type="float">
            <text:p>46.119</text:p>
          </table:table-cell>
          <table:table-cell office:value-type="float" office:value="36.325" calcext:value-type="float">
            <text:p>36.325</text:p>
          </table:table-cell>
          <table:table-cell office:value-type="float" office:value="35.663" calcext:value-type="float">
            <text:p>35.663</text:p>
          </table:table-cell>
          <table:table-cell office:value-type="float" office:value="263.696" calcext:value-type="float">
            <text:p>263.696</text:p>
          </table:table-cell>
          <table:table-cell office:value-type="float" office:value="371.182" calcext:value-type="float">
            <text:p>371.182</text:p>
          </table:table-cell>
          <table:table-cell office:value-type="float" office:value="302.253" calcext:value-type="float">
            <text:p>302.253</text:p>
          </table:table-cell>
          <table:table-cell office:value-type="float" office:value="143.68" calcext:value-type="float">
            <text:p>143.68</text:p>
          </table:table-cell>
          <table:table-cell office:value-type="float" office:value="240.318" calcext:value-type="float">
            <text:p>240.318</text:p>
          </table:table-cell>
          <table:table-cell office:value-type="float" office:value="245.528" calcext:value-type="float">
            <text:p>245.528</text:p>
          </table:table-cell>
          <table:table-cell office:value-type="float" office:value="320.767" calcext:value-type="float">
            <text:p>320.767</text:p>
          </table:table-cell>
          <table:table-cell office:value-type="float" office:value="326.672" calcext:value-type="float">
            <text:p>326.672</text:p>
          </table:table-cell>
          <table:table-cell office:value-type="float" office:value="309.977" calcext:value-type="float">
            <text:p>309.977</text:p>
          </table:table-cell>
          <table:table-cell office:value-type="float" office:value="120.647" calcext:value-type="float">
            <text:p>120.647</text:p>
          </table:table-cell>
          <table:table-cell office:value-type="float" office:value="125.275" calcext:value-type="float">
            <text:p>125.275</text:p>
          </table:table-cell>
          <table:table-cell office:value-type="float" office:value="167.766" calcext:value-type="float">
            <text:p>167.766</text:p>
          </table:table-cell>
          <table:table-cell office:value-type="float" office:value="69.761" calcext:value-type="float">
            <text:p>69.761</text:p>
          </table:table-cell>
          <table:table-cell office:value-type="float" office:value="52.726" calcext:value-type="float">
            <text:p>52.726</text:p>
          </table:table-cell>
          <table:table-cell office:value-type="float" office:value="38.751" calcext:value-type="float">
            <text:p>38.751</text:p>
          </table:table-cell>
          <table:table-cell office:value-type="float" office:value="54.439" calcext:value-type="float">
            <text:p>54.439</text:p>
          </table:table-cell>
          <table:table-cell office:value-type="float" office:value="136.395" calcext:value-type="float">
            <text:p>136.39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69.575" calcext:value-type="float">
            <text:p>69.575</text:p>
          </table:table-cell>
          <table:table-cell office:value-type="float" office:value="68.038" calcext:value-type="float">
            <text:p>68.038</text:p>
          </table:table-cell>
          <table:table-cell office:value-type="float" office:value="60.841" calcext:value-type="float">
            <text:p>60.841</text:p>
          </table:table-cell>
          <table:table-cell office:value-type="float" office:value="162.217" calcext:value-type="float">
            <text:p>162.217</text:p>
          </table:table-cell>
          <table:table-cell office:value-type="float" office:value="154.799" calcext:value-type="float">
            <text:p>154.799</text:p>
          </table:table-cell>
          <table:table-cell office:value-type="float" office:value="186.237" calcext:value-type="float">
            <text:p>186.237</text:p>
          </table:table-cell>
          <table:table-cell office:value-type="float" office:value="55.038" calcext:value-type="float">
            <text:p>55.038</text:p>
          </table:table-cell>
          <table:table-cell office:value-type="float" office:value="44.764" calcext:value-type="float">
            <text:p>44.764</text:p>
          </table:table-cell>
          <table:table-cell office:value-type="float" office:value="42.334" calcext:value-type="float">
            <text:p>42.334</text:p>
          </table:table-cell>
          <table:table-cell office:value-type="float" office:value="147.665" calcext:value-type="float">
            <text:p>147.665</text:p>
          </table:table-cell>
          <table:table-cell office:value-type="float" office:value="146.433" calcext:value-type="float">
            <text:p>146.433</text:p>
          </table:table-cell>
          <table:table-cell office:value-type="float" office:value="154.459" calcext:value-type="float">
            <text:p>154.459</text:p>
          </table:table-cell>
          <table:table-cell office:value-type="float" office:value="149.071" calcext:value-type="float">
            <text:p>149.071</text:p>
          </table:table-cell>
          <table:table-cell office:value-type="float" office:value="149.136" calcext:value-type="float">
            <text:p>149.136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56.731" calcext:value-type="float">
            <text:p>156.731</text:p>
          </table:table-cell>
          <table:table-cell office:value-type="float" office:value="140.386" calcext:value-type="float">
            <text:p>140.386</text:p>
          </table:table-cell>
          <table:table-cell office:value-type="float" office:value="146.159" calcext:value-type="float">
            <text:p>146.159</text:p>
          </table:table-cell>
          <table:table-cell office:value-type="float" office:value="151.153" calcext:value-type="float">
            <text:p>151.153</text:p>
          </table:table-cell>
          <table:table-cell office:value-type="float" office:value="167.965" calcext:value-type="float">
            <text:p>167.965</text:p>
          </table:table-cell>
          <table:table-cell office:value-type="float" office:value="57.575" calcext:value-type="float">
            <text:p>57.575</text:p>
          </table:table-cell>
          <table:table-cell office:value-type="float" office:value="256.108" calcext:value-type="float">
            <text:p>256.108</text:p>
          </table:table-cell>
          <table:table-cell office:value-type="float" office:value="239.932" calcext:value-type="float">
            <text:p>239.932</text:p>
          </table:table-cell>
          <table:table-cell office:value-type="float" office:value="273.988" calcext:value-type="float">
            <text:p>273.988</text:p>
          </table:table-cell>
          <table:table-cell office:value-type="float" office:value="256.815" calcext:value-type="float">
            <text:p>256.815</text:p>
          </table:table-cell>
          <table:table-cell office:value-type="float" office:value="154.339" calcext:value-type="float">
            <text:p>154.339</text:p>
          </table:table-cell>
          <table:table-cell office:value-type="float" office:value="108.999" calcext:value-type="float">
            <text:p>108.999</text:p>
          </table:table-cell>
          <table:table-cell office:value-type="float" office:value="156.11" calcext:value-type="float">
            <text:p>156.11</text:p>
          </table:table-cell>
          <table:table-cell office:value-type="float" office:value="156.21" calcext:value-type="float">
            <text:p>156.21</text:p>
          </table:table-cell>
          <table:table-cell office:value-type="float" office:value="27.012" calcext:value-type="float">
            <text:p>27.012</text:p>
          </table:table-cell>
          <table:table-cell office:value-type="float" office:value="72.615" calcext:value-type="float">
            <text:p>72.615</text:p>
          </table:table-cell>
          <table:table-cell office:value-type="float" office:value="72.592" calcext:value-type="float">
            <text:p>72.592</text:p>
          </table:table-cell>
          <table:table-cell office:value-type="float" office:value="72.76" calcext:value-type="float">
            <text:p>72.76</text:p>
          </table:table-cell>
          <table:table-cell office:value-type="float" office:value="141.147" calcext:value-type="float">
            <text:p>141.147</text:p>
          </table:table-cell>
          <table:table-cell office:value-type="float" office:value="140.898" calcext:value-type="float">
            <text:p>140.898</text:p>
          </table:table-cell>
          <table:table-cell office:value-type="float" office:value="66.186" calcext:value-type="float">
            <text:p>66.186</text:p>
          </table:table-cell>
          <table:table-cell office:value-type="float" office:value="150.803" calcext:value-type="float">
            <text:p>150.803</text:p>
          </table:table-cell>
          <table:table-cell office:value-type="float" office:value="38.899" calcext:value-type="float">
            <text:p>38.899</text:p>
          </table:table-cell>
          <table:table-cell office:value-type="float" office:value="156.614" calcext:value-type="float">
            <text:p>156.614</text:p>
          </table:table-cell>
          <table:table-cell office:value-type="float" office:value="3.782" calcext:value-type="float">
            <text:p>3.782</text:p>
          </table:table-cell>
          <table:table-cell office:value-type="float" office:value="30.138" calcext:value-type="float">
            <text:p>30.138</text:p>
          </table:table-cell>
          <table:table-cell office:value-type="float" office:value="17.572" calcext:value-type="float">
            <text:p>17.572</text:p>
          </table:table-cell>
          <table:table-cell office:value-type="float" office:value="17.512" calcext:value-type="float">
            <text:p>17.512</text:p>
          </table:table-cell>
          <table:table-cell office:value-type="float" office:value="190.352" calcext:value-type="float">
            <text:p>190.352</text:p>
          </table:table-cell>
          <table:table-cell office:value-type="float" office:value="180.413" calcext:value-type="float">
            <text:p>180.413</text:p>
          </table:table-cell>
          <table:table-cell office:value-type="float" office:value="185.74" calcext:value-type="float">
            <text:p>185.74</text:p>
          </table:table-cell>
          <table:table-cell office:value-type="float" office:value="154.266" calcext:value-type="float">
            <text:p>154.266</text:p>
          </table:table-cell>
          <table:table-cell office:value-type="float" office:value="225.793" calcext:value-type="float">
            <text:p>225.793</text:p>
          </table:table-cell>
          <table:table-cell office:value-type="float" office:value="213.216" calcext:value-type="float">
            <text:p>213.216</text:p>
          </table:table-cell>
          <table:table-cell office:value-type="float" office:value="171.298" calcext:value-type="float">
            <text:p>171.298</text:p>
          </table:table-cell>
          <table:table-cell office:value-type="float" office:value="173.749" calcext:value-type="float">
            <text:p>173.749</text:p>
          </table:table-cell>
          <table:table-cell office:value-type="float" office:value="238.836" calcext:value-type="float">
            <text:p>238.836</text:p>
          </table:table-cell>
          <table:table-cell office:value-type="float" office:value="134.416" calcext:value-type="float">
            <text:p>134.416</text:p>
          </table:table-cell>
          <table:table-cell office:value-type="float" office:value="134.262" calcext:value-type="float">
            <text:p>134.262</text:p>
          </table:table-cell>
          <table:table-cell office:value-type="float" office:value="196.571" calcext:value-type="float">
            <text:p>196.571</text:p>
          </table:table-cell>
          <table:table-cell office:value-type="float" office:value="61.207" calcext:value-type="float">
            <text:p>61.207</text:p>
          </table:table-cell>
          <table:table-cell office:value-type="float" office:value="49.672" calcext:value-type="float">
            <text:p>49.672</text:p>
          </table:table-cell>
          <table:table-cell office:value-type="float" office:value="38.345" calcext:value-type="float">
            <text:p>38.345</text:p>
          </table:table-cell>
          <table:table-cell office:value-type="float" office:value="5.748" calcext:value-type="float">
            <text:p>5.748</text:p>
          </table:table-cell>
          <table:table-cell office:value-type="float" office:value="160.639" calcext:value-type="float">
            <text:p>160.63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20.802" calcext:value-type="float">
            <text:p>20.802</text:p>
          </table:table-cell>
          <table:table-cell office:value-type="float" office:value="19.103" calcext:value-type="float">
            <text:p>19.103</text:p>
          </table:table-cell>
          <table:table-cell office:value-type="float" office:value="6.323" calcext:value-type="float">
            <text:p>6.323</text:p>
          </table:table-cell>
          <table:table-cell office:value-type="float" office:value="118.82" calcext:value-type="float">
            <text:p>118.82</text:p>
          </table:table-cell>
          <table:table-cell office:value-type="float" office:value="88.658" calcext:value-type="float">
            <text:p>88.658</text:p>
          </table:table-cell>
          <table:table-cell office:value-type="float" office:value="124.352" calcext:value-type="float">
            <text:p>124.352</text:p>
          </table:table-cell>
          <table:table-cell office:value-type="float" office:value="32.044" calcext:value-type="float">
            <text:p>32.044</text:p>
          </table:table-cell>
          <table:table-cell office:value-type="float" office:value="30.26" calcext:value-type="float">
            <text:p>30.26</text:p>
          </table:table-cell>
          <table:table-cell office:value-type="float" office:value="30.265" calcext:value-type="float">
            <text:p>30.265</text:p>
          </table:table-cell>
          <table:table-cell office:value-type="float" office:value="107.932" calcext:value-type="float">
            <text:p>107.932</text:p>
          </table:table-cell>
          <table:table-cell office:value-type="float" office:value="112.277" calcext:value-type="float">
            <text:p>112.277</text:p>
          </table:table-cell>
          <table:table-cell office:value-type="float" office:value="122.693" calcext:value-type="float">
            <text:p>122.693</text:p>
          </table:table-cell>
          <table:table-cell office:value-type="float" office:value="109.722" calcext:value-type="float">
            <text:p>109.722</text:p>
          </table:table-cell>
          <table:table-cell office:value-type="float" office:value="109.76" calcext:value-type="float">
            <text:p>109.76</text:p>
          </table:table-cell>
          <table:table-cell office:value-type="float" office:value="99.52" calcext:value-type="float">
            <text:p>99.52</text:p>
          </table:table-cell>
          <table:table-cell office:value-type="float" office:value="120.442" calcext:value-type="float">
            <text:p>120.442</text:p>
          </table:table-cell>
          <table:table-cell office:value-type="float" office:value="111.358" calcext:value-type="float">
            <text:p>111.358</text:p>
          </table:table-cell>
          <table:table-cell office:value-type="float" office:value="108.045" calcext:value-type="float">
            <text:p>108.045</text:p>
          </table:table-cell>
          <table:table-cell office:value-type="float" office:value="110.356" calcext:value-type="float">
            <text:p>110.356</text:p>
          </table:table-cell>
          <table:table-cell office:value-type="float" office:value="263.303" calcext:value-type="float">
            <text:p>263.303</text:p>
          </table:table-cell>
          <table:table-cell office:value-type="float" office:value="19.907" calcext:value-type="float">
            <text:p>19.907</text:p>
          </table:table-cell>
          <table:table-cell office:value-type="float" office:value="271.653" calcext:value-type="float">
            <text:p>271.653</text:p>
          </table:table-cell>
          <table:table-cell office:value-type="float" office:value="229.342" calcext:value-type="float">
            <text:p>229.342</text:p>
          </table:table-cell>
          <table:table-cell office:value-type="float" office:value="230.525" calcext:value-type="float">
            <text:p>230.525</text:p>
          </table:table-cell>
          <table:table-cell office:value-type="float" office:value="217.715" calcext:value-type="float">
            <text:p>217.715</text:p>
          </table:table-cell>
          <table:table-cell office:value-type="float" office:value="115.355" calcext:value-type="float">
            <text:p>115.355</text:p>
          </table:table-cell>
          <table:table-cell office:value-type="float" office:value="240.408" calcext:value-type="float">
            <text:p>240.408</text:p>
          </table:table-cell>
          <table:table-cell office:value-type="float" office:value="252.907" calcext:value-type="float">
            <text:p>252.907</text:p>
          </table:table-cell>
          <table:table-cell office:value-type="float" office:value="240.489" calcext:value-type="float">
            <text:p>240.489</text:p>
          </table:table-cell>
          <table:table-cell office:value-type="float" office:value="56.33" calcext:value-type="float">
            <text:p>56.33</text:p>
          </table:table-cell>
          <table:table-cell office:value-type="float" office:value="74.423" calcext:value-type="float">
            <text:p>74.423</text:p>
          </table:table-cell>
          <table:table-cell office:value-type="float" office:value="74.642" calcext:value-type="float">
            <text:p>74.642</text:p>
          </table:table-cell>
          <table:table-cell office:value-type="float" office:value="20.332" calcext:value-type="float">
            <text:p>20.332</text:p>
          </table:table-cell>
          <table:table-cell office:value-type="float" office:value="109.489" calcext:value-type="float">
            <text:p>109.489</text:p>
          </table:table-cell>
          <table:table-cell office:value-type="float" office:value="109.893" calcext:value-type="float">
            <text:p>109.893</text:p>
          </table:table-cell>
          <table:table-cell office:value-type="float" office:value="26.879" calcext:value-type="float">
            <text:p>26.879</text:p>
          </table:table-cell>
          <table:table-cell office:value-type="float" office:value="118.924" calcext:value-type="float">
            <text:p>118.924</text:p>
          </table:table-cell>
          <table:table-cell office:value-type="float" office:value="46.144" calcext:value-type="float">
            <text:p>46.144</text:p>
          </table:table-cell>
          <table:table-cell office:value-type="float" office:value="128.355" calcext:value-type="float">
            <text:p>128.355</text:p>
          </table:table-cell>
          <table:table-cell office:value-type="float" office:value="74.042" calcext:value-type="float">
            <text:p>74.042</text:p>
          </table:table-cell>
          <table:table-cell office:value-type="float" office:value="51.954" calcext:value-type="float">
            <text:p>51.95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5.92" calcext:value-type="float">
            <text:p>65.92</text:p>
          </table:table-cell>
          <table:table-cell office:value-type="float" office:value="253.039" calcext:value-type="float">
            <text:p>253.039</text:p>
          </table:table-cell>
          <table:table-cell office:value-type="float" office:value="359.679" calcext:value-type="float">
            <text:p>359.679</text:p>
          </table:table-cell>
          <table:table-cell office:value-type="float" office:value="324.933" calcext:value-type="float">
            <text:p>324.933</text:p>
          </table:table-cell>
          <table:table-cell office:value-type="float" office:value="122.404" calcext:value-type="float">
            <text:p>122.404</text:p>
          </table:table-cell>
          <table:table-cell office:value-type="float" office:value="284.676" calcext:value-type="float">
            <text:p>284.676</text:p>
          </table:table-cell>
          <table:table-cell office:value-type="float" office:value="284.667" calcext:value-type="float">
            <text:p>284.667</text:p>
          </table:table-cell>
          <table:table-cell office:value-type="float" office:value="268.781" calcext:value-type="float">
            <text:p>268.781</text:p>
          </table:table-cell>
          <table:table-cell office:value-type="float" office:value="276.696" calcext:value-type="float">
            <text:p>276.696</text:p>
          </table:table-cell>
          <table:table-cell office:value-type="float" office:value="276.082" calcext:value-type="float">
            <text:p>276.082</text:p>
          </table:table-cell>
          <table:table-cell office:value-type="float" office:value="101.665" calcext:value-type="float">
            <text:p>101.665</text:p>
          </table:table-cell>
          <table:table-cell office:value-type="float" office:value="101.535" calcext:value-type="float">
            <text:p>101.535</text:p>
          </table:table-cell>
          <table:table-cell office:value-type="float" office:value="110.839" calcext:value-type="float">
            <text:p>110.839</text:p>
          </table:table-cell>
          <table:table-cell office:value-type="float" office:value="9.267" calcext:value-type="float">
            <text:p>9.267</text:p>
          </table:table-cell>
          <table:table-cell office:value-type="float" office:value="0" calcext:value-type="float">
            <text:p>0</text:p>
          </table:table-cell>
          <table:table-cell office:value-type="float" office:value="16.256" calcext:value-type="float">
            <text:p>16.256</text:p>
          </table:table-cell>
          <table:table-cell office:value-type="float" office:value="42.971" calcext:value-type="float">
            <text:p>42.971</text:p>
          </table:table-cell>
          <table:table-cell office:value-type="float" office:value="119.057" calcext:value-type="float">
            <text:p>119.05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25.211" calcext:value-type="float">
            <text:p>25.211</text:p>
          </table:table-cell>
          <table:table-cell office:value-type="float" office:value="23.054" calcext:value-type="float">
            <text:p>23.054</text:p>
          </table:table-cell>
          <table:table-cell office:value-type="float" office:value="13.327" calcext:value-type="float">
            <text:p>13.327</text:p>
          </table:table-cell>
          <table:table-cell office:value-type="float" office:value="122.094" calcext:value-type="float">
            <text:p>122.094</text:p>
          </table:table-cell>
          <table:table-cell office:value-type="float" office:value="72.133" calcext:value-type="float">
            <text:p>72.133</text:p>
          </table:table-cell>
          <table:table-cell office:value-type="float" office:value="114.115" calcext:value-type="float">
            <text:p>114.115</text:p>
          </table:table-cell>
          <table:table-cell office:value-type="float" office:value="41.119" calcext:value-type="float">
            <text:p>41.119</text:p>
          </table:table-cell>
          <table:table-cell office:value-type="float" office:value="42.479" calcext:value-type="float">
            <text:p>42.479</text:p>
          </table:table-cell>
          <table:table-cell office:value-type="float" office:value="38.172" calcext:value-type="float">
            <text:p>38.172</text:p>
          </table:table-cell>
          <table:table-cell office:value-type="float" office:value="121.697" calcext:value-type="float">
            <text:p>121.697</text:p>
          </table:table-cell>
          <table:table-cell office:value-type="float" office:value="124.656" calcext:value-type="float">
            <text:p>124.656</text:p>
          </table:table-cell>
          <table:table-cell office:value-type="float" office:value="133.919" calcext:value-type="float">
            <text:p>133.919</text:p>
          </table:table-cell>
          <table:table-cell office:value-type="float" office:value="129.505" calcext:value-type="float">
            <text:p>129.505</text:p>
          </table:table-cell>
          <table:table-cell office:value-type="float" office:value="129.149" calcext:value-type="float">
            <text:p>129.149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128.223" calcext:value-type="float">
            <text:p>128.223</text:p>
          </table:table-cell>
          <table:table-cell office:value-type="float" office:value="128.412" calcext:value-type="float">
            <text:p>128.412</text:p>
          </table:table-cell>
          <table:table-cell office:value-type="float" office:value="125.609" calcext:value-type="float">
            <text:p>125.609</text:p>
          </table:table-cell>
          <table:table-cell office:value-type="float" office:value="122.486" calcext:value-type="float">
            <text:p>122.486</text:p>
          </table:table-cell>
          <table:table-cell office:value-type="float" office:value="223.936" calcext:value-type="float">
            <text:p>223.936</text:p>
          </table:table-cell>
          <table:table-cell office:value-type="float" office:value="27.056" calcext:value-type="float">
            <text:p>27.056</text:p>
          </table:table-cell>
          <table:table-cell office:value-type="float" office:value="275.728" calcext:value-type="float">
            <text:p>275.728</text:p>
          </table:table-cell>
          <table:table-cell office:value-type="float" office:value="262.115" calcext:value-type="float">
            <text:p>262.115</text:p>
          </table:table-cell>
          <table:table-cell office:value-type="float" office:value="312.715" calcext:value-type="float">
            <text:p>312.715</text:p>
          </table:table-cell>
          <table:table-cell office:value-type="float" office:value="289.942" calcext:value-type="float">
            <text:p>289.942</text:p>
          </table:table-cell>
          <table:table-cell office:value-type="float" office:value="124.481" calcext:value-type="float">
            <text:p>124.481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156.425" calcext:value-type="float">
            <text:p>156.425</text:p>
          </table:table-cell>
          <table:table-cell office:value-type="float" office:value="167.813" calcext:value-type="float">
            <text:p>167.813</text:p>
          </table:table-cell>
          <table:table-cell office:value-type="float" office:value="59.429" calcext:value-type="float">
            <text:p>59.429</text:p>
          </table:table-cell>
          <table:table-cell office:value-type="float" office:value="81.207" calcext:value-type="float">
            <text:p>81.207</text:p>
          </table:table-cell>
          <table:table-cell office:value-type="float" office:value="81.639" calcext:value-type="float">
            <text:p>81.639</text:p>
          </table:table-cell>
          <table:table-cell office:value-type="float" office:value="0.16" calcext:value-type="float">
            <text:p>0.16</text:p>
          </table:table-cell>
          <table:table-cell office:value-type="float" office:value="128.031" calcext:value-type="float">
            <text:p>128.031</text:p>
          </table:table-cell>
          <table:table-cell office:value-type="float" office:value="125.894" calcext:value-type="float">
            <text:p>125.894</text:p>
          </table:table-cell>
          <table:table-cell office:value-type="float" office:value="30.3" calcext:value-type="float">
            <text:p>30.3</text:p>
          </table:table-cell>
          <table:table-cell office:value-type="float" office:value="134.389" calcext:value-type="float">
            <text:p>134.389</text:p>
          </table:table-cell>
          <table:table-cell office:value-type="float" office:value="48.051" calcext:value-type="float">
            <text:p>48.051</text:p>
          </table:table-cell>
          <table:table-cell office:value-type="float" office:value="136.529" calcext:value-type="float">
            <text:p>136.529</text:p>
          </table:table-cell>
          <table:table-cell office:value-type="float" office:value="71.737" calcext:value-type="float">
            <text:p>71.737</text:p>
          </table:table-cell>
          <table:table-cell office:value-type="float" office:value="54.413" calcext:value-type="float">
            <text:p>54.413</text:p>
          </table:table-cell>
          <table:table-cell office:value-type="float" office:value="67.129" calcext:value-type="float">
            <text:p>67.129</text:p>
          </table:table-cell>
          <table:table-cell office:value-type="float" office:value="68.661" calcext:value-type="float">
            <text:p>68.661</text:p>
          </table:table-cell>
          <table:table-cell office:value-type="float" office:value="245.072" calcext:value-type="float">
            <text:p>245.072</text:p>
          </table:table-cell>
          <table:table-cell office:value-type="float" office:value="252.067" calcext:value-type="float">
            <text:p>252.067</text:p>
          </table:table-cell>
          <table:table-cell office:value-type="float" office:value="244.093" calcext:value-type="float">
            <text:p>244.093</text:p>
          </table:table-cell>
          <table:table-cell office:value-type="float" office:value="133.855" calcext:value-type="float">
            <text:p>133.855</text:p>
          </table:table-cell>
          <table:table-cell office:value-type="float" office:value="274.357" calcext:value-type="float">
            <text:p>274.357</text:p>
          </table:table-cell>
          <table:table-cell office:value-type="float" office:value="271.332" calcext:value-type="float">
            <text:p>271.332</text:p>
          </table:table-cell>
          <table:table-cell office:value-type="float" office:value="214.498" calcext:value-type="float">
            <text:p>214.498</text:p>
          </table:table-cell>
          <table:table-cell office:value-type="float" office:value="216.446" calcext:value-type="float">
            <text:p>216.446</text:p>
          </table:table-cell>
          <table:table-cell office:value-type="float" office:value="283.826" calcext:value-type="float">
            <text:p>283.826</text:p>
          </table:table-cell>
          <table:table-cell office:value-type="float" office:value="122.055" calcext:value-type="float">
            <text:p>122.055</text:p>
          </table:table-cell>
          <table:table-cell office:value-type="float" office:value="122.161" calcext:value-type="float">
            <text:p>122.161</text:p>
          </table:table-cell>
          <table:table-cell office:value-type="float" office:value="110.393" calcext:value-type="float">
            <text:p>110.393</text:p>
          </table:table-cell>
          <table:table-cell office:value-type="float" office:value="40.547" calcext:value-type="float">
            <text:p>40.547</text:p>
          </table:table-cell>
          <table:table-cell office:value-type="float" office:value="29.091" calcext:value-type="float">
            <text:p>29.091</text:p>
          </table:table-cell>
          <table:table-cell office:value-type="float" office:value="50.729" calcext:value-type="float">
            <text:p>50.729</text:p>
          </table:table-cell>
          <table:table-cell office:value-type="float" office:value="72.775" calcext:value-type="float">
            <text:p>72.775</text:p>
          </table:table-cell>
          <table:table-cell office:value-type="float" office:value="126.77" calcext:value-type="float">
            <text:p>126.7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9.446" calcext:value-type="float">
            <text:p>9.446</text:p>
          </table:table-cell>
          <table:table-cell office:value-type="float" office:value="9.23" calcext:value-type="float">
            <text:p>9.23</text:p>
          </table:table-cell>
          <table:table-cell office:value-type="float" office:value="0" calcext:value-type="float">
            <text:p>0</text:p>
          </table:table-cell>
          <table:table-cell office:value-type="float" office:value="104.554" calcext:value-type="float">
            <text:p>104.554</text:p>
          </table:table-cell>
          <table:table-cell office:value-type="float" office:value="82.426" calcext:value-type="float">
            <text:p>82.426</text:p>
          </table:table-cell>
          <table:table-cell office:value-type="float" office:value="132.192" calcext:value-type="float">
            <text:p>132.192</text:p>
          </table:table-cell>
          <table:table-cell office:value-type="float" office:value="27.803" calcext:value-type="float">
            <text:p>27.803</text:p>
          </table:table-cell>
          <table:table-cell office:value-type="float" office:value="24.188" calcext:value-type="float">
            <text:p>24.188</text:p>
          </table:table-cell>
          <table:table-cell office:value-type="float" office:value="23.846" calcext:value-type="float">
            <text:p>23.846</text:p>
          </table:table-cell>
          <table:table-cell office:value-type="float" office:value="92.661" calcext:value-type="float">
            <text:p>92.661</text:p>
          </table:table-cell>
          <table:table-cell office:value-type="float" office:value="97.058" calcext:value-type="float">
            <text:p>97.058</text:p>
          </table:table-cell>
          <table:table-cell office:value-type="float" office:value="107.434" calcext:value-type="float">
            <text:p>107.434</text:p>
          </table:table-cell>
          <table:table-cell office:value-type="float" office:value="94.403" calcext:value-type="float">
            <text:p>94.403</text:p>
          </table:table-cell>
          <table:table-cell office:value-type="float" office:value="94.416" calcext:value-type="float">
            <text:p>94.416</text:p>
          </table:table-cell>
          <table:table-cell office:value-type="float" office:value="84.101" calcext:value-type="float">
            <text:p>84.101</text:p>
          </table:table-cell>
          <table:table-cell office:value-type="float" office:value="105.343" calcext:value-type="float">
            <text:p>105.343</text:p>
          </table:table-cell>
          <table:table-cell office:value-type="float" office:value="96.023" calcext:value-type="float">
            <text:p>96.023</text:p>
          </table:table-cell>
          <table:table-cell office:value-type="float" office:value="93.108" calcext:value-type="float">
            <text:p>93.108</text:p>
          </table:table-cell>
          <table:table-cell office:value-type="float" office:value="93.737" calcext:value-type="float">
            <text:p>93.737</text:p>
          </table:table-cell>
          <table:table-cell office:value-type="float" office:value="245.828" calcext:value-type="float">
            <text:p>245.828</text:p>
          </table:table-cell>
          <table:table-cell office:value-type="float" office:value="13.619" calcext:value-type="float">
            <text:p>13.619</text:p>
          </table:table-cell>
          <table:table-cell office:value-type="float" office:value="277.437" calcext:value-type="float">
            <text:p>277.437</text:p>
          </table:table-cell>
          <table:table-cell office:value-type="float" office:value="226.652" calcext:value-type="float">
            <text:p>226.652</text:p>
          </table:table-cell>
          <table:table-cell office:value-type="float" office:value="223.346" calcext:value-type="float">
            <text:p>223.346</text:p>
          </table:table-cell>
          <table:table-cell office:value-type="float" office:value="244.938" calcext:value-type="float">
            <text:p>244.938</text:p>
          </table:table-cell>
          <table:table-cell office:value-type="float" office:value="100.828" calcext:value-type="float">
            <text:p>100.828</text:p>
          </table:table-cell>
          <table:table-cell office:value-type="float" office:value="152.815" calcext:value-type="float">
            <text:p>152.815</text:p>
          </table:table-cell>
          <table:table-cell office:value-type="float" office:value="158.362" calcext:value-type="float">
            <text:p>158.362</text:p>
          </table:table-cell>
          <table:table-cell office:value-type="float" office:value="151.598" calcext:value-type="float">
            <text:p>151.598</text:p>
          </table:table-cell>
          <table:table-cell office:value-type="float" office:value="47.836" calcext:value-type="float">
            <text:p>47.836</text:p>
          </table:table-cell>
          <table:table-cell office:value-type="float" office:value="68.059" calcext:value-type="float">
            <text:p>68.059</text:p>
          </table:table-cell>
          <table:table-cell office:value-type="float" office:value="68.013" calcext:value-type="float">
            <text:p>68.013</text:p>
          </table:table-cell>
          <table:table-cell office:value-type="float" office:value="13.952" calcext:value-type="float">
            <text:p>13.952</text:p>
          </table:table-cell>
          <table:table-cell office:value-type="float" office:value="94.631" calcext:value-type="float">
            <text:p>94.631</text:p>
          </table:table-cell>
          <table:table-cell office:value-type="float" office:value="93.81" calcext:value-type="float">
            <text:p>93.81</text:p>
          </table:table-cell>
          <table:table-cell office:value-type="float" office:value="16.471" calcext:value-type="float">
            <text:p>16.471</text:p>
          </table:table-cell>
          <table:table-cell office:value-type="float" office:value="104.028" calcext:value-type="float">
            <text:p>104.028</text:p>
          </table:table-cell>
          <table:table-cell office:value-type="float" office:value="40.831" calcext:value-type="float">
            <text:p>40.831</text:p>
          </table:table-cell>
          <table:table-cell office:value-type="float" office:value="110.648" calcext:value-type="float">
            <text:p>110.648</text:p>
          </table:table-cell>
          <table:table-cell office:value-type="float" office:value="77.569" calcext:value-type="float">
            <text:p>77.569</text:p>
          </table:table-cell>
          <table:table-cell office:value-type="float" office:value="47.986" calcext:value-type="float">
            <text:p>47.986</text:p>
          </table:table-cell>
          <table:table-cell office:value-type="float" office:value="70.415" calcext:value-type="float">
            <text:p>70.415</text:p>
          </table:table-cell>
          <table:table-cell office:value-type="float" office:value="80.58" calcext:value-type="float">
            <text:p>80.58</text:p>
          </table:table-cell>
          <table:table-cell office:value-type="float" office:value="218.607" calcext:value-type="float">
            <text:p>218.607</text:p>
          </table:table-cell>
          <table:table-cell office:value-type="float" office:value="259.759" calcext:value-type="float">
            <text:p>259.759</text:p>
          </table:table-cell>
          <table:table-cell office:value-type="float" office:value="177.67" calcext:value-type="float">
            <text:p>177.67</text:p>
          </table:table-cell>
          <table:table-cell office:value-type="float" office:value="107.248" calcext:value-type="float">
            <text:p>107.248</text:p>
          </table:table-cell>
          <table:table-cell office:value-type="float" office:value="222.995" calcext:value-type="float">
            <text:p>222.995</text:p>
          </table:table-cell>
          <table:table-cell office:value-type="float" office:value="228.628" calcext:value-type="float">
            <text:p>228.628</text:p>
          </table:table-cell>
          <table:table-cell office:value-type="float" office:value="176.753" calcext:value-type="float">
            <text:p>176.753</text:p>
          </table:table-cell>
          <table:table-cell office:value-type="float" office:value="262.247" calcext:value-type="float">
            <text:p>262.247</text:p>
          </table:table-cell>
          <table:table-cell office:value-type="float" office:value="252.721" calcext:value-type="float">
            <text:p>252.721</text:p>
          </table:table-cell>
          <table:table-cell office:value-type="float" office:value="86.29" calcext:value-type="float">
            <text:p>86.29</text:p>
          </table:table-cell>
          <table:table-cell office:value-type="float" office:value="86.675" calcext:value-type="float">
            <text:p>86.675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26.623" calcext:value-type="float">
            <text:p>26.623</text:p>
          </table:table-cell>
          <table:table-cell office:value-type="float" office:value="15.409" calcext:value-type="float">
            <text:p>15.409</text:p>
          </table:table-cell>
          <table:table-cell office:value-type="float" office:value="35.145" calcext:value-type="float">
            <text:p>35.145</text:p>
          </table:table-cell>
          <table:table-cell office:value-type="float" office:value="60.802" calcext:value-type="float">
            <text:p>60.802</text:p>
          </table:table-cell>
          <table:table-cell office:value-type="float" office:value="113.121" calcext:value-type="float">
            <text:p>113.12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83.575" calcext:value-type="float">
            <text:p>83.575</text:p>
          </table:table-cell>
          <table:table-cell office:value-type="float" office:value="77.372" calcext:value-type="float">
            <text:p>77.372</text:p>
          </table:table-cell>
          <table:table-cell office:value-type="float" office:value="67.73" calcext:value-type="float">
            <text:p>67.73</text:p>
          </table:table-cell>
          <table:table-cell office:value-type="float" office:value="174.198" calcext:value-type="float">
            <text:p>174.198</text:p>
          </table:table-cell>
          <table:table-cell office:value-type="float" office:value="147.181" calcext:value-type="float">
            <text:p>147.181</text:p>
          </table:table-cell>
          <table:table-cell office:value-type="float" office:value="181.906" calcext:value-type="float">
            <text:p>181.906</text:p>
          </table:table-cell>
          <table:table-cell office:value-type="float" office:value="75.6" calcext:value-type="float">
            <text:p>75.6</text:p>
          </table:table-cell>
          <table:table-cell office:value-type="float" office:value="64.393" calcext:value-type="float">
            <text:p>64.393</text:p>
          </table:table-cell>
          <table:table-cell office:value-type="float" office:value="65.598" calcext:value-type="float">
            <text:p>65.598</text:p>
          </table:table-cell>
          <table:table-cell office:value-type="float" office:value="163.11" calcext:value-type="float">
            <text:p>163.11</text:p>
          </table:table-cell>
          <table:table-cell office:value-type="float" office:value="162.185" calcext:value-type="float">
            <text:p>162.185</text:p>
          </table:table-cell>
          <table:table-cell office:value-type="float" office:value="170.296" calcext:value-type="float">
            <text:p>170.296</text:p>
          </table:table-cell>
          <table:table-cell office:value-type="float" office:value="163.017" calcext:value-type="float">
            <text:p>163.017</text:p>
          </table:table-cell>
          <table:table-cell office:value-type="float" office:value="168.419" calcext:value-type="float">
            <text:p>168.419</text:p>
          </table:table-cell>
          <table:table-cell office:value-type="float" office:value="159.543" calcext:value-type="float">
            <text:p>159.543</text:p>
          </table:table-cell>
          <table:table-cell office:value-type="float" office:value="172.44" calcext:value-type="float">
            <text:p>172.44</text:p>
          </table:table-cell>
          <table:table-cell office:value-type="float" office:value="150.385" calcext:value-type="float">
            <text:p>150.385</text:p>
          </table:table-cell>
          <table:table-cell office:value-type="float" office:value="162.973" calcext:value-type="float">
            <text:p>162.973</text:p>
          </table:table-cell>
          <table:table-cell office:value-type="float" office:value="157.54" calcext:value-type="float">
            <text:p>157.54</text:p>
          </table:table-cell>
          <table:table-cell office:value-type="float" office:value="273.825" calcext:value-type="float">
            <text:p>273.825</text:p>
          </table:table-cell>
          <table:table-cell office:value-type="float" office:value="55.038" calcext:value-type="float">
            <text:p>55.038</text:p>
          </table:table-cell>
          <table:table-cell office:value-type="float" office:value="250.057" calcext:value-type="float">
            <text:p>250.057</text:p>
          </table:table-cell>
          <table:table-cell office:value-type="float" office:value="243.616" calcext:value-type="float">
            <text:p>243.616</text:p>
          </table:table-cell>
          <table:table-cell office:value-type="float" office:value="276.507" calcext:value-type="float">
            <text:p>276.507</text:p>
          </table:table-cell>
          <table:table-cell office:value-type="float" office:value="262.217" calcext:value-type="float">
            <text:p>262.217</text:p>
          </table:table-cell>
          <table:table-cell office:value-type="float" office:value="173.632" calcext:value-type="float">
            <text:p>173.632</text:p>
          </table:table-cell>
          <table:table-cell office:value-type="float" office:value="263.013" calcext:value-type="float">
            <text:p>263.013</text:p>
          </table:table-cell>
          <table:table-cell office:value-type="float" office:value="181.293" calcext:value-type="float">
            <text:p>181.293</text:p>
          </table:table-cell>
          <table:table-cell office:value-type="float" office:value="250.57" calcext:value-type="float">
            <text:p>250.57</text:p>
          </table:table-cell>
          <table:table-cell office:value-type="float" office:value="19.005" calcext:value-type="float">
            <text:p>19.005</text:p>
          </table:table-cell>
          <table:table-cell office:value-type="float" office:value="66.096" calcext:value-type="float">
            <text:p>66.096</text:p>
          </table:table-cell>
          <table:table-cell office:value-type="float" office:value="65.994" calcext:value-type="float">
            <text:p>65.994</text:p>
          </table:table-cell>
          <table:table-cell office:value-type="float" office:value="80.633" calcext:value-type="float">
            <text:p>80.633</text:p>
          </table:table-cell>
          <table:table-cell office:value-type="float" office:value="159.703" calcext:value-type="float">
            <text:p>159.703</text:p>
          </table:table-cell>
          <table:table-cell office:value-type="float" office:value="155.043" calcext:value-type="float">
            <text:p>155.043</text:p>
          </table:table-cell>
          <table:table-cell office:value-type="float" office:value="84.779" calcext:value-type="float">
            <text:p>84.779</text:p>
          </table:table-cell>
          <table:table-cell office:value-type="float" office:value="164.678" calcext:value-type="float">
            <text:p>164.678</text:p>
          </table:table-cell>
          <table:table-cell office:value-type="float" office:value="31.206" calcext:value-type="float">
            <text:p>31.206</text:p>
          </table:table-cell>
          <table:table-cell office:value-type="float" office:value="175.982" calcext:value-type="float">
            <text:p>175.982</text:p>
          </table:table-cell>
          <table:table-cell office:value-type="float" office:value="25.364" calcext:value-type="float">
            <text:p>25.364</text:p>
          </table:table-cell>
          <table:table-cell office:value-type="float" office:value="25.235" calcext:value-type="float">
            <text:p>25.235</text:p>
          </table:table-cell>
          <table:table-cell office:value-type="float" office:value="9.655" calcext:value-type="float">
            <text:p>9.655</text:p>
          </table:table-cell>
          <table:table-cell office:value-type="float" office:value="0" calcext:value-type="float">
            <text:p>0</text:p>
          </table:table-cell>
          <table:table-cell office:value-type="float" office:value="253.265" calcext:value-type="float">
            <text:p>253.265</text:p>
          </table:table-cell>
          <table:table-cell office:value-type="float" office:value="261.911" calcext:value-type="float">
            <text:p>261.911</text:p>
          </table:table-cell>
          <table:table-cell office:value-type="float" office:value="345.212" calcext:value-type="float">
            <text:p>345.212</text:p>
          </table:table-cell>
          <table:table-cell office:value-type="float" office:value="170.258" calcext:value-type="float">
            <text:p>170.258</text:p>
          </table:table-cell>
          <table:table-cell office:value-type="float" office:value="254.025" calcext:value-type="float">
            <text:p>254.025</text:p>
          </table:table-cell>
          <table:table-cell office:value-type="float" office:value="253.881" calcext:value-type="float">
            <text:p>253.881</text:p>
          </table:table-cell>
          <table:table-cell office:value-type="float" office:value="268.753" calcext:value-type="float">
            <text:p>268.753</text:p>
          </table:table-cell>
          <table:table-cell office:value-type="float" office:value="222.264" calcext:value-type="float">
            <text:p>222.264</text:p>
          </table:table-cell>
          <table:table-cell office:value-type="float" office:value="224.407" calcext:value-type="float">
            <text:p>224.407</text:p>
          </table:table-cell>
          <table:table-cell office:value-type="float" office:value="144.605" calcext:value-type="float">
            <text:p>144.605</text:p>
          </table:table-cell>
          <table:table-cell office:value-type="float" office:value="149.771" calcext:value-type="float">
            <text:p>149.771</text:p>
          </table:table-cell>
          <table:table-cell office:value-type="float" office:value="189.457" calcext:value-type="float">
            <text:p>189.457</text:p>
          </table:table-cell>
          <table:table-cell office:value-type="float" office:value="63.803" calcext:value-type="float">
            <text:p>63.803</text:p>
          </table:table-cell>
          <table:table-cell office:value-type="float" office:value="41.585" calcext:value-type="float">
            <text:p>41.585</text:p>
          </table:table-cell>
          <table:table-cell office:value-type="float" office:value="35.632" calcext:value-type="float">
            <text:p>35.632</text:p>
          </table:table-cell>
          <table:table-cell office:value-type="float" office:value="24.986" calcext:value-type="float">
            <text:p>24.986</text:p>
          </table:table-cell>
          <table:table-cell office:value-type="float" office:value="158.531" calcext:value-type="float">
            <text:p>158.53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53.636" calcext:value-type="float">
            <text:p>53.636</text:p>
          </table:table-cell>
          <table:table-cell office:value-type="float" office:value="48.623" calcext:value-type="float">
            <text:p>48.623</text:p>
          </table:table-cell>
          <table:table-cell office:value-type="float" office:value="40.982" calcext:value-type="float">
            <text:p>40.982</text:p>
          </table:table-cell>
          <table:table-cell office:value-type="float" office:value="153.246" calcext:value-type="float">
            <text:p>153.246</text:p>
          </table:table-cell>
          <table:table-cell office:value-type="float" office:value="116.476" calcext:value-type="float">
            <text:p>116.476</text:p>
          </table:table-cell>
          <table:table-cell office:value-type="float" office:value="151.299" calcext:value-type="float">
            <text:p>151.299</text:p>
          </table:table-cell>
          <table:table-cell office:value-type="float" office:value="53.65" calcext:value-type="float">
            <text:p>53.65</text:p>
          </table:table-cell>
          <table:table-cell office:value-type="float" office:value="44.014" calcext:value-type="float">
            <text:p>44.014</text:p>
          </table:table-cell>
          <table:table-cell office:value-type="float" office:value="44.077" calcext:value-type="float">
            <text:p>44.077</text:p>
          </table:table-cell>
          <table:table-cell office:value-type="float" office:value="141.404" calcext:value-type="float">
            <text:p>141.404</text:p>
          </table:table-cell>
          <table:table-cell office:value-type="float" office:value="144.848" calcext:value-type="float">
            <text:p>144.848</text:p>
          </table:table-cell>
          <table:table-cell office:value-type="float" office:value="153.168" calcext:value-type="float">
            <text:p>153.168</text:p>
          </table:table-cell>
          <table:table-cell office:value-type="float" office:value="143.192" calcext:value-type="float">
            <text:p>143.192</text:p>
          </table:table-cell>
          <table:table-cell office:value-type="float" office:value="143.033" calcext:value-type="float">
            <text:p>143.033</text:p>
          </table:table-cell>
          <table:table-cell office:value-type="float" office:value="132.819" calcext:value-type="float">
            <text:p>132.819</text:p>
          </table:table-cell>
          <table:table-cell office:value-type="float" office:value="154.212" calcext:value-type="float">
            <text:p>154.212</text:p>
          </table:table-cell>
          <table:table-cell office:value-type="float" office:value="150.869" calcext:value-type="float">
            <text:p>150.869</text:p>
          </table:table-cell>
          <table:table-cell office:value-type="float" office:value="141.279" calcext:value-type="float">
            <text:p>141.279</text:p>
          </table:table-cell>
          <table:table-cell office:value-type="float" office:value="143.796" calcext:value-type="float">
            <text:p>143.796</text:p>
          </table:table-cell>
          <table:table-cell office:value-type="float" office:value="263.253" calcext:value-type="float">
            <text:p>263.253</text:p>
          </table:table-cell>
          <table:table-cell office:value-type="float" office:value="25.038" calcext:value-type="float">
            <text:p>25.038</text:p>
          </table:table-cell>
          <table:table-cell office:value-type="float" office:value="271.05" calcext:value-type="float">
            <text:p>271.05</text:p>
          </table:table-cell>
          <table:table-cell office:value-type="float" office:value="278.74" calcext:value-type="float">
            <text:p>278.74</text:p>
          </table:table-cell>
          <table:table-cell office:value-type="float" office:value="271.838" calcext:value-type="float">
            <text:p>271.838</text:p>
          </table:table-cell>
          <table:table-cell office:value-type="float" office:value="245.139" calcext:value-type="float">
            <text:p>245.139</text:p>
          </table:table-cell>
          <table:table-cell office:value-type="float" office:value="149.431" calcext:value-type="float">
            <text:p>149.431</text:p>
          </table:table-cell>
          <table:table-cell office:value-type="float" office:value="254.857" calcext:value-type="float">
            <text:p>254.857</text:p>
          </table:table-cell>
          <table:table-cell office:value-type="float" office:value="258.634" calcext:value-type="float">
            <text:p>258.634</text:p>
          </table:table-cell>
          <table:table-cell office:value-type="float" office:value="246.299" calcext:value-type="float">
            <text:p>246.299</text:p>
          </table:table-cell>
          <table:table-cell office:value-type="float" office:value="9.065" calcext:value-type="float">
            <text:p>9.065</text:p>
          </table:table-cell>
          <table:table-cell office:value-type="float" office:value="56.177" calcext:value-type="float">
            <text:p>56.177</text:p>
          </table:table-cell>
          <table:table-cell office:value-type="float" office:value="55.988" calcext:value-type="float">
            <text:p>55.988</text:p>
          </table:table-cell>
          <table:table-cell office:value-type="float" office:value="50.764" calcext:value-type="float">
            <text:p>50.764</text:p>
          </table:table-cell>
          <table:table-cell office:value-type="float" office:value="142.656" calcext:value-type="float">
            <text:p>142.656</text:p>
          </table:table-cell>
          <table:table-cell office:value-type="float" office:value="142.61" calcext:value-type="float">
            <text:p>142.61</text:p>
          </table:table-cell>
          <table:table-cell office:value-type="float" office:value="60.046" calcext:value-type="float">
            <text:p>60.046</text:p>
          </table:table-cell>
          <table:table-cell office:value-type="float" office:value="149.472" calcext:value-type="float">
            <text:p>149.472</text:p>
          </table:table-cell>
          <table:table-cell office:value-type="float" office:value="0" calcext:value-type="float">
            <text:p>0</text:p>
          </table:table-cell>
          <table:table-cell office:value-type="float" office:value="161.704" calcext:value-type="float">
            <text:p>161.704</text:p>
          </table:table-cell>
          <table:table-cell office:value-type="float" office:value="32.888" calcext:value-type="float">
            <text:p>32.888</text:p>
          </table:table-cell>
          <table:table-cell office:value-type="float" office:value="24.421" calcext:value-type="float">
            <text:p>24.421</text:p>
          </table:table-cell>
          <table:table-cell office:value-type="float" office:value="18.373" calcext:value-type="float">
            <text:p>18.373</text:p>
          </table:table-cell>
          <table:table-cell office:value-type="float" office:value="30.351" calcext:value-type="float">
            <text:p>30.351</text:p>
          </table:table-cell>
          <table:table-cell office:value-type="float" office:value="235.065" calcext:value-type="float">
            <text:p>235.065</text:p>
          </table:table-cell>
          <table:table-cell office:value-type="float" office:value="347.081" calcext:value-type="float">
            <text:p>347.081</text:p>
          </table:table-cell>
          <table:table-cell office:value-type="float" office:value="325.397" calcext:value-type="float">
            <text:p>325.397</text:p>
          </table:table-cell>
          <table:table-cell office:value-type="float" office:value="153.11" calcext:value-type="float">
            <text:p>153.11</text:p>
          </table:table-cell>
          <table:table-cell office:value-type="float" office:value="242.738" calcext:value-type="float">
            <text:p>242.738</text:p>
          </table:table-cell>
          <table:table-cell office:value-type="float" office:value="219.99" calcext:value-type="float">
            <text:p>219.99</text:p>
          </table:table-cell>
          <table:table-cell office:value-type="float" office:value="293.571" calcext:value-type="float">
            <text:p>293.571</text:p>
          </table:table-cell>
          <table:table-cell office:value-type="float" office:value="272.857" calcext:value-type="float">
            <text:p>272.857</text:p>
          </table:table-cell>
          <table:table-cell office:value-type="float" office:value="282.126" calcext:value-type="float">
            <text:p>282.126</text:p>
          </table:table-cell>
          <table:table-cell office:value-type="float" office:value="135.136" calcext:value-type="float">
            <text:p>135.136</text:p>
          </table:table-cell>
          <table:table-cell office:value-type="float" office:value="135.534" calcext:value-type="float">
            <text:p>135.534</text:p>
          </table:table-cell>
          <table:table-cell office:value-type="float" office:value="178.982" calcext:value-type="float">
            <text:p>178.982</text:p>
          </table:table-cell>
          <table:table-cell office:value-type="float" office:value="63.993" calcext:value-type="float">
            <text:p>63.993</text:p>
          </table:table-cell>
          <table:table-cell office:value-type="float" office:value="32.38" calcext:value-type="float">
            <text:p>32.38</text:p>
          </table:table-cell>
          <table:table-cell office:value-type="float" office:value="44.172" calcext:value-type="float">
            <text:p>44.172</text:p>
          </table:table-cell>
          <table:table-cell office:value-type="float" office:value="51.021" calcext:value-type="float">
            <text:p>51.021</text:p>
          </table:table-cell>
          <table:table-cell office:value-type="float" office:value="161.019" calcext:value-type="float">
            <text:p>161.019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28.326" calcext:value-type="float">
            <text:p>28.326</text:p>
          </table:table-cell>
          <table:table-cell office:value-type="float" office:value="28.728" calcext:value-type="float">
            <text:p>28.728</text:p>
          </table:table-cell>
          <table:table-cell office:value-type="float" office:value="39.437" calcext:value-type="float">
            <text:p>39.437</text:p>
          </table:table-cell>
          <table:table-cell office:value-type="float" office:value="120.61" calcext:value-type="float">
            <text:p>120.61</text:p>
          </table:table-cell>
          <table:table-cell office:value-type="float" office:value="111.822" calcext:value-type="float">
            <text:p>111.822</text:p>
          </table:table-cell>
          <table:table-cell office:value-type="float" office:value="147.065" calcext:value-type="float">
            <text:p>147.065</text:p>
          </table:table-cell>
          <table:table-cell office:value-type="float" office:value="17.364" calcext:value-type="float">
            <text:p>17.364</text:p>
          </table:table-cell>
          <table:table-cell office:value-type="float" office:value="7.008" calcext:value-type="float">
            <text:p>7.008</text:p>
          </table:table-cell>
          <table:table-cell office:value-type="float" office:value="7.577" calcext:value-type="float">
            <text:p>7.577</text:p>
          </table:table-cell>
          <table:table-cell office:value-type="float" office:value="107.169" calcext:value-type="float">
            <text:p>107.169</text:p>
          </table:table-cell>
          <table:table-cell office:value-type="float" office:value="106.189" calcext:value-type="float">
            <text:p>106.189</text:p>
          </table:table-cell>
          <table:table-cell office:value-type="float" office:value="116.418" calcext:value-type="float">
            <text:p>116.418</text:p>
          </table:table-cell>
          <table:table-cell office:value-type="float" office:value="109.305" calcext:value-type="float">
            <text:p>109.305</text:p>
          </table:table-cell>
          <table:table-cell office:value-type="float" office:value="111.453" calcext:value-type="float">
            <text:p>111.453</text:p>
          </table:table-cell>
          <table:table-cell office:value-type="float" office:value="101.25" calcext:value-type="float">
            <text:p>101.25</text:p>
          </table:table-cell>
          <table:table-cell office:value-type="float" office:value="114.062" calcext:value-type="float">
            <text:p>114.062</text:p>
          </table:table-cell>
          <table:table-cell office:value-type="float" office:value="102.188" calcext:value-type="float">
            <text:p>102.188</text:p>
          </table:table-cell>
          <table:table-cell office:value-type="float" office:value="108.609" calcext:value-type="float">
            <text:p>108.609</text:p>
          </table:table-cell>
          <table:table-cell office:value-type="float" office:value="111.145" calcext:value-type="float">
            <text:p>111.145</text:p>
          </table:table-cell>
          <table:table-cell office:value-type="float" office:value="206.613" calcext:value-type="float">
            <text:p>206.613</text:p>
          </table:table-cell>
          <table:table-cell office:value-type="float" office:value="28.818" calcext:value-type="float">
            <text:p>28.818</text:p>
          </table:table-cell>
          <table:table-cell office:value-type="float" office:value="270.469" calcext:value-type="float">
            <text:p>270.469</text:p>
          </table:table-cell>
          <table:table-cell office:value-type="float" office:value="248.322" calcext:value-type="float">
            <text:p>248.322</text:p>
          </table:table-cell>
          <table:table-cell office:value-type="float" office:value="263.428" calcext:value-type="float">
            <text:p>263.428</text:p>
          </table:table-cell>
          <table:table-cell office:value-type="float" office:value="245.252" calcext:value-type="float">
            <text:p>245.252</text:p>
          </table:table-cell>
          <table:table-cell office:value-type="float" office:value="119.206" calcext:value-type="float">
            <text:p>119.206</text:p>
          </table:table-cell>
          <table:table-cell office:value-type="float" office:value="145.614" calcext:value-type="float">
            <text:p>145.614</text:p>
          </table:table-cell>
          <table:table-cell office:value-type="float" office:value="145.613" calcext:value-type="float">
            <text:p>145.613</text:p>
          </table:table-cell>
          <table:table-cell office:value-type="float" office:value="151.061" calcext:value-type="float">
            <text:p>151.061</text:p>
          </table:table-cell>
          <table:table-cell office:value-type="float" office:value="55.382" calcext:value-type="float">
            <text:p>55.382</text:p>
          </table:table-cell>
          <table:table-cell office:value-type="float" office:value="78.183" calcext:value-type="float">
            <text:p>78.183</text:p>
          </table:table-cell>
          <table:table-cell office:value-type="float" office:value="77.428" calcext:value-type="float">
            <text:p>77.428</text:p>
          </table:table-cell>
          <table:table-cell office:value-type="float" office:value="45.695" calcext:value-type="float">
            <text:p>45.695</text:p>
          </table:table-cell>
          <table:table-cell office:value-type="float" office:value="99.186" calcext:value-type="float">
            <text:p>99.186</text:p>
          </table:table-cell>
          <table:table-cell office:value-type="float" office:value="101.17" calcext:value-type="float">
            <text:p>101.17</text:p>
          </table:table-cell>
          <table:table-cell office:value-type="float" office:value="27.947" calcext:value-type="float">
            <text:p>27.947</text:p>
          </table:table-cell>
          <table:table-cell office:value-type="float" office:value="113.046" calcext:value-type="float">
            <text:p>113.046</text:p>
          </table:table-cell>
          <table:table-cell office:value-type="float" office:value="49.181" calcext:value-type="float">
            <text:p>49.181</text:p>
          </table:table-cell>
          <table:table-cell office:value-type="float" office:value="121.424" calcext:value-type="float">
            <text:p>121.424</text:p>
          </table:table-cell>
          <table:table-cell office:value-type="float" office:value="56.02" calcext:value-type="float">
            <text:p>56.02</text:p>
          </table:table-cell>
          <table:table-cell office:value-type="float" office:value="40.654" calcext:value-type="float">
            <text:p>40.654</text:p>
          </table:table-cell>
          <table:table-cell office:value-type="float" office:value="55.371" calcext:value-type="float">
            <text:p>55.371</text:p>
          </table:table-cell>
          <table:table-cell office:value-type="float" office:value="54.914" calcext:value-type="float">
            <text:p>54.914</text:p>
          </table:table-cell>
          <table:table-cell office:value-type="float" office:value="229.043" calcext:value-type="float">
            <text:p>229.043</text:p>
          </table:table-cell>
          <table:table-cell office:value-type="float" office:value="221.319" calcext:value-type="float">
            <text:p>221.319</text:p>
          </table:table-cell>
          <table:table-cell office:value-type="float" office:value="225.314" calcext:value-type="float">
            <text:p>225.314</text:p>
          </table:table-cell>
          <table:table-cell office:value-type="float" office:value="116.681" calcext:value-type="float">
            <text:p>116.681</text:p>
          </table:table-cell>
          <table:table-cell office:value-type="float" office:value="256.3" calcext:value-type="float">
            <text:p>256.3</text:p>
          </table:table-cell>
          <table:table-cell office:value-type="float" office:value="256.676" calcext:value-type="float">
            <text:p>256.676</text:p>
          </table:table-cell>
          <table:table-cell office:value-type="float" office:value="170.079" calcext:value-type="float">
            <text:p>170.07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54.539" calcext:value-type="float">
            <text:p>254.539</text:p>
          </table:table-cell>
          <table:table-cell office:value-type="float" office:value="97.211" calcext:value-type="float">
            <text:p>97.211</text:p>
          </table:table-cell>
          <table:table-cell office:value-type="float" office:value="93.741" calcext:value-type="float">
            <text:p>93.741</text:p>
          </table:table-cell>
          <table:table-cell office:value-type="float" office:value="147.497" calcext:value-type="float">
            <text:p>147.497</text:p>
          </table:table-cell>
          <table:table-cell office:value-type="float" office:value="16.959" calcext:value-type="float">
            <text:p>16.959</text:p>
          </table:table-cell>
          <table:table-cell office:value-type="float" office:value="26.432" calcext:value-type="float">
            <text:p>26.432</text:p>
          </table:table-cell>
          <table:table-cell office:value-type="float" office:value="37.322" calcext:value-type="float">
            <text:p>37.322</text:p>
          </table:table-cell>
          <table:table-cell office:value-type="float" office:value="51.748" calcext:value-type="float">
            <text:p>51.748</text:p>
          </table:table-cell>
          <table:table-cell office:value-type="float" office:value="127.765" calcext:value-type="float">
            <text:p>127.76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lt_Lake_City</text:p>
          </table:table-cell>
          <table:table-cell office:value-type="float" office:value="58.271" calcext:value-type="float">
            <text:p>58.271</text:p>
          </table:table-cell>
          <table:table-cell office:value-type="float" office:value="55.337" calcext:value-type="float">
            <text:p>55.337</text:p>
          </table:table-cell>
          <table:table-cell office:value-type="float" office:value="45.677" calcext:value-type="float">
            <text:p>45.677</text:p>
          </table:table-cell>
          <table:table-cell office:value-type="float" office:value="141.845" calcext:value-type="float">
            <text:p>141.845</text:p>
          </table:table-cell>
          <table:table-cell office:value-type="float" office:value="135.955" calcext:value-type="float">
            <text:p>135.955</text:p>
          </table:table-cell>
          <table:table-cell office:value-type="float" office:value="168.335" calcext:value-type="float">
            <text:p>168.335</text:p>
          </table:table-cell>
          <table:table-cell office:value-type="float" office:value="46.362" calcext:value-type="float">
            <text:p>46.362</text:p>
          </table:table-cell>
          <table:table-cell office:value-type="float" office:value="35.002" calcext:value-type="float">
            <text:p>35.002</text:p>
          </table:table-cell>
          <table:table-cell office:value-type="float" office:value="33.574" calcext:value-type="float">
            <text:p>33.574</text:p>
          </table:table-cell>
          <table:table-cell office:value-type="float" office:value="132.265" calcext:value-type="float">
            <text:p>132.265</text:p>
          </table:table-cell>
          <table:table-cell office:value-type="float" office:value="138.205" calcext:value-type="float">
            <text:p>138.205</text:p>
          </table:table-cell>
          <table:table-cell office:value-type="float" office:value="149.556" calcext:value-type="float">
            <text:p>149.556</text:p>
          </table:table-cell>
          <table:table-cell office:value-type="float" office:value="134.574" calcext:value-type="float">
            <text:p>134.574</text:p>
          </table:table-cell>
          <table:table-cell office:value-type="float" office:value="134.65" calcext:value-type="float">
            <text:p>134.65</text:p>
          </table:table-cell>
          <table:table-cell office:value-type="float" office:value="123.785" calcext:value-type="float">
            <text:p>123.785</text:p>
          </table:table-cell>
          <table:table-cell office:value-type="float" office:value="136.233" calcext:value-type="float">
            <text:p>136.233</text:p>
          </table:table-cell>
          <table:table-cell office:value-type="float" office:value="127.121" calcext:value-type="float">
            <text:p>127.121</text:p>
          </table:table-cell>
          <table:table-cell office:value-type="float" office:value="132.286" calcext:value-type="float">
            <text:p>132.286</text:p>
          </table:table-cell>
          <table:table-cell office:value-type="float" office:value="126.498" calcext:value-type="float">
            <text:p>126.498</text:p>
          </table:table-cell>
          <table:table-cell office:value-type="float" office:value="182.242" calcext:value-type="float">
            <text:p>182.242</text:p>
          </table:table-cell>
          <table:table-cell office:value-type="float" office:value="37.361" calcext:value-type="float">
            <text:p>37.361</text:p>
          </table:table-cell>
          <table:table-cell office:value-type="float" office:value="236.147" calcext:value-type="float">
            <text:p>236.147</text:p>
          </table:table-cell>
          <table:table-cell office:value-type="float" office:value="242.19" calcext:value-type="float">
            <text:p>242.19</text:p>
          </table:table-cell>
          <table:table-cell office:value-type="float" office:value="263.201" calcext:value-type="float">
            <text:p>263.201</text:p>
          </table:table-cell>
          <table:table-cell office:value-type="float" office:value="241.761" calcext:value-type="float">
            <text:p>241.761</text:p>
          </table:table-cell>
          <table:table-cell office:value-type="float" office:value="141.133" calcext:value-type="float">
            <text:p>141.133</text:p>
          </table:table-cell>
          <table:table-cell office:value-type="float" office:value="122.608" calcext:value-type="float">
            <text:p>122.608</text:p>
          </table:table-cell>
          <table:table-cell office:value-type="float" office:value="122.646" calcext:value-type="float">
            <text:p>122.646</text:p>
          </table:table-cell>
          <table:table-cell office:value-type="float" office:value="122.372" calcext:value-type="float">
            <text:p>122.372</text:p>
          </table:table-cell>
          <table:table-cell office:value-type="float" office:value="21.8" calcext:value-type="float">
            <text:p>21.8</text:p>
          </table:table-cell>
          <table:table-cell office:value-type="float" office:value="65.239" calcext:value-type="float">
            <text:p>65.239</text:p>
          </table:table-cell>
          <table:table-cell office:value-type="float" office:value="65.26" calcext:value-type="float">
            <text:p>65.26</text:p>
          </table:table-cell>
          <table:table-cell office:value-type="float" office:value="61.813" calcext:value-type="float">
            <text:p>61.813</text:p>
          </table:table-cell>
          <table:table-cell office:value-type="float" office:value="120.483" calcext:value-type="float">
            <text:p>120.483</text:p>
          </table:table-cell>
          <table:table-cell office:value-type="float" office:value="124.026" calcext:value-type="float">
            <text:p>124.026</text:p>
          </table:table-cell>
          <table:table-cell office:value-type="float" office:value="53.982" calcext:value-type="float">
            <text:p>53.982</text:p>
          </table:table-cell>
          <table:table-cell office:value-type="float" office:value="144.336" calcext:value-type="float">
            <text:p>144.336</text:p>
          </table:table-cell>
          <table:table-cell office:value-type="float" office:value="32.153" calcext:value-type="float">
            <text:p>32.153</text:p>
          </table:table-cell>
          <table:table-cell office:value-type="float" office:value="144.16" calcext:value-type="float">
            <text:p>144.16</text:p>
          </table:table-cell>
          <table:table-cell office:value-type="float" office:value="29.474" calcext:value-type="float">
            <text:p>29.474</text:p>
          </table:table-cell>
          <table:table-cell office:value-type="float" office:value="12.857" calcext:value-type="float">
            <text:p>12.857</text:p>
          </table:table-cell>
          <table:table-cell office:value-type="float" office:value="28.136" calcext:value-type="float">
            <text:p>28.136</text:p>
          </table:table-cell>
          <table:table-cell office:value-type="float" office:value="28.114" calcext:value-type="float">
            <text:p>28.114</text:p>
          </table:table-cell>
          <table:table-cell office:value-type="float" office:value="201.524" calcext:value-type="float">
            <text:p>201.524</text:p>
          </table:table-cell>
          <table:table-cell office:value-type="float" office:value="195.965" calcext:value-type="float">
            <text:p>195.965</text:p>
          </table:table-cell>
          <table:table-cell office:value-type="float" office:value="196.029" calcext:value-type="float">
            <text:p>196.029</text:p>
          </table:table-cell>
          <table:table-cell office:value-type="float" office:value="147.943" calcext:value-type="float">
            <text:p>147.943</text:p>
          </table:table-cell>
          <table:table-cell office:value-type="float" office:value="219.611" calcext:value-type="float">
            <text:p>219.611</text:p>
          </table:table-cell>
          <table:table-cell office:value-type="float" office:value="219.507" calcext:value-type="float">
            <text:p>219.507</text:p>
          </table:table-cell>
          <table:table-cell office:value-type="float" office:value="157.761" calcext:value-type="float">
            <text:p>157.761</text:p>
          </table:table-cell>
          <table:table-cell office:value-type="float" office:value="158.192" calcext:value-type="float">
            <text:p>158.192</text:p>
          </table:table-cell>
          <table:table-cell office:value-type="float" office:value="219.47" calcext:value-type="float">
            <text:p>219.47</text:p>
          </table:table-cell>
          <table:table-cell office:value-type="float" office:value="116.165" calcext:value-type="float">
            <text:p>116.165</text:p>
          </table:table-cell>
          <table:table-cell office:value-type="float" office:value="115.223" calcext:value-type="float">
            <text:p>115.223</text:p>
          </table:table-cell>
          <table:table-cell office:value-type="float" office:value="171.442" calcext:value-type="float">
            <text:p>171.442</text:p>
          </table:table-cell>
          <table:table-cell office:value-type="float" office:value="53.282" calcext:value-type="float">
            <text:p>53.282</text:p>
          </table:table-cell>
          <table:table-cell office:value-type="float" office:value="26.85" calcext:value-type="float">
            <text:p>26.85</text:p>
          </table:table-cell>
          <table:table-cell office:value-type="float" office:value="12.546" calcext:value-type="float">
            <text:p>12.546</text:p>
          </table:table-cell>
          <table:table-cell office:value-type="float" office:value="30.381" calcext:value-type="float">
            <text:p>30.381</text:p>
          </table:table-cell>
          <table:table-cell office:value-type="float" office:value="138.866" calcext:value-type="float">
            <text:p>138.86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ansas_City</text:p>
          </table:table-cell>
          <table:table-cell office:value-type="float" office:value="35.19" calcext:value-type="float">
            <text:p>35.19</text:p>
          </table:table-cell>
          <table:table-cell office:value-type="float" office:value="34.942" calcext:value-type="float">
            <text:p>34.942</text:p>
          </table:table-cell>
          <table:table-cell office:value-type="float" office:value="28.186" calcext:value-type="float">
            <text:p>28.186</text:p>
          </table:table-cell>
          <table:table-cell office:value-type="float" office:value="119.408" calcext:value-type="float">
            <text:p>119.408</text:p>
          </table:table-cell>
          <table:table-cell office:value-type="float" office:value="113.551" calcext:value-type="float">
            <text:p>113.551</text:p>
          </table:table-cell>
          <table:table-cell office:value-type="float" office:value="160.069" calcext:value-type="float">
            <text:p>160.069</text:p>
          </table:table-cell>
          <table:table-cell office:value-type="float" office:value="33.203" calcext:value-type="float">
            <text:p>33.203</text:p>
          </table:table-cell>
          <table:table-cell office:value-type="float" office:value="22" calcext:value-type="float">
            <text:p>22</text:p>
          </table:table-cell>
          <table:table-cell office:value-type="float" office:value="21.967" calcext:value-type="float">
            <text:p>21.967</text:p>
          </table:table-cell>
          <table:table-cell office:value-type="float" office:value="108.242" calcext:value-type="float">
            <text:p>108.242</text:p>
          </table:table-cell>
          <table:table-cell office:value-type="float" office:value="115.787" calcext:value-type="float">
            <text:p>115.787</text:p>
          </table:table-cell>
          <table:table-cell office:value-type="float" office:value="124.986" calcext:value-type="float">
            <text:p>124.986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2.421" calcext:value-type="float">
            <text:p>112.421</text:p>
          </table:table-cell>
          <table:table-cell office:value-type="float" office:value="101.816" calcext:value-type="float">
            <text:p>101.816</text:p>
          </table:table-cell>
          <table:table-cell office:value-type="float" office:value="112.825" calcext:value-type="float">
            <text:p>112.825</text:p>
          </table:table-cell>
          <table:table-cell office:value-type="float" office:value="106.427" calcext:value-type="float">
            <text:p>106.427</text:p>
          </table:table-cell>
          <table:table-cell office:value-type="float" office:value="108.189" calcext:value-type="float">
            <text:p>108.189</text:p>
          </table:table-cell>
          <table:table-cell office:value-type="float" office:value="109.984" calcext:value-type="float">
            <text:p>109.984</text:p>
          </table:table-cell>
          <table:table-cell office:value-type="float" office:value="200.373" calcext:value-type="float">
            <text:p>200.373</text:p>
          </table:table-cell>
          <table:table-cell office:value-type="float" office:value="16.955" calcext:value-type="float">
            <text:p>16.955</text:p>
          </table:table-cell>
          <table:table-cell office:value-type="float" office:value="264.349" calcext:value-type="float">
            <text:p>264.349</text:p>
          </table:table-cell>
          <table:table-cell office:value-type="float" office:value="245.998" calcext:value-type="float">
            <text:p>245.998</text:p>
          </table:table-cell>
          <table:table-cell office:value-type="float" office:value="265.556" calcext:value-type="float">
            <text:p>265.556</text:p>
          </table:table-cell>
          <table:table-cell office:value-type="float" office:value="246.775" calcext:value-type="float">
            <text:p>246.775</text:p>
          </table:table-cell>
          <table:table-cell office:value-type="float" office:value="117.837" calcext:value-type="float">
            <text:p>117.837</text:p>
          </table:table-cell>
          <table:table-cell office:value-type="float" office:value="143.423" calcext:value-type="float">
            <text:p>143.423</text:p>
          </table:table-cell>
          <table:table-cell office:value-type="float" office:value="143.371" calcext:value-type="float">
            <text:p>143.371</text:p>
          </table:table-cell>
          <table:table-cell office:value-type="float" office:value="143.095" calcext:value-type="float">
            <text:p>143.095</text:p>
          </table:table-cell>
          <table:table-cell office:value-type="float" office:value="43.551" calcext:value-type="float">
            <text:p>43.551</text:p>
          </table:table-cell>
          <table:table-cell office:value-type="float" office:value="67.433" calcext:value-type="float">
            <text:p>67.433</text:p>
          </table:table-cell>
          <table:table-cell office:value-type="float" office:value="68.148" calcext:value-type="float">
            <text:p>68.148</text:p>
          </table:table-cell>
          <table:table-cell office:value-type="float" office:value="40.768" calcext:value-type="float">
            <text:p>40.768</text:p>
          </table:table-cell>
          <table:table-cell office:value-type="float" office:value="101.561" calcext:value-type="float">
            <text:p>101.561</text:p>
          </table:table-cell>
          <table:table-cell office:value-type="float" office:value="103.407" calcext:value-type="float">
            <text:p>103.407</text:p>
          </table:table-cell>
          <table:table-cell office:value-type="float" office:value="36.936" calcext:value-type="float">
            <text:p>36.936</text:p>
          </table:table-cell>
          <table:table-cell office:value-type="float" office:value="122.19" calcext:value-type="float">
            <text:p>122.19</text:p>
          </table:table-cell>
          <table:table-cell office:value-type="float" office:value="33.088" calcext:value-type="float">
            <text:p>33.088</text:p>
          </table:table-cell>
          <table:table-cell office:value-type="float" office:value="122.738" calcext:value-type="float">
            <text:p>122.738</text:p>
          </table:table-cell>
          <table:table-cell office:value-type="float" office:value="48.957" calcext:value-type="float">
            <text:p>48.957</text:p>
          </table:table-cell>
          <table:table-cell office:value-type="float" office:value="30.354" calcext:value-type="float">
            <text:p>30.354</text:p>
          </table:table-cell>
          <table:table-cell office:value-type="float" office:value="47.21" calcext:value-type="float">
            <text:p>47.21</text:p>
          </table:table-cell>
          <table:table-cell office:value-type="float" office:value="47.126" calcext:value-type="float">
            <text:p>47.126</text:p>
          </table:table-cell>
          <table:table-cell office:value-type="float" office:value="219.733" calcext:value-type="float">
            <text:p>219.733</text:p>
          </table:table-cell>
          <table:table-cell office:value-type="float" office:value="216.705" calcext:value-type="float">
            <text:p>216.705</text:p>
          </table:table-cell>
          <table:table-cell office:value-type="float" office:value="216.363" calcext:value-type="float">
            <text:p>216.363</text:p>
          </table:table-cell>
          <table:table-cell office:value-type="float" office:value="127.018" calcext:value-type="float">
            <text:p>127.018</text:p>
          </table:table-cell>
          <table:table-cell office:value-type="float" office:value="252.784" calcext:value-type="float">
            <text:p>252.784</text:p>
          </table:table-cell>
          <table:table-cell office:value-type="float" office:value="246.569" calcext:value-type="float">
            <text:p>246.569</text:p>
          </table:table-cell>
          <table:table-cell office:value-type="float" office:value="183.408" calcext:value-type="float">
            <text:p>183.408</text:p>
          </table:table-cell>
          <table:table-cell office:value-type="float" office:value="183.197" calcext:value-type="float">
            <text:p>183.197</text:p>
          </table:table-cell>
          <table:table-cell office:value-type="float" office:value="244.687" calcext:value-type="float">
            <text:p>244.687</text:p>
          </table:table-cell>
          <table:table-cell office:value-type="float" office:value="95.6" calcext:value-type="float">
            <text:p>95.6</text:p>
          </table:table-cell>
          <table:table-cell office:value-type="float" office:value="94.783" calcext:value-type="float">
            <text:p>94.783</text:p>
          </table:table-cell>
          <table:table-cell office:value-type="float" office:value="152.432" calcext:value-type="float">
            <text:p>152.432</text:p>
          </table:table-cell>
          <table:table-cell office:value-type="float" office:value="36.395" calcext:value-type="float">
            <text:p>36.395</text:p>
          </table:table-cell>
          <table:table-cell office:value-type="float" office:value="13.647" calcext:value-type="float">
            <text:p>13.647</text:p>
          </table:table-cell>
          <table:table-cell office:value-type="float" office:value="22.513" calcext:value-type="float">
            <text:p>22.513</text:p>
          </table:table-cell>
          <table:table-cell office:value-type="float" office:value="52.733" calcext:value-type="float">
            <text:p>52.733</text:p>
          </table:table-cell>
          <table:table-cell office:value-type="float" office:value="116.96" calcext:value-type="float">
            <text:p>116.96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Hanoi</text:p>
          </table:table-cell>
          <table:table-cell office:value-type="float" office:value="245.371" calcext:value-type="float">
            <text:p>245.371</text:p>
          </table:table-cell>
          <table:table-cell office:value-type="float" office:value="262.732" calcext:value-type="float">
            <text:p>262.732</text:p>
          </table:table-cell>
          <table:table-cell office:value-type="float" office:value="238.325" calcext:value-type="float">
            <text:p>238.325</text:p>
          </table:table-cell>
          <table:table-cell office:value-type="float" office:value="202.09" calcext:value-type="float">
            <text:p>202.09</text:p>
          </table:table-cell>
          <table:table-cell office:value-type="float" office:value="320.357" calcext:value-type="float">
            <text:p>320.357</text:p>
          </table:table-cell>
          <table:table-cell office:value-type="float" office:value="359.498" calcext:value-type="float">
            <text:p>359.498</text:p>
          </table:table-cell>
          <table:table-cell office:value-type="float" office:value="264.88" calcext:value-type="float">
            <text:p>264.88</text:p>
          </table:table-cell>
          <table:table-cell office:value-type="float" office:value="259.31" calcext:value-type="float">
            <text:p>259.31</text:p>
          </table:table-cell>
          <table:table-cell office:value-type="float" office:value="253.607" calcext:value-type="float">
            <text:p>253.607</text:p>
          </table:table-cell>
          <table:table-cell office:value-type="float" office:value="185.154" calcext:value-type="float">
            <text:p>185.154</text:p>
          </table:table-cell>
          <table:table-cell office:value-type="float" office:value="190.815" calcext:value-type="float">
            <text:p>190.815</text:p>
          </table:table-cell>
          <table:table-cell office:value-type="float" office:value="215.827" calcext:value-type="float">
            <text:p>215.827</text:p>
          </table:table-cell>
          <table:table-cell office:value-type="float" office:value="181.426" calcext:value-type="float">
            <text:p>181.426</text:p>
          </table:table-cell>
          <table:table-cell office:value-type="float" office:value="178.92" calcext:value-type="float">
            <text:p>178.92</text:p>
          </table:table-cell>
          <table:table-cell office:value-type="float" office:value="192.209" calcext:value-type="float">
            <text:p>192.209</text:p>
          </table:table-cell>
          <table:table-cell office:value-type="float" office:value="202.313" calcext:value-type="float">
            <text:p>202.313</text:p>
          </table:table-cell>
          <table:table-cell office:value-type="float" office:value="204.341" calcext:value-type="float">
            <text:p>204.341</text:p>
          </table:table-cell>
          <table:table-cell office:value-type="float" office:value="199.277" calcext:value-type="float">
            <text:p>199.277</text:p>
          </table:table-cell>
          <table:table-cell office:value-type="float" office:value="195.19" calcext:value-type="float">
            <text:p>195.19</text:p>
          </table:table-cell>
          <table:table-cell office:value-type="float" office:value="52.996" calcext:value-type="float">
            <text:p>52.996</text:p>
          </table:table-cell>
          <table:table-cell office:value-type="float" office:value="223.409" calcext:value-type="float">
            <text:p>223.409</text:p>
          </table:table-cell>
          <table:table-cell office:value-type="float" office:value="89.105" calcext:value-type="float">
            <text:p>89.105</text:p>
          </table:table-cell>
          <table:table-cell office:value-type="float" office:value="76.929" calcext:value-type="float">
            <text:p>76.929</text:p>
          </table:table-cell>
          <table:table-cell office:value-type="float" office:value="68.776" calcext:value-type="float">
            <text:p>68.776</text:p>
          </table:table-cell>
          <table:table-cell office:value-type="float" office:value="89.921" calcext:value-type="float">
            <text:p>89.921</text:p>
          </table:table-cell>
          <table:table-cell office:value-type="float" office:value="187.524" calcext:value-type="float">
            <text:p>187.524</text:p>
          </table:table-cell>
          <table:table-cell office:value-type="float" office:value="73.407" calcext:value-type="float">
            <text:p>73.407</text:p>
          </table:table-cell>
          <table:table-cell office:value-type="float" office:value="82.303" calcext:value-type="float">
            <text:p>82.303</text:p>
          </table:table-cell>
          <table:table-cell office:value-type="float" office:value="103.212" calcext:value-type="float">
            <text:p>103.212</text:p>
          </table:table-cell>
          <table:table-cell office:value-type="float" office:value="198.501" calcext:value-type="float">
            <text:p>198.501</text:p>
          </table:table-cell>
          <table:table-cell office:value-type="float" office:value="243.24" calcext:value-type="float">
            <text:p>243.24</text:p>
          </table:table-cell>
          <table:table-cell office:value-type="float" office:value="243.219" calcext:value-type="float">
            <text:p>243.219</text:p>
          </table:table-cell>
          <table:table-cell office:value-type="float" office:value="256.001" calcext:value-type="float">
            <text:p>256.001</text:p>
          </table:table-cell>
          <table:table-cell office:value-type="float" office:value="198.516" calcext:value-type="float">
            <text:p>198.516</text:p>
          </table:table-cell>
          <table:table-cell office:value-type="float" office:value="203.248" calcext:value-type="float">
            <text:p>203.248</text:p>
          </table:table-cell>
          <table:table-cell office:value-type="float" office:value="260.617" calcext:value-type="float">
            <text:p>260.617</text:p>
          </table:table-cell>
          <table:table-cell office:value-type="float" office:value="196.654" calcext:value-type="float">
            <text:p>196.654</text:p>
          </table:table-cell>
          <table:table-cell office:value-type="float" office:value="193.892" calcext:value-type="float">
            <text:p>193.892</text:p>
          </table:table-cell>
          <table:table-cell office:value-type="float" office:value="195.125" calcext:value-type="float">
            <text:p>195.125</text:p>
          </table:table-cell>
          <table:table-cell office:value-type="float" office:value="236.144" calcext:value-type="float">
            <text:p>236.144</text:p>
          </table:table-cell>
          <table:table-cell office:value-type="float" office:value="224.155" calcext:value-type="float">
            <text:p>224.155</text:p>
          </table:table-cell>
          <table:table-cell office:value-type="float" office:value="210.857" calcext:value-type="float">
            <text:p>210.857</text:p>
          </table:table-cell>
          <table:table-cell office:value-type="float" office:value="197.506" calcext:value-type="float">
            <text:p>197.506</text:p>
          </table:table-cell>
          <table:table-cell office:value-type="float" office:value="33.366" calcext:value-type="float">
            <text:p>33.366</text:p>
          </table:table-cell>
          <table:table-cell office:value-type="float" office:value="74.489" calcext:value-type="float">
            <text:p>74.489</text:p>
          </table:table-cell>
          <table:table-cell office:value-type="float" office:value="120.373" calcext:value-type="float">
            <text:p>120.373</text:p>
          </table:table-cell>
          <table:table-cell office:value-type="float" office:value="210.7" calcext:value-type="float">
            <text:p>210.7</text:p>
          </table:table-cell>
          <table:table-cell office:value-type="float" office:value="258.99" calcext:value-type="float">
            <text:p>258.99</text:p>
          </table:table-cell>
          <table:table-cell office:value-type="float" office:value="257.109" calcext:value-type="float">
            <text:p>257.109</text:p>
          </table:table-cell>
          <table:table-cell office:value-type="float" office:value="68.068" calcext:value-type="float">
            <text:p>68.068</text:p>
          </table:table-cell>
          <table:table-cell office:value-type="float" office:value="56.922" calcext:value-type="float">
            <text:p>56.922</text:p>
          </table:table-cell>
          <table:table-cell office:value-type="float" office:value="62.392" calcext:value-type="float">
            <text:p>62.392</text:p>
          </table:table-cell>
          <table:table-cell office:value-type="float" office:value="195.511" calcext:value-type="float">
            <text:p>195.511</text:p>
          </table:table-cell>
          <table:table-cell office:value-type="float" office:value="199.334" calcext:value-type="float">
            <text:p>199.334</text:p>
          </table:table-cell>
          <table:table-cell office:value-type="float" office:value="365.736" calcext:value-type="float">
            <text:p>365.736</text:p>
          </table:table-cell>
          <table:table-cell office:value-type="float" office:value="242.958" calcext:value-type="float">
            <text:p>242.958</text:p>
          </table:table-cell>
          <table:table-cell office:value-type="float" office:value="225.537" calcext:value-type="float">
            <text:p>225.537</text:p>
          </table:table-cell>
          <table:table-cell office:value-type="float" office:value="237.117" calcext:value-type="float">
            <text:p>237.117</text:p>
          </table:table-cell>
          <table:table-cell office:value-type="float" office:value="231.288" calcext:value-type="float">
            <text:p>231.288</text:p>
          </table:table-cell>
          <table:table-cell office:value-type="float" office:value="179.27" calcext:value-type="float">
            <text:p>179.27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ohannesburg</text:p>
          </table:table-cell>
          <table:table-cell office:value-type="float" office:value="210.289" calcext:value-type="float">
            <text:p>210.289</text:p>
          </table:table-cell>
          <table:table-cell office:value-type="float" office:value="236.008" calcext:value-type="float">
            <text:p>236.008</text:p>
          </table:table-cell>
          <table:table-cell office:value-type="float" office:value="228.797" calcext:value-type="float">
            <text:p>228.797</text:p>
          </table:table-cell>
          <table:table-cell office:value-type="float" office:value="187.025" calcext:value-type="float">
            <text:p>187.025</text:p>
          </table:table-cell>
          <table:table-cell office:value-type="float" office:value="351.147" calcext:value-type="float">
            <text:p>351.147</text:p>
          </table:table-cell>
          <table:table-cell office:value-type="float" office:value="357.578" calcext:value-type="float">
            <text:p>357.578</text:p>
          </table:table-cell>
          <table:table-cell office:value-type="float" office:value="240.482" calcext:value-type="float">
            <text:p>240.482</text:p>
          </table:table-cell>
          <table:table-cell office:value-type="float" office:value="248.385" calcext:value-type="float">
            <text:p>248.385</text:p>
          </table:table-cell>
          <table:table-cell office:value-type="float" office:value="220.349" calcext:value-type="float">
            <text:p>220.349</text:p>
          </table:table-cell>
          <table:table-cell office:value-type="float" office:value="151.171" calcext:value-type="float">
            <text:p>151.171</text:p>
          </table:table-cell>
          <table:table-cell office:value-type="float" office:value="195.305" calcext:value-type="float">
            <text:p>195.305</text:p>
          </table:table-cell>
          <table:table-cell office:value-type="float" office:value="189.525" calcext:value-type="float">
            <text:p>189.525</text:p>
          </table:table-cell>
          <table:table-cell office:value-type="float" office:value="176.123" calcext:value-type="float">
            <text:p>176.123</text:p>
          </table:table-cell>
          <table:table-cell office:value-type="float" office:value="155.483" calcext:value-type="float">
            <text:p>155.483</text:p>
          </table:table-cell>
          <table:table-cell office:value-type="float" office:value="183.466" calcext:value-type="float">
            <text:p>183.466</text:p>
          </table:table-cell>
          <table:table-cell office:value-type="float" office:value="175.972" calcext:value-type="float">
            <text:p>175.972</text:p>
          </table:table-cell>
          <table:table-cell office:value-type="float" office:value="152.699" calcext:value-type="float">
            <text:p>152.699</text:p>
          </table:table-cell>
          <table:table-cell office:value-type="float" office:value="149.767" calcext:value-type="float">
            <text:p>149.767</text:p>
          </table:table-cell>
          <table:table-cell office:value-type="float" office:value="156.435" calcext:value-type="float">
            <text:p>156.435</text:p>
          </table:table-cell>
          <table:table-cell office:value-type="float" office:value="323.742" calcext:value-type="float">
            <text:p>323.742</text:p>
          </table:table-cell>
          <table:table-cell office:value-type="float" office:value="257.85" calcext:value-type="float">
            <text:p>257.85</text:p>
          </table:table-cell>
          <table:table-cell office:value-type="float" office:value="322.187" calcext:value-type="float">
            <text:p>322.187</text:p>
          </table:table-cell>
          <table:table-cell office:value-type="float" office:value="302.59" calcext:value-type="float">
            <text:p>302.59</text:p>
          </table:table-cell>
          <table:table-cell office:value-type="float" office:value="360.402" calcext:value-type="float">
            <text:p>360.402</text:p>
          </table:table-cell>
          <table:table-cell office:value-type="float" office:value="319.57" calcext:value-type="float">
            <text:p>319.57</text:p>
          </table:table-cell>
          <table:table-cell office:value-type="float" office:value="180.797" calcext:value-type="float">
            <text:p>180.797</text:p>
          </table:table-cell>
          <table:table-cell office:value-type="float" office:value="332.18" calcext:value-type="float">
            <text:p>332.18</text:p>
          </table:table-cell>
          <table:table-cell office:value-type="float" office:value="358.635" calcext:value-type="float">
            <text:p>358.635</text:p>
          </table:table-cell>
          <table:table-cell office:value-type="float" office:value="334.494" calcext:value-type="float">
            <text:p>334.494</text:p>
          </table:table-cell>
          <table:table-cell office:value-type="float" office:value="275.99" calcext:value-type="float">
            <text:p>275.99</text:p>
          </table:table-cell>
          <table:table-cell office:value-type="float" office:value="268.579" calcext:value-type="float">
            <text:p>268.579</text:p>
          </table:table-cell>
          <table:table-cell office:value-type="float" office:value="289.482" calcext:value-type="float">
            <text:p>289.482</text:p>
          </table:table-cell>
          <table:table-cell office:value-type="float" office:value="261.797" calcext:value-type="float">
            <text:p>261.797</text:p>
          </table:table-cell>
          <table:table-cell office:value-type="float" office:value="168.383" calcext:value-type="float">
            <text:p>168.383</text:p>
          </table:table-cell>
          <table:table-cell office:value-type="float" office:value="168.63" calcext:value-type="float">
            <text:p>168.63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261.495" calcext:value-type="float">
            <text:p>261.495</text:p>
          </table:table-cell>
          <table:table-cell office:value-type="float" office:value="170.68" calcext:value-type="float">
            <text:p>170.68</text:p>
          </table:table-cell>
          <table:table-cell office:value-type="float" office:value="297.093" calcext:value-type="float">
            <text:p>297.093</text:p>
          </table:table-cell>
          <table:table-cell office:value-type="float" office:value="261.588" calcext:value-type="float">
            <text:p>261.588</text:p>
          </table:table-cell>
          <table:table-cell office:value-type="float" office:value="306.458" calcext:value-type="float">
            <text:p>306.458</text:p>
          </table:table-cell>
          <table:table-cell office:value-type="float" office:value="296.002" calcext:value-type="float">
            <text:p>296.002</text:p>
          </table:table-cell>
          <table:table-cell office:value-type="float" office:value="240.659" calcext:value-type="float">
            <text:p>240.659</text:p>
          </table:table-cell>
          <table:table-cell office:value-type="float" office:value="342.7" calcext:value-type="float">
            <text:p>342.7</text:p>
          </table:table-cell>
          <table:table-cell office:value-type="float" office:value="406.15" calcext:value-type="float">
            <text:p>406.15</text:p>
          </table:table-cell>
          <table:table-cell office:value-type="float" office:value="189.595" calcext:value-type="float">
            <text:p>189.595</text:p>
          </table:table-cell>
          <table:table-cell office:value-type="float" office:value="353.688" calcext:value-type="float">
            <text:p>353.688</text:p>
          </table:table-cell>
          <table:table-cell office:value-type="float" office:value="355.598" calcext:value-type="float">
            <text:p>355.598</text:p>
          </table:table-cell>
          <table:table-cell office:value-type="float" office:value="319.887" calcext:value-type="float">
            <text:p>319.887</text:p>
          </table:table-cell>
          <table:table-cell office:value-type="float" office:value="389.402" calcext:value-type="float">
            <text:p>389.402</text:p>
          </table:table-cell>
          <table:table-cell office:value-type="float" office:value="345.486" calcext:value-type="float">
            <text:p>345.486</text:p>
          </table:table-cell>
          <table:table-cell office:value-type="float" office:value="144.095" calcext:value-type="float">
            <text:p>144.095</text:p>
          </table:table-cell>
          <table:table-cell office:value-type="float" office:value="162.939" calcext:value-type="float">
            <text:p>162.939</text:p>
          </table:table-cell>
          <table:table-cell office:value-type="float" office:value="343.098" calcext:value-type="float">
            <text:p>343.098</text:p>
          </table:table-cell>
          <table:table-cell office:value-type="float" office:value="241.779" calcext:value-type="float">
            <text:p>241.779</text:p>
          </table:table-cell>
          <table:table-cell office:value-type="float" office:value="248.458" calcext:value-type="float">
            <text:p>248.458</text:p>
          </table:table-cell>
          <table:table-cell office:value-type="float" office:value="258.081" calcext:value-type="float">
            <text:p>258.081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192.245" calcext:value-type="float">
            <text:p>192.245</text:p>
          </table:table-cell>
          <table:table-cell table:number-columns-repeated="96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4:23:41.562431373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04:23:50.343730442</dc:date>
    <meta:editing-duration>PT2M17S</meta:editing-duration>
    <meta:editing-cycles>6</meta:editing-cycles>
    <meta:generator>LibreOffice/6.4.7.2$Linux_X86_64 LibreOffice_project/40$Build-2</meta:generator>
    <meta:document-statistic meta:table-count="1" meta:cell-count="5063" meta:object-count="0"/>
  </office:meta>
</office:document-meta>
</file>